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11" style:family="table">
      <style:table-properties style:width="2.734in" fo:break-before="column" table:align="left"/>
    </style:style>
    <style:style style:name="Táblázat11.A" style:family="table-column">
      <style:table-column-properties style:column-width="0.6833in"/>
    </style:style>
    <style:style style:name="Táblázat11.D" style:family="table-column">
      <style:table-column-properties style:column-width="0.684in"/>
    </style:style>
    <style:style style:name="Táblázat11.1" style:family="table-row">
      <style:table-row-properties style:row-height="0.284in"/>
    </style:style>
    <style:style style:name="Táblázat11.A1" style:family="table-cell">
      <style:table-cell-properties fo:background-color="#b3b3b3" fo:padding="0.0382in" fo:border="0.05pt solid #000000">
        <style:background-image/>
      </style:table-cell-properties>
    </style:style>
    <style:style style:name="Táblázat1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1.A3" style:family="table-cell">
      <style:table-cell-properties style:vertical-align="middle" fo:padding="0in" fo:border-left="0.05pt solid #000000" fo:border-right="none" fo:border-top="none" fo:border-bottom="0.05pt solid #000000"/>
    </style:style>
    <style:style style:name="Táblázat11.B3" style:family="table-cell">
      <style:table-cell-properties style:vertical-align="middle" fo:padding="0in" fo:border-left="0.05pt solid #000000" fo:border-right="none" fo:border-top="none" fo:border-bottom="0.05pt solid #000000"/>
    </style:style>
    <style:style style:name="Táblázat11.C3" style:family="table-cell">
      <style:table-cell-properties style:vertical-align="middle" fo:padding="0in" fo:border-left="0.05pt solid #000000" fo:border-right="none" fo:border-top="none" fo:border-bottom="0.05pt solid #000000"/>
    </style:style>
    <style:style style:name="Táblázat11.D3" style:family="table-cell">
      <style:table-cell-properties style:vertical-align="middle" fo:padding="0in" fo:border-left="0.05pt solid #000000" fo:border-right="0.05pt solid #000000" fo:border-top="none" fo:border-bottom="0.05pt solid #000000"/>
    </style:style>
    <style:style style:name="Táblázat11.A4" style:family="table-cell">
      <style:table-cell-properties style:vertical-align="middle" fo:padding="0in" fo:border-left="0.05pt solid #000000" fo:border-right="none" fo:border-top="none" fo:border-bottom="0.05pt solid #000000"/>
    </style:style>
    <style:style style:name="Táblázat11.B4" style:family="table-cell">
      <style:table-cell-properties style:vertical-align="middle" fo:padding="0in" fo:border-left="0.05pt solid #000000" fo:border-right="none" fo:border-top="none" fo:border-bottom="0.05pt solid #000000"/>
    </style:style>
    <style:style style:name="Táblázat11.C4" style:family="table-cell">
      <style:table-cell-properties style:vertical-align="middle" fo:padding="0in" fo:border-left="0.05pt solid #000000" fo:border-right="none" fo:border-top="none" fo:border-bottom="0.05pt solid #000000"/>
    </style:style>
    <style:style style:name="Táblázat11.D4" style:family="table-cell">
      <style:table-cell-properties style:vertical-align="middle" fo:padding="0in" fo:border-left="0.05pt solid #000000" fo:border-right="0.05pt solid #000000" fo:border-top="none" fo:border-bottom="0.05pt solid #000000"/>
    </style:style>
    <style:style style:name="Táblázat11.A5" style:family="table-cell">
      <style:table-cell-properties style:vertical-align="middle" fo:padding="0in" fo:border-left="0.05pt solid #000000" fo:border-right="none" fo:border-top="none" fo:border-bottom="0.05pt solid #000000"/>
    </style:style>
    <style:style style:name="Táblázat11.B5" style:family="table-cell">
      <style:table-cell-properties style:vertical-align="middle" fo:padding="0in" fo:border-left="0.05pt solid #000000" fo:border-right="none" fo:border-top="none" fo:border-bottom="0.05pt solid #000000"/>
    </style:style>
    <style:style style:name="Táblázat11.C5" style:family="table-cell">
      <style:table-cell-properties style:vertical-align="middle" fo:padding="0in" fo:border-left="0.05pt solid #000000" fo:border-right="none" fo:border-top="none" fo:border-bottom="0.05pt solid #000000"/>
    </style:style>
    <style:style style:name="Táblázat11.D5" style:family="table-cell">
      <style:table-cell-properties style:vertical-align="middle" fo:padding="0in" fo:border-left="0.05pt solid #000000" fo:border-right="0.05pt solid #000000" fo:border-top="none" fo:border-bottom="0.05pt solid #000000"/>
    </style:style>
    <style:style style:name="Táblázat11.A6" style:family="table-cell">
      <style:table-cell-properties style:vertical-align="middle" fo:padding="0in" fo:border-left="0.05pt solid #000000" fo:border-right="none" fo:border-top="none" fo:border-bottom="0.05pt solid #000000"/>
    </style:style>
    <style:style style:name="Táblázat11.B6" style:family="table-cell">
      <style:table-cell-properties style:vertical-align="middle" fo:padding="0in" fo:border-left="0.05pt solid #000000" fo:border-right="none" fo:border-top="none" fo:border-bottom="0.05pt solid #000000"/>
    </style:style>
    <style:style style:name="Táblázat11.C6" style:family="table-cell">
      <style:table-cell-properties style:vertical-align="middle" fo:padding="0in" fo:border-left="0.05pt solid #000000" fo:border-right="none" fo:border-top="none" fo:border-bottom="0.05pt solid #000000"/>
    </style:style>
    <style:style style:name="Táblázat11.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1.A7" style:family="table-cell">
      <style:table-cell-properties style:vertical-align="middle" fo:padding="0in" fo:border-left="0.05pt solid #000000" fo:border-right="none" fo:border-top="none" fo:border-bottom="0.05pt solid #000000"/>
    </style:style>
    <style:style style:name="Táblázat11.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áblázat11.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áblázat11.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áblázat12" style:family="table">
      <style:table-properties style:width="2.734in" table:align="left"/>
    </style:style>
    <style:style style:name="Táblázat12.A" style:family="table-column">
      <style:table-column-properties style:column-width="0.6833in"/>
    </style:style>
    <style:style style:name="Táblázat12.D" style:family="table-column">
      <style:table-column-properties style:column-width="0.684in"/>
    </style:style>
    <style:style style:name="Táblázat12.1" style:family="table-row">
      <style:table-row-properties style:row-height="0.4451in"/>
    </style:style>
    <style:style style:name="Táblázat12.A1" style:family="table-cell">
      <style:table-cell-properties fo:background-color="#b3b3b3" fo:padding="0.0382in" fo:border="0.05pt solid #000000">
        <style:background-image/>
      </style:table-cell-properties>
    </style:style>
    <style:style style:name="Táblázat12.A2" style:family="table-cell">
      <style:table-cell-properties style:vertical-align="middle" fo:padding="0in" fo:border-left="0.05pt solid #000000" fo:border-right="none" fo:border-top="none" fo:border-bottom="0.05pt solid #000000"/>
    </style:style>
    <style:style style:name="Táblázat12.D2" style:family="table-cell">
      <style:table-cell-properties style:vertical-align="middle" fo:padding="0in" fo:border-left="0.05pt solid #000000" fo:border-right="0.05pt solid #000000" fo:border-top="none" fo:border-bottom="0.05pt solid #000000"/>
    </style:style>
    <style:style style:name="Táblázat26" style:family="table">
      <style:table-properties style:width="2.734in" fo:break-before="column" table:align="left"/>
    </style:style>
    <style:style style:name="Táblázat26.A" style:family="table-column">
      <style:table-column-properties style:column-width="0.6833in"/>
    </style:style>
    <style:style style:name="Táblázat26.D" style:family="table-column">
      <style:table-column-properties style:column-width="0.684in"/>
    </style:style>
    <style:style style:name="Táblázat26.1" style:family="table-row">
      <style:table-row-properties style:row-height="0.284in"/>
    </style:style>
    <style:style style:name="Táblázat26.A1" style:family="table-cell">
      <style:table-cell-properties fo:background-color="#b3b3b3" fo:padding="0.0382in" fo:border="0.05pt solid #000000">
        <style:background-image/>
      </style:table-cell-properties>
    </style:style>
    <style:style style:name="Táblázat26.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26.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26.A3" style:family="table-cell">
      <style:table-cell-properties style:vertical-align="middle" fo:padding="0in" fo:border-left="0.05pt solid #000000" fo:border-right="none" fo:border-top="none" fo:border-bottom="0.05pt solid #000000"/>
    </style:style>
    <style:style style:name="Táblázat26.B3" style:family="table-cell">
      <style:table-cell-properties style:vertical-align="middle" fo:padding="0in" fo:border-left="0.05pt solid #000000" fo:border-right="none" fo:border-top="none" fo:border-bottom="0.05pt solid #000000"/>
    </style:style>
    <style:style style:name="Táblázat26.C3" style:family="table-cell">
      <style:table-cell-properties style:vertical-align="middle" fo:padding="0in" fo:border-left="0.05pt solid #000000" fo:border-right="none" fo:border-top="none" fo:border-bottom="0.05pt solid #000000"/>
    </style:style>
    <style:style style:name="Táblázat26.D3" style:family="table-cell">
      <style:table-cell-properties style:vertical-align="middle" fo:padding="0in" fo:border-left="0.05pt solid #000000" fo:border-right="0.05pt solid #000000" fo:border-top="none" fo:border-bottom="0.05pt solid #000000"/>
    </style:style>
    <style:style style:name="Táblázat26.A4" style:family="table-cell">
      <style:table-cell-properties style:vertical-align="middle" fo:padding="0in" fo:border-left="0.05pt solid #000000" fo:border-right="none" fo:border-top="none" fo:border-bottom="0.05pt solid #000000"/>
    </style:style>
    <style:style style:name="Táblázat26.B4" style:family="table-cell">
      <style:table-cell-properties style:vertical-align="middle" fo:padding="0in" fo:border-left="0.05pt solid #000000" fo:border-right="none" fo:border-top="none" fo:border-bottom="0.05pt solid #000000"/>
    </style:style>
    <style:style style:name="Táblázat26.C4" style:family="table-cell">
      <style:table-cell-properties style:vertical-align="middle" fo:padding="0in" fo:border-left="0.05pt solid #000000" fo:border-right="none" fo:border-top="none" fo:border-bottom="0.05pt solid #000000"/>
    </style:style>
    <style:style style:name="Táblázat26.D4" style:family="table-cell">
      <style:table-cell-properties style:vertical-align="middle" fo:padding="0in" fo:border-left="0.05pt solid #000000" fo:border-right="0.05pt solid #000000" fo:border-top="none" fo:border-bottom="0.05pt solid #000000"/>
    </style:style>
    <style:style style:name="Táblázat26.A5" style:family="table-cell">
      <style:table-cell-properties style:vertical-align="middle" fo:padding="0in" fo:border-left="0.05pt solid #000000" fo:border-right="none" fo:border-top="none" fo:border-bottom="0.05pt solid #000000"/>
    </style:style>
    <style:style style:name="Táblázat26.B5" style:family="table-cell">
      <style:table-cell-properties style:vertical-align="middle" fo:padding="0in" fo:border-left="0.05pt solid #000000" fo:border-right="none" fo:border-top="none" fo:border-bottom="0.05pt solid #000000"/>
    </style:style>
    <style:style style:name="Táblázat26.C5" style:family="table-cell">
      <style:table-cell-properties style:vertical-align="middle" fo:padding="0in" fo:border-left="0.05pt solid #000000" fo:border-right="none" fo:border-top="none" fo:border-bottom="0.05pt solid #000000"/>
    </style:style>
    <style:style style:name="Táblázat26.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26.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áblázat26.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áblázat26.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áblázat37" style:family="table">
      <style:table-properties style:width="2.734in" table:align="left"/>
    </style:style>
    <style:style style:name="Táblázat37.A" style:family="table-column">
      <style:table-column-properties style:column-width="0.6833in"/>
    </style:style>
    <style:style style:name="Táblázat37.D" style:family="table-column">
      <style:table-column-properties style:column-width="0.684in"/>
    </style:style>
    <style:style style:name="Táblázat37.1" style:family="table-row">
      <style:table-row-properties style:row-height="0.4451in"/>
    </style:style>
    <style:style style:name="Táblázat37.A1" style:family="table-cell">
      <style:table-cell-properties fo:background-color="#b3b3b3" fo:padding="0.0382in" fo:border="0.05pt solid #000000">
        <style:background-image/>
      </style:table-cell-properties>
    </style:style>
    <style:style style:name="Táblázat37.A2" style:family="table-cell">
      <style:table-cell-properties style:vertical-align="middle" fo:padding="0in" fo:border-left="0.05pt solid #000000" fo:border-right="none" fo:border-top="none" fo:border-bottom="0.05pt solid #000000"/>
    </style:style>
    <style:style style:name="Táblázat37.D2" style:family="table-cell">
      <style:table-cell-properties style:vertical-align="middle" fo:padding="0in" fo:border-left="0.05pt solid #000000" fo:border-right="0.05pt solid #000000" fo:border-top="none" fo:border-bottom="0.05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text-properties fo:font-size="9pt" fo:background-color="transparent" style:font-size-asian="9pt" style:font-size-complex="9pt"/>
    </style:style>
    <style:style style:name="P46" style:family="paragraph" style:parent-style-name="_5b_RPG_5d__20_Táblázattartalom_20_-_20_saját_20_-_20_1">
      <style:text-properties fo:font-size="9pt" fo:background-color="transparent" style:font-size-asian="9pt" style:font-size-complex="9pt"/>
    </style:style>
    <style:style style:name="P47"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8"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49"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0" style:family="paragraph" style:parent-style-name="Standard">
      <style:text-properties fo:font-size="9pt" fo:background-color="#ff0000" style:font-size-asian="9pt" style:font-size-complex="9pt"/>
    </style:style>
    <style:style style:name="P51"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2" style:family="paragraph" style:parent-style-name="Standard">
      <style:text-properties fo:font-size="9pt" fo:font-weight="bold" style:font-size-asian="9pt" style:font-weight-asian="bold" style:font-size-complex="9pt" style:font-weight-complex="bold"/>
    </style:style>
    <style:style style:name="P53" style:family="paragraph" style:parent-style-name="_5b_RPG_5d__20_Táblázattartalom_20_1">
      <style:text-properties fo:font-size="9pt" fo:font-weight="bold" style:font-size-asian="9pt" style:font-weight-asian="bold" style:font-size-complex="9pt" style:font-weight-complex="bold"/>
    </style:style>
    <style:style style:name="P54"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5"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6"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7"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8"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59"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0"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1"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2"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3"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4" style:family="paragraph" style:parent-style-name="Text_20_body">
      <style:paragraph-properties fo:margin-left="0in" fo:margin-right="0in" fo:text-indent="0in" style:auto-text-indent="false"/>
      <style:text-properties fo:font-size="3pt" style:font-size-asian="3pt" style:font-size-complex="3pt"/>
    </style:style>
    <style:style style:name="P65" style:family="paragraph" style:parent-style-name="Text_20_body">
      <style:paragraph-properties fo:margin-left="0in" fo:margin-right="0in" fo:text-indent="0in" style:auto-text-indent="false"/>
      <style:text-properties fo:font-size="5pt" style:font-size-asian="5pt" style:font-size-complex="5pt"/>
    </style:style>
    <style:style style:name="P66"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7" style:family="paragraph" style:parent-style-name="Standard">
      <style:text-properties fo:font-size="5pt" style:font-size-asian="5pt" style:font-size-complex="5pt"/>
    </style:style>
    <style:style style:name="P68" style:family="paragraph" style:parent-style-name="Text_20_body">
      <style:paragraph-properties fo:margin-left="0in" fo:margin-right="0in" fo:text-align="start" style:justify-single-word="false" fo:text-indent="0in" style:auto-text-indent="false"/>
    </style:style>
    <style:style style:name="P69"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3" style:family="paragraph" style:parent-style-name="Text_20_body">
      <style:text-properties fo:color="#ffffff" loext:opacity="100%" fo:background-color="transparent"/>
    </style:style>
    <style:style style:name="P74"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5"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6"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8" style:family="paragraph" style:parent-style-name="_5b_RPG_5d__20_Táblázattartalom_20_1">
      <style:text-properties fo:font-size="8pt" fo:font-style="normal" style:font-size-asian="8pt" style:font-style-asian="normal" style:font-size-complex="8pt" style:font-style-complex="normal"/>
    </style:style>
    <style:style style:name="P79"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80"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81"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82" style:family="paragraph" style:parent-style-name="Text_20_body">
      <style:paragraph-properties fo:margin-left="0in" fo:margin-right="0in" fo:text-indent="0in" style:auto-text-indent="false"/>
      <style:text-properties fo:font-size="8pt" style:font-size-asian="8pt" style:font-size-complex="8pt"/>
    </style:style>
    <style:style style:name="P83"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6"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7" style:family="paragraph" style:parent-style-name="_5b_RPG_5d__20_Táblázattartalom_20_-_20_saját_20_-_20_1">
      <style:paragraph-properties style:shadow="none"/>
      <style:text-properties fo:font-size="8pt" style:font-size-asian="8pt" style:font-size-complex="8pt"/>
    </style:style>
    <style:style style:name="P88" style:family="paragraph" style:parent-style-name="_5b_RPG_5d__20_Táblázattartalom_20_1">
      <style:text-properties fo:font-size="8pt" style:font-size-asian="8pt" style:font-size-complex="8pt"/>
    </style:style>
    <style:style style:name="P89" style:family="paragraph" style:parent-style-name="_5b_RPG_5d__20_Táblázattartalom_20_-_20_fejléc">
      <style:text-properties fo:font-size="8pt" style:font-size-asian="8pt" style:font-size-complex="8pt"/>
    </style:style>
    <style:style style:name="P90" style:family="paragraph" style:parent-style-name="_5b_RPG_5d__20_Táblázattartalom_20_-_20_saját_20_-_20_1">
      <style:text-properties fo:font-size="8pt" style:font-size-asian="8pt" style:font-size-complex="8pt"/>
    </style:style>
    <style:style style:name="P91"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2"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3"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4" style:family="paragraph" style:parent-style-name="_5b_RPG_5d__20_Táblázattartalom_20_-_20_saját_20_-_20_1">
      <style:paragraph-properties fo:text-align="start" style:justify-single-word="false"/>
      <style:text-properties fo:font-size="8pt"/>
    </style:style>
    <style:style style:name="P95"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6"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7" style:family="paragraph" style:parent-style-name="_5b_RPG_5d__20_Táblázattartalom_20_-_20_saját_20_-_20_1">
      <style:paragraph-properties fo:text-align="start" style:justify-single-word="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99" style:family="paragraph" style:parent-style-name="_5b_RPG_5d__20_Táblázattartalom_20_-_20_saját_20_-_20_1">
      <style:text-properties fo:font-size="8pt" fo:background-color="transparent" style:font-size-asian="8pt" style:font-size-complex="8pt"/>
    </style:style>
    <style:style style:name="P100"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2"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5"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6" style:family="paragraph" style:parent-style-name="_5b_RPG_5d__20_Táblázattartalom_20_1">
      <style:text-properties fo:font-size="8pt" fo:font-weight="normal" style:font-size-asian="8pt" style:font-weight-asian="normal" style:font-size-complex="8pt" style:font-weight-complex="normal"/>
    </style:style>
    <style:style style:name="P107"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8"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1" style:family="paragraph" style:parent-style-name="_5b_RPG_5d__20_Táblázattartalom_20_1">
      <style:text-properties fo:font-size="8pt" fo:font-weight="bold" style:font-size-asian="8pt" style:font-weight-asian="bold" style:font-size-complex="8pt" style:font-weight-complex="bold"/>
    </style:style>
    <style:style style:name="P112"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3"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4" style:family="paragraph" style:parent-style-name="Text_20_body">
      <loext:graphic-properties draw:fill="solid" draw:fill-color="#ff0000" draw:opacity="100%"/>
      <style:paragraph-properties fo:background-color="#ff0000"/>
      <style:text-properties fo:font-size="12pt" style:font-size-asian="12pt" style:font-size-complex="12pt"/>
    </style:style>
    <style:style style:name="P115"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6"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7"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8" style:family="paragraph" style:parent-style-name="Standard">
      <style:paragraph-properties fo:margin-left="0in" fo:margin-right="0in" fo:text-indent="0in" style:auto-text-indent="false"/>
      <style:text-properties fo:font-size="11pt" style:font-size-asian="11pt" style:font-size-complex="11pt"/>
    </style:style>
    <style:style style:name="P119" style:family="paragraph" style:parent-style-name="Text_20_body">
      <style:text-properties fo:font-size="11pt" style:font-size-asian="11pt" style:font-size-complex="11pt"/>
    </style:style>
    <style:style style:name="P120"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1"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2"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3"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4" style:family="paragraph" style:parent-style-name="Text_20_body">
      <style:text-properties fo:font-size="11pt" officeooo:paragraph-rsid="00349e0d" style:font-size-asian="11pt" style:font-size-complex="11pt"/>
    </style:style>
    <style:style style:name="P125"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6" style:family="paragraph" style:parent-style-name="Text_20_body">
      <style:paragraph-properties fo:text-align="justify" style:justify-single-word="false"/>
      <style:text-properties fo:font-size="11pt" fo:background-color="transparent" style:font-size-asian="11pt" style:font-size-complex="11pt"/>
    </style:style>
    <style:style style:name="P127" style:family="paragraph" style:parent-style-name="Text_20_body">
      <style:text-properties fo:font-size="11pt" fo:background-color="#ff0000" style:font-size-asian="11pt" style:font-size-complex="11pt"/>
    </style:style>
    <style:style style:name="P128"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29"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0"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1"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2"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3"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4"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5"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6"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0"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1" style:family="paragraph" style:parent-style-name="Text_20_body">
      <style:text-properties style:use-window-font-color="true" loext:opacity="0%"/>
    </style:style>
    <style:style style:name="P142" style:family="paragraph" style:parent-style-name="Text_20_body">
      <style:text-properties style:use-window-font-color="true" loext:opacity="0%" fo:background-color="#ff0000"/>
    </style:style>
    <style:style style:name="P143" style:family="paragraph" style:parent-style-name="Text_20_body">
      <style:paragraph-properties fo:text-align="center" style:justify-single-word="false"/>
      <style:text-properties style:use-window-font-color="true" loext:opacity="0%"/>
    </style:style>
    <style:style style:name="P144" style:family="paragraph" style:parent-style-name="Text_20_body">
      <style:text-properties style:use-window-font-color="true" loext:opacity="0%" fo:background-color="transparent"/>
    </style:style>
    <style:style style:name="P145"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6" style:family="paragraph" style:parent-style-name="Text_20_body">
      <style:text-properties style:use-window-font-color="true" loext:opacity="0%" fo:font-weight="bold" fo:background-color="transparent" style:font-weight-asian="bold" style:font-weight-complex="bold"/>
    </style:style>
    <style:style style:name="P147"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8"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49"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0" style:family="paragraph" style:parent-style-name="Text_20_body">
      <style:paragraph-properties fo:margin-left="0in" fo:margin-right="0in" fo:text-indent="0in" style:auto-text-indent="false"/>
      <style:text-properties fo:background-color="#ff9966"/>
    </style:style>
    <style:style style:name="P151" style:family="paragraph" style:parent-style-name="Text_20_body">
      <style:text-properties fo:background-color="#ff9966"/>
    </style:style>
    <style:style style:name="P152" style:family="paragraph" style:parent-style-name="Text_20_body">
      <style:paragraph-properties fo:margin-left="0in" fo:margin-right="0in" fo:text-indent="0in" style:auto-text-indent="false"/>
      <style:text-properties style:text-underline-style="none"/>
    </style:style>
    <style:style style:name="P153" style:family="paragraph" style:parent-style-name="Text_20_body">
      <style:text-properties style:text-underline-style="none" fo:font-weight="bold" style:font-weight-asian="bold" style:font-weight-complex="bold"/>
    </style:style>
    <style:style style:name="P154" style:family="paragraph" style:parent-style-name="Text_20_body">
      <style:paragraph-properties fo:margin-left="0in" fo:margin-right="0in" fo:text-indent="0in" style:auto-text-indent="false"/>
      <style:text-properties style:font-name="Mufferaw1"/>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7"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8" style:family="paragraph" style:parent-style-name="Text_20_body">
      <style:paragraph-properties>
        <style:tab-stops>
          <style:tab-stop style:position="6.6925in"/>
        </style:tab-stops>
      </style:paragraph-properties>
    </style:style>
    <style:style style:name="P159"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1"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4"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6"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9"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0" style:family="paragraph" style:parent-style-name="Standard">
      <style:text-properties fo:font-size="6pt" style:font-size-asian="6pt" style:font-size-complex="6pt"/>
    </style:style>
    <style:style style:name="P171" style:family="paragraph" style:parent-style-name="Text_20_body">
      <style:text-properties fo:font-size="6pt" officeooo:paragraph-rsid="00349e0d" style:font-size-asian="5.25pt" style:font-size-complex="6pt"/>
    </style:style>
    <style:style style:name="P172"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3"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4" style:family="paragraph" style:parent-style-name="Text_20_body">
      <style:paragraph-properties fo:break-before="page"/>
    </style:style>
    <style:style style:name="P175" style:family="paragraph" style:parent-style-name="Standard">
      <style:paragraph-properties fo:break-before="page"/>
      <style:text-properties fo:font-size="10pt" style:font-size-asian="10pt" style:font-size-complex="10pt"/>
    </style:style>
    <style:style style:name="P176" style:family="paragraph" style:parent-style-name="Standard">
      <style:text-properties fo:font-size="10pt" style:font-size-asian="10pt" style:font-size-complex="10pt"/>
    </style:style>
    <style:style style:name="P177" style:family="paragraph" style:parent-style-name="Standard">
      <style:paragraph-properties fo:text-align="start" style:justify-single-word="false" style:text-autospace="none"/>
      <style:text-properties fo:font-size="10pt" style:font-size-asian="10pt" style:font-size-complex="10pt"/>
    </style:style>
    <style:style style:name="P178"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79"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1"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2" style:family="paragraph" style:parent-style-name="Standard">
      <style:paragraph-properties fo:text-align="center" style:justify-single-word="false"/>
      <style:text-properties fo:font-size="10pt" style:font-size-asian="10pt" style:font-size-complex="10pt"/>
    </style:style>
    <style:style style:name="P183"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4" style:family="paragraph" style:parent-style-name="Standard">
      <style:paragraph-properties fo:text-align="center" style:justify-single-word="false" style:text-autospace="none"/>
      <style:text-properties fo:font-size="10pt" style:font-size-asian="10pt" style:font-size-complex="10pt"/>
    </style:style>
    <style:style style:name="P185" style:family="paragraph" style:parent-style-name="Table_20_Contents">
      <style:paragraph-properties fo:text-align="center" style:justify-single-word="false"/>
      <style:text-properties fo:font-size="10pt" style:font-size-asian="10pt" style:font-size-complex="10pt"/>
    </style:style>
    <style:style style:name="P186"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7"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8" style:family="paragraph" style:parent-style-name="Text_20_body">
      <style:text-properties fo:font-size="10pt" style:font-size-asian="10pt" style:font-size-complex="10pt"/>
    </style:style>
    <style:style style:name="P189" style:family="paragraph" style:parent-style-name="_5b_RPG_5d__20_Táblázattartalom_20_1">
      <style:text-properties fo:font-size="10pt" style:font-size-asian="10pt" style:font-size-complex="10pt"/>
    </style:style>
    <style:style style:name="P190" style:family="paragraph" style:parent-style-name="Text_20_body">
      <style:paragraph-properties fo:break-before="column"/>
      <style:text-properties fo:font-size="10pt" style:font-size-asian="10pt" style:font-size-complex="10pt"/>
    </style:style>
    <style:style style:name="P191" style:family="paragraph" style:parent-style-name="Text_20_body">
      <style:paragraph-properties fo:margin-top="0in" fo:margin-bottom="0in" style:contextual-spacing="false"/>
      <style:text-properties fo:font-size="10pt" style:font-size-asian="10pt" style:font-size-complex="10pt"/>
    </style:style>
    <style:style style:name="P192"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4"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5" style:family="paragraph" style:parent-style-name="Standard">
      <style:paragraph-properties fo:text-align="center" style:justify-single-word="false"/>
      <style:text-properties fo:font-size="10pt" fo:background-color="transparent" style:font-size-asian="10pt" style:font-size-complex="10pt"/>
    </style:style>
    <style:style style:name="P196" style:family="paragraph" style:parent-style-name="Table_20_Contents">
      <style:paragraph-properties fo:text-align="center" style:justify-single-word="false"/>
      <style:text-properties fo:font-size="10pt" fo:background-color="transparent" style:font-size-asian="10pt" style:font-size-complex="10pt"/>
    </style:style>
    <style:style style:name="P197" style:family="paragraph" style:parent-style-name="Standard">
      <style:paragraph-properties fo:text-align="center" style:justify-single-word="false"/>
      <style:text-properties fo:font-size="10pt" fo:background-color="#ff0000" style:font-size-asian="10pt" style:font-size-complex="10pt"/>
    </style:style>
    <style:style style:name="P198" style:family="paragraph" style:parent-style-name="Text_20_body">
      <style:text-properties fo:font-size="10pt" fo:font-style="italic" officeooo:paragraph-rsid="00349e0d" style:font-size-asian="10pt" style:font-style-asian="italic" style:font-size-complex="10pt" style:font-style-complex="italic"/>
    </style:style>
    <style:style style:name="P199"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0"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1"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2"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3" style:family="paragraph" style:parent-style-name="Text_20_body">
      <style:paragraph-properties fo:break-before="page"/>
      <style:text-properties fo:font-weight="bold" style:font-weight-asian="bold" style:font-weight-complex="bold"/>
    </style:style>
    <style:style style:name="P204" style:family="paragraph" style:parent-style-name="Text_20_body">
      <style:text-properties fo:font-weight="bold" style:font-weight-asian="bold" style:font-weight-complex="bold"/>
    </style:style>
    <style:style style:name="P205"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6" style:family="paragraph" style:parent-style-name="Text_20_body">
      <style:paragraph-properties fo:text-align="center" style:justify-single-word="false"/>
      <style:text-properties fo:font-weight="bold" style:font-weight-asian="bold" style:font-weight-complex="bold"/>
    </style:style>
    <style:style style:name="P207" style:family="paragraph" style:parent-style-name="_5b_RPG_5d__20_Táblázattartalom_20_1">
      <style:text-properties fo:font-weight="bold" style:font-weight-asian="bold" style:font-weight-complex="bold"/>
    </style:style>
    <style:style style:name="P208" style:family="paragraph" style:parent-style-name="Table_20_Contents">
      <style:text-properties fo:font-weight="bold" officeooo:rsid="00139b11" officeooo:paragraph-rsid="00349e0d" style:font-weight-asian="bold" style:font-weight-complex="bold"/>
    </style:style>
    <style:style style:name="P209" style:family="paragraph" style:parent-style-name="Text_20_body">
      <style:text-properties fo:font-weight="bold" officeooo:paragraph-rsid="00349e0d" style:font-weight-asian="bold" style:font-weight-complex="bold"/>
    </style:style>
    <style:style style:name="P210" style:family="paragraph" style:parent-style-name="Text_20_body">
      <style:text-properties fo:font-weight="bold" fo:background-color="#ff0000" style:font-weight-asian="bold" style:font-weight-complex="bold"/>
    </style:style>
    <style:style style:name="P211" style:family="paragraph" style:parent-style-name="Text_20_body">
      <style:text-properties fo:font-weight="bold" officeooo:paragraph-rsid="00349e0d" fo:background-color="transparent" style:font-weight-asian="bold" style:font-weight-complex="bold"/>
    </style:style>
    <style:style style:name="P212"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3"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4" style:family="paragraph" style:parent-style-name="Standard">
      <style:text-properties fo:background-color="#ff0000"/>
    </style:style>
    <style:style style:name="P215" style:family="paragraph" style:parent-style-name="Text_20_body">
      <style:text-properties fo:background-color="#ff0000"/>
    </style:style>
    <style:style style:name="P216" style:family="paragraph" style:parent-style-name="Text_20_body">
      <style:text-properties officeooo:paragraph-rsid="00349e0d" fo:background-color="#ff0000"/>
    </style:style>
    <style:style style:name="P217" style:family="paragraph" style:parent-style-name="Standard">
      <style:text-properties fo:font-weight="normal" style:font-weight-asian="normal" style:font-weight-complex="normal"/>
    </style:style>
    <style:style style:name="P218" style:family="paragraph" style:parent-style-name="Text_20_body">
      <style:text-properties fo:font-weight="normal" style:font-weight-asian="normal" style:font-weight-complex="normal"/>
    </style:style>
    <style:style style:name="P219"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0" style:family="paragraph" style:parent-style-name="_5b_RPG_5d__20_Táblázattartalom_20_1">
      <style:text-properties fo:font-weight="normal" style:font-weight-asian="normal" style:font-weight-complex="normal"/>
    </style:style>
    <style:style style:name="P221"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2"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3" style:family="paragraph" style:parent-style-name="Text_20_body">
      <style:paragraph-properties fo:margin-top="0in" fo:margin-bottom="0in" style:contextual-spacing="false"/>
      <style:text-properties fo:font-weight="normal" style:font-weight-asian="normal" style:font-weight-complex="normal"/>
    </style:style>
    <style:style style:name="P224"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5" style:family="paragraph" style:parent-style-name="Text_20_body">
      <style:text-properties fo:font-weight="normal" officeooo:paragraph-rsid="00349e0d" style:font-weight-asian="normal" style:font-weight-complex="normal"/>
    </style:style>
    <style:style style:name="P226" style:family="paragraph" style:parent-style-name="Text_20_body">
      <style:paragraph-properties fo:text-align="start" style:justify-single-word="false"/>
      <style:text-properties fo:font-weight="normal" fo:background-color="#ff0000" style:font-weight-asian="normal" style:font-weight-complex="normal"/>
    </style:style>
    <style:style style:name="P227" style:family="paragraph" style:parent-style-name="Text_20_body">
      <style:text-properties style:font-name="Arial" fo:font-size="10pt" fo:font-style="normal" style:font-size-asian="10pt" style:font-style-asian="normal" style:font-size-complex="10pt" style:font-style-complex="normal"/>
    </style:style>
    <style:style style:name="P228"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29"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0"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1"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2"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4" style:family="paragraph" style:parent-style-name="Table_20_Heading">
      <style:paragraph-properties fo:text-align="center" style:justify-single-word="false"/>
      <style:text-properties style:font-name="Arial" fo:font-size="10pt" style:font-size-asian="10pt" style:font-size-complex="10pt"/>
    </style:style>
    <style:style style:name="P235"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6"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37"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38"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39"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0"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1"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2"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3" style:family="paragraph" style:parent-style-name="Table_20_Contents">
      <style:paragraph-properties fo:text-align="center" style:justify-single-word="false"/>
      <style:text-properties style:font-name="Arial" fo:font-size="9pt" style:font-size-asian="9pt" style:font-size-complex="9pt"/>
    </style:style>
    <style:style style:name="P244" style:family="paragraph" style:parent-style-name="_5b_RPG_5d__20_Táblázattartalom_20_-_20_fejléc">
      <style:text-properties style:font-name="Arial"/>
    </style:style>
    <style:style style:name="P245" style:family="paragraph" style:parent-style-name="_5b_RPG_5d__20_Táblázattartalom_20_-_20_fejléc">
      <style:text-properties style:font-name="Arial" fo:font-size="8pt" style:font-size-asian="8pt" style:font-size-complex="8pt"/>
    </style:style>
    <style:style style:name="P246" style:family="paragraph" style:parent-style-name="_5b_RPG_5d__20_Táblázattartalom_20_-_20_saját_20_-_20_1">
      <style:text-properties style:font-name="Arial" fo:font-size="8pt" style:font-size-asian="8pt" style:font-size-complex="8pt"/>
    </style:style>
    <style:style style:name="P247"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48" style:family="paragraph" style:parent-style-name="_5b_RPG_5d__20_Táblázattartalom_20_-_20_saját_20_-_20_1">
      <style:text-properties style:font-name="Arial"/>
    </style:style>
    <style:style style:name="P249"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0"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1"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4"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5"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57" style:family="paragraph" style:parent-style-name="Text_20_body">
      <style:text-properties fo:background-color="#ffcc99"/>
    </style:style>
    <style:style style:name="P258" style:family="paragraph" style:parent-style-name="Text_20_body">
      <style:text-properties fo:background-color="transparent"/>
    </style:style>
    <style:style style:name="P259" style:family="paragraph" style:parent-style-name="_5b_RPG_5d__20_Táblázattartalom_20_-_20_saját_20_-_20_1">
      <style:paragraph-properties fo:text-align="start" style:justify-single-word="false"/>
      <style:text-properties fo:background-color="transparent"/>
    </style:style>
    <style:style style:name="P260" style:family="paragraph" style:parent-style-name="Text_20_body">
      <style:text-properties style:font-name="FreeSerif1"/>
    </style:style>
    <style:style style:name="P261" style:family="paragraph" style:parent-style-name="Text_20_body">
      <style:text-properties style:font-name="FreeSerif1" fo:font-size="11pt" style:font-size-asian="11pt" style:font-size-complex="11pt"/>
    </style:style>
    <style:style style:name="P262" style:family="paragraph" style:parent-style-name="Text_20_body">
      <style:text-properties fo:background-color="#23ff23"/>
    </style:style>
    <style:style style:name="P263" style:family="paragraph" style:parent-style-name="Text_20_body">
      <style:text-properties style:text-underline-style="solid" style:text-underline-width="auto" style:text-underline-color="font-color"/>
    </style:style>
    <style:style style:name="P264" style:family="paragraph" style:parent-style-name="Text_20_body">
      <style:text-properties fo:background-color="#ff6633"/>
    </style:style>
    <style:style style:name="P265" style:family="paragraph" style:parent-style-name="Text_20_body">
      <style:text-properties fo:font-size="10.5pt" style:font-size-asian="10.5pt" style:font-size-complex="10.5pt"/>
    </style:style>
    <style:style style:name="P266" style:family="paragraph" style:parent-style-name="Text_20_body">
      <style:paragraph-properties fo:text-align="justify" style:justify-single-word="false"/>
    </style:style>
    <style:style style:name="P267"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68" style:family="paragraph" style:parent-style-name="Text_20_body">
      <style:paragraph-properties fo:text-align="justify" style:justify-single-word="false"/>
      <style:text-properties officeooo:paragraph-rsid="00349e0d"/>
    </style:style>
    <style:style style:name="P269"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0"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1" style:family="paragraph" style:parent-style-name="_5b_RPG_5d__20_Táblázattartalom_20_1">
      <style:text-properties fo:font-style="normal" fo:font-weight="bold" style:font-style-asian="normal" style:font-weight-asian="bold" style:font-style-complex="normal" style:font-weight-complex="bold"/>
    </style:style>
    <style:style style:name="P272"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3"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77" style:family="paragraph" style:parent-style-name="_5b_RPG_5d__20_Táblázattartalom_20_1">
      <style:text-properties fo:font-style="normal" style:font-style-asian="normal" style:font-style-complex="normal"/>
    </style:style>
    <style:style style:name="P278" style:family="paragraph" style:parent-style-name="_5b_RPG_5d__20_Táblázattartalom_20_-_20_fejléc">
      <style:text-properties fo:font-style="normal" style:font-style-asian="normal" style:font-style-complex="normal"/>
    </style:style>
    <style:style style:name="P279" style:family="paragraph" style:parent-style-name="_5b_RPG_5d__20_Táblázattartalom_20_-_20_saját_20_-_20_1">
      <style:text-properties fo:font-style="normal" style:font-style-asian="normal" style:font-style-complex="normal"/>
    </style:style>
    <style:style style:name="P280"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1" style:family="paragraph" style:parent-style-name="_5b_RPG_5d__20_Táblázattartalom_20_-_20_módosítók">
      <style:text-properties fo:font-style="normal" style:font-style-asian="normal" style:font-style-complex="normal"/>
    </style:style>
    <style:style style:name="P282" style:family="paragraph" style:parent-style-name="_5b_RPG_5d__20_Táblázattartalom_20_-_20_saját_20_-_20_1">
      <style:text-properties fo:font-style="normal" fo:background-color="#ff0000" style:font-style-asian="normal" style:font-style-complex="normal"/>
    </style:style>
    <style:style style:name="P283" style:family="paragraph" style:parent-style-name="_5b_RPG_5d__20_Táblázattartalom_20_-_20_saját_20_-_20_1">
      <style:text-properties fo:font-style="normal" fo:background-color="transparent" style:font-style-asian="normal" style:font-style-complex="normal"/>
    </style:style>
    <style:style style:name="P284"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5" style:family="paragraph" style:parent-style-name="Text_20_body">
      <loext:graphic-properties draw:fill="solid" draw:fill-color="#ff9966" draw:opacity="100%"/>
      <style:paragraph-properties fo:background-color="#ff9966"/>
    </style:style>
    <style:style style:name="P286" style:family="paragraph" style:parent-style-name="Text_20_body">
      <loext:graphic-properties draw:fill="solid" draw:fill-color="#ff0000" draw:opacity="100%"/>
      <style:paragraph-properties fo:background-color="#ff0000"/>
    </style:style>
    <style:style style:name="P287" style:family="paragraph" style:parent-style-name="Text_20_body">
      <style:paragraph-properties>
        <style:tab-stops>
          <style:tab-stop style:position="0.1043in"/>
        </style:tab-stops>
      </style:paragraph-properties>
    </style:style>
    <style:style style:name="P288" style:family="paragraph" style:parent-style-name="_5b_RPG_5d__20_Táblázattartalom_20_-_20_saját_20_-_20_1">
      <style:text-properties fo:font-size="7pt" style:font-size-asian="7pt" style:font-size-complex="7pt"/>
    </style:style>
    <style:style style:name="P289" style:family="paragraph" style:parent-style-name="_5b_RPG_5d__20_Táblázattartalom_20_-_20_saját_20_-_20_1">
      <style:paragraph-properties style:shadow="none"/>
      <style:text-properties fo:font-size="7pt" style:font-size-asian="7pt" style:font-size-complex="7pt"/>
    </style:style>
    <style:style style:name="P290" style:family="paragraph" style:parent-style-name="_5b_RPG_5d__20_Táblázattartalom_20_-_20_fejléc">
      <style:text-properties fo:font-size="7pt" style:font-size-asian="7pt" style:font-size-complex="7pt"/>
    </style:style>
    <style:style style:name="P291" style:family="paragraph" style:parent-style-name="Standard">
      <style:paragraph-properties fo:margin-left="0in" fo:margin-right="0in" fo:text-indent="0.0398in" style:auto-text-indent="false"/>
      <style:text-properties fo:font-size="7pt" style:font-size-asian="7pt" style:font-size-complex="7pt"/>
    </style:style>
    <style:style style:name="P292"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3"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4"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6"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97"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298"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99" style:family="paragraph" style:parent-style-name="Text_20_body">
      <style:paragraph-properties fo:margin-left="0in" fo:margin-right="0in" fo:text-indent="0.0783in" style:auto-text-indent="false"/>
    </style:style>
    <style:style style:name="P300"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1" style:family="paragraph" style:parent-style-name="_5b_RPG_5d__20_Táblázattartalom_20_-_20_fejléc">
      <loext:graphic-properties draw:fill="solid" draw:fill-color="#cccccc" draw:opacity="100%"/>
      <style:paragraph-properties fo:background-color="#cccccc"/>
    </style:style>
    <style:style style:name="P302" style:family="paragraph" style:parent-style-name="_5b_RPG_5d__20_Táblázattartalom_20_-_20_fejléc">
      <loext:graphic-properties draw:fill="solid" draw:fill-color="#b3b3b3" draw:opacity="100%"/>
      <style:paragraph-properties fo:background-color="#b3b3b3"/>
    </style:style>
    <style:style style:name="P303" style:family="paragraph" style:parent-style-name="Text_20_body">
      <style:paragraph-properties fo:margin-left="0in" fo:margin-right="0in" fo:text-indent="0.0398in" style:auto-text-indent="false"/>
    </style:style>
    <style:style style:name="P304"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5" style:family="paragraph" style:parent-style-name="Text_20_body">
      <style:paragraph-properties fo:break-before="column"/>
      <style:text-properties style:text-line-through-style="none" style:text-line-through-type="none"/>
    </style:style>
    <style:style style:name="P306" style:family="paragraph" style:parent-style-name="Text_20_body">
      <style:paragraph-properties fo:break-before="column"/>
    </style:style>
    <style:style style:name="P307" style:family="paragraph" style:parent-style-name="Text_20_body">
      <style:paragraph-properties fo:margin-top="0in" fo:margin-bottom="0in" style:contextual-spacing="false"/>
    </style:style>
    <style:style style:name="P308" style:family="paragraph" style:parent-style-name="Text_20_body" style:master-page-name="">
      <style:paragraph-properties fo:keep-together="auto" fo:orphans="2" fo:widows="2" style:page-number="auto"/>
    </style:style>
    <style:style style:name="P309" style:family="paragraph" style:parent-style-name="Contents_20_1">
      <style:paragraph-properties>
        <style:tab-stops>
          <style:tab-stop style:position="6.5835in" style:type="right" style:leader-style="dotted" style:leader-text="."/>
        </style:tab-stops>
      </style:paragraph-properties>
    </style:style>
    <style:style style:name="P310" style:family="paragraph" style:parent-style-name="Contents_20_2">
      <style:paragraph-properties>
        <style:tab-stops>
          <style:tab-stop style:position="6.3866in" style:type="right" style:leader-style="dotted" style:leader-text="."/>
        </style:tab-stops>
      </style:paragraph-properties>
    </style:style>
    <style:style style:name="P311" style:family="paragraph" style:parent-style-name="Contents_20_3">
      <style:paragraph-properties>
        <style:tab-stops>
          <style:tab-stop style:position="6.1902in" style:type="right" style:leader-style="dotted" style:leader-text="."/>
        </style:tab-stops>
      </style:paragraph-properties>
    </style:style>
    <style:style style:name="P312" style:family="paragraph" style:parent-style-name="Contents_20_4">
      <style:paragraph-properties>
        <style:tab-stops>
          <style:tab-stop style:position="5.9937in" style:type="right" style:leader-style="dotted" style:leader-text="."/>
        </style:tab-stops>
      </style:paragraph-properties>
    </style:style>
    <style:style style:name="P313" style:family="paragraph" style:parent-style-name="Contents_20_5">
      <style:paragraph-properties>
        <style:tab-stops>
          <style:tab-stop style:position="5.7972in" style:type="right" style:leader-style="dotted" style:leader-text="."/>
        </style:tab-stops>
      </style:paragraph-properties>
    </style:style>
    <style:style style:name="P314" style:family="paragraph" style:parent-style-name="Text_20_body">
      <style:paragraph-properties fo:break-before="page"/>
      <style:text-properties officeooo:paragraph-rsid="00349e0d"/>
    </style:style>
    <style:style style:name="P315" style:family="paragraph" style:parent-style-name="Standard">
      <style:text-properties officeooo:paragraph-rsid="00349e0d"/>
    </style:style>
    <style:style style:name="P316" style:family="paragraph" style:parent-style-name="Table_20_Contents">
      <style:text-properties officeooo:paragraph-rsid="00349e0d"/>
    </style:style>
    <style:style style:name="P317" style:family="paragraph" style:parent-style-name="Text_20_body">
      <style:text-properties officeooo:paragraph-rsid="00349e0d"/>
    </style:style>
    <style:style style:name="P318" style:family="paragraph" style:parent-style-name="Text_20_body">
      <loext:graphic-properties draw:fill="solid" draw:fill-color="#ff0000" draw:opacity="100%"/>
      <style:paragraph-properties fo:background-color="#ff0000"/>
      <style:text-properties officeooo:paragraph-rsid="00349e0d"/>
    </style:style>
    <style:style style:name="P319" style:family="paragraph" style:parent-style-name="Text_20_body">
      <style:paragraph-properties fo:margin-top="0in" fo:margin-bottom="0.0665in" style:contextual-spacing="false"/>
      <style:text-properties officeooo:paragraph-rsid="00349e0d"/>
    </style:style>
    <style:style style:name="P320" style:family="paragraph" style:parent-style-name="Text_20_body">
      <style:paragraph-properties fo:margin-left="0in" fo:margin-right="0in" fo:text-indent="0in" style:auto-text-indent="false"/>
      <style:text-properties officeooo:paragraph-rsid="00349e0d"/>
    </style:style>
    <style:style style:name="P321" style:family="paragraph" style:parent-style-name="Text_20_body">
      <style:text-properties officeooo:rsid="0010b294" officeooo:paragraph-rsid="00349e0d"/>
    </style:style>
    <style:style style:name="P322" style:family="paragraph" style:parent-style-name="Contents_20_1">
      <style:paragraph-properties>
        <style:tab-stops>
          <style:tab-stop style:position="6.5835in" style:type="right" style:leader-style="dotted" style:leader-text="."/>
        </style:tab-stops>
      </style:paragraph-properties>
    </style:style>
    <style:style style:name="P323" style:family="paragraph" style:parent-style-name="Contents_20_2">
      <style:paragraph-properties>
        <style:tab-stops>
          <style:tab-stop style:position="6.3866in" style:type="right" style:leader-style="dotted" style:leader-text="."/>
        </style:tab-stops>
      </style:paragraph-properties>
    </style:style>
    <style:style style:name="P324" style:family="paragraph" style:parent-style-name="Contents_20_3">
      <style:paragraph-properties>
        <style:tab-stops>
          <style:tab-stop style:position="6.1902in" style:type="right" style:leader-style="dotted" style:leader-text="."/>
        </style:tab-stops>
      </style:paragraph-properties>
    </style:style>
    <style:style style:name="P325" style:family="paragraph" style:parent-style-name="Contents_20_4">
      <style:paragraph-properties>
        <style:tab-stops>
          <style:tab-stop style:position="5.9937in" style:type="right" style:leader-style="dotted" style:leader-text="."/>
        </style:tab-stops>
      </style:paragraph-properties>
    </style:style>
    <style:style style:name="P326" style:family="paragraph" style:parent-style-name="Contents_20_5">
      <style:paragraph-properties>
        <style:tab-stops>
          <style:tab-stop style:position="5.7972in" style:type="right" style:leader-style="dotted" style:leader-text="."/>
        </style:tab-stops>
      </style:paragraph-properties>
    </style:style>
    <style:style style:name="P327" style:family="paragraph" style:parent-style-name="Heading_20_1">
      <style:paragraph-properties fo:break-before="page"/>
    </style:style>
    <style:style style:name="P328" style:family="paragraph" style:parent-style-name="Heading_20_2">
      <style:paragraph-properties fo:break-before="page"/>
    </style:style>
    <style:style style:name="P329" style:family="paragraph" style:parent-style-name="Heading_20_2">
      <style:text-properties officeooo:paragraph-rsid="00349e0d"/>
    </style:style>
    <style:style style:name="P330" style:family="paragraph" style:parent-style-name="Heading_20_3">
      <style:paragraph-properties fo:break-before="page"/>
    </style:style>
    <style:style style:name="P331" style:family="paragraph" style:parent-style-name="Heading_20_3">
      <style:text-properties officeooo:paragraph-rsid="00349e0d"/>
    </style:style>
    <style:style style:name="P332" style:family="paragraph" style:parent-style-name="Heading_20_3">
      <style:paragraph-properties fo:break-before="page"/>
      <style:text-properties officeooo:paragraph-rsid="00349e0d"/>
    </style:style>
    <style:style style:name="P333" style:family="paragraph" style:parent-style-name="Heading_20_3" style:list-style-name="">
      <style:paragraph-properties fo:keep-together="always" style:register-true="false"/>
      <style:text-properties officeooo:paragraph-rsid="00349e0d"/>
    </style:style>
    <style:style style:name="P334" style:family="paragraph" style:parent-style-name="Heading_20_4">
      <style:paragraph-properties fo:break-before="page"/>
    </style:style>
    <style:style style:name="P335" style:family="paragraph" style:parent-style-name="Heading_20_4">
      <style:text-properties style:text-underline-style="none"/>
    </style:style>
    <style:style style:name="P336" style:family="paragraph" style:parent-style-name="Heading_20_4">
      <style:paragraph-properties fo:break-before="page"/>
      <style:text-properties fo:font-weight="bold" style:font-weight-asian="bold" style:font-weight-complex="bold"/>
    </style:style>
    <style:style style:name="P337" style:family="paragraph" style:parent-style-name="Heading_20_4">
      <style:text-properties fo:font-weight="normal" fo:background-color="transparent" style:font-weight-asian="normal" style:font-weight-complex="normal"/>
    </style:style>
    <style:style style:name="P338" style:family="paragraph" style:parent-style-name="Heading_20_4">
      <style:text-properties style:use-window-font-color="true" loext:opacity="0%" fo:background-color="transparent"/>
    </style:style>
    <style:style style:name="P339" style:family="paragraph" style:parent-style-name="Heading_20_4">
      <style:text-properties officeooo:paragraph-rsid="00349e0d"/>
    </style:style>
    <style:style style:name="P340" style:family="paragraph" style:parent-style-name="Heading_20_5">
      <style:paragraph-properties fo:break-before="page"/>
    </style:style>
    <style:style style:name="P341" style:family="paragraph" style:parent-style-name="Heading_20_5">
      <style:text-properties fo:font-weight="bold" style:font-weight-asian="bold" style:font-weight-complex="bold"/>
    </style:style>
    <style:style style:name="P342" style:family="paragraph" style:parent-style-name="Standard" style:list-style-name="L19"/>
    <style:style style:name="P343" style:family="paragraph" style:parent-style-name="Standard" style:list-style-name="L19">
      <style:paragraph-properties fo:margin-left="0.4925in" fo:margin-right="0in" fo:text-indent="0in" style:auto-text-indent="false"/>
    </style:style>
    <style:style style:name="P344" style:family="paragraph" style:parent-style-name="Standard" style:list-style-name="L20"/>
    <style:style style:name="P345" style:family="paragraph" style:parent-style-name="Standard" style:list-style-name="L45"/>
    <style:style style:name="P346" style:family="paragraph" style:parent-style-name="Standard" style:list-style-name="L45">
      <style:paragraph-properties fo:margin-left="0.4925in" fo:margin-right="0in" fo:margin-top="0in" fo:margin-bottom="0.0193in" style:contextual-spacing="false" fo:text-indent="0in" style:auto-text-indent="false"/>
    </style:style>
    <style:style style:name="P347" style:family="paragraph" style:parent-style-name="Standard" style:list-style-name="L45">
      <style:paragraph-properties fo:margin-left="0.4925in" fo:margin-right="0in" fo:text-indent="0in" style:auto-text-indent="false"/>
    </style:style>
    <style:style style:name="P348"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49" style:family="paragraph" style:parent-style-name="Standard" style:list-style-name="L45">
      <style:paragraph-properties fo:margin-left="0.9846in" fo:margin-right="0in" fo:margin-top="0in" fo:margin-bottom="0.0193in" style:contextual-spacing="false" fo:text-indent="0in" style:auto-text-indent="false"/>
    </style:style>
    <style:style style:name="P350"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1" style:family="paragraph" style:parent-style-name="Standard" style:list-style-name="L45">
      <style:paragraph-properties fo:margin-top="0in" fo:margin-bottom="0.0193in" style:contextual-spacing="false"/>
    </style:style>
    <style:style style:name="P352"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3" style:family="paragraph" style:parent-style-name="Standard" style:list-style-name="L45">
      <style:text-properties fo:font-style="normal" style:font-style-asian="normal" style:font-style-complex="normal"/>
    </style:style>
    <style:style style:name="P354"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5"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6" style:family="paragraph" style:parent-style-name="Standard" style:list-style-name="L51">
      <style:paragraph-properties fo:margin-left="0.4925in" fo:margin-right="0in" fo:text-indent="0in" style:auto-text-indent="false"/>
    </style:style>
    <style:style style:name="P357" style:family="paragraph" style:parent-style-name="Standard" style:list-style-name="L63"/>
    <style:style style:name="P358" style:family="paragraph" style:parent-style-name="Standard" style:list-style-name="L63">
      <style:text-properties fo:font-size="8pt" fo:font-style="italic" style:font-size-asian="8pt" style:font-style-asian="italic" style:font-size-complex="8pt" style:font-style-complex="italic"/>
    </style:style>
    <style:style style:name="P359" style:family="paragraph" style:parent-style-name="Standard" style:list-style-name="L64">
      <style:text-properties fo:font-size="8pt" fo:font-style="italic" style:font-size-asian="8pt" style:font-style-asian="italic" style:font-size-complex="8pt" style:font-style-complex="italic"/>
    </style:style>
    <style:style style:name="P360"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1" style:family="paragraph" style:parent-style-name="Standard" style:list-style-name="L86">
      <style:text-properties fo:font-size="9pt" style:font-size-asian="9pt" style:font-size-complex="9pt"/>
    </style:style>
    <style:style style:name="P362" style:family="paragraph" style:parent-style-name="Standard" style:list-style-name="L87">
      <style:text-properties fo:font-size="9pt" style:font-size-asian="9pt" style:font-size-complex="9pt"/>
    </style:style>
    <style:style style:name="P363" style:family="paragraph" style:parent-style-name="Standard" style:list-style-name="L88">
      <style:text-properties fo:font-size="9pt" style:font-size-asian="9pt" style:font-size-complex="9pt"/>
    </style:style>
    <style:style style:name="P364"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5" style:family="paragraph" style:parent-style-name="Table_20_Contents" style:list-style-name="L20"/>
    <style:style style:name="P366" style:family="paragraph" style:parent-style-name="Table_20_Contents" style:list-style-name="L20">
      <style:paragraph-properties fo:margin-left="0in" fo:margin-right="0in" fo:text-indent="0in" style:auto-text-indent="false"/>
    </style:style>
    <style:style style:name="P367"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8" style:family="paragraph" style:parent-style-name="Text_20_body" style:master-page-name="First_20_Page">
      <style:paragraph-properties fo:margin-left="0in" fo:margin-right="0in" fo:text-indent="0in" style:auto-text-indent="false" style:page-number="auto"/>
    </style:style>
    <style:style style:name="P369" style:family="paragraph" style:parent-style-name="Text_20_body" style:list-style-name="L1">
      <style:paragraph-properties fo:margin-top="0in" fo:margin-bottom="0in" style:contextual-spacing="false"/>
    </style:style>
    <style:style style:name="P370" style:family="paragraph" style:parent-style-name="Text_20_body" style:list-style-name="L2"/>
    <style:style style:name="P371" style:family="paragraph" style:parent-style-name="Text_20_body" style:list-style-name="L3"/>
    <style:style style:name="P372" style:family="paragraph" style:parent-style-name="Text_20_body" style:list-style-name="L4"/>
    <style:style style:name="P373" style:family="paragraph" style:parent-style-name="Text_20_body" style:list-style-name="L10"/>
    <style:style style:name="P374" style:family="paragraph" style:parent-style-name="Text_20_body" style:list-style-name="L11"/>
    <style:style style:name="P375" style:family="paragraph" style:parent-style-name="Text_20_body" style:list-style-name="L12"/>
    <style:style style:name="P376" style:family="paragraph" style:parent-style-name="Text_20_body" style:list-style-name="L13">
      <style:paragraph-properties fo:margin-top="0in" fo:margin-bottom="0in" style:contextual-spacing="false"/>
    </style:style>
    <style:style style:name="P377" style:family="paragraph" style:parent-style-name="Text_20_body" style:list-style-name="L14">
      <style:paragraph-properties fo:margin-left="0in" fo:margin-right="0in" fo:margin-top="0in" fo:margin-bottom="0in" style:contextual-spacing="false" fo:text-indent="0.0398in" style:auto-text-indent="false"/>
    </style:style>
    <style:style style:name="P378"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79"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0"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1" style:family="paragraph" style:parent-style-name="Text_20_body" style:list-style-name="L16">
      <style:text-properties fo:font-weight="bold" style:font-weight-asian="bold" style:font-weight-complex="bold"/>
    </style:style>
    <style:style style:name="P382"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3"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4" style:family="paragraph" style:parent-style-name="Text_20_body" style:list-style-name="L21">
      <style:paragraph-properties fo:margin-left="0in" fo:margin-right="0in" fo:margin-top="0in" fo:margin-bottom="0.0398in" style:contextual-spacing="false" fo:text-indent="0in" style:auto-text-indent="false"/>
    </style:style>
    <style:style style:name="P385"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6"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7"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8"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89"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0" style:family="paragraph" style:parent-style-name="Text_20_body" style:list-style-name="L24"/>
    <style:style style:name="P391" style:family="paragraph" style:parent-style-name="Text_20_body" style:list-style-name="L25">
      <style:paragraph-properties fo:margin-top="0in" fo:margin-bottom="0.0429in" style:contextual-spacing="false"/>
    </style:style>
    <style:style style:name="P392"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3" style:family="paragraph" style:parent-style-name="Text_20_body" style:list-style-name="L27"/>
    <style:style style:name="P394" style:family="paragraph" style:parent-style-name="Text_20_body" style:list-style-name="L28"/>
    <style:style style:name="P395" style:family="paragraph" style:parent-style-name="Text_20_body" style:list-style-name="L29"/>
    <style:style style:name="P396" style:family="paragraph" style:parent-style-name="Text_20_body" style:list-style-name="L29">
      <style:paragraph-properties fo:margin-left="0.4925in" fo:margin-right="0in" fo:text-indent="0.0783in" style:auto-text-indent="false"/>
    </style:style>
    <style:style style:name="P397" style:family="paragraph" style:parent-style-name="Text_20_body" style:list-style-name="L30"/>
    <style:style style:name="P398" style:family="paragraph" style:parent-style-name="Text_20_body" style:list-style-name="L31">
      <style:text-properties fo:background-color="#ff0000"/>
    </style:style>
    <style:style style:name="P399"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0" style:family="paragraph" style:parent-style-name="Text_20_body" style:list-style-name="L32"/>
    <style:style style:name="P401" style:family="paragraph" style:parent-style-name="Text_20_body" style:list-style-name="L34"/>
    <style:style style:name="P402" style:family="paragraph" style:parent-style-name="Text_20_body" style:list-style-name="L35"/>
    <style:style style:name="P403" style:family="paragraph" style:parent-style-name="Text_20_body" style:list-style-name="L36"/>
    <style:style style:name="P404" style:family="paragraph" style:parent-style-name="Text_20_body" style:list-style-name="L37"/>
    <style:style style:name="P405" style:family="paragraph" style:parent-style-name="Text_20_body" style:list-style-name="L37">
      <style:paragraph-properties fo:margin-left="0in" fo:margin-right="0in" fo:text-indent="0.0783in" style:auto-text-indent="false"/>
    </style:style>
    <style:style style:name="P406" style:family="paragraph" style:parent-style-name="Text_20_body" style:list-style-name="L37">
      <style:paragraph-properties fo:margin-left="0.4925in" fo:margin-right="0in" fo:text-indent="0.0783in" style:auto-text-indent="false"/>
    </style:style>
    <style:style style:name="P407"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08"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09"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0" style:family="paragraph" style:parent-style-name="Text_20_body" style:list-style-name="L43">
      <style:paragraph-properties fo:margin-left="0in" fo:margin-right="0in" fo:text-indent="0in" style:auto-text-indent="false"/>
      <style:text-properties style:use-window-font-color="true" loext:opacity="0%"/>
    </style:style>
    <style:style style:name="P411" style:family="paragraph" style:parent-style-name="Text_20_body" style:list-style-name="L43">
      <style:paragraph-properties fo:margin-left="0.4925in" fo:margin-right="0in" fo:text-indent="0in" style:auto-text-indent="false"/>
      <style:text-properties style:use-window-font-color="true" loext:opacity="0%"/>
    </style:style>
    <style:style style:name="P412" style:family="paragraph" style:parent-style-name="Text_20_body" style:list-style-name="L54">
      <style:text-properties style:use-window-font-color="true" loext:opacity="0%"/>
    </style:style>
    <style:style style:name="P413"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4"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5" style:family="paragraph" style:parent-style-name="Text_20_body" style:list-style-name="L57">
      <style:text-properties style:use-window-font-color="true" loext:opacity="0%"/>
    </style:style>
    <style:style style:name="P416"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7"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18" style:family="paragraph" style:parent-style-name="Text_20_body" style:list-style-name="L57">
      <style:paragraph-properties fo:margin-left="0in" fo:margin-right="0in" fo:text-indent="0.0783in" style:auto-text-indent="false"/>
      <style:text-properties style:use-window-font-color="true" loext:opacity="0%"/>
    </style:style>
    <style:style style:name="P419"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0"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1" style:family="paragraph" style:parent-style-name="Text_20_body" style:list-style-name="L40">
      <style:paragraph-properties fo:margin-left="0in" fo:margin-right="0in" fo:text-indent="0.0783in" style:auto-text-indent="false"/>
    </style:style>
    <style:style style:name="P422"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3" style:family="paragraph" style:parent-style-name="Text_20_body" style:list-style-name="L43"/>
    <style:style style:name="P424" style:family="paragraph" style:parent-style-name="Text_20_body" style:list-style-name="L44"/>
    <style:style style:name="P425" style:family="paragraph" style:parent-style-name="Text_20_body" style:list-style-name="L46"/>
    <style:style style:name="P426" style:family="paragraph" style:parent-style-name="Text_20_body" style:list-style-name="L47"/>
    <style:style style:name="P427" style:family="paragraph" style:parent-style-name="Text_20_body" style:list-style-name="L48">
      <style:paragraph-properties fo:margin-top="0in" fo:margin-bottom="0in" style:contextual-spacing="false"/>
    </style:style>
    <style:style style:name="P428" style:family="paragraph" style:parent-style-name="Text_20_body" style:list-style-name="L49"/>
    <style:style style:name="P429" style:family="paragraph" style:parent-style-name="Text_20_body" style:list-style-name="L49">
      <style:paragraph-properties fo:margin-left="0in" fo:margin-right="0in" fo:text-indent="0.0398in" style:auto-text-indent="false"/>
    </style:style>
    <style:style style:name="P430" style:family="paragraph" style:parent-style-name="Text_20_body" style:list-style-name="L49">
      <style:paragraph-properties fo:margin-left="0in" fo:margin-right="0in" fo:text-indent="0.0398in" style:auto-text-indent="false"/>
      <style:text-properties fo:background-color="transparent"/>
    </style:style>
    <style:style style:name="P431"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2" style:family="paragraph" style:parent-style-name="Text_20_body" style:list-style-name="L50">
      <style:paragraph-properties fo:text-align="justify" style:justify-single-word="false"/>
      <style:text-properties fo:background-color="transparent"/>
    </style:style>
    <style:style style:name="P433"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4"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5" style:family="paragraph" style:parent-style-name="Text_20_body" style:list-style-name="L50"/>
    <style:style style:name="P436"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7"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38"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39"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0"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1" style:family="paragraph" style:parent-style-name="Text_20_body" style:list-style-name="L52"/>
    <style:style style:name="P442" style:family="paragraph" style:parent-style-name="Text_20_body" style:list-style-name="L53">
      <style:paragraph-properties fo:margin-left="0in" fo:margin-right="0in" fo:text-indent="0.0783in" style:auto-text-indent="false"/>
    </style:style>
    <style:style style:name="P443" style:family="paragraph" style:parent-style-name="Text_20_body" style:list-style-name="L58">
      <loext:graphic-properties draw:fill="solid" draw:fill-color="#ff0000" draw:opacity="100%"/>
      <style:paragraph-properties fo:background-color="#ff0000"/>
    </style:style>
    <style:style style:name="P444" style:family="paragraph" style:parent-style-name="Text_20_body" style:list-style-name="L58">
      <style:paragraph-properties fo:margin-left="0.4925in" fo:margin-right="0in" fo:text-indent="0.0783in" style:auto-text-indent="false"/>
    </style:style>
    <style:style style:name="P445"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6" style:family="paragraph" style:parent-style-name="Text_20_body" style:list-style-name="L58">
      <style:paragraph-properties fo:margin-left="0.4925in" fo:margin-right="0in" fo:text-indent="0.0783in" style:auto-text-indent="false"/>
      <style:text-properties fo:background-color="#ff6633"/>
    </style:style>
    <style:style style:name="P447" style:family="paragraph" style:parent-style-name="Text_20_body" style:list-style-name="L59"/>
    <style:style style:name="P448" style:family="paragraph" style:parent-style-name="Text_20_body" style:list-style-name="L59">
      <loext:graphic-properties draw:fill="solid" draw:fill-color="#ff9966" draw:opacity="100%"/>
      <style:paragraph-properties fo:background-color="#ff9966"/>
    </style:style>
    <style:style style:name="P449"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0" style:family="paragraph" style:parent-style-name="Text_20_body" style:list-style-name="L59">
      <style:paragraph-properties fo:margin-left="0in" fo:margin-right="0in" fo:text-indent="0.0783in" style:auto-text-indent="false"/>
    </style:style>
    <style:style style:name="P451" style:family="paragraph" style:parent-style-name="Text_20_body" style:list-style-name="L60">
      <style:paragraph-properties fo:margin-left="0in" fo:margin-right="0in" fo:margin-top="0in" fo:margin-bottom="0in" style:contextual-spacing="false" fo:text-indent="0in" style:auto-text-indent="false"/>
    </style:style>
    <style:style style:name="P452" style:family="paragraph" style:parent-style-name="Text_20_body" style:list-style-name="L72"/>
    <style:style style:name="P453" style:family="paragraph" style:parent-style-name="Text_20_body" style:list-style-name="L72">
      <style:paragraph-properties fo:margin-top="0in" fo:margin-bottom="0in" style:contextual-spacing="false"/>
    </style:style>
    <style:style style:name="P454" style:family="paragraph" style:parent-style-name="Text_20_body" style:list-style-name="L72">
      <style:paragraph-properties fo:margin-left="0in" fo:margin-right="0in" fo:margin-top="0in" fo:margin-bottom="0in" style:contextual-spacing="false" fo:text-indent="0.0783in" style:auto-text-indent="false"/>
    </style:style>
    <style:style style:name="P455" style:family="paragraph" style:parent-style-name="Text_20_body" style:list-style-name="L73">
      <style:paragraph-properties fo:margin-left="0.4925in" fo:margin-right="0in" fo:margin-top="0in" fo:margin-bottom="0in" style:contextual-spacing="false" fo:text-indent="0.0783in" style:auto-text-indent="false"/>
    </style:style>
    <style:style style:name="P456"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7" style:family="paragraph" style:parent-style-name="Text_20_body" style:list-style-name="L75">
      <style:paragraph-properties fo:margin-left="0in" fo:margin-right="0in" fo:margin-top="0in" fo:margin-bottom="0in" style:contextual-spacing="false" fo:text-indent="0in" style:auto-text-indent="false"/>
    </style:style>
    <style:style style:name="P458" style:family="paragraph" style:parent-style-name="Text_20_body" style:list-style-name="L76">
      <style:paragraph-properties fo:margin-left="0in" fo:margin-right="0in" fo:margin-top="0in" fo:margin-bottom="0in" style:contextual-spacing="false" fo:text-indent="0in" style:auto-text-indent="false"/>
    </style:style>
    <style:style style:name="P459" style:family="paragraph" style:parent-style-name="Text_20_body" style:list-style-name="L77">
      <style:paragraph-properties fo:margin-top="0in" fo:margin-bottom="0in" style:contextual-spacing="false"/>
    </style:style>
    <style:style style:name="P460"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1"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2" style:family="paragraph" style:parent-style-name="Text_20_body" style:list-style-name="L78">
      <style:paragraph-properties fo:margin-left="0.4925in" fo:margin-right="0in" fo:margin-top="0in" fo:margin-bottom="0in" style:contextual-spacing="false" fo:text-indent="0.0783in" style:auto-text-indent="false"/>
    </style:style>
    <style:style style:name="P463" style:family="paragraph" style:parent-style-name="Text_20_body" style:list-style-name="L79"/>
    <style:style style:name="P464" style:family="paragraph" style:parent-style-name="Text_20_body" style:list-style-name="L80">
      <style:text-properties style:font-name="FreeSerif1" fo:font-size="11pt" style:font-size-asian="11pt" style:font-size-complex="11pt"/>
    </style:style>
    <style:style style:name="P465" style:family="paragraph" style:parent-style-name="Text_20_body" style:list-style-name="L82">
      <style:text-properties style:font-name="FreeSerif1" fo:font-size="11pt" style:font-size-asian="11pt" style:font-size-complex="11pt"/>
    </style:style>
    <style:style style:name="P466" style:family="paragraph" style:parent-style-name="Text_20_body" style:list-style-name="L80">
      <style:text-properties style:font-name="FreeSerif3" fo:font-size="11pt" style:font-name-asian="FreeSerif3" style:font-size-asian="11pt" style:font-name-complex="FreeSerif3" style:font-size-complex="11pt"/>
    </style:style>
    <style:style style:name="P467"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68" style:family="paragraph" style:parent-style-name="Text_20_body" style:list-style-name="L82">
      <style:text-properties style:font-name="FreeSerif3" fo:font-size="11pt" style:font-name-asian="FreeSerif3" style:font-size-asian="11pt" style:font-name-complex="FreeSerif3" style:font-size-complex="11pt"/>
    </style:style>
    <style:style style:name="P469"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0" style:family="paragraph" style:parent-style-name="Text_20_body" style:list-style-name="L84" style:master-page-name="">
      <style:paragraph-properties fo:margin-top="0in" fo:margin-bottom="0in" style:contextual-spacing="false" style:page-number="auto"/>
    </style:style>
    <style:style style:name="P471" style:family="paragraph" style:parent-style-name="Text_20_body" style:list-style-name="L84">
      <style:paragraph-properties fo:margin-left="0.4925in" fo:margin-right="0in" fo:margin-top="0in" fo:margin-bottom="0in" style:contextual-spacing="false" fo:text-indent="0.0783in" style:auto-text-indent="false"/>
    </style:style>
    <style:style style:name="P472" style:family="paragraph" style:parent-style-name="Text_20_body" style:list-style-name="L84">
      <style:paragraph-properties fo:margin-left="0in" fo:margin-right="0in" fo:margin-top="0in" fo:margin-bottom="0in" style:contextual-spacing="false" fo:text-indent="0.0783in" style:auto-text-indent="false"/>
    </style:style>
    <style:style style:name="P473" style:family="paragraph" style:parent-style-name="Text_20_body" style:list-style-name="L85"/>
    <style:style style:name="P474" style:family="paragraph" style:parent-style-name="Text_20_body" style:list-style-name="L89">
      <style:paragraph-properties fo:text-align="justify" style:justify-single-word="false"/>
      <style:text-properties fo:font-size="10pt" style:font-size-asian="10pt" style:font-size-complex="10pt"/>
    </style:style>
    <style:style style:name="P475" style:family="paragraph" style:parent-style-name="Text_20_body" style:list-style-name="L90">
      <style:paragraph-properties>
        <style:tab-stops>
          <style:tab-stop style:position="2.7839in"/>
        </style:tab-stops>
      </style:paragraph-properties>
      <style:text-properties officeooo:paragraph-rsid="00349e0d"/>
    </style:style>
    <style:style style:name="P476" style:family="paragraph" style:parent-style-name="Text_20_body" style:list-style-name="L91">
      <style:paragraph-properties fo:text-align="justify" style:justify-single-word="false"/>
      <style:text-properties officeooo:paragraph-rsid="00349e0d"/>
    </style:style>
    <style:style style:name="P477" style:family="paragraph" style:parent-style-name="Text_20_body" style:list-style-name="L92">
      <style:text-properties officeooo:paragraph-rsid="00349e0d"/>
    </style:style>
    <style:style style:name="P478" style:family="paragraph" style:parent-style-name="Text_20_body" style:list-style-name="L93">
      <style:text-properties officeooo:paragraph-rsid="00349e0d"/>
    </style:style>
    <style:style style:name="P479" style:family="paragraph" style:parent-style-name="Text_20_body" style:list-style-name="L94">
      <style:text-properties officeooo:paragraph-rsid="00349e0d"/>
    </style:style>
    <style:style style:name="P480"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1"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2"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3"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4"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85"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86"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87" style:family="paragraph" style:parent-style-name="_5b_RPG_5d__20_Táblázattartalom_20_-_20_saját_20_-_20_1" style:list-style-name="L67">
      <style:paragraph-properties fo:text-align="start" style:justify-single-word="false"/>
      <style:text-properties fo:font-size="8pt"/>
    </style:style>
    <style:style style:name="P488"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89"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0"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3"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4"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5"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6"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497"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498"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499"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0"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1"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2"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3"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04"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05"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06" style:family="paragraph" style:parent-style-name="_5b_RPG_5d__20_Táblázattartalom_20_-_20_saját_20_-_20_1" style:list-style-name="L63">
      <style:paragraph-properties fo:text-align="start" style:justify-single-word="false"/>
    </style:style>
    <style:style style:name="P507"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08"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09"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0"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1"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2"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3"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14"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loext:char-shading-value="0" style:font-weight-asian="normal" style:font-weight-complex="normal"/>
    </style:style>
    <style:style style:name="T20" style:family="text">
      <style:text-properties fo:font-weight="normal" fo:background-color="#ff6633" loext:char-shading-value="0" style:font-weight-asian="normal" style:font-weight-complex="normal"/>
    </style:style>
    <style:style style:name="T21" style:family="text">
      <style:text-properties fo:background-color="transparent" loext:char-shading-value="0"/>
    </style:style>
    <style:style style:name="T22" style:family="text">
      <style:text-properties fo:background-color="#ff9966" loext:char-shading-value="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257837" style:font-weight-asian="bold" style:font-weight-complex="bold"/>
    </style:style>
    <style:style style:name="T29" style:family="text">
      <style:text-properties fo:font-weight="bold" officeooo:rsid="0036ea6a"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fo:font-weight="bold" fo:background-color="#ff9966" loext:char-shading-value="0" style:font-weight-asian="bold" style:font-weight-complex="bold"/>
    </style:style>
    <style:style style:name="T32" style:family="text">
      <style:text-properties fo:font-weight="bold" fo:background-color="#ffff99" loext:char-shading-value="0" style:font-weight-asian="bold" style:font-weight-complex="bold"/>
    </style:style>
    <style:style style:name="T33" style:family="text">
      <style:text-properties fo:font-weight="bold" fo:background-color="#ff0000" loext:char-shading-value="0" style:font-weight-asian="bold" style:font-weight-complex="bold"/>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bold" style:font-weight-asian="bold" style:font-weight-complex="bold"/>
    </style:style>
    <style:style style:name="T37" style:family="text">
      <style:text-properties fo:font-size="7pt" style:font-size-asian="7pt" style:font-size-complex="7pt"/>
    </style:style>
    <style:style style:name="T38" style:family="text">
      <style:text-properties fo:font-size="8pt"/>
    </style:style>
    <style:style style:name="T39" style:family="text">
      <style:text-properties fo:font-size="8pt" style:font-size-asian="8pt" style:font-size-complex="8pt"/>
    </style:style>
    <style:style style:name="T40" style:family="text">
      <style:text-properties fo:font-size="8pt" fo:font-weight="normal" style:font-size-asian="8pt" style:font-weight-asian="normal" style:font-size-complex="8pt" style:font-weight-complex="normal"/>
    </style:style>
    <style:style style:name="T41" style:family="text">
      <style:text-properties fo:font-size="8pt" fo:font-weight="bold" style:font-size-asian="8pt" style:font-weight-asian="bold" style:font-size-complex="8pt" style:font-weight-complex="bold"/>
    </style:style>
    <style:style style:name="T42" style:family="text">
      <style:text-properties fo:font-size="8pt" fo:background-color="#ff0000" loext:char-shading-value="0"/>
    </style:style>
    <style:style style:name="T43" style:family="text">
      <style:text-properties fo:font-size="8pt" style:text-underline-style="solid" style:text-underline-width="auto" style:text-underline-color="font-color"/>
    </style:style>
    <style:style style:name="T44" style:family="text">
      <style:text-properties fo:font-size="8pt" fo:background-color="transparent" loext:char-shading-value="0"/>
    </style:style>
    <style:style style:name="T45" style:family="text">
      <style:text-properties fo:font-size="8pt" fo:background-color="#ff9966" loext:char-shading-value="0"/>
    </style:style>
    <style:style style:name="T46" style:family="text">
      <style:text-properties fo:font-size="8pt" fo:font-style="normal" fo:font-weight="normal" style:font-size-asian="8pt" style:font-style-asian="normal" style:font-weight-asian="normal" style:font-size-complex="8pt" style:font-style-complex="normal" style:font-weight-complex="normal"/>
    </style:style>
    <style:style style:name="T47" style:family="text">
      <style:text-properties fo:font-size="9pt" style:font-size-asian="9pt" style:font-size-complex="9pt"/>
    </style:style>
    <style:style style:name="T48" style:family="text">
      <style:text-properties fo:font-size="9pt" fo:font-weight="normal" style:font-size-asian="9pt" style:font-weight-asian="normal" style:font-size-complex="9pt" style:font-weight-complex="normal"/>
    </style:style>
    <style:style style:name="T49" style:family="text">
      <style:text-properties fo:font-size="9pt" fo:font-weight="bold" style:font-size-asian="9pt" style:font-weight-asian="bold" style:font-size-complex="9pt" style:font-weight-complex="bold"/>
    </style:style>
    <style:style style:name="T50" style:family="text">
      <style:text-properties fo:language="hu" fo:country="HU"/>
    </style:style>
    <style:style style:name="T51" style:family="text">
      <style:text-properties style:text-position="super 58%" fo:font-size="8pt" style:font-size-asian="8pt" style:font-size-complex="8pt"/>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size="11pt" fo:font-weight="normal" officeooo:rsid="002103b3" style:font-size-asian="11pt" style:font-weight-asian="normal" style:font-size-complex="11pt" style:font-weight-complex="normal"/>
    </style:style>
    <style:style style:name="T54" style:family="text">
      <style:text-properties fo:font-size="11pt" fo:font-weight="normal" fo:background-color="#ff0000" loext:char-shading-value="0" style:font-size-asian="11pt" style:font-weight-asian="normal" style:font-size-complex="11pt" style:font-weight-complex="normal"/>
    </style:style>
    <style:style style:name="T55" style:family="text">
      <style:text-properties fo:font-size="11pt" fo:font-weight="bold" fo:background-color="#ff0000" loext:char-shading-value="0" style:font-size-asian="11pt" style:font-weight-asian="bold" style:font-size-complex="11pt" style:font-weight-complex="bold"/>
    </style:style>
    <style:style style:name="T56" style:family="text">
      <style:text-properties fo:font-size="11pt" fo:font-weight="bold" style:font-size-asian="11pt" style:font-weight-asian="bold" style:font-size-complex="11pt" style:font-weight-complex="bold"/>
    </style:style>
    <style:style style:name="T57" style:family="text">
      <style:text-properties fo:font-size="11pt" style:font-size-asian="11pt" style:font-size-complex="11pt"/>
    </style:style>
    <style:style style:name="T58" style:family="text">
      <style:text-properties fo:font-size="11pt" fo:background-color="#ff9966" loext:char-shading-value="0" style:font-size-asian="11pt" style:font-size-complex="11pt"/>
    </style:style>
    <style:style style:name="T59" style:family="text">
      <style:text-properties fo:font-size="11pt" fo:font-style="normal" officeooo:rsid="00167b70" style:font-size-asian="11pt" style:font-style-asian="normal" style:font-size-complex="11pt" style:font-style-complex="normal"/>
    </style:style>
    <style:style style:name="T60" style:family="text">
      <style:text-properties fo:font-size="11pt" fo:font-style="normal" officeooo:rsid="001840e7" style:font-size-asian="11pt" style:font-style-asian="normal" style:font-size-complex="11pt" style:font-style-complex="normal"/>
    </style:style>
    <style:style style:name="T61"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2" style:family="text">
      <style:text-properties style:text-line-through-style="none" style:text-line-through-type="none" fo:font-size="10pt" fo:font-weight="normal" style:font-size-asian="10pt" style:font-weight-asian="normal" style:font-size-complex="10pt" style:font-weight-complex="normal"/>
    </style:style>
    <style:style style:name="T63" style:family="text">
      <style:text-properties fo:font-style="italic"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fo:background-color="#ff0000" loext:char-shading-value="0"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7" style:family="text">
      <style:text-properties fo:background-color="#ff0000" loext:char-shading-value="0"/>
    </style:style>
    <style:style style:name="T68" style:family="text">
      <style:text-properties style:font-name="DejaVu Sans2" style:font-name-asian="DejaVu Sans2" style:font-name-complex="DejaVu Sans2"/>
    </style:style>
    <style:style style:name="T69" style:family="text">
      <style:text-properties fo:color="#00ae00" loext:opacity="100%"/>
    </style:style>
    <style:style style:name="T70" style:family="text">
      <style:text-properties fo:font-size="10pt" fo:font-weight="normal" style:font-size-asian="10pt" style:font-weight-asian="normal" style:font-size-complex="10pt" style:font-weight-complex="normal"/>
    </style:style>
    <style:style style:name="T71" style:family="text">
      <style:text-properties fo:font-size="10pt" fo:font-weight="normal" fo:background-color="#ff0000" loext:char-shading-value="0" style:font-size-asian="10pt" style:font-weight-asian="normal" style:font-size-complex="10pt" style:font-weight-complex="normal"/>
    </style:style>
    <style:style style:name="T72" style:family="text">
      <style:text-properties fo:font-size="10pt" fo:font-weight="normal" fo:background-color="transparent" loext:char-shading-value="0" style:font-size-asian="10pt" style:font-weight-asian="normal" style:font-size-complex="10pt" style:font-weight-complex="normal"/>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8"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9"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0"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1"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6"><text:s/></text:p>
      <text:p text:style-name="P247">Creative Commons License</text:p>
      <text:p text:style-name="P247">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5"><text:span text:style-name="T95">Licenc feltételeinek megfelelően használható fel</text:span>. </text:p>
      <text:p text:style-name="P34"/>
      <text:p text:style-name="P17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22">1. Harcrendszer<text:tab/>6</text:p>
          <text:p text:style-name="P323">1.1. Életerő<text:tab/>7</text:p>
          <text:p text:style-name="P324">1.1.1 <text:s/>Életerő Pont<text:tab/>7</text:p>
          <text:p text:style-name="P324">1.1.2 <text:s/>Kábulat Életerő Pont (KT)<text:tab/>7</text:p>
          <text:p text:style-name="P325">Kábulat ÉP gyógyulása<text:tab/>7</text:p>
          <text:p text:style-name="P325">Tartós rosszullét<text:tab/>8</text:p>
          <text:p text:style-name="P325">Verekedés, Kocsmai bunyó és Kábulat ÉP<text:tab/>8</text:p>
          <text:p text:style-name="P325">Fejbe vágás<text:tab/>8</text:p>
          <text:p text:style-name="P325">Példa Kábulat ÉP alkalmazására<text:tab/>9</text:p>
          <text:p text:style-name="P324">1.1.3 <text:s/>Sebesülés<text:tab/>10</text:p>
          <text:p text:style-name="P325">Fájdalomtűrés<text:tab/>11</text:p>
          <text:p text:style-name="P326">Fájdalomtűrés harc közben<text:tab/>11</text:p>
          <text:p text:style-name="P326">Fájdalomtűrés harcon kívül<text:tab/>11</text:p>
          <text:p text:style-name="P325">Sérülés hatása képzettségpróbára<text:tab/>11</text:p>
          <text:p text:style-name="P325">Vértek, SFÉ<text:tab/>11</text:p>
          <text:p text:style-name="P325">Példa a sebesülésre<text:tab/>12</text:p>
          <text:p text:style-name="P324">1.1.4 <text:s/>Haldoklás<text:tab/>12</text:p>
          <text:p text:style-name="P324">1.1.5 <text:s/>Gyógyulás<text:tab/>12</text:p>
          <text:p text:style-name="P325">Sebek jellege<text:tab/>12</text:p>
          <text:p text:style-name="P323">1.2. Harc<text:tab/>13</text:p>
          <text:p text:style-name="P324">1.2.1 <text:s/>Harcértékek felépítése<text:tab/>13</text:p>
          <text:p text:style-name="P325">Harcérték Alapok<text:tab/>13</text:p>
          <text:p text:style-name="P325">Harci Tulajdonságok<text:tab/>13</text:p>
          <text:p text:style-name="P325">Harcérték Módosító (HM)<text:tab/>14</text:p>
          <text:p text:style-name="P326">HM korlát<text:tab/>14</text:p>
          <text:p text:style-name="P325">Harcmodor képzettségek<text:tab/>15</text:p>
          <text:p text:style-name="P326">Harcmodorok és Manőverek<text:tab/>16</text:p>
          <text:p text:style-name="P326">Manőverek tanulása<text:tab/>16</text:p>
          <text:p text:style-name="P325">Mesterfegyver fortély<text:tab/>16</text:p>
          <text:p text:style-name="P324">1.2.2 <text:s/>Harcértékek<text:tab/>17</text:p>
          <text:p text:style-name="P325">Kezdeményező érték<text:tab/>17</text:p>
          <text:p text:style-name="P325">Védő Érték<text:tab/>18</text:p>
          <text:p text:style-name="P325">Támadó Érték<text:tab/>19</text:p>
          <text:p text:style-name="P325">Célzó Érték<text:tab/>20</text:p>
          <text:p text:style-name="P324">1.2.3 <text:s/>Mozgásgátló Tényező (MGT )<text:tab/>21</text:p>
          <text:p text:style-name="P324">1.2.4 <text:s/>Előnyös és hátrányos helyzet<text:tab/>21</text:p>
          <text:p text:style-name="P324">1.2.5 <text:s/>Támadások száma<text:tab/>22</text:p>
          <text:p text:style-name="P325">„Harcmodor-Sebesség”<text:tab/>22</text:p>
          <text:p text:style-name="P325">„Fegyver-Sebesség”<text:tab/>22</text:p>
          <text:p text:style-name="P325">Plusz támadások száma<text:tab/>22</text:p>
          <text:p text:style-name="P324">1.2.6 <text:s/>A harc menete – összefoglalás<text:tab/>23</text:p>
          <text:p text:style-name="P324">1.2.7 <text:s/>Csataszabályok<text:tab/>24</text:p>
          <text:p text:style-name="P324">1.2.8 <text:s/>A harc menete – részletes leírás<text:tab/>25</text:p>
          <text:p text:style-name="P325">Harci kör<text:tab/>25</text:p>
          <text:p text:style-name="P325">Cselekedetek<text:tab/>25</text:p>
          <text:p text:style-name="P325">Kezdeményezés<text:tab/>25</text:p>
          <text:p text:style-name="P325">Támadás<text:tab/>26</text:p>
          <text:p text:style-name="P326"><text:soft-page-break/>Védő Érték csökkentése<text:tab/>27</text:p>
          <text:p text:style-name="P326">Túlütés<text:tab/>27</text:p>
          <text:p text:style-name="P326">Többszörös túlütés<text:tab/>27</text:p>
          <text:p text:style-name="P326">00-ás (100-as) támadó dobás<text:tab/>27</text:p>
          <text:p text:style-name="P326">01-es támadó dobás (balsiker)<text:tab/>28</text:p>
          <text:p text:style-name="P325">Sebzés<text:tab/>29</text:p>
          <text:p text:style-name="P326">Harcérték csökkenés<text:tab/>29</text:p>
          <text:p text:style-name="P326">Támadás jellege, páncél SFÉ, fegyver Átütése<text:tab/>29</text:p>
          <text:p text:style-name="P326">Elsődleges támadási típus<text:tab/>29</text:p>
          <text:p text:style-name="P326">Átütés<text:tab/>29</text:p>
          <text:p text:style-name="P326">Páncéldobás (találat helye)<text:tab/>30</text:p>
          <text:p text:style-name="P326">Erőbónusz és Erőhiány<text:tab/>30</text:p>
          <text:p text:style-name="P326">Élőholtak sebzése<text:tab/>30</text:p>
          <text:p text:style-name="P325">Vérzés<text:tab/>30</text:p>
          <text:p text:style-name="P325">Védő Érték regenerálódása<text:tab/>31</text:p>
          <text:p text:style-name="P325">Zuhanás, megégés, zúzódás, varázslatok sebzése<text:tab/>32</text:p>
          <text:p text:style-name="P325">Példák sebzésre<text:tab/>32</text:p>
          <text:p text:style-name="P324">1.2.9 <text:s/>Harci helyzetek<text:tab/>33</text:p>
          <text:p text:style-name="P325">Képzetlen fegyverhasználat<text:tab/>34</text:p>
          <text:p text:style-name="P325">Harc puszta kézzel<text:tab/>34</text:p>
          <text:p text:style-name="P325">Érintő támadás<text:tab/>34</text:p>
          <text:p text:style-name="P325">Harc rosszabbik kézben tartott fegyverrel<text:tab/>34</text:p>
          <text:p text:style-name="P325">Támadás hátulról<text:tab/>34</text:p>
          <text:p text:style-name="P325">Meglepetés<text:tab/>34</text:p>
          <text:p text:style-name="P325">Készületlenség<text:tab/>34</text:p>
          <text:p text:style-name="P325">Megrendült<text:tab/>35</text:p>
          <text:p text:style-name="P325">Észrevétlen támadás<text:tab/>36</text:p>
          <text:p text:style-name="P325">Harc magasabbról<text:tab/>36</text:p>
          <text:p text:style-name="P325">Harc gyűlöletből<text:tab/>36</text:p>
          <text:p text:style-name="P325">Fegyverrántás<text:tab/>37</text:p>
          <text:p text:style-name="P325">Harc helyhez kötve<text:tab/>38</text:p>
          <text:p text:style-name="P325">Beszorított helyzet<text:tab/>38</text:p>
          <text:p text:style-name="P325">Harc földön fekve<text:tab/>38</text:p>
          <text:p text:style-name="P325">Harc félhomályban<text:tab/>38</text:p>
          <text:p text:style-name="P325">Félelem harc közben<text:tab/>38</text:p>
          <text:p text:style-name="P325">Lóról leesés<text:tab/>39</text:p>
          <text:p text:style-name="P325">A védekező takarásban<text:tab/>39</text:p>
          <text:p text:style-name="P325">Harc állatokkal<text:tab/>39</text:p>
          <text:p text:style-name="P324">1.2.10 <text:s/>Kétkezes harc<text:tab/>40</text:p>
          <text:p text:style-name="P324">1.2.11 <text:s/>Harci taktikák<text:tab/>41</text:p>
          <text:p text:style-name="P325">Összefoglaló<text:tab/>41</text:p>
          <text:p text:style-name="P325">Ökölszabály Védő Érték eltolásra<text:tab/>42</text:p>
          <text:p text:style-name="P325">Támadó taktika<text:tab/>42</text:p>
          <text:p text:style-name="P325">Védő taktika<text:tab/>43</text:p>
          <text:p text:style-name="P325">Kezdeményező taktika<text:tab/>43</text:p>
          <text:p text:style-name="P325">Kiváró Taktika<text:tab/>43</text:p>
          <text:p text:style-name="P325">Védekező harc<text:tab/>44</text:p>
          <text:p text:style-name="P325">Fárasztás<text:tab/>44</text:p>
          <text:p text:style-name="P325">Roham<text:tab/>44</text:p>
          <text:p text:style-name="P325">Öngyilkos roham<text:tab/>45</text:p>
          <text:p text:style-name="P325">Belharc, Belharci szituáció<text:tab/>45</text:p>
          <text:p text:style-name="P325"><text:soft-page-break/>Érintő támadás<text:tab/>46</text:p>
          <text:p text:style-name="P325">Kijelölt testrészre támadás<text:tab/>46</text:p>
          <text:p text:style-name="P325">Támadás erőből<text:tab/>46</text:p>
          <text:p text:style-name="P325">Csonkolás és törés<text:tab/>47</text:p>
          <text:p text:style-name="P325">Leütés hátulról (fejre/tarkóra)<text:tab/>47</text:p>
          <text:p text:style-name="P325">Orvtámadás<text:tab/>47</text:p>
          <text:p text:style-name="P325">Pontok támadása harc közben<text:tab/>47</text:p>
          <text:p text:style-name="P325">Visszafogott csapás /Harc az ellenfél elfogásáért<text:tab/>47</text:p>
          <text:p text:style-name="P325">Mögékerülés<text:tab/>48</text:p>
          <text:p text:style-name="P325">Rávetődés hátulról<text:tab/>48</text:p>
          <text:p text:style-name="P324">1.2.12 <text:s/>Lovas harci taktikák<text:tab/>49</text:p>
          <text:p text:style-name="P325">Harc lóhátról<text:tab/>49</text:p>
          <text:p text:style-name="P325">Lovas roham<text:tab/>49</text:p>
          <text:p text:style-name="P324">1.2.13 <text:s/>Harci alakzatok<text:tab/>50</text:p>
          <text:p text:style-name="P324">1.2.14 <text:s/>Manőverek<text:tab/>51</text:p>
          <text:p text:style-name="P325">Manőverek végrehajtása, képzetlenség<text:tab/>51</text:p>
          <text:p text:style-name="P325">Manőverek fejlesztése, manőver-ismeretek<text:tab/>51</text:p>
          <text:p text:style-name="P325">„Passzív Manőver” harci fortély<text:tab/>52</text:p>
          <text:p text:style-name="P325">Manőver lista<text:tab/>53</text:p>
          <text:p text:style-name="P325">Szabályok Manőverekre<text:tab/>56</text:p>
          <text:p text:style-name="P325">Manőverek nehézsége<text:tab/>56</text:p>
          <text:p text:style-name="P325">Manőver végrehajtásának lépései<text:tab/>57</text:p>
          <text:p text:style-name="P326">Megakasztás (M)<text:tab/>57</text:p>
          <text:p text:style-name="P326">Végrehajtás (V)<text:tab/>58</text:p>
          <text:p text:style-name="P326">Ellenpróba (E)<text:tab/>58</text:p>
          <text:p text:style-name="P326">Vállalás<text:tab/>58</text:p>
          <text:p text:style-name="P325">Egyszerű példa egy Manőver alkalmazására<text:tab/>58</text:p>
          <text:p text:style-name="P325">Összetettebb példa egy Manőver alkalmazására<text:tab/>59</text:p>
          <text:p text:style-name="P324">1.2.15 <text:s/>Példaharc<text:tab/>61</text:p>
          <text:p text:style-name="P323">1.3. Fegyverek<text:tab/>63</text:p>
          <text:p text:style-name="P324">1.3.1 <text:s/>Általános fegyver-harcértékek<text:tab/>63</text:p>
          <text:p text:style-name="P324">1.3.2 <text:s/>Elsődleges támadási típus<text:tab/>63</text:p>
          <text:p text:style-name="P324">1.3.3 <text:s/>Különleges fegyver szabály (jelölése: KF)<text:tab/>63</text:p>
          <text:p text:style-name="P324">1.3.4 <text:s/>Puszta kéz<text:tab/>64</text:p>
          <text:p text:style-name="P325">Érintő támadás<text:tab/>64</text:p>
          <text:p text:style-name="P324">1.3.5 <text:s/>Hárítófegyverek<text:tab/>64</text:p>
          <text:p text:style-name="P324">1.3.6 <text:s/>Közelharci fegyverek<text:tab/>65</text:p>
          <text:p text:style-name="P324">1.3.7 <text:s/>Kardvívó fegyverek harcértékei<text:tab/>66</text:p>
          <text:p text:style-name="P324">1.3.8 <text:s/>Pusztító fegyverek harcértékei<text:tab/>69</text:p>
          <text:p text:style-name="P324">1.3.9 <text:s/>Lándzsavívó fegyverek harcértékei<text:tab/>70</text:p>
          <text:p text:style-name="P324">1.3.10 <text:s/>Lovas fegyverek harcértékei<text:tab/>70</text:p>
          <text:p text:style-name="P324">1.3.11 <text:s/>Hajítófegyverek harcértékei<text:tab/>71</text:p>
          <text:p text:style-name="P324">1.3.12 <text:s/>Lőfegyverek harcértékei<text:tab/>72</text:p>
          <text:p text:style-name="P325">Íjász lőfegyverek<text:tab/>72</text:p>
          <text:p text:style-name="P325">Lövész lőfegyverek<text:tab/>73</text:p>
          <text:p text:style-name="P323">1.4. Pajzsok, hárítófegyverek<text:tab/>74</text:p>
          <text:p text:style-name="P323">1.5. Vértek, Páncélok<text:tab/>75</text:p>
          <text:p text:style-name="P323">1.6. Vértek, Páncélok<text:tab/>76</text:p>
          <text:p text:style-name="P324">1.6.1 <text:s/>Sebzésfelfogó Érték (SFÉ)<text:tab/>76</text:p>
          <text:p text:style-name="P324">1.6.2 <text:s text:c="2"/>Páncél struktúrák, alapanyag minősége<text:tab/>76</text:p>
          <text:p text:style-name="P324">1.6.3 <text:s/>Páncél tagok és a védett terület<text:tab/>77</text:p>
          <text:p text:style-name="P324"><text:soft-page-break/>1.6.4 <text:s/>Páncéldobás<text:tab/>77</text:p>
          <text:p text:style-name="P324">1.6.5 <text:s/>Mozgásgátló Tényező (MGT)<text:tab/>77</text:p>
          <text:p text:style-name="P325">Alap (mellvért) MGT<text:tab/>77</text:p>
          <text:p text:style-name="P325">Vért kidolgozottsága, csatolt elemek száma<text:tab/>78</text:p>
          <text:p text:style-name="P324">1.6.6 <text:s/>Fém vértek alapanyagai<text:tab/>79</text:p>
          <text:p text:style-name="P324">1.6.7 <text:s/>Páncél Ára<text:tab/>79</text:p>
          <text:p text:style-name="P325">Miért százalék érték az „Ár”?<text:tab/>79</text:p>
          <text:p text:style-name="P324">1.6.8 <text:s/>Példa egy páncél leírására<text:tab/>79</text:p>
          <text:p text:style-name="P324">1.6.9 <text:s/>Erő bónusz MGT-re<text:tab/>79</text:p>
          <text:p text:style-name="P324">1.6.10 <text:s/>Erő követelmény MGT-re<text:tab/>80</text:p>
          <text:p text:style-name="P324">1.6.11 <text:s/>Rossz méretű vért viselése<text:tab/>80</text:p>
          <text:p text:style-name="P324">1.6.12 <text:s/>Egydarabos tag viselése<text:tab/>80</text:p>
          <text:p text:style-name="P324">1.6.13 <text:s/>Sérült vért javítása és MGT módosító hatása<text:tab/>80</text:p>
          <text:p text:style-name="P324">1.6.14 <text:s/>Példa átlagos páncélra<text:tab/>80</text:p>
          <text:p text:style-name="P324">1.6.15 <text:s/>Példa egy vértre, amiben a lehető legnehezebb mozogni...<text:tab/>81</text:p>
          <text:p text:style-name="P324">1.6.16 <text:s/>Vértviselet fortély<text:tab/>81</text:p>
          <text:p text:style-name="P323">1.7. Távolsági harc<text:tab/>83</text:p>
        </text:index-body>
      </text:table-of-content>
      <text:p text:style-name="Standard"/>
      <text:p text:style-name="Text_20_body"/>
      <text:h text:style-name="P327"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7">ÉP=12 + (Edzettség x2 )</text:span></text:p>
      <text:p text:style-name="Text_20_body"><text:s/>Ha sebet kapunk, ezekből a pontokból kell levonnunk az okozott sérülést (lásd Sebesülés fejezet).</text:p>
      <text:section text:style-name="Sect2" text:name="Szakasz2">
        <text:p text:style-name="P291"><text:s/></text:p>
        <table:table table:name="Tábla8" table:style-name="Tábla8">
          <table:table-column table:style-name="Tábla8.A" table:number-columns-repeated="3"/>
          <table:table-column table:style-name="Tábla8.D"/>
          <table:table-header-rows>
            <table:table-row table:style-name="TableLine2632865971088">
              <table:table-cell table:style-name="Tábla8.A1" table:number-columns-spanned="4" office:value-type="string">
                <text:p text:style-name="P53">Életerő Pontok</text:p>
              </table:table-cell>
              <table:covered-table-cell/>
              <table:covered-table-cell/>
              <table:covered-table-cell/>
            </table:table-row>
          </table:table-header-rows>
          <table:table-row table:style-name="TableLine2632865972816">
            <table:table-cell table:style-name="Tábla8.A2" office:value-type="string">
              <text:p text:style-name="_5b_RPG_5d__20_Táblázattartalom_20_1">S1<text:line-break/><text:span text:style-name="T39">(ÉP/4)</text:span></text:p>
            </table:table-cell>
            <table:table-cell table:style-name="Tábla8.A2" office:value-type="string">
              <text:p text:style-name="_5b_RPG_5d__20_Táblázattartalom_20_1">S2<text:line-break/><text:span text:style-name="T39">(ÉP/4)</text:span></text:p>
            </table:table-cell>
            <table:table-cell table:style-name="Tábla8.A2" office:value-type="string">
              <text:p text:style-name="_5b_RPG_5d__20_Táblázattartalom_20_1">S3<text:line-break/><text:span text:style-name="T39">(ÉP/4)</text:span></text:p>
            </table:table-cell>
            <table:table-cell table:style-name="Tábla8.D2" office:value-type="string">
              <text:p text:style-name="_5b_RPG_5d__20_Táblázattartalom_20_1">S4<text:line-break/><text:span text:style-name="T39">(ÉP/4)</text:span></text:p>
            </table:table-cell>
          </table:table-row>
          <table:table-row table:style-name="TableLine263286597684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286597540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286597339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286597166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32865966192">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0"><text:s/><text:span text:style-name="T47"><text:s/></text:span></text:p>
        <text:p text:style-name="P305">Az <text:span text:style-name="T27">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3"><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7">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4">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3">ugyanabban</text:span> az <text:span text:style-name="T18">ÉP</text:span> táblázatban történik, hatásaik is megegyeznek, csak a <text:span text:style-name="T18">KT</text:span> esetén nincs valós fizikai sérülés. <text:span text:style-name="T34">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3">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2">„Leütés hátulról” harci taktikával</text:span>!</text:p>
      <text:p text:style-name="Text_20_body"/>
      <text:h text:style-name="P334" text:outline-level="4"><text:bookmark-start text:name="__RefHeading___Toc11714_3781431762"/>Példa Kábulat ÉP alkalmazására<text:bookmark-end text:name="__RefHeading___Toc11714_3781431762"/></text:h>
      <text:p text:style-name="P286">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7">Orvtámadással</text:span> rendelkezik. Sebzést dob k6-al, az eredmény 4. Ekkor a mesterfokú Orvtámadás miatt a valós sebzés csak 2 ÉP. Lássuk a kábulat sebzést: 4 KT + k10SP amely bónusz szintén a Mf miatt csak KT sebzést okoz. k10 dobás eredménye: <text:span text:style-name="T27">7</text:span>. </text:p>
      <text:p text:style-name="Text_20_body">Az összesített KT sebzés tehát: 4+7=<text:span text:style-name="T27">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0"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0">sújtják.</text:span> Persze ami például egy <text:span text:style-name="T50">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3">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632865978864">
            <table:table-cell table:style-name="Tábla1.A2" office:value-type="string">
              <text:p text:style-name="_5b_RPG_5d__20_Táblázattartalom_20_1">S1<text:line-break/><text:span text:style-name="T39">(ÉP/4)</text:span></text:p>
            </table:table-cell>
            <table:table-cell table:style-name="Tábla1.A2" office:value-type="string">
              <text:p text:style-name="_5b_RPG_5d__20_Táblázattartalom_20_1">S2<text:line-break/><text:span text:style-name="T39">(ÉP/4)</text:span></text:p>
            </table:table-cell>
            <table:table-cell table:style-name="Tábla1.A2" office:value-type="string">
              <text:p text:style-name="_5b_RPG_5d__20_Táblázattartalom_20_1">S3<text:line-break/><text:span text:style-name="T39">(ÉP/4)</text:span></text:p>
            </table:table-cell>
            <table:table-cell table:style-name="Tábla1.D2" office:value-type="string">
              <text:p text:style-name="_5b_RPG_5d__20_Táblázattartalom_20_1">S4<text:line-break/><text:span text:style-name="T39">(ÉP/4)</text:span></text:p>
            </table:table-cell>
          </table:table-row>
          <table:table-row table:style-name="TableLine2632865977136">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632865972528">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632865969072">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5" office:value-type="string">
              <text:p text:style-name="P88"/>
            </table:table-cell>
          </table:table-row>
          <table:table-row table:style-name="TableLine2632865973680">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632865979152">
            <table:table-cell table:style-name="Tábla1.A8" office:value-type="string">
              <text:p text:style-name="P88"/>
            </table:table-cell>
            <table:table-cell table:style-name="Tábla1.A8" office:value-type="string">
              <text:p text:style-name="P88"/>
            </table:table-cell>
            <table:table-cell table:style-name="Tábla1.A8" office:value-type="string">
              <text:p text:style-name="P88"/>
            </table:table-cell>
            <table:table-cell table:style-name="Tábla1.D6" office:value-type="string">
              <text:p text:style-name="P88"/>
            </table:table-cell>
          </table:table-row>
          <table:table-row table:style-name="TableLine2632865966480">
            <table:table-cell table:style-name="Tábla1.A8" office:value-type="string">
              <text:p text:style-name="P88"/>
            </table:table-cell>
            <table:table-cell table:style-name="Tábla1.B8" office:value-type="string">
              <text:p text:style-name="P88"/>
            </table:table-cell>
            <table:table-cell table:style-name="Tábla1.B8" office:value-type="string">
              <text:p text:style-name="P88"/>
            </table:table-cell>
            <table:table-cell table:style-name="Tábla1.D8" office:value-type="string">
              <text:p text:style-name="P88"/>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7"> </text:span><text:span text:style-name="T51">*</text:span><text:span text:style-name="T37"><text:line-break/>(KÉ,TÉ,VÉ, támadás)</text:span></text:p>
              </table:table-cell>
              <table:covered-table-cell/>
              <table:covered-table-cell/>
              <table:covered-table-cell/>
            </table:table-row>
          </table:table-header-rows>
          <table:table-row table:style-name="TableLine2632865976272">
            <table:table-cell table:style-name="Tábla3.A2" office:value-type="string">
              <text:p text:style-name="P207">-</text:p>
            </table:table-cell>
            <table:table-cell table:style-name="Tábla3.A2" office:value-type="string">
              <text:p text:style-name="P111">-10 TÉ</text:p>
            </table:table-cell>
            <table:table-cell table:style-name="Tábla3.A2" office:value-type="string">
              <text:p text:style-name="P111">-20 TÉ</text:p>
            </table:table-cell>
            <table:table-cell table:style-name="Tábla3.D2" office:value-type="string">
              <text:p text:style-name="P111">-30 TÉ</text:p>
            </table:table-cell>
          </table:table-row>
          <table:table-row table:style-name="TableLine2632865973968">
            <table:table-cell table:style-name="Tábla3.A2" office:value-type="string">
              <text:p text:style-name="P207"/>
            </table:table-cell>
            <table:table-cell table:style-name="Tábla3.D2" table:number-columns-spanned="3" office:value-type="string">
              <text:p text:style-name="P111">Levonást csökkenti:<text:line-break/>Önuralom+Fájdalomtűrés</text:p>
            </table:table-cell>
            <table:covered-table-cell/>
            <table:covered-table-cell/>
          </table:table-row>
        </table:table>
        <text:p text:style-name="P10"><text:span text:style-name="_5b_RPG_5d_Kiemelt_20_kifejezés"><text:span text:style-name="T40"/></text:span></text:p>
        <text:p text:style-name="P306">Az első (S1) kategóriában lévő karaktert még nem <text:span text:style-name="T50">sújtják</text:span> <text:span text:style-name="T21">negatív módosítók, sérülése – számára – olyan könnyű, ami nem akadályozza a harcban. </text:span></text:p>
        <text:p text:style-name="P258">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58"/>
        <text:p text:style-name="P258">0 ÉP-re érve a karakter elájul, és haldokolni kezd (Lásd Haldoklás). Ha további sebet kap, meghal.</text:p>
        <text:p text:style-name="P215"/>
        <text:p text:style-name="P215"/>
        <text:p text:style-name="P215"/>
        <text:p text:style-name="P215"/>
        <text:p text:style-name="P215"/>
      </text:section>
      <text:p text:style-name="Text_20_body"><text:span text:style-name="_5b_RPG_5d_Kiemelt_20_kifejezés"><text:span text:style-name="T52"/></text:span></text:p>
      <text:h text:style-name="P334" text:outline-level="4"><text:bookmark-start text:name="__RefHeading___Toc11718_3781431762"/><text:span text:style-name="_5b_RPG_5d_Kiemelt_20_kifejezés"><text:span text:style-name="T52">Fájdalomtűrés</text:span></text:span><text:bookmark-end text:name="__RefHeading___Toc11718_3781431762"/></text:h>
      <text:p text:style-name="P10"><text:span text:style-name="Strong_20_Emphasis"><text:span text:style-name="T55">Harc mindhalálig</text:span></text:span><text:span text:style-name="_5b_RPG_5d_Kiemelt_20_kifejezés"><text:span text:style-name="T54"> <text:s/>fortély?</text:span></text:span></text:p>
      <text:p text:style-name="P10"><text:span text:style-name="_5b_RPG_5d_Kiemelt_20_kifejezés"><text:span text:style-name="T54">Ájulás legyen?</text:span></text:span></text:p>
      <text:p text:style-name="Text_20_body"><text:span text:style-name="_5b_RPG_5d_Kiemelt_20_kifejezés"><text:span text:style-name="T52">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2">Fájdalomtűrés harc közben</text:span></text:span><text:bookmark-end text:name="__RefHeading___Toc11720_3781431762"/></text:h>
      <text:p text:style-name="Text_20_body"><text:span text:style-name="_5b_RPG_5d_Kiemelt_20_kifejezés"><text:span text:style-name="T52">Ha harc közben más sebesülés kategóriába lép a karakter, TÉ levonást kap büntetésül. Ezt az értéket csökkenti a Fájdalomtűrés képzettség és az </text:span></text:span><text:span text:style-name="_5b_RPG_5d_Kiemelt_20_kifejezés"><text:span text:style-name="T53">Önuralom </text:span></text:span><text:span text:style-name="_5b_RPG_5d_Kiemelt_20_kifejezés"><text:span text:style-name="T52">tulajdonság összege. </text:span></text:span></text:p>
      <text:p text:style-name="Text_20_body"><text:span text:style-name="_5b_RPG_5d_Kiemelt_20_kifejezés"><text:span text:style-name="T52">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632865970800">
          <table:table-cell table:style-name="Táblázat32.A1" office:value-type="string">
            <text:p text:style-name="P244"/>
          </table:table-cell>
          <table:table-cell table:style-name="Táblázat32.A1" office:value-type="string">
            <text:p text:style-name="P244">S1</text:p>
          </table:table-cell>
          <table:table-cell table:style-name="Táblázat32.A1" office:value-type="string">
            <text:p text:style-name="P244">S2</text:p>
          </table:table-cell>
          <table:table-cell table:style-name="Táblázat32.A1" office:value-type="string">
            <text:p text:style-name="P244">S3</text:p>
          </table:table-cell>
          <table:table-cell table:style-name="Táblázat32.E1" office:value-type="string">
            <text:p text:style-name="P244">S4</text:p>
          </table:table-cell>
        </table:table-row>
        <table:table-row table:style-name="TableLine2632892519600">
          <table:table-cell table:style-name="Táblázat32.A2" office:value-type="string">
            <text:p text:style-name="P248">TÉ levonás</text:p>
          </table:table-cell>
          <table:table-cell table:style-name="Táblázat32.B2" office:value-type="string">
            <text:p text:style-name="P248">-</text:p>
          </table:table-cell>
          <table:table-cell table:style-name="Táblázat32.B2" office:value-type="string">
            <text:p text:style-name="P248">-10</text:p>
          </table:table-cell>
          <table:table-cell table:style-name="Táblázat32.B2" office:value-type="string">
            <text:p text:style-name="P248">-20</text:p>
          </table:table-cell>
          <table:table-cell table:style-name="Táblázat32.E2" office:value-type="string">
            <text:p text:style-name="P248">-30</text:p>
          </table:table-cell>
        </table:table-row>
        <table:table-row table:style-name="TableLine2632892513840">
          <table:table-cell table:style-name="Táblázat32.A2" office:value-type="string">
            <text:p text:style-name="P248"/>
          </table:table-cell>
          <table:table-cell table:style-name="Táblázat32.E2" table:number-columns-spanned="4" office:value-type="string">
            <text:p text:style-name="P246">Csökkenti:</text:p>
            <text:p text:style-name="P246">Önuralom+Fájdalomtűrés</text:p>
          </table:table-cell>
          <table:covered-table-cell/>
          <table:covered-table-cell/>
          <table:covered-table-cell/>
        </table:table-row>
      </table:table>
      <text:p text:style-name="Standard"><text:span text:style-name="_5b_RPG_5d_Kiemelt_20_kifejezés"><text:span text:style-name="T52"/></text:span></text:p>
      <text:p text:style-name="Standard"><text:span text:style-name="_5b_RPG_5d_Kiemelt_20_kifejezés"><text:span text:style-name="T52">Példa: Tetves Fájdalomtűrése 7.szintű, Önuralma:+1 <text:s/>(összesen:8)</text:span></text:span></text:p>
      <text:p text:style-name="Standard"><text:span text:style-name="_5b_RPG_5d_Kiemelt_20_kifejezés"><text:span text:style-name="T52">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632892512976">
          <table:table-cell table:style-name="Táblázat43.A1" office:value-type="string">
            <text:p text:style-name="P245"/>
          </table:table-cell>
          <table:table-cell table:style-name="Táblázat43.A1" office:value-type="string">
            <text:p text:style-name="P245">S1</text:p>
          </table:table-cell>
          <table:table-cell table:style-name="Táblázat43.A1" office:value-type="string">
            <text:p text:style-name="P245">S2</text:p>
          </table:table-cell>
          <table:table-cell table:style-name="Táblázat43.A1" office:value-type="string">
            <text:p text:style-name="P245">S3</text:p>
          </table:table-cell>
          <table:table-cell table:style-name="Táblázat43.E1" office:value-type="string">
            <text:p text:style-name="P245">S4</text:p>
          </table:table-cell>
        </table:table-row>
        <table:table-row table:style-name="TableLine2632892512112">
          <table:table-cell table:style-name="Táblázat43.A2" office:value-type="string">
            <text:p text:style-name="P246">TÉ levonás</text:p>
          </table:table-cell>
          <table:table-cell table:style-name="Táblázat43.B2" office:value-type="string">
            <text:p text:style-name="P246">-</text:p>
          </table:table-cell>
          <table:table-cell table:style-name="Táblázat43.B2" office:value-type="string">
            <text:p text:style-name="P246">-2</text:p>
          </table:table-cell>
          <table:table-cell table:style-name="Táblázat43.B2" office:value-type="string">
            <text:p text:style-name="P246">-12</text:p>
          </table:table-cell>
          <table:table-cell table:style-name="Táblázat43.E2" office:value-type="string">
            <text:p text:style-name="P246">-22</text:p>
          </table:table-cell>
        </table:table-row>
      </table:table>
      <text:p text:style-name="Standard"><text:span text:style-name="_5b_RPG_5d_Kiemelt_20_kifejezés"><text:span text:style-name="T52"/></text:span></text:p>
      <text:h text:style-name="Heading_20_5" text:outline-level="5"><text:bookmark-start text:name="__RefHeading___Toc11722_3781431762"/><text:span text:style-name="_5b_RPG_5d_Kiemelt_20_kifejezés"><text:span text:style-name="T52">Fájdalomtűrés harcon kívül</text:span></text:span><text:bookmark-end text:name="__RefHeading___Toc11722_3781431762"/></text:h>
      <text:p text:style-name="Text_20_body"><text:span text:style-name="_5b_RPG_5d_Kiemelt_20_kifejezés"><text:span text:style-name="T52">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632892517584">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632892514416">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48">-</text:p>
            </table:table-cell>
            <table:table-cell table:style-name="Tábla15.B2" office:value-type="string">
              <text:p text:style-name="P248">-2</text:p>
            </table:table-cell>
            <table:table-cell table:style-name="Tábla15.B2" office:value-type="string">
              <text:p text:style-name="P248">-4</text:p>
            </table:table-cell>
            <table:table-cell table:style-name="Tábla15.E2" office:value-type="string">
              <text:p text:style-name="P248">-6</text:p>
            </table:table-cell>
          </table:table-row>
          <table:table-row table:style-name="TableLine263289252075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48">-</text:p>
            </table:table-cell>
            <table:table-cell table:style-name="Tábla15.B2" office:value-type="string">
              <text:p text:style-name="P248">-</text:p>
            </table:table-cell>
            <table:table-cell table:style-name="Tábla15.B2" office:value-type="string">
              <text:p text:style-name="P248">-1</text:p>
            </table:table-cell>
            <table:table-cell table:style-name="Tábla15.E2" office:value-type="string">
              <text:p text:style-name="P248">-3</text:p>
            </table:table-cell>
          </table:table-row>
        </table:table>
        <text:p text:style-name="P217"/>
      </text:section>
      <text:h text:style-name="Heading_20_4" text:outline-level="4"><text:bookmark-start text:name="__RefHeading___Toc11726_3781431762"/>Vértek, SFÉ<text:bookmark-end text:name="__RefHeading___Toc11726_3781431762"/></text:h>
      <text:p text:style-name="P286">TODO. Lásd: V<text:span text:style-name="T27">értek, páncélok <text:s/>– TODO_HARC_#29.</text:span></text:p>
      <text:p text:style-name="P151">Itt inkább az általános szabályokat írjuk be, a konkrét vérteket a doksi végén ismertessük táblázatos formában.</text:p>
      <text:h text:style-name="P334"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1">Sebek jellegének jelölései:</text:p>
      <text:list xml:id="list1073579294" text:style-name="L1">
        <text:list-item>
          <text:p text:style-name="P369"><text:span text:style-name="_5b_RPG_5d__20_Kiemelt_20_kifejezés"><text:span text:style-name="T62">S: Szúrt seb</text:span></text:span></text:p>
        </text:list-item>
        <text:list-item>
          <text:p text:style-name="P369"><text:span text:style-name="_5b_RPG_5d__20_Kiemelt_20_kifejezés"><text:span text:style-name="T62">V: Vágott seb</text:span></text:span></text:p>
        </text:list-item>
        <text:list-item>
          <text:p text:style-name="P369"><text:span text:style-name="_5b_RPG_5d__20_Kiemelt_20_kifejezés"><text:span text:style-name="T62">Z: Zúzott seb</text:span></text:span></text:p>
        </text:list-item>
        <text:list-item>
          <text:p text:style-name="P369"><text:span text:style-name="_5b_RPG_5d__20_Kiemelt_20_kifejezés"><text:span text:style-name="T62">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9">Életerő táblázat</text:p>
              </table:table-cell>
              <table:covered-table-cell/>
              <table:covered-table-cell/>
              <table:covered-table-cell/>
            </table:table-row>
          </table:table-header-rows>
          <table:table-row table:style-name="TableLine2632892510384">
            <table:table-cell table:style-name="Tábla5.A2" office:value-type="string">
              <text:p text:style-name="P220">S1<text:line-break/><text:span text:style-name="T39">(ÉP/4)</text:span></text:p>
            </table:table-cell>
            <table:table-cell table:style-name="Tábla5.A2" office:value-type="string">
              <text:p text:style-name="P220">S2<text:line-break/><text:span text:style-name="T39">(ÉP/4)</text:span></text:p>
            </table:table-cell>
            <table:table-cell table:style-name="Tábla5.A2" office:value-type="string">
              <text:p text:style-name="P220">S3<text:line-break/><text:span text:style-name="T39">(ÉP/4)</text:span></text:p>
            </table:table-cell>
            <table:table-cell table:style-name="Tábla5.D2" office:value-type="string">
              <text:p text:style-name="P220">S4<text:line-break/><text:span text:style-name="T37">(</text:span><text:span text:style-name="T39">ÉP/4)</text:span></text:p>
            </table:table-cell>
          </table:table-row>
          <table:table-row table:style-name="TableLine2632892519024">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32892521328">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32892525648">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63289252161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632892521904">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7"> <text:line-break/>(KÉ,TÉ,VÉ, támadás)</text:span></text:p>
              </table:table-cell>
              <table:covered-table-cell/>
              <table:covered-table-cell/>
              <table:covered-table-cell/>
            </table:table-row>
          </table:table-header-rows>
          <table:table-row table:style-name="TableLine2632892525936">
            <table:table-cell table:style-name="Tábla7.A2" office:value-type="string">
              <text:p text:style-name="P106">-</text:p>
            </table:table-cell>
            <table:table-cell table:style-name="Tábla7.A2" office:value-type="string">
              <text:p text:style-name="P106">-0 TÉ</text:p>
            </table:table-cell>
            <table:table-cell table:style-name="Tábla7.A2" office:value-type="string">
              <text:p text:style-name="P106">-9 TÉ</text:p>
            </table:table-cell>
            <table:table-cell table:style-name="Tábla7.D2" office:value-type="string">
              <text:p text:style-name="P106">-19 TÉ</text:p>
            </table:table-cell>
          </table:table-row>
        </table:table>
        <text:p text:style-name="P10"><text:span text:style-name="_5b_RPG_5d_Kiemelt_20_kifejezés"><text:span text:style-name="T48"/></text:span></text:p>
        <text:p text:style-name="P306">Találat esetén a sebesülést először az S1 rubrikában kezdjük jelölni, oszlopon belül pedig fentről lefelé. Ha Lord Gustav egy 2 ÉP-s sebet kap, az az S1 oszlopban kerül bejelölésre fentről lefele. Ilyenkor még nem <text:span text:style-name="T50">sújtja</text:span> levonás.<text:span text:style-name="T21"> </text:span></text:p>
        <text:p text:style-name="P119">Gustav ismét megsebesül. Ezúttal 5 ÉP, ezzel az S2 kategóriába kerül. Mivel a (Fájdalomtűrés+Önuralom=11) mérsékli a standard S2-nél használt (-10TÉ) büntetést, ezért még itt sincs TÉ levonás.</text:p>
        <text:p text:style-name="P119">A harmadik seb 4 ÉP, Gustav a harmadik (közepesen sérült) kategóriába kerül. Alapból (-20TÉ) lenne a büntetés, de ez (-9TÉ)-re mérséklődik (-11).</text:p>
        <text:p text:style-name="P119">Gustav hátrálás közben belefejel a kovácsoltvas kapuba. <text:span text:style-name="T27">4KT </text:span><text:s/>a büntetése. Ezzel az S4 (utolsó) kategóriába került. Büntetése -19TÉ (a -30 helyett).</text:p>
        <text:p text:style-name="P127">kategóriában elrontja a fájdalomtűrés próbáját, (célszám:18) akkor el is ájul. </text:p>
      </text:section>
      <text:p text:style-name="P304"><text:span text:style-name="_5b_RPG_5d_Kiemelt_20_kifejezés"><text:span text:style-name="T52">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4"><text:span text:style-name="T21">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1">Kitéve a megoldandó dokba: </text:span><text:span text:style-name="T80">Fegyverek – TODO_HARC_#27.</text:span></text:p>
      <text:p text:style-name="Text_20_body"/>
      <text:h text:style-name="P328"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3">harapással</text:span> próbálják legyőzni egymást, akkor bizony <text:span text:style-name="T27">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202702568" text:style-name="L2">
        <text:list-item>
          <text:p text:style-name="P370">Kezdeményező Érték</text:p>
        </text:list-item>
        <text:list-item>
          <text:p text:style-name="P370">Támadó Érték</text:p>
        </text:list-item>
        <text:list-item>
          <text:p text:style-name="P370">Védő Érték</text:p>
        </text:list-item>
        <text:list-item>
          <text:p text:style-name="P370">Célzó Érték</text:p>
        </text:list-item>
      </text:list>
      <text:p text:style-name="Text_20_body">Ezen értékek öt jellemzőből épülnek fel:</text:p>
      <table:table table:name="Táblázat20" table:style-name="Táblázat20">
        <table:table-column table:style-name="Táblázat20.A"/>
        <table:table-row table:style-name="TableLine2632892526800">
          <table:table-cell table:style-name="Táblázat20.A1" office:value-type="string">
            <text:p text:style-name="P206">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3075400656" text:style-name="L3">
        <text:list-item>
          <text:p text:style-name="P371">KÉ konstans: 10</text:p>
        </text:list-item>
        <text:list-item>
          <text:p text:style-name="P371">TÉ konstans: 20</text:p>
        </text:list-item>
        <text:list-item>
          <text:p text:style-name="P371">VÉ konstans: 1<text:span text:style-name="T137">2</text:span>0</text:p>
        </text:list-item>
        <text:list-item>
          <text:p text:style-name="P371">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4"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7">maximum </text:span><text:span text:style-name="T29">(6+Ügyesség)</text:span> pontnyi úgynevezett <text:span text:style-name="T18">HM-et </text:span>és <text:span text:style-name="T27">maximum 4</text:span><text:span text:style-name="T18"> ún. Célzóérték Módosítót (</text:span><text:span text:style-name="T27">CM)</text:span> <text:span text:style-name="T35">vehet</text:span> fel (nem kötelező!) K<text:span text:style-name="T128">arakter Pontjaiból</text:span>. Egy HM-re, illetve CM-re <text:span text:style-name="T27">4</text:span> K<text:span text:style-name="T128">arakter </text:span>Pontot kell költenie.</text:p>
      <table:table table:name="Táblázat21" table:style-name="Táblázat21">
        <table:table-column table:style-name="Táblázat21.A"/>
        <table:table-row table:style-name="TableLine2632892527376">
          <table:table-cell table:style-name="Táblázat21.A1" office:value-type="string">
            <text:p text:style-name="P206">Maximum: 8 HM / Szint</text:p>
            <text:p text:style-name="P206">Maximum: <text:s/>4 CM / Szint</text:p>
            <text:p text:style-name="P206">1 HM = <text:span text:style-name="T144">5</text:span> KP</text:p>
            <text:p text:style-name="P206">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4"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4">Közelharc, Kardvívás, Lándzsavívás, Pusztítás, Hajítás, Íjászat, Lövészet, Ostromlövészet</text:p>
      <text:list xml:id="list3230314104" text:style-name="L4">
        <text:list-item text:start-value="1">
          <text:p text:style-name="P372"><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72"><text:span text:style-name="_5b_RPG_5d_Kiemelt_20_kifejezés"><text:span text:style-name="T17">Kardvívás: minden „pengés” fegyver (kétkezes kard is)</text:span></text:span></text:p>
        </text:list-item>
        <text:list-item>
          <text:p text:style-name="P372"><text:span text:style-name="_5b_RPG_5d_Kiemelt_20_kifejezés"><text:span text:style-name="T17">Pusztítás: zúzófegyverek, csatabárdok, csákány</text:span></text:span></text:p>
        </text:list-item>
        <text:list-item>
          <text:p text:style-name="P372"><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632892510960">
            <table:table-cell table:style-name="Táblázat29.A1" office:value-type="string">
              <text:p text:style-name="P234">Harcmodor Szint</text:p>
            </table:table-cell>
            <table:table-cell table:style-name="Táblázat29.B1" office:value-type="string">
              <text:p text:style-name="P234">Hatás*</text:p>
            </table:table-cell>
          </table:table-row>
        </table:table-header-rows>
        <table:table-row table:style-name="TableLine2632892515280">
          <table:table-cell table:style-name="Táblázat29.A17" office:value-type="string">
            <text:p text:style-name="P185">Képzetlen</text:p>
          </table:table-cell>
          <table:table-cell table:style-name="Táblázat29.B17" office:value-type="string">
            <text:p text:style-name="P185">KÉ: -20, TÉ: -30, VÉ:-30, CÉ: -30</text:p>
          </table:table-cell>
        </table:table-row>
        <table:table-row table:style-name="TableLine2632892533424">
          <table:table-cell table:style-name="Táblázat29.A17" office:value-type="string">
            <text:p text:style-name="P185">1</text:p>
          </table:table-cell>
          <table:table-cell table:style-name="Táblázat29.B17" office:value-type="string">
            <text:p text:style-name="P185">csak -10KÉ, -20 TÉ,VÉ,CÉ</text:p>
          </table:table-cell>
        </table:table-row>
        <table:table-row table:style-name="TableLine2632892531120">
          <table:table-cell table:style-name="Táblázat29.A17" office:value-type="string">
            <text:p text:style-name="P185">2</text:p>
          </table:table-cell>
          <table:table-cell table:style-name="Táblázat29.B17" office:value-type="string">
            <text:p text:style-name="P185">csak -5KÉ, -10 TÉ,VÉ,CÉ</text:p>
          </table:table-cell>
        </table:table-row>
        <table:table-row table:style-name="TableLine2632892542640">
          <table:table-cell table:style-name="Táblázat29.A17" office:value-type="string">
            <text:p text:style-name="P185">3</text:p>
          </table:table-cell>
          <table:table-cell table:style-name="Táblázat29.B17" office:value-type="string">
            <text:p text:style-name="P185">0</text:p>
          </table:table-cell>
        </table:table-row>
        <table:table-row table:style-name="TableLine2632892528816">
          <table:table-cell table:style-name="Táblázat29.A17" office:value-type="string">
            <text:p text:style-name="P185">4</text:p>
          </table:table-cell>
          <table:table-cell table:style-name="Táblázat29.B17" office:value-type="string">
            <text:p text:style-name="P185">+1 KÉ ; +3 TÉ,VÉ,CÉ</text:p>
          </table:table-cell>
        </table:table-row>
        <table:table-row table:style-name="TableLine2632892530832">
          <table:table-cell table:style-name="Táblázat29.A17" office:value-type="string">
            <text:p text:style-name="P185">5</text:p>
          </table:table-cell>
          <table:table-cell table:style-name="Táblázat29.B17" office:value-type="string">
            <text:p text:style-name="P185">+2 KÉ ; +6TÉ,VÉ,CÉ</text:p>
          </table:table-cell>
        </table:table-row>
        <table:table-row table:style-name="TableLine2632892529968">
          <table:table-cell table:style-name="Táblázat29.A17" office:value-type="string">
            <text:p text:style-name="P185">6</text:p>
          </table:table-cell>
          <table:table-cell table:style-name="Táblázat29.B17" office:value-type="string">
            <text:p text:style-name="P185">+3 KÉ ; +9 TÉ,VÉ,CÉ</text:p>
          </table:table-cell>
        </table:table-row>
        <table:table-row table:style-name="TableLine2632892533712">
          <table:table-cell table:style-name="Táblázat29.A17" office:value-type="string">
            <text:p text:style-name="P185">7</text:p>
          </table:table-cell>
          <table:table-cell table:style-name="Táblázat29.B17" office:value-type="string">
            <text:p text:style-name="P185">+4 KÉ ; +12 TÉ,VÉ,CÉ</text:p>
          </table:table-cell>
        </table:table-row>
        <table:table-row table:style-name="TableLine2632892538320">
          <table:table-cell table:style-name="Táblázat29.A17" office:value-type="string">
            <text:p text:style-name="P185">8</text:p>
          </table:table-cell>
          <table:table-cell table:style-name="Táblázat29.B17" office:value-type="string">
            <text:p text:style-name="P185">+5 KÉ ; +15 TÉ,VÉ,CÉ</text:p>
          </table:table-cell>
        </table:table-row>
        <table:table-row table:style-name="TableLine2632892530256">
          <table:table-cell table:style-name="Táblázat29.A17" office:value-type="string">
            <text:p text:style-name="P185">9</text:p>
          </table:table-cell>
          <table:table-cell table:style-name="Táblázat29.B17" office:value-type="string">
            <text:p text:style-name="P185">+6 KÉ ; +18 TÉ,VÉ,CÉ</text:p>
          </table:table-cell>
        </table:table-row>
        <table:table-row table:style-name="TableLine2632892530544">
          <table:table-cell table:style-name="Táblázat29.A17" office:value-type="string">
            <text:p text:style-name="P185">10</text:p>
          </table:table-cell>
          <table:table-cell table:style-name="Táblázat29.B17" office:value-type="string">
            <text:p text:style-name="P185">+7 KÉ ; +21 TÉ,VÉ,CÉ</text:p>
          </table:table-cell>
        </table:table-row>
        <table:table-row table:style-name="TableLine2632892539760">
          <table:table-cell table:style-name="Táblázat29.A17" office:value-type="string">
            <text:p text:style-name="P185">11</text:p>
          </table:table-cell>
          <table:table-cell table:style-name="Táblázat29.B17" office:value-type="string">
            <text:p text:style-name="P185">+8 KÉ ; +24 TÉ,VÉ,CÉ</text:p>
          </table:table-cell>
        </table:table-row>
        <table:table-row table:style-name="TableLine2632892537168">
          <table:table-cell table:style-name="Táblázat29.A17" office:value-type="string">
            <text:p text:style-name="P185">12</text:p>
          </table:table-cell>
          <table:table-cell table:style-name="Táblázat29.B17" office:value-type="string">
            <text:p text:style-name="P185">+9 KÉ ; +27 TÉ,VÉ,CÉ</text:p>
          </table:table-cell>
        </table:table-row>
        <table:table-row table:style-name="TableLine2632892536016">
          <table:table-cell table:style-name="Táblázat29.A17" office:value-type="string">
            <text:p text:style-name="P185">13</text:p>
          </table:table-cell>
          <table:table-cell table:style-name="Táblázat29.B17" office:value-type="string">
            <text:p text:style-name="P185">+10 KÉ ; +30 TÉ,VÉ,CÉ</text:p>
          </table:table-cell>
        </table:table-row>
        <table:table-row table:style-name="TableLine2632892531984">
          <table:table-cell table:style-name="Táblázat29.A17" office:value-type="string">
            <text:p text:style-name="P185">14</text:p>
          </table:table-cell>
          <table:table-cell table:style-name="Táblázat29.B17" office:value-type="string">
            <text:p text:style-name="P185">+11 KÉ ; +33 TÉ,VÉ,CÉ</text:p>
          </table:table-cell>
        </table:table-row>
        <table:table-row table:style-name="TableLine2632892532848">
          <table:table-cell table:style-name="Táblázat29.A17" office:value-type="string">
            <text:p text:style-name="P185">15</text:p>
          </table:table-cell>
          <table:table-cell table:style-name="Táblázat29.B17" office:value-type="string">
            <text:p text:style-name="P185">+12 KÉ ; +36 TÉ,VÉ,CÉ</text:p>
          </table:table-cell>
        </table:table-row>
      </table:table>
      <text:p text:style-name="P176">*A távolsági fegyvereknél értelemszerűen csak +1 KÉ és +3 CÉ jár szintenként, hiszen nincs TÉ és VÉ értékük.</text:p>
      <text:p text:style-name="P10"/>
      <text:h text:style-name="P340"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7">3.</text:span>) képzettség szintje 1 db ún. Manőverfejlesztő Pontot (<text:span text:style-name="T27">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632892531696">
            <table:table-cell table:style-name="Táblázat34.A1" office:value-type="string">
              <text:p text:style-name="P234">Fok</text:p>
            </table:table-cell>
            <table:table-cell table:style-name="Táblázat34.A1" office:value-type="string">
              <text:p text:style-name="P234">Követelmény</text:p>
            </table:table-cell>
            <table:table-cell table:style-name="Táblázat34.A1" office:value-type="string">
              <text:p text:style-name="P234">KÉ</text:p>
            </table:table-cell>
            <table:table-cell table:style-name="Táblázat34.A1" office:value-type="string">
              <text:p text:style-name="P234">TÉ</text:p>
            </table:table-cell>
            <table:table-cell table:style-name="Táblázat34.A1" office:value-type="string">
              <text:p text:style-name="P234">VÉ</text:p>
            </table:table-cell>
            <table:table-cell table:style-name="Táblázat34.F1" office:value-type="string">
              <text:p text:style-name="P234">Sebzés</text:p>
            </table:table-cell>
          </table:table-row>
        </table:table-header-rows>
        <table:table-row table:style-name="TableLine2632892534576">
          <table:table-cell table:style-name="Táblázat34.A4" office:value-type="string">
            <text:p text:style-name="P185">1</text:p>
          </table:table-cell>
          <table:table-cell table:style-name="Táblázat34.B4" office:value-type="string">
            <text:p text:style-name="P185">4.szint a harcmodorban</text:p>
          </table:table-cell>
          <table:table-cell table:style-name="Táblázat34.E4" office:value-type="string">
            <text:p text:style-name="P185">+2</text:p>
          </table:table-cell>
          <table:table-cell table:style-name="Táblázat34.E4" office:value-type="string">
            <text:p text:style-name="P185">+3</text:p>
          </table:table-cell>
          <table:table-cell table:style-name="Táblázat34.E4" office:value-type="string">
            <text:p text:style-name="P185">+3</text:p>
          </table:table-cell>
          <table:table-cell table:style-name="Táblázat34.F4" office:value-type="string">
            <text:p text:style-name="P185">+1</text:p>
          </table:table-cell>
        </table:table-row>
        <table:table-row table:style-name="TableLine2632892533136">
          <table:table-cell table:style-name="Táblázat34.A4" office:value-type="string">
            <text:p text:style-name="P185">2</text:p>
          </table:table-cell>
          <table:table-cell table:style-name="Táblázat34.B4" office:value-type="string">
            <text:p text:style-name="P185">8.szint a harcmodorban</text:p>
          </table:table-cell>
          <table:table-cell table:style-name="Táblázat34.E4" office:value-type="string">
            <text:p text:style-name="P185">+4</text:p>
          </table:table-cell>
          <table:table-cell table:style-name="Táblázat34.E4" office:value-type="string">
            <text:p text:style-name="P185">+6</text:p>
          </table:table-cell>
          <table:table-cell table:style-name="Táblázat34.E4" office:value-type="string">
            <text:p text:style-name="P185">+6</text:p>
          </table:table-cell>
          <table:table-cell table:style-name="Táblázat34.F4" office:value-type="string">
            <text:p text:style-name="P185">+2</text:p>
          </table:table-cell>
        </table:table-row>
        <table:table-row table:style-name="TableLine2632892534288">
          <table:table-cell table:style-name="Táblázat34.A4" office:value-type="string">
            <text:p text:style-name="P185">3</text:p>
          </table:table-cell>
          <table:table-cell table:style-name="Táblázat34.B4" office:value-type="string">
            <text:p text:style-name="P185">12.szint a harcmodorban</text:p>
          </table:table-cell>
          <table:table-cell table:style-name="Táblázat34.E4" office:value-type="string">
            <text:p text:style-name="P185">+6</text:p>
          </table:table-cell>
          <table:table-cell table:style-name="Táblázat34.E4" office:value-type="string">
            <text:p text:style-name="P185">+9</text:p>
          </table:table-cell>
          <table:table-cell table:style-name="Táblázat34.E4" office:value-type="string">
            <text:p text:style-name="P185">+9</text:p>
          </table:table-cell>
          <table:table-cell table:style-name="Táblázat34.F4" office:value-type="string">
            <text:p text:style-name="P185">+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57"/>
      <text:h text:style-name="P330" text:outline-level="3"><text:bookmark-start text:name="__RefHeading___Toc11756_3781431762"/>Harcértékek<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7">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632892529392">
            <table:table-cell table:style-name="Táblázat5.A1" table:number-columns-spanned="2" office:value-type="string">
              <text:p text:style-name="P301">Kezdeményező Érték meghatározása</text:p>
            </table:table-cell>
            <table:covered-table-cell/>
          </table:table-row>
        </table:table-header-rows>
        <table:table-row table:style-name="TableLine263289253515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632892540912">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632892539472">
          <table:table-cell table:style-name="Táblázat5.A4" office:value-type="string">
            <text:p text:style-name="P137">Szint</text:p>
          </table:table-cell>
          <table:table-cell table:style-name="Táblázat5.B4" office:value-type="string">
            <text:p text:style-name="P136">A karakter szintje</text:p>
          </table:table-cell>
        </table:table-row>
        <table:table-row table:style-name="TableLine2632892537744">
          <table:table-cell table:style-name="Táblázat5.A7" office:value-type="string">
            <text:p text:style-name="P137">Harcmodor KÉ</text:p>
          </table:table-cell>
          <table:table-cell table:style-name="Táblázat5.B7" office:value-type="string">
            <text:p text:style-name="P136">Harcmodor képzettség szintje által kapott bónusz (lásd a harcmodor képzettségeket!)</text:p>
          </table:table-cell>
        </table:table-row>
        <table:table-row table:style-name="TableLine2632892538032">
          <table:table-cell table:style-name="Táblázat5.A7" office:value-type="string">
            <text:p text:style-name="P137">Mesterfegyver fortély</text:p>
          </table:table-cell>
          <table:table-cell table:style-name="Táblázat5.B7" office:value-type="string">
            <text:p text:style-name="P136">+2 fokonként</text:p>
          </table:table-cell>
        </table:table-row>
        <table:table-row table:style-name="TableLine2632892538608">
          <table:table-cell table:style-name="Táblázat5.A7" office:value-type="string">
            <text:p text:style-name="P20">Speciális</text:p>
          </table:table-cell>
          <table:table-cell table:style-name="Táblázat5.B7" office:value-type="string">
            <text:list xml:id="list511356762" text:style-name="L5">
              <text:list-item>
                <text:p text:style-name="P507">Gyors Kezdeményezés fortély: +4 KÉ </text:p>
              </text:list-item>
            </text:list>
            <text:list xml:id="list1975513126" text:style-name="L6">
              <text:list-item>
                <text:p text:style-name="P508">Szituációkból adódó módosítók</text:p>
              </text:list-item>
              <text:list-item>
                <text:p text:style-name="P508">Mágia hatására kapott módosító</text:p>
              </text:list-item>
            </text:list>
          </table:table-cell>
        </table:table-row>
      </table:table>
      <text:p text:style-name="Standard"/>
      <text:p text:style-name="P258"/>
      <text:p text:style-name="Text_20_body"/>
      <text:p text:style-name="Text_20_body"/>
      <text:h text:style-name="P334"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632892541200">
            <table:table-cell table:style-name="Táblázat9.A1" table:number-columns-spanned="2" office:value-type="string">
              <text:p text:style-name="P301">Védő Érték meghatározása</text:p>
            </table:table-cell>
            <table:covered-table-cell/>
          </table:table-row>
        </table:table-header-rows>
        <table:table-row table:style-name="TableLine2632892542064">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632892864400">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632892857776">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632892865552">
          <table:table-cell table:style-name="Táblázat9.A3" office:value-type="string">
            <text:p text:style-name="P137">Harcmodor VÉ</text:p>
          </table:table-cell>
          <table:table-cell table:style-name="Táblázat9.B11" office:value-type="string">
            <text:p text:style-name="P136">Harcmodor képzettség szintje által kapott bónusz (lásd a harcmodor képzettségeket!)</text:p>
          </table:table-cell>
        </table:table-row>
        <table:table-row table:style-name="TableLine2632892859504">
          <table:table-cell table:style-name="Táblázat9.A3" office:value-type="string">
            <text:p text:style-name="P137">Fegyver VÉ</text:p>
          </table:table-cell>
          <table:table-cell table:style-name="Táblázat9.B11" office:value-type="string">
            <text:p text:style-name="P136">A forgatott fegyver Védő Értéke</text:p>
          </table:table-cell>
        </table:table-row>
        <table:table-row table:style-name="TableLine2632892853456">
          <table:table-cell table:style-name="Táblázat9.A3" office:value-type="string">
            <text:p text:style-name="P137">Mesterfegyver fortély</text:p>
          </table:table-cell>
          <table:table-cell table:style-name="Táblázat9.B11" office:value-type="string">
            <text:p text:style-name="P136">+3 fokonként </text:p>
          </table:table-cell>
        </table:table-row>
        <table:table-row table:style-name="TableLine2632892856336">
          <table:table-cell table:style-name="Táblázat9.A3" office:value-type="string">
            <text:p text:style-name="P137">HM</text:p>
          </table:table-cell>
          <table:table-cell table:style-name="Táblázat9.B11" office:value-type="string">
            <text:p text:style-name="P136">A VÉ-re költött (KP-ból felvett) Harcérték módosító</text:p>
          </table:table-cell>
        </table:table-row>
        <table:table-row table:style-name="TableLine2632892861808">
          <table:table-cell table:style-name="Táblázat9.A3" office:value-type="string">
            <text:p text:style-name="P30">Vértviselet – 3.fok</text:p>
          </table:table-cell>
          <table:table-cell table:style-name="Táblázat9.B11" office:value-type="string">
            <text:p text:style-name="P224">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632892855184">
          <table:table-cell table:style-name="Táblázat9.A3" office:value-type="string">
            <text:p text:style-name="P20">Pajzs VÉ</text:p>
          </table:table-cell>
          <table:table-cell table:style-name="Táblázat9.B11" office:value-type="string">
            <text:p text:style-name="P21">Értéke a pajzs jellegétől függ. <text:span text:style-name="T21">Ha a karakter készületlen, vagy meglepetésből támadnak rá, a pajzs VÉ nem adódik hozzá a aktuális Védő Értékhez</text:span>. Képzetlen Pajzshasználat esetén csak értékének fele számít be.</text:p>
          </table:table-cell>
        </table:table-row>
        <table:table-row table:style-name="TableLine2632892864688">
          <table:table-cell table:style-name="Táblázat9.A3" office:value-type="string">
            <text:p text:style-name="P20">Speciális</text:p>
          </table:table-cell>
          <table:table-cell table:style-name="Táblázat9.B11" office:value-type="string">
            <text:list xml:id="list1906294553" text:style-name="L7">
              <text:list-item>
                <text:p text:style-name="P509">Harc során bekövetkező csökkenés (sima találat esetén)</text:p>
              </text:list-item>
              <text:list-item>
                <text:p text:style-name="P509">Sebesülésből adódó csökkenés</text:p>
              </text:list-item>
              <text:list-item>
                <text:p text:style-name="P509">Fortélyokból adódó módosítók</text:p>
              </text:list-item>
              <text:list-item>
                <text:p text:style-name="P509">Harci helyzetből adódó módosítók (pl. harc alulról, harc megrendülten, stb)</text:p>
              </text:list-item>
              <text:list-item>
                <text:p text:style-name="P509">Fegyver minőségéből adódó módosító</text:p>
                <text:list>
                  <text:list-item>
                    <text:p text:style-name="P509">Mestermunka: max +5 VÉ</text:p>
                  </text:list-item>
                  <text:list-item>
                    <text:p text:style-name="P509">Gyatra fegyver: max -10 VÉ</text:p>
                  </text:list-item>
                  <text:list-item>
                    <text:p text:style-name="P510">Mágikus fegyver módosítói</text:p>
                  </text:list-item>
                </text:list>
              </text:list-item>
              <text:list-item>
                <text:p text:style-name="P509">Mágiából adódó módosítók</text:p>
              </text:list-item>
            </text:list>
          </table:table-cell>
        </table:table-row>
      </table:table>
      <text:p text:style-name="Standard"><text:span text:style-name="_5b_RPG_5d__20_Kiemelt_20_kifejezés"><text:span text:style-name="T40"/></text:span></text:p>
      <text:p text:style-name="Text_20_body"><text:span text:style-name="_5b_RPG_5d__20_Kiemelt_20_kifejezés"/></text:p>
      <text:h text:style-name="P334"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632892862096">
            <table:table-cell table:style-name="Táblázat10.A1" table:number-columns-spanned="2" office:value-type="string">
              <text:p text:style-name="P301">Támadó Érték meghatározása</text:p>
            </table:table-cell>
            <table:covered-table-cell/>
          </table:table-row>
        </table:table-header-rows>
        <table:table-row table:style-name="TableLine2632892860368">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632892854320">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632892858352">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632892864976">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632892861232">
          <table:table-cell table:style-name="Táblázat10.A11" office:value-type="string">
            <text:p text:style-name="P137">Harcmodor TÉ</text:p>
          </table:table-cell>
          <table:table-cell table:style-name="Táblázat10.B11" office:value-type="string">
            <text:p text:style-name="P136">Harcmodor képzettség szintje által kapott bónusz (lásd a harcmodor képzettségeket!)</text:p>
          </table:table-cell>
        </table:table-row>
        <table:table-row table:style-name="TableLine2632892850288">
          <table:table-cell table:style-name="Táblázat10.A11" office:value-type="string">
            <text:p text:style-name="P137">Fegyver TÉ</text:p>
          </table:table-cell>
          <table:table-cell table:style-name="Táblázat10.B11" office:value-type="string">
            <text:p text:style-name="P136">A forgatott fegyver Támadó Értéke</text:p>
          </table:table-cell>
        </table:table-row>
        <table:table-row table:style-name="TableLine2632892858640">
          <table:table-cell table:style-name="Táblázat10.A11" office:value-type="string">
            <text:p text:style-name="P137">Mesterfegyver fortély</text:p>
          </table:table-cell>
          <table:table-cell table:style-name="Táblázat10.B11" office:value-type="string">
            <text:p text:style-name="P136">+3 fokonként </text:p>
          </table:table-cell>
        </table:table-row>
        <table:table-row table:style-name="TableLine2632892853744">
          <table:table-cell table:style-name="Táblázat10.A11" office:value-type="string">
            <text:p text:style-name="P137">HM</text:p>
          </table:table-cell>
          <table:table-cell table:style-name="Táblázat10.B11" office:value-type="string">
            <text:p text:style-name="P136">A VÉ-re költött (KP-ból felvett) Harcérték módosító</text:p>
          </table:table-cell>
        </table:table-row>
        <table:table-row table:style-name="TableLine2632892854032">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632892865840">
          <table:table-cell table:style-name="Táblázat10.A11" office:value-type="string">
            <text:p text:style-name="P20">Speciális</text:p>
          </table:table-cell>
          <table:table-cell table:style-name="Táblázat10.B11" office:value-type="string">
            <text:list xml:id="list121534859305818" text:continue-list="list1906294553" text:style-name="L7">
              <text:list-item text:start-value="1">
                <text:p text:style-name="P510">Fortélyokból adódó módosítók</text:p>
              </text:list-item>
              <text:list-item>
                <text:p text:style-name="P510">Harci helyzetből adódó módosítók</text:p>
              </text:list-item>
              <text:list-item>
                <text:p text:style-name="P510">Fegyver minőségéből adódó módosító</text:p>
                <text:list>
                  <text:list-item>
                    <text:p text:style-name="P510">Mestermunka: max +5 TÉ</text:p>
                  </text:list-item>
                  <text:list-item>
                    <text:p text:style-name="P510">Gyatra fegyver: max -5 TÉ</text:p>
                  </text:list-item>
                  <text:list-item>
                    <text:p text:style-name="P510">Mágikus fegyver módosítói</text:p>
                  </text:list-item>
                </text:list>
              </text:list-item>
              <text:list-item>
                <text:p text:style-name="P510">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7">Támadó dobás</text:span></text:span><text:span text:style-name="T27">.: Támadó Érték + k100</text:span></text:p>
      <text:p text:style-name="Text_20_body">Bővebben lásd a „Harc menete” fejezetben!</text:p>
      <text:p text:style-name="Text_20_body"/>
      <text:h text:style-name="P334"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632892855760">
            <table:table-cell table:style-name="Támadó_5f_CÉ.A1" table:number-columns-spanned="2" office:value-type="string">
              <text:p text:style-name="P302">Célzó Érték kiszámítása</text:p>
            </table:table-cell>
            <table:covered-table-cell/>
          </table:table-row>
        </table:table-header-rows>
        <table:table-row table:style-name="TableLine2632892860656">
          <table:table-cell table:style-name="Támadó_5f_CÉ.A2" office:value-type="string">
            <text:p text:style-name="P207">Összeadandó értékek</text:p>
          </table:table-cell>
          <table:table-cell table:style-name="Támadó_5f_CÉ.B2" office:value-type="string">
            <text:p text:style-name="P207">Leírás</text:p>
          </table:table-cell>
        </table:table-row>
        <table:table-row table:style-name="TableLine2632892850576">
          <table:table-cell table:style-name="Támadó_5f_CÉ.A3" office:value-type="string">
            <text:p text:style-name="P220">K100</text:p>
          </table:table-cell>
          <table:table-cell table:style-name="Támadó_5f_CÉ.B3" office:value-type="string">
            <text:p text:style-name="P219">Dobás K100-al – támadó dobás esetén.</text:p>
          </table:table-cell>
        </table:table-row>
        <table:table-row table:style-name="TableLine2632892860944">
          <table:table-cell table:style-name="Támadó_5f_CÉ.A11" office:value-type="string">
            <text:p text:style-name="P220">-30</text:p>
          </table:table-cell>
          <table:table-cell table:style-name="Támadó_5f_CÉ.B11" office:value-type="string">
            <text:p text:style-name="P219">Konstans. Ez az érték gyakorlatilag a célpont Védő Érték alapját adná, de mivel itt csak 1x (karakteralkotáskor) kell vele számolni, ezért a számolás meggyorsítása miatt átkerült ide.</text:p>
          </table:table-cell>
        </table:table-row>
        <table:table-row table:style-name="TableLine2632892854608">
          <table:table-cell table:style-name="Támadó_5f_CÉ.A11" office:value-type="string">
            <text:p text:style-name="P220">2 x Önuralom</text:p>
          </table:table-cell>
          <table:table-cell table:style-name="Támadó_5f_CÉ.B11" office:value-type="string">
            <text:p text:style-name="P219">Az Önuralom kétszerese</text:p>
          </table:table-cell>
        </table:table-row>
        <table:table-row table:style-name="TableLine2632892851440">
          <table:table-cell table:style-name="Támadó_5f_CÉ.A11" office:value-type="string">
            <text:p text:style-name="P138">Harcmodor CÉ</text:p>
          </table:table-cell>
          <table:table-cell table:style-name="Támadó_5f_CÉ.B11" office:value-type="string">
            <text:p text:style-name="P135">Harcmodor képzettség szintje által kapott bónusz (lásd a harcmodor képzettségeket!)</text:p>
          </table:table-cell>
        </table:table-row>
        <table:table-row table:style-name="TableLine2632892851728">
          <table:table-cell table:style-name="Támadó_5f_CÉ.A11" office:value-type="string">
            <text:p text:style-name="P220">Fegyver CÉ </text:p>
            <text:p text:style-name="P220">(kategória függő)</text:p>
          </table:table-cell>
          <table:table-cell table:style-name="Támadó_5f_CÉ.B11" office:value-type="string">
            <text:p text:style-name="P219">Különbséget teszünk a fegyverkategóriák közt attól függően, hogy alapesetben milyen könnyű velük célba találni. Az alábbi értékek csak irányszámok, a konkrét fegyver értékek ettől eltérhetnek.</text:p>
            <text:list xml:id="list2024496152" text:style-name="L8">
              <text:list-item>
                <text:p text:style-name="P512">Hajító szálfegyverek: +0 CÉ</text:p>
              </text:list-item>
              <text:list-item>
                <text:p text:style-name="P512">Apró hajítófegyverek: +4 CÉ</text:p>
              </text:list-item>
              <text:list-item>
                <text:p text:style-name="P512">Íjak: +10 CÉ</text:p>
              </text:list-item>
              <text:list-item>
                <text:p text:style-name="P512">Nyílpuskák: +16 CÉ<text:line-break/><text:span text:style-name="T47">(A fentiek irányadó számok, egyes speciális fegyverek ezen értéke eltérhet ettől. Lásd a Távolsági fegyverek harcértékei fejezetet!)</text:span></text:p>
              </text:list-item>
            </text:list>
          </table:table-cell>
        </table:table-row>
        <table:table-row table:style-name="TableLine2632892861520">
          <table:table-cell table:style-name="Támadó_5f_CÉ.A11" office:value-type="string">
            <text:p text:style-name="P137">Mesterfegyver fortély</text:p>
          </table:table-cell>
          <table:table-cell table:style-name="Támadó_5f_CÉ.B11" office:value-type="string">
            <text:p text:style-name="P136">+3 fokonként </text:p>
          </table:table-cell>
        </table:table-row>
        <table:table-row table:style-name="TableLine2632892860080">
          <table:table-cell table:style-name="Támadó_5f_CÉ.A11" office:value-type="string">
            <text:p text:style-name="P220">CM</text:p>
          </table:table-cell>
          <table:table-cell table:style-name="Támadó_5f_CÉ.B11" office:value-type="string">
            <text:p text:style-name="P219">Célzóérték Módosító. Szintnként legfeljebb 4 vehető fel. 1 CM = 5KP</text:p>
          </table:table-cell>
        </table:table-row>
        <table:table-row table:style-name="TableLine2632892862384">
          <table:table-cell table:style-name="Támadó_5f_CÉ.A11" office:value-type="string">
            <text:p text:style-name="P220"><text:s/>Célzás körönként</text:p>
          </table:table-cell>
          <table:table-cell table:style-name="Támadó_5f_CÉ.B11" office:value-type="string">
            <text:p text:style-name="P219"><text:span text:style-name="T21">+10</text:span>CÉ / kör amit célzással tölt el a támadó. Maximum 2 körig.<text:line-break/>+<text:span text:style-name="T67">15</text:span>CÉ / kör: Képzett Célzás fortély megléte esetén.</text:p>
            <text:p text:style-name="P105">(<text:span text:style-name="T23">Figyelem</text:span>: íjnál csak 1 körig, alkalmazható mert nehéz kitartani!! 1 kör után körönként ugyanennyi <text:span text:style-name="T23">levonás</text:span>!)</text:p>
          </table:table-cell>
        </table:table-row>
        <table:table-row table:style-name="TableLine2632892862672">
          <table:table-cell table:style-name="Támadó_5f_CÉ.A11" office:value-type="string">
            <text:p text:style-name="P220">Egyéb</text:p>
          </table:table-cell>
          <table:table-cell table:style-name="Támadó_5f_CÉ.B11" office:value-type="string">
            <text:list xml:id="list933147452" text:style-name="L9">
              <text:list-item>
                <text:p text:style-name="P513">Képzetlenségből adódó levonás: -40 CÉ</text:p>
              </text:list-item>
              <text:list-item>
                <text:p text:style-name="P513">Hirtelen lövés: -30 CÉ<text:line-break/><text:span text:style-name="T47">(Pl. a célpont hirtelen átfut az úton be egy másik takarás védelmébe és ez a lövészt felkészületlenül éri)</text:span></text:p>
              </text:list-item>
              <text:list-item>
                <text:p text:style-name="P511">Az egyes Fortélyokból adódó bónuszok.</text:p>
              </text:list-item>
              <text:list-item>
                <text:p text:style-name="P513">Nem “belőtt” lőfegyver: -30 CÉ (íjak) / -15 CÉ (nyílpuskák)<text:line-break/>Ha a támadó most lő először a fegyverrel, akkor íjak esetében -30CÉ, nyílpuskák használatánál pedig -15 CÉ módosító <text:span text:style-name="T50">sújtja.</text:span> Ha legalább fél órát töltött el a “belövéssel”, ez a módosító megszűnik. Egyébiránt a használat során folyamatosan tűnik el a hátrány (negyed óra után már csak -15 CÉ / -8 CÉ és így tovább).</text:p>
              </text:list-item>
              <text:list-item>
                <text:p text:style-name="P514">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0"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751179366" text:style-name="L10">
        <text:list-item>
          <text:p text:style-name="P373">1 MGT → -2 KÉ, -3 TÉ,VÉ</text:p>
        </text:list-item>
        <text:list-item>
          <text:p text:style-name="P373">1 MGT → -1 mozgást igénylő képzettségpróbákra</text:p>
        </text:list-item>
        <text:list-item>
          <text:p text:style-name="P373">1 MGT → -1 mozgást igénylő tulajdonságpróbákra<text:line-break/><text:span text:style-name="T47">(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366930801" text:style-name="L11">
        <text:list-item>
          <text:p text:style-name="P374"><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4"><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2180098145" text:style-name="L12">
        <text:list-item>
          <text:p text:style-name="P375">mindkét fél támadó dobásának kisebbik kockájával csökkent VÉ-t<text:line-break/>Röviden: kiskocka</text:p>
        </text:list-item>
      </text:list>
      <text:p text:style-name="Text_20_body">1 penge, vagy nagyobb méretkülönbségnél:</text:p>
      <text:list xml:id="list121533312443226" text:continue-list="list2180098145" text:style-name="L12">
        <text:list-item text:start-value="1">
          <text:p text:style-name="P375">előnyös helyzetű: k100-as támadó dobásának kisebbik kockájával +1 értékben csökkent VÉ-t<text:line-break/><text:bookmark-start text:name="DDE_LINK4"/>Röviden: (kiskocka+1)<text:bookmark-end text:name="DDE_LINK4"/></text:p>
        </text:list-item>
        <text:list-item>
          <text:p text:style-name="P375">hátrányos helyzetű: k100 dobásának kisebbik kockájával -1 értékben csökkent VÉ-t.<text:line-break/>Röviden: (kiskocka-1)</text:p>
        </text:list-item>
        <text:list-item>
          <text:p text:style-name="P375">Példa: Hosszú kard <text:s/>vs. <text:s/>Tőr</text:p>
        </text:list-item>
      </text:list>
      <text:p text:style-name="Text_20_body">2 penge, vagy nagyobb méretkülönbségnél:</text:p>
      <text:list xml:id="list121533627216589" text:continue-list="list121533312443226" text:style-name="L12">
        <text:list-item text:start-value="1">
          <text:p text:style-name="P375">előnyös helyzetű: k100-as támadó dobásának kisebbik kockájával <text:span text:style-name="T67">+2</text:span> értékben csökkent VÉ-t<text:line-break/>Röviden: (kiskocka<text:span text:style-name="T67">+2</text:span>)</text:p>
        </text:list-item>
        <text:list-item>
          <text:p text:style-name="P375">hátrányos helyzetű: k100 dobásának kisebbik kockájával -1 értékben csökkent VÉ-t <text:line-break/>Röviden: (kiskocka-1)</text:p>
        </text:list-item>
        <text:list-item>
          <text:p text:style-name="P375">Példa: Kétkezes kard vs Tőr <text:s text:c="3"/>; <text:s text:c="2"/>Lándzsa <text:s/>vs <text:s/>Rövidkard</text:p>
        </text:list-item>
      </text:list>
      <text:p text:style-name="Text_20_body"/>
      <text:h text:style-name="P330" text:outline-level="3"><text:bookmark-start text:name="__RefHeading___Toc11770_3781431762"/>Támadások száma<text:bookmark-end text:name="__RefHeading___Toc11770_3781431762"/></text:h>
      <text:p text:style-name="P215">Fegyverek – TODO_HARC_#27.</text:p>
      <text:p text:style-name="Text_20_body">Alapeset: minden fegyver támadásainak száma: 1 / kör <text:span text:style-name="T39">(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3">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7">Harcmodor-Sebesség</text:span>”értéket. Ez – mint – sejthető harcmodoronként egyedi érték.</text:p>
      <table:table table:name="Táblázat3" table:style-name="Táblázat3">
        <table:table-column table:style-name="Táblázat3.A"/>
        <table:table-row table:style-name="TableLine2632892862960">
          <table:table-cell table:style-name="Táblázat3.A1" office:value-type="string">
            <text:p text:style-name="P5">„Harcmodor-Sebesség” = aktuális harcmodor + Gyorsaság tulajdonság</text:p>
          </table:table-cell>
        </table:table-row>
      </table:table>
      <text:p text:style-name="P152"/>
      <text:h text:style-name="P335"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632892852880">
          <table:table-cell table:style-name="Táblázat61.A1" office:value-type="string">
            <text:p text:style-name="P5">Plusz támadások (db) = (Harcmodor Sebesség) / (Fegyver Sebesség)</text:p>
          </table:table-cell>
        </table:table-row>
      </table:table>
      <text:p text:style-name="Text_20_body">Példa:</text:p>
      <text:list xml:id="list1671176195" text:style-name="L13">
        <text:list-item>
          <text:p text:style-name="P376">Fegyver: Hosszú kard (Fegyver-Sebesség: 6)</text:p>
        </text:list-item>
        <text:list-item>
          <text:p text:style-name="P376">Harcmodor: Kardvívás – 4.szint</text:p>
        </text:list-item>
        <text:list-item>
          <text:p text:style-name="P376">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4">Minden újabb támadás során – az aktuális – Támadó Értékre -10 levonás jár!</text:p>
      <text:list xml:id="list2661019388" text:style-name="L14">
        <text:list-item>
          <text:p text:style-name="P377">Második támadás: -10TÉ</text:p>
        </text:list-item>
        <text:list-item>
          <text:p text:style-name="P377">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0" text:outline-level="3"><text:bookmark-start text:name="__RefHeading___Toc11778_3781431762"/>A harc menete – összefoglalás<text:bookmark-end text:name="__RefHeading___Toc11778_3781431762"/></text:h>
      <text:p text:style-name="P231">KÉ = <text:span text:style-name="T1">10 + (2 x Gyorsaság) + Tapasztalati szint + </text:span><text:span text:style-name="T69">Harcmodor bónusza</text:span><text:span text:style-name="T1"> + Fegyver KÉ</text:span></text:p>
      <text:p text:style-name="P227">TÉ = 20 + 2 x (Erő + Ügyesség + Gyorsaság) + HM + <text:span text:style-name="T69">Harcmodor bónusza</text:span><text:span text:style-name="T1"> + Fegyver TÉ</text:span></text:p>
      <text:p text:style-name="P227">VÉ = 1<text:span text:style-name="T137">2</text:span>0 + 2 x (Ügyesség + Gyorsaság) + Pajzs VÉ + HM + <text:span text:style-name="T69">Harcmodor bónusza</text:span><text:span text:style-name="T1"> + Fegyver VÉ</text:span></text:p>
      <text:list xml:id="list2973052220" text:style-name="L15">
        <text:list-item>
          <text:p text:style-name="P378">Bónusz: Vértviselet – 3.szint <text:s/>: teljes vért SFÉ-je hozzáadható a VÉ-hez</text:p>
        </text:list-item>
      </text:list>
      <text:p text:style-name="P227">CÉ = -30 +(2 x Önuralom) – 30 (Konstans) + CM + <text:span text:style-name="T69">Harcmodor bónusza</text:span><text:span text:style-name="T1"> + Fegyver CÉ</text:span></text:p>
      <text:list xml:id="list2860579752" text:style-name="L16">
        <text:list-item>
          <text:p text:style-name="P381">Kezdeményezés</text:p>
        </text:list-item>
      </text:list>
      <text:list xml:id="list3684187108" text:style-name="L17">
        <text:list-item>
          <text:p text:style-name="P379">Minden kör elején van kezdeményezés, ami csak a cselekvési sorrend meghatározására szolgál, nem jelent dominanciát, vagy a harc irányítását. 1 kört 10 szegmenst (másodpercet) szimbolizál.</text:p>
        </text:list-item>
        <text:list-item>
          <text:p text:style-name="P379">KÉ dobás: KÉ+k10 és a magasabb számot kapott kezd, 10-es (0) dobásra rá lehet dobni újra</text:p>
        </text:list-item>
        <text:list-item>
          <text:p text:style-name="P379">Azonos kezdeményezésnél: egyszerre csapnak</text:p>
        </text:list-item>
      </text:list>
      <text:list xml:id="list121533743243604" text:continue-list="list2860579752" text:style-name="L16">
        <text:list-item>
          <text:p text:style-name="P382">Támadás</text:p>
        </text:list-item>
      </text:list>
      <text:list xml:id="list3870533641" text:style-name="L18">
        <text:list-item>
          <text:p text:style-name="P380">Támadó dobás: TÉ + k100; <text:s text:c="2"/>1 kör = 5 szegmens</text:p>
        </text:list-item>
        <text:list-item>
          <text:p text:style-name="P380">Minden újabb támadás a körben -10 TÉ-vel megy,</text:p>
        </text:list-item>
        <text:list-item>
          <text:p text:style-name="P380">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632893115280">
          <table:table-cell table:style-name="Táblázat4.A1" office:value-type="string">
            <text:p text:style-name="Table_20_Heading"><text:span text:style-name="_5b_RPG_5d__20_Kiemelt_20_kifejezés"><text:span text:style-name="T49">Támadó dobás eredménye</text:span></text:span></text:p>
          </table:table-cell>
          <table:table-cell table:style-name="Táblázat4.B1" office:value-type="string">
            <text:p text:style-name="Table_20_Heading"><text:span text:style-name="_5b_RPG_5d__20_Kiemelt_20_kifejezés"><text:span text:style-name="T49">Hatás</text:span></text:span></text:p>
          </table:table-cell>
        </table:table-row>
        <table:table-row table:style-name="TableLine2632893110960">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2641428747" text:style-name="L19">
              <text:list-item text:start-value="1">
                <text:p text:style-name="P342"><text:span text:style-name="_5b_RPG_5d__20_Kiemelt_20_kifejezés"><text:span text:style-name="T70">Alaphelyzetben (nincs előnyös-hátrányos helyzet): <text:line-break/>mindkét fél kiskockával csökkent (k100)</text:span></text:span></text:p>
              </text:list-item>
              <text:list-item>
                <text:p text:style-name="P342"><text:span text:style-name="_5b_RPG_5d__20_Kiemelt_20_kifejezés"><text:span text:style-name="T70">Legalább 1 penge fegyverméret különbségnél:</text:span></text:span></text:p>
              </text:list-item>
              <text:list-item>
                <text:p text:style-name="P343"><text:span text:style-name="_5b_RPG_5d__20_Kiemelt_20_kifejezés"><text:span text:style-name="T70">Előnyös helyzetű támadó: <text:s/>(kiskocka+1)-el csökkent (k100)</text:span></text:span></text:p>
              </text:list-item>
              <text:list-item>
                <text:p text:style-name="P343"><text:span text:style-name="_5b_RPG_5d__20_Kiemelt_20_kifejezés"><text:span text:style-name="T70">Hátrányos helyzetű támadó: (kiskocka-1)-el csökkent (k100)</text:span></text:span></text:p>
              </text:list-item>
              <text:list-item>
                <text:p text:style-name="P342"><text:span text:style-name="_5b_RPG_5d__20_Kiemelt_20_kifejezés"><text:span text:style-name="T70">2 penge, vagy nagyobb méretkülönbségnél: </text:span></text:span></text:p>
              </text:list-item>
              <text:list-item>
                <text:p text:style-name="P343"><text:span text:style-name="_5b_RPG_5d__20_Kiemelt_20_kifejezés"><text:span text:style-name="T70">Előnyös helyzetű támadó: <text:s/>(kiskocka</text:span></text:span><text:span text:style-name="_5b_RPG_5d__20_Kiemelt_20_kifejezés"><text:span text:style-name="T71">+2</text:span></text:span><text:span text:style-name="_5b_RPG_5d__20_Kiemelt_20_kifejezés"><text:span text:style-name="T70">)-vel csökkent (k100)</text:span></text:span></text:p>
              </text:list-item>
              <text:list-item>
                <text:p text:style-name="P343"><text:span text:style-name="_5b_RPG_5d__20_Kiemelt_20_kifejezés"><text:span text:style-name="T97">Hátrányos helyzetű támadó: (kiskocka-1)-el csökkent (k100)</text:span></text:span></text:p>
              </text:list-item>
            </text:list>
          </table:table-cell>
        </table:table-row>
        <table:table-row table:style-name="TableLine2632893112112">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1176566350" text:style-name="L20">
              <text:list-item>
                <text:p text:style-name="P365"><text:span text:style-name="_5b_RPG_5d__20_Kiemelt_20_kifejezés"><text:span text:style-name="T97">Többszörös túlütés: +20-anként +3 SP <text:s text:c="2"/>(max +9 SP)</text:span></text:span></text:p>
              </text:list-item>
              <text:list-item>
                <text:p text:style-name="P365"><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65"><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67">Páncéldobás: áldozat dobja k10-el. Tulajdonképpen százalékdobás, hogy páncéllal fedett területet találtak-e el. Minden páncél X %-ban védi a testet. Pl. torzót védő: 50% (1-5: véd)</text:p>
              </text:list-item>
              <text:list-item>
                <text:p text:style-name="P366"><text:span text:style-name="_5b_RPG_5d__20_Kiemelt_20_kifejezés"><text:span text:style-name="T97">Áldozat SFÉ: támadás jellegétől függő SFÉ. (Támadó fegyver Átütése levonódik belőle!)</text:span></text:span></text:p>
              </text:list-item>
              <text:list-item>
                <text:p text:style-name="P366"><text:span text:style-name="_5b_RPG_5d__20_Kiemelt_20_kifejezés"><text:span text:style-name="T97">SP = k20 + fegyver SP – akt.SFÉ</text:span></text:span></text:p>
              </text:list-item>
              <text:list-item>
                <text:p text:style-name="P366"><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67">00-ás dobás (100): <text:s/>+5 SP ; <text:span text:style-name="T21">ellenfél SFÉ nem számít</text:span> (de az Aranyharang és Elemi Erő igen!)<text:line-break/>Fárasztás alkalmazásakor: +<text:span text:style-name="T138">5</text:span> VÉ csökk.</text:p>
              </text:list-item>
              <text:list-item>
                <text:p text:style-name="P366"><text:span text:style-name="_5b_RPG_5d__20_Kiemelt_20_kifejezés"><text:span text:style-name="T97">01-es dobás: kudarc (KM dönt, általában az ellenfél kap 1 plusz támadást)</text:span></text:span></text:p>
              </text:list-item>
            </text:list>
          </table:table-cell>
        </table:table-row>
      </table:table>
      <text:p text:style-name="P157"><text:span text:style-name="_5b_RPG_5d__20_Kiemelt_20_kifejezés"><text:span text:style-name="T94">Megjegyzés: a "Harci anatómia" ÉP bónusza csak akkor adható hozzá, ha az alap sebzés átment a páncélon!</text:span></text:span></text:p>
      <text:p text:style-name="P157"><text:span text:style-name="_5b_RPG_5d__20_Kiemelt_20_kifejezés"><text:span text:style-name="T94"/></text:span></text:p>
      <text:list xml:id="list2567606511" text:style-name="L21">
        <text:list-item>
          <text:p text:style-name="P384"><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3370755785" text:style-name="L22">
        <text:list-item>
          <text:p text:style-name="P385">Támadások száma: 1 + <text:span text:style-name="T137">p</text:span>lusz támadások</text:p>
        </text:list-item>
        <text:list-item>
          <text:p text:style-name="P385">Plusz támadások (db) = (Harcmodor-Sebesség) <text:span text:style-name="T27">/</text:span> (Fegyver-Sebesség)</text:p>
        </text:list-item>
        <text:list-item>
          <text:p text:style-name="P386">„Harcmodor-Sebesség” = aktuális harcmodor + Gyorsaság tulajdonság <text:s text:c="5"/></text:p>
        </text:list-item>
        <text:list-item>
          <text:p text:style-name="P389"><text:span text:style-name="_5b_RPG_5d__20_Kiemelt_20_kifejezés"><text:span text:style-name="T102">„Fegyver-Sebesség” : fegyverenként eltérő egyéni érték (lásd a Fegyverek táblázatot)</text:span></text:span></text:p>
        </text:list-item>
        <text:list-item>
          <text:p text:style-name="P387">Győzelmi szabály: Ha a karakter végzett egy ellenfelével (úgy hiszi, legyőzte), akkor Védő Értékéhez visszatér +10 pont. (a siker hatása a szervezetre + heroizmus). Persze itt is lehetnek kivételek (barát megölése, stb).</text:p>
        </text:list-item>
      </text:list>
      <text:p text:style-name="P160"/>
      <text:p text:style-name="P164"><text:span text:style-name="T27">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632893116432">
          <table:table-cell table:style-name="Táblázat7.A1" office:value-type="string">
            <text:p text:style-name="P165">Módosító</text:p>
          </table:table-cell>
          <table:table-cell table:style-name="Táblázat7.B1" office:value-type="string">
            <text:p text:style-name="P165">Érték</text:p>
          </table:table-cell>
        </table:table-row>
        <table:table-row table:style-name="TableLine2632893117296">
          <table:table-cell table:style-name="Táblázat7.A4" office:value-type="string">
            <text:p text:style-name="P165">Mesterfegyver fortély</text:p>
          </table:table-cell>
          <table:table-cell table:style-name="Táblázat7.B4" office:value-type="string">
            <text:p text:style-name="P165"><text:span text:style-name="T21">+1 </text:span>minden fok után </text:p>
          </table:table-cell>
        </table:table-row>
        <table:table-row table:style-name="TableLine2632893117584">
          <table:table-cell table:style-name="Táblázat7.A4" office:value-type="string">
            <text:p text:style-name="P165">Jó/rossz minőségű fegyver</text:p>
          </table:table-cell>
          <table:table-cell table:style-name="Táblázat7.B4" office:value-type="string">
            <text:p text:style-name="P168">???</text:p>
          </table:table-cell>
        </table:table-row>
        <table:table-row table:style-name="TableLine2632893114416">
          <table:table-cell table:style-name="Táblázat7.A4" office:value-type="string">
            <text:p text:style-name="P165">Mágikus fegyver</text:p>
          </table:table-cell>
          <table:table-cell table:style-name="Táblázat7.B4" office:value-type="string">
            <text:p text:style-name="P168">???</text:p>
          </table:table-cell>
        </table:table-row>
      </table:table>
      <text:p text:style-name="P176"><text:s/></text:p>
      <table:table table:name="Táblázat33" table:style-name="Táblázat33">
        <table:table-column table:style-name="Táblázat33.A"/>
        <table:table-row table:style-name="TableLine2632893108656">
          <table:table-cell table:style-name="Táblázat33.A1" office:value-type="string">
            <text:p text:style-name="P162">Erőbónusz és Erőhiány</text:p>
          </table:table-cell>
        </table:table-row>
        <table:table-row table:style-name="TableLine2632893115856">
          <table:table-cell table:style-name="Táblázat33.A2" office:value-type="string">
            <text:p text:style-name="P167">Az Erő tulajdonság +2 feletti része 1:1-ben hozzáadódik az SP értékhez.</text:p>
          </table:table-cell>
        </table:table-row>
      </table:table>
      <text:p text:style-name="P176"><text:s/></text:p>
      <text:p text:style-name="P161">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632893110384">
          <table:table-cell table:style-name="Táblázat66.A1" office:value-type="string">
            <text:p text:style-name="P165">Módosító</text:p>
          </table:table-cell>
          <table:table-cell table:style-name="Táblázat66.B1" office:value-type="string">
            <text:p text:style-name="P165">Érték</text:p>
          </table:table-cell>
        </table:table-row>
        <table:table-row table:style-name="TableLine2632893118736">
          <table:table-cell table:style-name="Táblázat66.A4" office:value-type="string">
            <text:p text:style-name="P165">Többszörös túlütés<text:line-break/>(20-anként)</text:p>
          </table:table-cell>
          <table:table-cell table:style-name="Táblázat66.B4" office:value-type="string">
            <text:p text:style-name="P165"><text:span text:style-name="T30">+3</text:span><text:span text:style-name="T27"> SP <text:s/></text:span><text:span text:style-name="T40">(max +9 SP)</text:span></text:p>
          </table:table-cell>
        </table:table-row>
        <table:table-row table:style-name="TableLine2632893114704">
          <table:table-cell table:style-name="Táblázat66.A4" office:value-type="string">
            <text:p text:style-name="P165">Roham</text:p>
          </table:table-cell>
          <table:table-cell table:style-name="Táblázat66.B4" office:value-type="string">
            <text:p text:style-name="P163">+5 SP</text:p>
          </table:table-cell>
        </table:table-row>
        <table:table-row table:style-name="TableLine2632893111536">
          <table:table-cell table:style-name="Táblázat66.A4" office:value-type="string">
            <text:p text:style-name="P165">00-ás dobás</text:p>
          </table:table-cell>
          <table:table-cell table:style-name="Táblázat66.B4" office:value-type="string">
            <text:p text:style-name="P163">+5 SP, SFÉ nem számít<text:line-break/>Fárasztáskor: még +5 VÉ csökk.</text:p>
          </table:table-cell>
        </table:table-row>
      </table:table>
      <text:p text:style-name="P170"><text:s/></text:p>
      <text:p text:style-name="P161"/>
      <text:p text:style-name="P161">Mozgásgátló Tényező (MGT)</text:p>
      <text:list xml:id="list1239401778" text:style-name="L23">
        <text:list-item>
          <text:p text:style-name="P388">1 MGT → -0,5 KÉ, -1 TÉ,VÉ</text:p>
        </text:list-item>
        <text:list-item>
          <text:p text:style-name="P388">1 MGT → -1/5 mozgást igénylő képzettségpróbákra és tulajdonságpróbákra (lefele kerekítve)</text:p>
        </text:list-item>
      </text:list>
      <text:p text:style-name="P166">(KM dönt, de például kézügyességet érintő Ügyességpróbára nyilván nem jár levonás, ha nincs páncélkesztyűben a játékos)</text:p>
      <text:p text:style-name="P159"/>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2432280424" text:style-name="L24">
        <text:list-item>
          <text:p text:style-name="P390">+20 TÉ mindenkinek</text:p>
        </text:list-item>
        <text:list-item>
          <text:p text:style-name="P390">Nincs VÉ csökkentés</text:p>
        </text:list-item>
        <text:list-item>
          <text:p text:style-name="P390">Nincs páncéldobás</text:p>
        </text:list-item>
        <text:list-item>
          <text:p text:style-name="P390">TÉ/VÉ értékeket kerekítjük 10-el oszthatóan (1-5: lefelé, 6-9: felfelé)</text:p>
        </text:list-item>
        <text:list-item>
          <text:p text:style-name="P390">Támadó dobás eredményét is kerekítjük ugyanígy</text:p>
        </text:list-item>
      </text:list>
      <text:list xml:id="list2920263473" text:style-name="L25">
        <text:list-item>
          <text:p text:style-name="P391">Erősített sebzés: 1-10: 6ÉP; <text:s text:c="2"/>11-20: 12ÉP; <text:s text:c="2"/>21-30: 20ÉP; <text:s text:c="2"/>31-től Halál </text:p>
        </text:list-item>
      </text:list>
      <text:p text:style-name="Text_20_body"/>
      <text:h text:style-name="P330" text:outline-level="3"><text:bookmark-start text:name="__RefHeading___Toc11782_3781431762"/>A harc menete – részletes leírás<text:bookmark-end text:name="__RefHeading___Toc11782_3781431762"/></text:h>
      <text:list xml:id="list1126531630" text:style-name="L26">
        <text:list-item>
          <text:p text:style-name="P392">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0">5 szegmenst</text:span><text:span text:style-name="T21">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4053915396" text:style-name="L27">
        <text:list-item>
          <text:p text:style-name="P393">a cselekedet miatt x db támadását elveszíti</text:p>
        </text:list-item>
        <text:list-item>
          <text:p text:style-name="P393">csökkentett Védő Értékkel harcol;</text:p>
        </text:list-item>
        <text:list-item>
          <text:p text:style-name="P393">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80">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58">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4" text:outline-level="4"><text:bookmark-start text:name="__RefHeading___Toc11790_3781431762"/>Támadás<text:bookmark-end text:name="__RefHeading___Toc11790_3781431762"/></text:h>
      <text:p text:style-name="P286">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632893106640">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8"><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58"><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632893119024">
          <table:table-cell table:style-name="Táblázat19.A1" office:value-type="string">
            <text:p text:style-name="Table_20_Heading"><text:span text:style-name="_5b_RPG_5d__20_Kiemelt_20_kifejezés"><text:span text:style-name="T49">Támadó dobás eredménye</text:span></text:span></text:p>
          </table:table-cell>
          <table:table-cell table:style-name="Táblázat19.B1" office:value-type="string">
            <text:p text:style-name="Table_20_Heading"><text:span text:style-name="_5b_RPG_5d__20_Kiemelt_20_kifejezés"><text:span text:style-name="T49">Hatás</text:span></text:span></text:p>
          </table:table-cell>
        </table:table-row>
        <table:table-row table:style-name="TableLine2632893107792">
          <table:table-cell table:style-name="Táblázat19.A3" office:value-type="string">
            <text:p text:style-name="Table_20_Contents"><text:span text:style-name="_5b_RPG_5d__20_Kiemelt_20_kifejezés"><text:span text:style-name="T70">VÉ</text:span></text:span><text:span text:style-name="_5b_RPG_5d__20_Kiemelt_20_kifejezés"><text:span text:style-name="T73"> <text:s/>&lt;=</text:span></text:span><text:span text:style-name="_5b_RPG_5d__20_Kiemelt_20_kifejezés"><text:span text:style-name="T70"> <text:s/>TÉ <text:s/></text:span></text:span><text:span text:style-name="_5b_RPG_5d__20_Kiemelt_20_kifejezés"><text:span text:style-name="T73">&lt;</text:span></text:span><text:span text:style-name="_5b_RPG_5d__20_Kiemelt_20_kifejezés"><text:span text:style-name="T70"> <text:s/>VÉ+20</text:span></text:span></text:p>
          </table:table-cell>
          <table:table-cell table:style-name="Táblázat19.B3" office:value-type="string">
            <text:p text:style-name="Table_20_Contents"><text:span text:style-name="_5b_RPG_5d__20_Kiemelt_20_kifejezés"><text:span text:style-name="T70">VÉ csökkentés </text:span></text:span></text:p>
            <text:list xml:id="list121534004905058" text:continue-list="list2641428747" text:style-name="L19">
              <text:list-item text:start-value="1">
                <text:p text:style-name="P342"><text:span text:style-name="_5b_RPG_5d__20_Kiemelt_20_kifejezés"><text:span text:style-name="T70">Alaphelyzetben (nincs előnyös-hátrányos helyzet): <text:line-break/>mindkét fél kiskockával csökkent (k100)</text:span></text:span></text:p>
              </text:list-item>
              <text:list-item>
                <text:p text:style-name="P342"><text:span text:style-name="_5b_RPG_5d__20_Kiemelt_20_kifejezés"><text:span text:style-name="T70">Legalább 1 penge fegyverméret különbségnél:</text:span></text:span></text:p>
              </text:list-item>
              <text:list-item>
                <text:p text:style-name="P343"><text:span text:style-name="_5b_RPG_5d__20_Kiemelt_20_kifejezés"><text:span text:style-name="T70">Előnyös helyzetű támadó: <text:s/>(kiskocka+1)-el csökkent (k100)</text:span></text:span></text:p>
              </text:list-item>
              <text:list-item>
                <text:p text:style-name="P343"><text:span text:style-name="_5b_RPG_5d__20_Kiemelt_20_kifejezés"><text:span text:style-name="T70">Hátrányos helyzetű támadó: (kiskocka-1)-el csökkent (k100)</text:span></text:span></text:p>
              </text:list-item>
              <text:list-item>
                <text:p text:style-name="P342"><text:span text:style-name="_5b_RPG_5d__20_Kiemelt_20_kifejezés"><text:span text:style-name="T70">2 penge, vagy nagyobb méretkülönbségnél: </text:span></text:span></text:p>
              </text:list-item>
              <text:list-item>
                <text:p text:style-name="P343"><text:span text:style-name="_5b_RPG_5d__20_Kiemelt_20_kifejezés"><text:span text:style-name="T70">Előnyös helyzetű támadó: <text:s/>(kiskoc</text:span></text:span><text:span text:style-name="_5b_RPG_5d__20_Kiemelt_20_kifejezés"><text:span text:style-name="T72">ka+2)-vel csö</text:span></text:span><text:span text:style-name="_5b_RPG_5d__20_Kiemelt_20_kifejezés"><text:span text:style-name="T70">kkent (k100)</text:span></text:span></text:p>
              </text:list-item>
              <text:list-item>
                <text:p text:style-name="P343"><text:span text:style-name="_5b_RPG_5d__20_Kiemelt_20_kifejezés"><text:span text:style-name="T70">Hátrányos helyzetű támadó: (kiskocka-1)-el csökkent (k100)</text:span></text:span></text:p>
              </text:list-item>
            </text:list>
          </table:table-cell>
        </table:table-row>
        <table:table-row table:style-name="TableLine2632893104624">
          <table:table-cell table:style-name="Táblázat19.A3" office:value-type="string">
            <text:p text:style-name="Table_20_Contents"><text:span text:style-name="_5b_RPG_5d__20_Kiemelt_20_kifejezés"><text:span text:style-name="T70">VÉ+20 <text:s/></text:span></text:span><text:span text:style-name="_5b_RPG_5d__20_Kiemelt_20_kifejezés"><text:span text:style-name="T73">&lt;=</text:span></text:span><text:span text:style-name="_5b_RPG_5d__20_Kiemelt_20_kifejezés"><text:span text:style-name="T70"> T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121533256881599" text:continue-list="list1176566350" text:style-name="L20">
              <text:list-item text:start-value="1">
                <text:p text:style-name="P344"><text:span text:style-name="_5b_RPG_5d__20_Kiemelt_20_kifejezés"><text:span text:style-name="T78">A sebzéshez az Erőbónusz és mágiából adódó bónuszok hozzáadódnak</text:span></text:span></text:p>
              </text:list-item>
              <text:list-item>
                <text:p text:style-name="P344"><text:span text:style-name="_5b_RPG_5d__20_Kiemelt_20_kifejezés"><text:span text:style-name="T78">Többszörös túlütés: +20-anként +3SP <text:s/>(max +9 SP)</text:span></text:span></text:p>
              </text:list-item>
              <text:list-item>
                <text:p text:style-name="P344"><text:span text:style-name="_5b_RPG_5d__20_Kiemelt_20_kifejezés"><text:span text:style-name="T78">Páncéldobás (opcionális): k10-el dob az áldozat</text:span></text:span></text:p>
              </text:list-item>
              <text:list-item>
                <text:p text:style-name="P344"><text:span text:style-name="_5b_RPG_5d__20_Kiemelt_20_kifejezés"><text:span text:style-name="T78">VÉ csökkentés: ÉP sebtől függő VÉ csökkenés (lásd a Sebzés táblázatot) (csak!)</text:span></text:span></text:p>
              </text:list-item>
            </text:list>
          </table:table-cell>
        </table:table-row>
      </table:table>
      <text:p text:style-name="P157"><text:span text:style-name="_5b_RPG_5d__20_Kiemelt_20_kifejezés"><text:span text:style-name="T48">Megjegyzés: az Harci anatóma ÉP <text:s/>bónusza csak akkor adható hozzá, ha az alap sebzés átment a páncélon!</text:span></text:span></text:p>
      <text:p text:style-name="Text_20_body"/>
      <text:h text:style-name="P340"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0">VÉ+20 <text:s/></text:span></text:span><text:span text:style-name="_5b_RPG_5d__20_Kiemelt_20_kifejezés"><text:span text:style-name="T73">&lt;=</text:span></text:span><text:span text:style-name="_5b_RPG_5d__20_Kiemelt_20_kifejezés"><text:span text:style-name="T70"> TÉ )</text:span></text:span></text:p>
      <text:list xml:id="list390516457" text:style-name="L28">
        <text:list-item>
          <text:p text:style-name="P394">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3828054450" text:style-name="L29">
        <text:list-item>
          <text:p text:style-name="P395"><text:span text:style-name="_5b_RPG_5d__20_Kiemelt_20_kifejezés"><text:span text:style-name="T52">Alaphelyzetben (nincs előnyös-hátrányos helyzet): <text:line-break/>mindkét fél kiskockával csökkent (k100)</text:span></text:span></text:p>
        </text:list-item>
        <text:list-item>
          <text:p text:style-name="P395"><text:span text:style-name="_5b_RPG_5d__20_Kiemelt_20_kifejezés"><text:span text:style-name="T52">Legalább 1 penge fegyverméret különbségnél:</text:span></text:span></text:p>
        </text:list-item>
        <text:list-item>
          <text:p text:style-name="P396"><text:span text:style-name="_5b_RPG_5d__20_Kiemelt_20_kifejezés"><text:span text:style-name="T52">Előnyös helyzetű támadó: <text:s/>(kiskocka+1)-el csökkent (k100)</text:span></text:span></text:p>
        </text:list-item>
        <text:list-item>
          <text:p text:style-name="P396"><text:span text:style-name="_5b_RPG_5d__20_Kiemelt_20_kifejezés"><text:span text:style-name="T52">Hátrányos helyzetű támadó: (kiskocka-1)-el csökkent (k100)</text:span></text:span></text:p>
        </text:list-item>
        <text:list-item>
          <text:p text:style-name="P395"><text:span text:style-name="_5b_RPG_5d__20_Kiemelt_20_kifejezés"><text:span text:style-name="T52">2 penge, vagy nagyobb méretkülönbségnél: </text:span></text:span></text:p>
        </text:list-item>
        <text:list-item>
          <text:p text:style-name="P396"><text:span text:style-name="_5b_RPG_5d__20_Kiemelt_20_kifejezés"><text:span text:style-name="T52">Előnyös helyzetű támadó: <text:s/>(kiskocka+2)-vel csökkent (k100)</text:span></text:span></text:p>
        </text:list-item>
        <text:list-item>
          <text:p text:style-name="P396"><text:span text:style-name="_5b_RPG_5d__20_Kiemelt_20_kifejezés"><text:span text:style-name="T52">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0">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legalább 20-al meghaladta az áldozat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a szükséges 20-on felül további <text:span text:style-name="T132">2</text:span>0-<text:span text:style-name="T132">a</text:span>l nagyobb az ellenfél Védő értékénél, akkor a támadó <text:span text:style-name="T27">+</text:span><text:span text:style-name="T28">3</text:span><text:span text:style-name="T27">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1">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1"> SFÉ természetesen ez esetben sincs.</text:span></text:p>
      <text:p text:style-name="P258">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2">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4"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632893119600">
            <table:table-cell table:style-name="Táblázat49.A1" office:value-type="string">
              <text:p text:style-name="P193">K20 + SP</text:p>
            </table:table-cell>
            <table:table-cell table:style-name="Táblázat49.A1" office:value-type="string">
              <text:p text:style-name="P193">ÉP Sebzés</text:p>
            </table:table-cell>
            <table:table-cell table:style-name="Táblázat49.C1" office:value-type="string">
              <text:p text:style-name="P193">VÉ csökkentés</text:p>
            </table:table-cell>
          </table:table-row>
          <table:table-row table:style-name="TableLine2632894084784">
            <table:table-cell table:style-name="Táblázat49.A11" office:value-type="string">
              <text:p text:style-name="P185">..-5</text:p>
            </table:table-cell>
            <table:table-cell table:style-name="Táblázat49.B11" office:value-type="string">
              <text:p text:style-name="P185">1 ÉP</text:p>
            </table:table-cell>
            <table:table-cell table:style-name="Táblázat49.C11" office:value-type="string">
              <text:p text:style-name="P196">-5 VÉ</text:p>
            </table:table-cell>
          </table:table-row>
          <table:table-row table:style-name="TableLine2632894082192">
            <table:table-cell table:style-name="Táblázat49.A11" office:value-type="string">
              <text:p text:style-name="P185">6-10</text:p>
            </table:table-cell>
            <table:table-cell table:style-name="Táblázat49.B11" office:value-type="string">
              <text:p text:style-name="P185">3 ÉP</text:p>
            </table:table-cell>
            <table:table-cell table:style-name="Táblázat49.C11" office:value-type="string">
              <text:p text:style-name="P196">-10 VÉ</text:p>
            </table:table-cell>
          </table:table-row>
          <table:table-row table:style-name="TableLine2632894072688">
            <table:table-cell table:style-name="Táblázat49.A11" office:value-type="string">
              <text:p text:style-name="P185">11-15</text:p>
            </table:table-cell>
            <table:table-cell table:style-name="Táblázat49.B11" office:value-type="string">
              <text:p text:style-name="P185">6 ÉP</text:p>
            </table:table-cell>
            <table:table-cell table:style-name="Táblázat49.C11" office:value-type="string">
              <text:p text:style-name="P196">-15 VÉ</text:p>
            </table:table-cell>
          </table:table-row>
          <table:table-row table:style-name="TableLine2632894074416">
            <table:table-cell table:style-name="Táblázat49.A11" office:value-type="string">
              <text:p text:style-name="P185">16-20</text:p>
            </table:table-cell>
            <table:table-cell table:style-name="Táblázat49.B11" office:value-type="string">
              <text:p text:style-name="P185">12 ÉP</text:p>
            </table:table-cell>
            <table:table-cell table:style-name="Táblázat49.C11" office:value-type="string">
              <text:p text:style-name="P196">-25 VÉ</text:p>
            </table:table-cell>
          </table:table-row>
          <table:table-row table:style-name="TableLine2632894075568">
            <table:table-cell table:style-name="Táblázat49.A11" office:value-type="string">
              <text:p text:style-name="P185">21-25</text:p>
            </table:table-cell>
            <table:table-cell table:style-name="Táblázat49.B11" office:value-type="string">
              <text:p text:style-name="P185">20 ÉP</text:p>
            </table:table-cell>
            <table:table-cell table:style-name="Táblázat49.C11" office:value-type="string">
              <text:p text:style-name="P196">-40 VÉ</text:p>
            </table:table-cell>
          </table:table-row>
          <table:table-row table:style-name="TableLine2632894089392">
            <table:table-cell table:style-name="Táblázat49.A11" office:value-type="string">
              <text:p text:style-name="P185">26-30</text:p>
            </table:table-cell>
            <table:table-cell table:style-name="Táblázat49.B11" office:value-type="string">
              <text:p text:style-name="P185">30 ÉP</text:p>
            </table:table-cell>
            <table:table-cell table:style-name="Táblázat49.C11" office:value-type="string">
              <text:p text:style-name="P196">-50 VÉ</text:p>
            </table:table-cell>
          </table:table-row>
          <table:table-row table:style-name="TableLine2632894084208">
            <table:table-cell table:style-name="Táblázat49.A11" office:value-type="string">
              <text:p text:style-name="P185">31-35</text:p>
            </table:table-cell>
            <table:table-cell table:style-name="Táblázat49.B11" office:value-type="string">
              <text:p text:style-name="P185">42 ÉP</text:p>
            </table:table-cell>
            <table:table-cell table:style-name="Táblázat49.C11" office:value-type="string">
              <text:p text:style-name="P196">-60 VÉ</text:p>
            </table:table-cell>
          </table:table-row>
          <table:table-row table:style-name="TableLine2632894082480">
            <table:table-cell table:style-name="Táblázat49.A11" office:value-type="string">
              <text:p text:style-name="P185">36-40</text:p>
            </table:table-cell>
            <table:table-cell table:style-name="Táblázat49.B11" office:value-type="string">
              <text:p text:style-name="P185">56 ÉP</text:p>
            </table:table-cell>
            <table:table-cell table:style-name="Táblázat49.C11" office:value-type="string">
              <text:p text:style-name="P196">-70 VÉ</text:p>
            </table:table-cell>
          </table:table-row>
          <table:table-row table:style-name="TableLine2632894087664">
            <table:table-cell table:style-name="Táblázat49.A11" office:value-type="string">
              <text:p text:style-name="P185">41-45</text:p>
            </table:table-cell>
            <table:table-cell table:style-name="Táblázat49.B11" office:value-type="string">
              <text:p text:style-name="P185">72 ÉP</text:p>
            </table:table-cell>
            <table:table-cell table:style-name="Táblázat49.C11" office:value-type="string">
              <text:p text:style-name="P196">-80 VÉ</text:p>
            </table:table-cell>
          </table:table-row>
          <table:table-row table:style-name="TableLine2632894085936">
            <table:table-cell table:style-name="Táblázat49.A11" office:value-type="string">
              <text:p text:style-name="P185">46-50</text:p>
            </table:table-cell>
            <table:table-cell table:style-name="Táblázat49.B11" office:value-type="string">
              <text:p text:style-name="P185">90 ÉP</text:p>
            </table:table-cell>
            <table:table-cell table:style-name="Táblázat49.C11" office:value-type="string">
              <text:p text:style-name="P196">-90 VÉ</text:p>
            </table:table-cell>
          </table:table-row>
        </table:table>
        <text:p text:style-name="P68"><text:span text:style-name="_5b_RPG_5d__20_Kiemelt_20_kifejezés"><text:span text:style-name="T46">Az 1-es dobás (k20-on) mindig 1 ÉP seb (bónuszoktól függetlenül) amennyiben az SP dobás átment a páncél SFÉ-n</text:span></text:span></text:p>
        <text:p text:style-name="P190">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8">A védő levonja belőle a a támadás típusának (pl. szúrás) megfelelő SFÉ értékét (pl. szúrás elleni) és a kapott értékhez rendelt ÉP értéket (lásd ÉP Sebzés oszlopot) levonja aktuális Életerő Pontjai számából.</text:p>
        <text:p text:style-name="P188">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632894086512">
            <table:table-cell table:style-name="Táblázat14.A1" office:value-type="string">
              <text:p text:style-name="P5">SP =<text:span text:style-name="T34">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2">A harcban használt fegyverek igen sokszínűek, a km100 rendszere különbséget tesz az általuk leadott támadás jellege szerint: </text:span></text:span><text:span text:style-name="_5b_RPG_5d__20_Kiemelt_20_kifejezés"><text:span text:style-name="T56">szúró, vágó és zúzó </text:span></text:span><text:span text:style-name="_5b_RPG_5d__20_Kiemelt_20_kifejezés"><text:span text:style-name="T52">támadás.</text:span></text:span></text:p>
      <text:p text:style-name="Text_20_body"><text:span text:style-name="_5b_RPG_5d__20_Kiemelt_20_kifejezés"><text:span text:style-name="T52">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2"/></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2">Minden fegyver rendelkezik egy </text:span></text:span><text:span text:style-name="_5b_RPG_5d__20_Kiemelt_20_kifejezés"><text:span text:style-name="T56">elsődleges támadási (sebzési) típussal</text:span></text:span><text:span text:style-name="_5b_RPG_5d__20_Kiemelt_20_kifejezés"><text:span text:style-name="T52">,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2">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2">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2">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2">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632894080464">
          <table:table-cell table:style-name="Táblázat38.A1" office:value-type="string">
            <text:p text:style-name="P162">Erőbónusz és Erőhiány</text:p>
          </table:table-cell>
        </table:table-row>
        <table:table-row table:style-name="TableLine2632894074704">
          <table:table-cell table:style-name="Táblázat38.A2" office:value-type="string">
            <text:p text:style-name="P167">Az Erő tulajdonság +2 feletti része 1:1-ben hozzáadódik az SP értékhez.</text:p>
          </table:table-cell>
        </table:table-row>
      </table:table>
      <text:p text:style-name="P214"/>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7">második </text:span>kör elején visszaáll eredeti értékére. Ezen kívül a különböző támadási módok ellen különféleképpen ellenállóak, azok sebzése a következőképpen alakul:</text:p>
      <text:list xml:id="list2948091352" text:style-name="L30">
        <text:list-item>
          <text:p text:style-name="P397"><text:span text:style-name="_5b_RPG_5d__20_Kiemelt_20_kifejezés"><text:span text:style-name="T3">Szúrófegyverek sebzése: negyed SP sebzés (lefele kerekítve) + nincs Erőbónusz</text:span></text:span></text:p>
        </text:list-item>
        <text:list-item>
          <text:p text:style-name="P397"><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7"><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1">az a <text:s/>szituációtól és így gyakorlatilag a KM szavától függ.</text:span></text:p>
      <text:p text:style-name="Text_20_body"/>
      <text:p text:style-name="Text_20_body"/>
      <text:h text:style-name="P336" text:outline-level="4"><text:bookmark-start text:name="__RefHeading___Toc11820_3781431762"/>Védő Érték regenerálódása<text:bookmark-end text:name="__RefHeading___Toc11820_3781431762"/></text:h>
      <text:p text:style-name="P218">Kitéve a Megoldandók dokba: <text:span text:style-name="T33">TODO_HARC_#60.</text:span></text:p>
      <text:p text:style-name="P205">TODO: az egyszerűbb (1 kör nyugi) lesz valszeg, de az edzettséget is bele kéne venni!</text:p>
      <text:p text:style-name="P10">...</text:p>
      <text:p text:style-name="Text_20_body"><text:span text:style-name="T24">Győzelmi szabály</text:span>: Ha a karakter végzett egy ellenfelével (úgy hiszi, legyőzte), akkor Védő Értékéhez visszatér +10 pont. (a siker hatása a szervezetre + heroizmus)</text:p>
      <text:p text:style-name="Text_20_body"/>
      <text:h text:style-name="P334" text:outline-level="4"><text:bookmark-start text:name="__RefHeading___Toc11822_3781431762"/>Zuhanás, megégés, zúzódás, varázslatok sebzése<text:bookmark-end text:name="__RefHeading___Toc11822_3781431762"/></text:h>
      <text:p text:style-name="P286">TODO: Irányelvek kidolgozása: <text:span text:style-name="T27">PROB_HARC_#57.</text:span></text:p>
      <text:p text:style-name="Text_20_body">Természetesen nem csak fegyverek okozhatnak sérülést, hanem egy mágikus tűzgolyó, zuhanás a tetőről, stb. A mágikus hatások sebzéseit a <text:span text:style-name="T27">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435430613" text:style-name="L31">
        <text:list-item>
          <text:p text:style-name="P398">TODO</text:p>
        </text:list-item>
      </text:list>
      <text:p text:style-name="Text_20_body"/>
      <text:h text:style-name="Heading_20_4" text:outline-level="4"><text:bookmark-start text:name="__RefHeading___Toc11824_3781431762"/>Példák sebzésre<text:bookmark-end text:name="__RefHeading___Toc11824_3781431762"/></text:h>
      <text:p text:style-name="P286">TODO: Egy harmadik, páncélos példa (páncéldobással!)</text:p>
      <text:p text:style-name="P263">Példa 1</text:p>
      <text:list xml:id="list3116194885" text:style-name="L32">
        <text:list-item>
          <text:p text:style-name="P400">Tetves Edzettsége: +2</text:p>
        </text:list-item>
        <text:list-item>
          <text:p text:style-name="P400">Így 16 ÉP-je van</text:p>
        </text:list-item>
        <text:list-item>
          <text:p text:style-name="P400">Ősi ellenfele (Rühes) hosszú karddal (SP: +3) támad rá. Eltalálja, sebez. </text:p>
        </text:list-item>
        <text:list-item>
          <text:p text:style-name="P400">Rühes dob: k20+4 <text:s/>(hosszú kard)</text:p>
        </text:list-item>
        <text:list-item>
          <text:p text:style-name="P400">7-et dob, így az eredmény: 7+4=11</text:p>
        </text:list-item>
        <text:list-item>
          <text:p text:style-name="P400">A 11 SP seb-kategóriájához 6 ÉP veszteség tartozik</text:p>
        </text:list-item>
        <text:list-item>
          <text:p text:style-name="P400">Tetves levon 6 ÉP-t 16 ÉP-jéből, marad 10 ÉP-je.</text:p>
        </text:list-item>
      </text:list>
      <text:p text:style-name="Text_20_body"/>
      <text:p text:style-name="P263">Példa 2</text:p>
      <text:list xml:id="list121535324150048" text:continue-list="list3116194885" text:style-name="L32">
        <text:list-item text:start-value="1">
          <text:p text:style-name="P400">Cobaq Ereje: +5, Kétkezes kardot (+8) forgat</text:p>
        </text:list-item>
        <text:list-item>
          <text:p text:style-name="P400">Így sebzésdobása: k20+13, tehát minimum 14 SP-t sebez, ami már 6 ÉP.</text:p>
        </text:list-item>
        <text:list-item>
          <text:p text:style-name="P400">Ha 7-nél nagyobbat dob (65%), akkor már 20 ÉP sebet okoz, ami legtöbbször halálos</text:p>
        </text:list-item>
      </text:list>
      <text:p text:style-name="P215"/>
      <text:h text:style-name="P330"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78">Szituáció</text:p>
          </table:table-cell>
          <table:table-cell table:style-name="Táblázat1.A1" office:value-type="string">
            <text:p text:style-name="P278">Módosító</text:p>
          </table:table-cell>
          <table:table-cell table:style-name="Táblázat1.C1" office:value-type="string">
            <text:p text:style-name="P278">Megjegyzés</text:p>
          </table:table-cell>
        </table:table-row>
        <table:table-row table:style-name="Táblázat1.1">
          <table:table-cell table:style-name="Táblázat1.A2" office:value-type="string">
            <text:p text:style-name="P279">Meglepetés</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csak akkor számít, ha a csapás nem hátulról jön.</text:p>
          </table:table-cell>
        </table:table-row>
        <table:table-row table:style-name="Táblázat1.1">
          <table:table-cell table:style-name="Táblázat1.A2" office:value-type="string">
            <text:p text:style-name="P279">Támadás hátulról</text:p>
          </table:table-cell>
          <table:table-cell table:style-name="Táblázat1.A2" office:value-type="string">
            <text:p text:style-name="P283">+20 TÉ</text:p>
          </table:table-cell>
          <table:table-cell table:style-name="Táblázat1.C2" office:value-type="string">
            <text:p text:style-name="P280">A támadó kapja a módosítót.</text:p>
            <text:p text:style-name="P284">Pajzs VÉ nem számít.</text:p>
          </table:table-cell>
        </table:table-row>
        <table:table-row table:style-name="Táblázat1.1">
          <table:table-cell table:style-name="Táblázat1.A2" office:value-type="string">
            <text:p text:style-name="P279">Támadás félhátulról</text:p>
          </table:table-cell>
          <table:table-cell table:style-name="Táblázat1.A2" office:value-type="string">
            <text:p text:style-name="P147">+10 TÉ</text:p>
          </table:table-cell>
          <table:table-cell table:style-name="Táblázat1.C2" office:value-type="string">
            <text:p text:style-name="P280">Pajzs VÉ csak akkor számít, ha a pajzsot tartó kéz felőli oldalról jön a csapás.</text:p>
          </table:table-cell>
        </table:table-row>
        <table:table-row table:style-name="Táblázat1.1">
          <table:table-cell table:style-name="Táblázat1.A2" office:value-type="string">
            <text:p text:style-name="P147">Készületlenség</text:p>
          </table:table-cell>
          <table:table-cell table:style-name="Táblázat1.A2" office:value-type="string">
            <text:p text:style-name="P283">Lásd a Meglepetést</text:p>
          </table:table-cell>
          <table:table-cell table:style-name="Táblázat1.C2" office:value-type="string">
            <text:p text:style-name="P284">Ha egy karakter készületlen, akkor támadója a Meglepetés szituációnak megfelelő módosítókkal támadhat rá.</text:p>
          </table:table-cell>
        </table:table-row>
        <table:table-row table:style-name="Táblázat1.1">
          <table:table-cell table:style-name="Táblázat1.A2" office:value-type="string">
            <text:p text:style-name="P279">Kábult/megrendült állapot</text:p>
          </table:table-cell>
          <table:table-cell table:style-name="Táblázat1.A2" office:value-type="string">
            <text:p text:style-name="P283">-10KÉ, -20TÉ, -2 SP</text:p>
          </table:table-cell>
          <table:table-cell table:style-name="Táblázat1.C2" office:value-type="string">
            <text:p text:style-name="P284">Kábulat, rosszullét, mérgezés esetén ideiglenesen ezek a levonások járnak. A KM – belátása szerint – adhat KT „sebesülést” is </text:p>
            <text:p text:style-name="P284">(pl. mérgezésnél)</text:p>
          </table:table-cell>
        </table:table-row>
        <table:table-row table:style-name="Táblázat1.1">
          <table:table-cell table:style-name="Táblázat1.A2" office:value-type="string">
            <text:p text:style-name="P279">Észrevétlen támadás</text:p>
          </table:table-cell>
          <table:table-cell table:style-name="Táblázat1.A2" office:value-type="string">
            <text:p text:style-name="P283">Áldozat Védő Értéke:</text:p>
            <text:p text:style-name="P283">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632894072400">
                <table:table-cell table:style-name="Táblázat39.A1" office:value-type="string">
                  <text:p text:style-name="P58">Célpont mozgásának jellege</text:p>
                </table:table-cell>
                <table:table-cell table:style-name="Táblázat39.B1" office:value-type="string">
                  <text:p text:style-name="P58">VÉ</text:p>
                </table:table-cell>
              </table:table-row>
              <table:table-row table:style-name="TableLine2632894076432">
                <table:table-cell table:style-name="Táblázat39.A2" office:value-type="string">
                  <text:p text:style-name="P60">Álló helyzet <text:line-break/>(vagy lassan sétáló hátulról)</text:p>
                </table:table-cell>
                <table:table-cell table:style-name="Táblázat39.B2" office:value-type="string">
                  <text:p text:style-name="P60">0</text:p>
                </table:table-cell>
              </table:table-row>
              <table:table-row table:style-name="TableLine2632894079024">
                <table:table-cell table:style-name="Táblázat39.A2" office:value-type="string">
                  <text:p text:style-name="P60">Lassú egyenletes (séta)</text:p>
                </table:table-cell>
                <table:table-cell table:style-name="Táblázat39.B2" office:value-type="string">
                  <text:p text:style-name="P60">20</text:p>
                </table:table-cell>
              </table:table-row>
              <table:table-row table:style-name="TableLine2632894085648">
                <table:table-cell table:style-name="Táblázat39.A2" office:value-type="string">
                  <text:p text:style-name="P60">Egyenletes kocogás</text:p>
                </table:table-cell>
                <table:table-cell table:style-name="Táblázat39.B2" office:value-type="string">
                  <text:p text:style-name="P60">40</text:p>
                </table:table-cell>
              </table:table-row>
              <table:table-row table:style-name="TableLine2632894081904">
                <table:table-cell table:style-name="Táblázat39.A2" office:value-type="string">
                  <text:p text:style-name="P60">Sprint egyenes vonalon</text:p>
                </table:table-cell>
                <table:table-cell table:style-name="Táblázat39.B2" office:value-type="string">
                  <text:p text:style-name="P60">60</text:p>
                </table:table-cell>
              </table:table-row>
              <table:table-row table:style-name="TableLine2632894088240">
                <table:table-cell table:style-name="Táblázat39.A2" office:value-type="string">
                  <text:p text:style-name="P60">Lassú kiszámíthatatlan</text:p>
                </table:table-cell>
                <table:table-cell table:style-name="Táblázat39.B2" office:value-type="string">
                  <text:p text:style-name="P60">40</text:p>
                </table:table-cell>
              </table:table-row>
              <table:table-row table:style-name="TableLine2632894073264">
                <table:table-cell table:style-name="Táblázat39.A2" office:value-type="string">
                  <text:p text:style-name="P60">Közepesen gyors, kiszámíthatatlan</text:p>
                </table:table-cell>
                <table:table-cell table:style-name="Táblázat39.B2" office:value-type="string">
                  <text:p text:style-name="P60">70</text:p>
                </table:table-cell>
              </table:table-row>
              <table:table-row table:style-name="TableLine2632894071248">
                <table:table-cell table:style-name="Táblázat39.A2" office:value-type="string">
                  <text:p text:style-name="P60">Gyors, kiszámíthatatlan</text:p>
                </table:table-cell>
                <table:table-cell table:style-name="Táblázat39.B2" office:value-type="string">
                  <text:p text:style-name="P60">100</text:p>
                </table:table-cell>
              </table:table-row>
            </table:table>
            <text:p text:style-name="P280"/>
            <text:p text:style-name="P280">Követelménye: Sikeres „Lopakodás/rejtőzés” vs <text:s/>„Észlelés” ellenpróba </text:p>
            <text:p text:style-name="P284">Az Észrevétlen támadás több harci taktika követelménye <text:line-break/>(pl. Orvtámadás)</text:p>
          </table:table-cell>
        </table:table-row>
        <table:table-row table:style-name="Táblázat1.1">
          <table:table-cell table:style-name="Táblázat1.A2" office:value-type="string">
            <text:p text:style-name="P279">Képzetlen fegyverhasználat</text:p>
          </table:table-cell>
          <table:table-cell table:style-name="Táblázat1.A2" office:value-type="string">
            <text:p text:style-name="P283">KÉ: -20, TÉ: -30, <text:line-break/>VÉ:-30, CÉ: -30</text:p>
          </table:table-cell>
          <table:table-cell table:style-name="Táblázat1.C2" office:value-type="string">
            <text:p text:style-name="P280"/>
          </table:table-cell>
        </table:table-row>
        <table:table-row table:style-name="Táblázat1.1">
          <table:table-cell table:style-name="Táblázat1.A2" office:value-type="string">
            <text:p text:style-name="P279">Harc puszta kézzel</text:p>
          </table:table-cell>
          <table:table-cell table:style-name="Táblázat1.A2" office:value-type="string">
            <text:p text:style-name="P283">KÉ: -10, TÉ: -10, VÉ: -10</text:p>
          </table:table-cell>
          <table:table-cell table:style-name="Táblázat1.C2" office:value-type="string">
            <text:p text:style-name="P280"/>
          </table:table-cell>
        </table:table-row>
        <table:table-row table:style-name="Táblázat1.1">
          <table:table-cell table:style-name="Táblázat1.A2" office:value-type="string">
            <text:p text:style-name="P279">Érintő támadás</text:p>
          </table:table-cell>
          <table:table-cell table:style-name="Táblázat1.A2" office:value-type="string">
            <text:p text:style-name="P283">KÉ: 0, TÉ: 0, VÉ: -10</text:p>
          </table:table-cell>
          <table:table-cell table:style-name="Táblázat1.C2" office:value-type="string">
            <text:p text:style-name="P280">Érinteni könnyebb, mint megütni, sebezni puszta kézzel.</text:p>
          </table:table-cell>
        </table:table-row>
        <table:table-row table:style-name="Táblázat1.1">
          <table:table-cell table:style-name="Táblázat1.A2" office:value-type="string">
            <text:p text:style-name="P279">Harc rosszabbik kézben tartott fegyverrel</text:p>
          </table:table-cell>
          <table:table-cell table:style-name="Táblázat1.A2" office:value-type="string">
            <text:p text:style-name="P283">-10 KÉ, -20 TÉ, -20VÉ</text:p>
          </table:table-cell>
          <table:table-cell table:style-name="Táblázat1.C2" office:value-type="string">
            <text:p text:style-name="P280">Kivétel:</text:p>
            <text:list xml:id="list2992232501" text:style-name="L33">
              <text:list-item>
                <text:p text:style-name="P480">Kétkezesség fortély. Csak annyit ad, hogy rosszabbik kézzel is levonás nélkül tudsz harcolni, de csak 1 fegyverrel!!</text:p>
              </text:list-item>
              <text:list-item>
                <text:p text:style-name="P480">Kétkezes Harc fortély</text:p>
              </text:list-item>
            </text:list>
          </table:table-cell>
        </table:table-row>
        <table:table-row table:style-name="Táblázat1.1">
          <table:table-cell table:style-name="Táblázat1.A2" office:value-type="string">
            <text:p text:style-name="P279">Harc magasabbról</text:p>
          </table:table-cell>
          <table:table-cell table:style-name="Táblázat1.A2" office:value-type="string">
            <text:p text:style-name="P279">+10 TÉ</text:p>
          </table:table-cell>
          <table:table-cell table:style-name="Táblázat1.C2" office:value-type="string">
            <text:p text:style-name="P280">A támadó kapja a módosítót.</text:p>
          </table:table-cell>
        </table:table-row>
        <table:table-row table:style-name="Táblázat1.1">
          <table:table-cell table:style-name="Táblázat1.A2" office:value-type="string">
            <text:p text:style-name="P279">Harc gyűlöletből</text:p>
          </table:table-cell>
          <table:table-cell table:style-name="Táblázat1.A2" office:value-type="string">
            <text:p text:style-name="P279">+15TÉ, <text:s/>-30VÉ</text:p>
          </table:table-cell>
          <table:table-cell table:style-name="Táblázat1.C2" office:value-type="string">
            <text:p text:style-name="P280">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79">Fegyverrántás</text:p>
          </table:table-cell>
          <table:table-cell table:style-name="Táblázat1.A2" office:value-type="string">
            <text:p text:style-name="P279">Puszta kezes KÉ <text:s/><text:line-break/>fegyver-függő levonással:</text:p>
            <text:p text:style-name="P279">[0 ;-10] KÉ <text:s text:c="4"/></text:p>
          </table:table-cell>
          <table:table-cell table:style-name="Táblázat1.C2" office:value-type="string">
            <text:p text:style-name="P280">10-el túldobott KÉ esetén a fegyverrántó támadhat elsőnek azonnal – teljes harcértékével. </text:p>
            <text:p text:style-name="P280">Fegyverrántás fortély bónusza:</text:p>
            <text:p text:style-name="P280">1. fok: +5 KÉ <text:line-break/>2. fok: +10 KÉ + ha támadhat is: „Első vágás” alkalmazható.</text:p>
          </table:table-cell>
        </table:table-row>
        <table:table-row table:style-name="Táblázat1.1">
          <table:table-cell table:style-name="Táblázat1.A2" office:value-type="string">
            <text:p text:style-name="P279">Harc helyhez kötve</text:p>
          </table:table-cell>
          <table:table-cell table:style-name="Táblázat1.A2" office:value-type="string">
            <text:p text:style-name="P279">-10 KÉ, -20 TÉ és -20 VÉ</text:p>
          </table:table-cell>
          <table:table-cell table:style-name="Táblázat1.C2" office:value-type="string">
            <text:p text:style-name="P280"/>
          </table:table-cell>
        </table:table-row>
        <table:table-row table:style-name="Táblázat1.1">
          <table:table-cell table:style-name="Táblázat1.A2" office:value-type="string">
            <text:p text:style-name="P279">Közrefogás</text:p>
          </table:table-cell>
          <table:table-cell table:style-name="Táblázat1.A2" office:value-type="string">
            <text:p text:style-name="P279">+10 TÉ a támadóknak</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öldön fekve</text:p>
          </table:table-cell>
          <table:table-cell table:style-name="Táblázat1.A2" office:value-type="string">
            <text:p text:style-name="P279">KÉ: -10, TÉ: -10, VÉ: -10</text:p>
          </table:table-cell>
          <table:table-cell table:style-name="Táblázat1.C2" office:value-type="string">
            <text:p text:style-name="P284">-</text:p>
          </table:table-cell>
        </table:table-row>
        <table:table-row table:style-name="Táblázat1.1">
          <table:table-cell table:style-name="Táblázat1.A2" office:value-type="string">
            <text:p text:style-name="P279">Beszorított helyzet</text:p>
          </table:table-cell>
          <table:table-cell table:style-name="Táblázat1.A2" office:value-type="string">
            <text:p text:style-name="P283">Lásd a leírást!</text:p>
          </table:table-cell>
          <table:table-cell table:style-name="Táblázat1.C2" office:value-type="string">
            <text:p text:style-name="P280">-</text:p>
          </table:table-cell>
        </table:table-row>
        <table:table-row table:style-name="Táblázat1.1">
          <table:table-cell table:style-name="Táblázat1.A2" office:value-type="string">
            <text:p text:style-name="P279">Harc félhomályban</text:p>
          </table:table-cell>
          <table:table-cell table:style-name="Táblázat1.B19" office:value-type="string">
            <text:p text:style-name="P283">TODO</text:p>
          </table:table-cell>
          <table:table-cell table:style-name="Táblázat1.C19" office:value-type="string">
            <text:p text:style-name="P280"/>
          </table:table-cell>
        </table:table-row>
        <table:table-row table:style-name="Táblázat1.1">
          <table:table-cell table:style-name="Táblázat1.A2" office:value-type="string">
            <text:p text:style-name="P279">Félelem harc közben</text:p>
          </table:table-cell>
          <table:table-cell table:style-name="Táblázat1.A2" office:value-type="string">
            <text:p text:style-name="P283">Kötelezően max Védő taktikában kezd harcolni: +15VÉ; -30TÉ</text:p>
          </table:table-cell>
          <table:table-cell table:style-name="Táblázat1.C2" office:value-type="string">
            <text:p text:style-name="P280"/>
          </table:table-cell>
        </table:table-row>
        <table:table-row table:style-name="Táblázat1.1">
          <table:table-cell table:style-name="Táblázat1.A2" office:value-type="string">
            <text:p text:style-name="P282">Lóról leesés</text:p>
          </table:table-cell>
          <table:table-cell table:style-name="Táblázat1.A2" office:value-type="string">
            <text:p text:style-name="P282">Ezt ne ide!!!</text:p>
          </table:table-cell>
          <table:table-cell table:style-name="Táblázat1.C2" office:value-type="string">
            <text:p text:style-name="P280"/>
          </table:table-cell>
        </table:table-row>
        <table:table-row table:style-name="Táblázat1.1">
          <table:table-cell table:style-name="Táblázat1.A2" office:value-type="string">
            <text:p text:style-name="P283">A védekező takarásban</text:p>
          </table:table-cell>
          <table:table-cell table:style-name="Táblázat1.A2" office:value-type="string">
            <text:p text:style-name="P282">TODO</text:p>
          </table:table-cell>
          <table:table-cell table:style-name="Táblázat1.C2" office:value-type="string">
            <text:p text:style-name="P280"/>
          </table:table-cell>
        </table:table-row>
        <text:soft-page-break/>
        <table:table-row table:style-name="Táblázat1.1">
          <table:table-cell table:style-name="Táblázat1.A2" office:value-type="string">
            <text:p text:style-name="P283">Harc állatokkal</text:p>
          </table:table-cell>
          <table:table-cell table:style-name="Táblázat1.A2" office:value-type="string">
            <text:p text:style-name="P283">Lásd a leírást!</text:p>
          </table:table-cell>
          <table:table-cell table:style-name="Táblázat1.C2" office:value-type="string">
            <text:p text:style-name="P280"/>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3810745134" text:style-name="L34">
        <text:list-item>
          <text:p text:style-name="P401">KÉ: -20, TÉ: -30, VÉ: -30, CÉ: -30</text:p>
        </text:list-item>
      </text:list>
      <text:h text:style-name="Heading_20_4" text:outline-level="4"><text:bookmark-start text:name="__RefHeading___Toc11830_3781431762"/><text:span text:style-name="_5b_RPG_5d_Kiemelt_20_kifejezés"><text:span text:style-name="T27">Harc puszta kézzel</text:span></text:span><text:bookmark-end text:name="__RefHeading___Toc11830_3781431762"/></text:h>
      <text:p text:style-name="P141">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7">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632894100336">
          <table:table-cell table:style-name="Táblázat27.A1" office:value-type="string">
            <text:p text:style-name="P143"><text:span text:style-name="_5b_RPG_5d_Kiemelt_20_kifejezés"><text:span text:style-name="T30">Puszta kéz harcértékei: KÉ: -10, TÉ: -10, VÉ: -10</text:span></text:span></text:p>
          </table:table-cell>
        </table:table-row>
      </table:table>
      <text:p text:style-name="P144"><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7">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1495756850" text:style-name="L35">
        <text:list-item>
          <text:p text:style-name="P402">Kétkezesség fortély. Csak annyit ad, hogy rosszabbik kézzel is levonás nélkül tudsz harcolni, de csak 1 fegyverrel!!</text:p>
        </text:list-item>
        <text:list-item>
          <text:p text:style-name="P402">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2">+10 TÉ</text:span></text:span><text:span text:style-name="T22">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1">+20 TÉ</text:span><text:span text:style-name="T22"> </text:span>módosítót kap harcértékeire.</text:p>
      <text:h text:style-name="Heading_20_4" text:outline-level="4"><text:bookmark-start text:name="__RefHeading___Toc11840_3781431762"/>Készületlen<text:span text:style-name="T34">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6">-10KÉ, -20TÉ, -2 Sebzés</text:p>
      <text:p text:style-name="P226">Kell ez? Inkább KT-vel szimulálni, nem?</text:p>
      <text:p text:style-name="Text_20_body"/>
      <text:h text:style-name="P334"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style-name="TableLine2632894096592">
            <table:table-cell table:style-name="Táblázat70.A1" office:value-type="string">
              <text:p text:style-name="P200">Célpont mozgásának jellege</text:p>
            </table:table-cell>
            <table:table-cell table:style-name="Táblázat70.B1" office:value-type="string">
              <text:p text:style-name="P200">VÉ</text:p>
            </table:table-cell>
          </table:table-row>
          <table:table-row table:style-name="TableLine2632894102640">
            <table:table-cell table:style-name="Táblázat70.A2" office:value-type="string">
              <text:p text:style-name="P201">Álló helyzet (vagy sétáló hátulról)</text:p>
            </table:table-cell>
            <table:table-cell table:style-name="Táblázat70.B2" office:value-type="string">
              <text:p text:style-name="P201">0</text:p>
            </table:table-cell>
          </table:table-row>
          <table:table-row table:style-name="TableLine2632894090256">
            <table:table-cell table:style-name="Táblázat70.A2" office:value-type="string">
              <text:p text:style-name="P201">Lassú egyenletes (séta)</text:p>
            </table:table-cell>
            <table:table-cell table:style-name="Táblázat70.B2" office:value-type="string">
              <text:p text:style-name="P201">20</text:p>
            </table:table-cell>
          </table:table-row>
          <table:table-row table:style-name="TableLine2632894093712">
            <table:table-cell table:style-name="Táblázat70.A2" office:value-type="string">
              <text:p text:style-name="P201">Egyenletes kocogás</text:p>
            </table:table-cell>
            <table:table-cell table:style-name="Táblázat70.B2" office:value-type="string">
              <text:p text:style-name="P201">40</text:p>
            </table:table-cell>
          </table:table-row>
          <table:table-row table:style-name="TableLine2632894094000">
            <table:table-cell table:style-name="Táblázat70.A2" office:value-type="string">
              <text:p text:style-name="P201">Sprint egyenes vonalon</text:p>
            </table:table-cell>
            <table:table-cell table:style-name="Táblázat70.B2" office:value-type="string">
              <text:p text:style-name="P201">60</text:p>
            </table:table-cell>
          </table:table-row>
          <table:table-row table:style-name="TableLine2632894092848">
            <table:table-cell table:style-name="Táblázat70.A2" office:value-type="string">
              <text:p text:style-name="P201">Lassú kiszámíthatatlan</text:p>
            </table:table-cell>
            <table:table-cell table:style-name="Táblázat70.B2" office:value-type="string">
              <text:p text:style-name="P201">40</text:p>
            </table:table-cell>
          </table:table-row>
          <table:table-row table:style-name="TableLine2632894092560">
            <table:table-cell table:style-name="Táblázat70.A2" office:value-type="string">
              <text:p text:style-name="P201">Közepesen gyors, kiszámíthatatlan</text:p>
            </table:table-cell>
            <table:table-cell table:style-name="Táblázat70.B2" office:value-type="string">
              <text:p text:style-name="P201">70</text:p>
            </table:table-cell>
          </table:table-row>
          <table:table-row table:style-name="Táblázat70.8">
            <table:table-cell table:style-name="Táblázat70.A2" office:value-type="string">
              <text:p text:style-name="P201">Gyors, kiszámíthatatlan</text:p>
            </table:table-cell>
            <table:table-cell table:style-name="Táblázat70.B2" office:value-type="string">
              <text:p text:style-name="P201">100</text:p>
            </table:table-cell>
          </table:table-row>
        </table:table>
        <text:p text:style-name="Text_20_body"/>
        <table:table table:name="Táblázat71" table:style-name="Táblázat71">
          <table:table-column table:style-name="Táblázat71.A"/>
          <table:table-column table:style-name="Táblázat71.B"/>
          <table:table-row table:style-name="TableLine2632894097456">
            <table:table-cell table:style-name="Táblázat71.A1" office:value-type="string">
              <text:p text:style-name="P200">Célpont mérete</text:p>
            </table:table-cell>
            <table:table-cell table:style-name="Táblázat71.B1" office:value-type="string">
              <text:p text:style-name="P200">VÉ</text:p>
            </table:table-cell>
          </table:table-row>
          <table:table-row table:style-name="TableLine2632894095440">
            <table:table-cell table:style-name="Táblázat71.A2" office:value-type="string">
              <text:p text:style-name="P202">Óriás</text:p>
            </table:table-cell>
            <table:table-cell table:style-name="Táblázat71.B2" office:value-type="string">
              <text:p text:style-name="P201">-30</text:p>
            </table:table-cell>
          </table:table-row>
          <table:table-row table:style-name="TableLine2632894103504">
            <table:table-cell table:style-name="Táblázat71.A2" office:value-type="string">
              <text:p text:style-name="P202">Ork</text:p>
            </table:table-cell>
            <table:table-cell table:style-name="Táblázat71.B2" office:value-type="string">
              <text:p text:style-name="P201">-10</text:p>
            </table:table-cell>
          </table:table-row>
          <table:table-row table:style-name="TableLine2632894096304">
            <table:table-cell table:style-name="Táblázat71.A2" office:value-type="string">
              <text:p text:style-name="P202">Elfszabású / ember</text:p>
            </table:table-cell>
            <table:table-cell table:style-name="Táblázat71.B2" office:value-type="string">
              <text:p text:style-name="P201">+0</text:p>
            </table:table-cell>
          </table:table-row>
          <table:table-row table:style-name="TableLine2632894089968">
            <table:table-cell table:style-name="Táblázat71.A2" office:value-type="string">
              <text:p text:style-name="P202">Goblin</text:p>
            </table:table-cell>
            <table:table-cell table:style-name="Táblázat71.B2" office:value-type="string">
              <text:p text:style-name="P201">+20</text:p>
            </table:table-cell>
          </table:table-row>
          <table:table-row table:style-name="TableLine2632894097744">
            <table:table-cell table:style-name="Táblázat71.A2" office:value-type="string">
              <text:p text:style-name="P202">macska</text:p>
            </table:table-cell>
            <table:table-cell table:style-name="Táblázat71.B2" office:value-type="string">
              <text:p text:style-name="P201">+40</text:p>
            </table:table-cell>
          </table:table-row>
          <table:table-row table:style-name="TableLine2632894097168">
            <table:table-cell table:style-name="Táblázat71.A2" office:value-type="string">
              <text:p text:style-name="P202">egér</text:p>
            </table:table-cell>
            <table:table-cell table:style-name="Táblázat71.B2" office:value-type="string">
              <text:p text:style-name="P201">+60</text:p>
            </table:table-cell>
          </table:table-row>
          <table:table-row table:style-name="Táblázat71.8">
            <table:table-cell table:style-name="Táblázat71.A2" office:value-type="string">
              <text:p text:style-name="P202"/>
            </table:table-cell>
            <table:table-cell table:style-name="Táblázat71.B2" office:value-type="string">
              <text:p text:style-name="P201"/>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7">+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4" text:outline-level="4"><text:bookmark-start text:name="__RefHeading___Toc11850_3781431762"/>Fegyverrántás<text:bookmark-end text:name="__RefHeading___Toc11850_3781431762"/></text:h>
      <text:p text:style-name="P22">Kapcsolódik: <text:span text:style-name="T27">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87">Fegyverrántásnál pusztakezes KÉ-vel történik a kezdeményezés, fegyver-függő módosítóval:</text:p>
      <text:p text:style-name="P6"><text:tab/><text:span text:style-name="T27">[0 ;-10] KÉ <text:s text:c="4"/></text:span></text:p>
      <text:p text:style-name="P199">(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3">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7">1. fok:</text:span> +5 KÉ</text:p>
      <text:p text:style-name="Text_20_body"><text:span text:style-name="T27">2. fok:</text:span> +10 KÉ + <text:span text:style-name="T74">támadásnál (10-el túldobott kezdeményezés esetén) „Első vágás” manőver alkalmazható.</text:span></text:p>
      <text:p text:style-name="Text_20_body"/>
      <text:p text:style-name="P204">Meglepetésből, vagy észrevétlen fegyverrántás</text:p>
      <text:p text:style-name="Text_20_body">Beszélgetek valakivel, váratlanul fegyvert rántok és megszúrom</text:p>
      <text:list xml:id="list3101324665" text:style-name="L36">
        <text:list-item>
          <text:p text:style-name="P403">A támadás az enyém</text:p>
        </text:list-item>
        <text:list-item>
          <text:p text:style-name="P403">Az áldozat Észlelés próbát dob. Ha nincs meg, akkor Orvtámadásnak minősül a támadásom.</text:p>
        </text:list-item>
        <text:list-item>
          <text:p text:style-name="P403">Ha megvan, akkor Meglepetés szituációvá enyhül a helyzet (+20TÉ módosítót kapok).</text:p>
        </text:list-item>
      </text:list>
      <text:p text:style-name="Text_20_body"/>
      <text:p text:style-name="P204">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2">a következő kör elején</text:span>, támadását feláldozva újra fegyverrántással kell próbálkoznia.</text:p>
      <text:p text:style-name="P204"/>
      <text:p text:style-name="P203">Példák</text:p>
      <text:p text:style-name="Text_20_body">KÉ alap: 26 → Puszta kezes KÉ: 16 <text:s/>(Mivel a Puszta kéz KÉ értéke: -10)</text:p>
      <text:p text:style-name="Text_20_body">Tőrrel KÉ: 28 (Tőr KÉ:+2)</text:p>
      <text:list xml:id="list1332876985" text:style-name="L37">
        <text:list-item>
          <text:p text:style-name="P404">Puszta kezes KÉ (16) számít</text:p>
        </text:list-item>
        <text:list-item>
          <text:p text:style-name="P405">Egy tőrt könnyű előrántani (0 KÉ büntetés). Így a KÉ: 16</text:p>
        </text:list-item>
        <text:list-item>
          <text:p text:style-name="P406">2.fokú fegyverrántás fortéllyal: 16+10=26 <text:span text:style-name="T74">(ez már csak 2-vel marad el a tőrös KÉ-től)</text:span></text:p>
        </text:list-item>
        <text:list-item>
          <text:p text:style-name="P405">Ha kardot akarnék rántani, azt már nehezebb (-4 KÉ büntetés). Így fortély nélkül KÉ: 12</text:p>
        </text:list-item>
        <text:list-item>
          <text:p text:style-name="P406">2.fokú fegyverrántás fortéllyal: 12+10=22</text:p>
        </text:list-item>
        <text:list-item>
          <text:p text:style-name="P405">Kétkezes csatabárdot „rántani” szinte lehetetlen (-10KÉ). Így fortély nélkül KÉ: 6</text:p>
        </text:list-item>
        <text:list-item>
          <text:p text:style-name="P406">2.fokú fegyverrántás fortéllyal: pont kiegyenlíti a -10 KÉ büntetést. Így KÉ=16</text:p>
        </text:list-item>
      </text:list>
      <text:p text:style-name="P150">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6">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4">Beszorított helyzeten azt értjük, ha az adott fegyverrel a harcos helyhiány miatt nem képes annak technikáit maradéktalanul alkalmazni. Ez nagyon szűk helyeken egészen szélsőséges hátrányokat is okozhat fegyver-típustól függően.</text:p>
      <text:p text:style-name="P144">Mivel nem lehet általános szabályt alkotni minden szituáció és fegyver-típus kapcsolatából, ezért csak irányelveket fektetünk le, a KM határozza meg az adott helyzet ismeretében, hogy épp milyen levonások járnak.</text:p>
      <text:p text:style-name="P144">„Rövid” fegyverekre (max 0,5 pengehossz) nem jár levonás. P<text:span text:style-name="T115">uszta kéz értékei nem módosulnak.</text:span></text:p>
      <text:p text:style-name="P145">Szobában, bútorok közt:</text:p>
      <text:list xml:id="list768520270" text:style-name="L38">
        <text:list-item>
          <text:p text:style-name="P407">2 kezes és szálfegyverek harcértéke 0-ra zuhan</text:p>
        </text:list-item>
        <text:list-item>
          <text:p text:style-name="P407">egykezes fegyverek harcértéke feleződik</text:p>
        </text:list-item>
      </text:list>
      <text:p text:style-name="P145">Szűk sikátorban</text:p>
      <text:list xml:id="list3949362757" text:style-name="L39">
        <text:list-item>
          <text:p text:style-name="P408">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4">Megjegyzés: a Támadó- és Védő taktikák <text:span text:style-name="_5b_RPG_5d_Kiemelt_20_kifejezés"><text:span text:style-name="T21">Beszorított helyzetben</text:span></text:span><text:span text:style-name="T21"> továbbra is használhatóak.</text:span></text:p>
      <text:h text:style-name="Heading_20_4" text:outline-level="4"><text:bookmark-start text:name="__RefHeading___Toc11856_3781431762"/>Harc földön fekve<text:bookmark-end text:name="__RefHeading___Toc11856_3781431762"/></text:h>
      <text:p text:style-name="P146">KÉ: -10, TÉ: -10, VÉ: -10</text:p>
      <text:h text:style-name="Heading_20_4" text:outline-level="4"><text:bookmark-start text:name="__RefHeading___Toc11858_3781431762"/>Harc félhomályban<text:bookmark-end text:name="__RefHeading___Toc11858_3781431762"/></text:h>
      <text:p text:style-name="P215">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299">Ha leesel a lóról, <text:span text:style-name="T27">Esés</text:span> képzettség próbát kell dobnod, melynek nehézségét a KM határozza meg a körülmények ismeretében. Ha a próba...</text:p>
      <text:list xml:id="list2056920264" text:style-name="L40">
        <text:list-item>
          <text:p text:style-name="P421">Sikertelen: ló sebességétől és talajtól függően: [k6 - 4k6] ÉP sebesülés</text:p>
        </text:list-item>
        <text:list-item>
          <text:p text:style-name="P409">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6">TODO <text:span text:style-name="T67">(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1">z állatok nagy része általában olyan harcmodort folytat, ami a Belharcnak felel meg leginkább. Így harci „képzettségeik” és értékeik is e szerint legyenek meghatározva.</text:span></text:p>
      <text:p text:style-name="P262"><text:span text:style-name="_5b_RPG_5d_Kiemelt_20_kifejezés"><text:span text:style-name="T81"/></text:span></text:p>
      <text:h text:style-name="P330" text:outline-level="3"><text:bookmark-start text:name="__RefHeading___Toc11868_3781431762"/>Kétkezes harc<text:bookmark-end text:name="__RefHeading___Toc11868_3781431762"/></text:h>
      <text:p text:style-name="P141">„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632894100912">
            <table:table-cell table:style-name="Táblázat2.A1" office:value-type="string">
              <text:p text:style-name="P59">Ismeret foka</text:p>
            </table:table-cell>
            <table:table-cell table:style-name="Táblázat2.A1" office:value-type="string">
              <text:p text:style-name="P272">Harcértékek</text:p>
            </table:table-cell>
            <table:table-cell table:style-name="Táblázat2.A1" office:value-type="string">
              <text:p text:style-name="P272">Harcmodor-<text:line-break/>Sebesség</text:p>
            </table:table-cell>
            <table:table-cell table:style-name="Táblázat2.D1" office:value-type="string">
              <text:p text:style-name="P59">Követelmény</text:p>
            </table:table-cell>
          </table:table-row>
        </table:table-header-rows>
        <table:table-row table:style-name="TableLine2632894099472">
          <table:table-cell table:style-name="Táblázat2.A6" office:value-type="string">
            <text:p text:style-name="P56">Alapeset</text:p>
            <text:p text:style-name="P56">(képzetlenül)</text:p>
          </table:table-cell>
          <table:table-cell table:style-name="Táblázat2.B6" office:value-type="string">
            <text:list xml:id="list463355814" text:style-name="L41">
              <text:list-item>
                <text:p text:style-name="P481">Főfegyver <text:span text:style-name="T21">(nagyobb fegyver)</text:span> harcmodora és értékei számítanak</text:p>
              </text:list-item>
              <text:list-item>
                <text:p text:style-name="P481">-10 KÉ/TÉ/VÉ</text:p>
              </text:list-item>
            </text:list>
          </table:table-cell>
          <table:table-cell table:style-name="Táblázat2.C6" office:value-type="string">
            <text:p text:style-name="P279">+1</text:p>
          </table:table-cell>
          <table:table-cell table:style-name="Táblázat2.D6" office:value-type="string">
            <text:p text:style-name="P56">-</text:p>
          </table:table-cell>
        </table:table-row>
        <table:table-row table:style-name="TableLine2632894099760">
          <table:table-cell table:style-name="Táblázat2.A6" office:value-type="string">
            <text:p text:style-name="P56">Kétkezes harc - 1.fok</text:p>
          </table:table-cell>
          <table:table-cell table:style-name="Táblázat2.B6" office:value-type="string">
            <text:list xml:id="list121534613500640" text:continue-list="list463355814" text:style-name="L41">
              <text:list-item text:start-value="1">
                <text:p text:style-name="P481">Főfegyver <text:span text:style-name="T21">(nagyobb fegyver) har</text:span>cmodora számít</text:p>
              </text:list-item>
              <text:list-item>
                <text:p text:style-name="P481">Fegyver harcértékek összeadódnak</text:p>
              </text:list-item>
              <text:list-item>
                <text:p text:style-name="P481">Egyik fegyver Mesterfegyver fortélya sem számít</text:p>
              </text:list-item>
            </text:list>
          </table:table-cell>
          <table:table-cell table:style-name="Táblázat2.C6" office:value-type="string">
            <text:p text:style-name="P279">+3<text:span text:style-name="T27">*</text:span></text:p>
          </table:table-cell>
          <table:table-cell table:style-name="Táblázat2.D6" office:value-type="string">
            <text:p text:style-name="P56">Főfegyver harcmodora – 6.szint</text:p>
            <text:p text:style-name="P56">Kiegészítő fegyver harcmodora – 3.szint</text:p>
          </table:table-cell>
        </table:table-row>
        <table:table-row table:style-name="TableLine2632894092272">
          <table:table-cell table:style-name="Táblázat2.A6" office:value-type="string">
            <text:p text:style-name="P56">Kétkezes harc - 2.fok.</text:p>
          </table:table-cell>
          <table:table-cell table:style-name="Táblázat2.B6" office:value-type="string">
            <text:list xml:id="list121534243649597" text:continue-list="list121534613500640" text:style-name="L41">
              <text:list-item text:start-value="1">
                <text:p text:style-name="P481">Mint az 1.fok, plusz:</text:p>
              </text:list-item>
              <text:list-item>
                <text:p text:style-name="P481">Csak a főfegyver Mesterfegyver fortélya számít<text:line-break/>(akkor is, ha a két fegyver típusa ugyanaz!)</text:p>
              </text:list-item>
            </text:list>
          </table:table-cell>
          <table:table-cell table:style-name="Táblázat2.C6" office:value-type="string">
            <text:p text:style-name="P279">+6<text:span text:style-name="T27">*</text:span></text:p>
          </table:table-cell>
          <table:table-cell table:style-name="Táblázat2.D6" office:value-type="string">
            <text:p text:style-name="P56">Főfegyver harcmodora – 9.szint</text:p>
            <text:p text:style-name="P56">Kiegészítő fegyver harcmodora – 6.szint</text:p>
          </table:table-cell>
        </table:table-row>
        <table:table-row table:style-name="TableLine2632894101776">
          <table:table-cell table:style-name="Táblázat2.A6" office:value-type="string">
            <text:p text:style-name="P56">Kétkezes harc - 3.fok.</text:p>
          </table:table-cell>
          <table:table-cell table:style-name="Táblázat2.B6" office:value-type="string">
            <text:list xml:id="list121534087250918" text:continue-list="list121534243649597" text:style-name="L41">
              <text:list-item text:start-value="1">
                <text:p text:style-name="P481">Mint a 2.fok, de mindkét fegyver Mesterfegyver fortélya beszámít</text:p>
              </text:list-item>
            </text:list>
          </table:table-cell>
          <table:table-cell table:style-name="Táblázat2.C6" office:value-type="string">
            <text:p text:style-name="P279">+6<text:span text:style-name="T27">*</text:span></text:p>
          </table:table-cell>
          <table:table-cell table:style-name="Táblázat2.D6" office:value-type="string">
            <text:p text:style-name="P61">Főfegyver harcmodora – 9.szint</text:p>
            <text:p text:style-name="P61">Kiegészítő fegyver harcmodora – 9.szint</text:p>
          </table:table-cell>
        </table:table-row>
        <table:table-row table:style-name="TableLine2632894102064">
          <table:table-cell table:style-name="Táblázat2.A6" office:value-type="string">
            <text:p text:style-name="P62">Speciális: </text:p>
            <text:p text:style-name="P62">„Kétkezesség” fortély</text:p>
          </table:table-cell>
          <table:table-cell table:style-name="Táblázat2.B6" office:value-type="string">
            <text:p text:style-name="P300">Ha a karakter legalább 1.fokú Kétkezes harccal rendelkezik, akkor a Kétkezesség fortély felvétele esetén további +1 Sebesség bónuszt kap.</text:p>
          </table:table-cell>
          <table:table-cell table:style-name="Táblázat2.C6" office:value-type="string">
            <text:p text:style-name="P279">+1</text:p>
          </table:table-cell>
          <table:table-cell table:style-name="Táblázat2.D6" office:value-type="string">
            <text:p text:style-name="P63">-</text:p>
          </table:table-cell>
        </table:table-row>
      </table:table>
      <text:p text:style-name="P153"/>
      <text:p text:style-name="P263"><text:span text:style-name="T36">*</text:span>Harcmodor-Sebesség bónusz</text:p>
      <text:p text:style-name="P265">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371349696" text:style-name="L42">
        <text:list-item>
          <text:p text:style-name="P422">Adjuk össze a forgatott 2 fegyver pengehosszait</text:p>
        </text:list-item>
        <text:list-item>
          <text:p text:style-name="P422">Minden 0,5 penge 1 ponttal csökkenti a bónuszt<text:line-break/><text:span text:style-name="T75">Fontos</text:span><text:span text:style-name="T74">: A „rövid” fegyverek 0 pengének számítanak számolásnál!)</text:span></text:p>
        </text:list-item>
      </text:list>
      <text:p text:style-name="P156"><text:s/></text:p>
      <text:p text:style-name="Text_20_body"><text:span text:style-name="T23">Általános szabályok a kétkezes harcra</text:span>:</text:p>
      <text:list xml:id="list420023377" text:style-name="L43">
        <text:list-item>
          <text:list>
            <text:list-item>
              <text:p text:style-name="P410">Támadások számának meghatározásánál a nagyobb fegyver számít (+sebesség beszámításánál)</text:p>
            </text:list-item>
            <text:list-item>
              <text:p text:style-name="P410">Méret limit: legfeljebb 2db <text:span text:style-name="T21">1 pengés</text:span> kombinációval lehet kétkezes harcot folytatni, e felett semmilyen bónusz nem számít és a fegyverek harcértéke 0.</text:p>
            </text:list-item>
            <text:list-item>
              <text:p text:style-name="P411">2db 1 penge hosszú fegyver forgatása esetén követelmény is van: Erő +2 </text:p>
            </text:list-item>
            <text:list-item>
              <text:p text:style-name="P410">A nagyobbik fegyver csak az ügyesebbik kézben forgatható. Kivéve Kétkezesség fortély megléte:</text:p>
            </text:list-item>
            <text:list-item>
              <text:p text:style-name="P410">Kétkezesség fortély: ha mellette a Kétkezes harc is legalább 1.fokú, akkor +1 Sebesség bónuszt ad</text:p>
            </text:list-item>
            <text:list-item>
              <text:p text:style-name="P410">Sebzésnél melyik fegyver talál: a k20-as sebződobással együtt dobunk k6-al is</text:p>
            </text:list-item>
            <text:list-item>
              <text:p text:style-name="P423">azonos méretű fegyverek esetén: <text:span text:style-name="T74">1-3: gyengébb kéz fegyvere ; 4-6: ügyesebb kéz fegyvere sebez</text:span></text:p>
            </text:list-item>
            <text:list-item>
              <text:p text:style-name="P423"><text:span text:style-name="T1">nagy + kisebb fegyver esetén: </text:span>1-2: gyengébb kéz fegyvere; 3-6: ügyesebb kéz fegyvere sebez</text:p>
            </text:list-item>
          </text:list>
        </text:list-item>
      </text:list>
      <text:p text:style-name="P119"><text:span text:style-name="T27">Példa-1</text:span>:</text:p>
      <text:list xml:id="list3321695656" text:style-name="L44">
        <text:list-item>
          <text:p text:style-name="P424">Harc 2db „rövid” fegyverrel (például 2 tőr)</text:p>
        </text:list-item>
        <text:list-item>
          <text:p text:style-name="P424"><text:span text:style-name="T115">Mivel „rövid” fegyverek, ezért hosszuk 0-nak számít. 0+0=0 így nincs levonás. </text:span><text:span text:style-name="T119">(1.fok: +3 ; 2.fok:+6)</text:span></text:p>
        </text:list-item>
      </text:list>
      <text:p text:style-name="Text_20_body"><text:span text:style-name="T27">Példa-2</text:span>: </text:p>
      <text:list xml:id="list121533934418021" text:continue-list="list3321695656" text:style-name="L44">
        <text:list-item text:start-value="1">
          <text:p text:style-name="P424">Harc 2db 1 pengés fegyverrel (például 2db szablya)</text:p>
        </text:list-item>
        <text:list-item>
          <text:p text:style-name="P424"><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0"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0">(X)</text:span><text:span text:style-name="T17">-el jelölteket, azokat kör közben is lehet variálni.</text:span></text:p>
      <text:h text:style-name="P337" text:outline-level="4"><text:bookmark-start text:name="__RefHeading___Toc11872_3781431762"/>Összefoglaló<text:bookmark-end text:name="__RefHeading___Toc11872_3781431762"/></text:h>
      <text:list xml:id="list2306455726" text:style-name="L45">
        <text:list-item>
          <text:p text:style-name="P345">Támadó taktika</text:p>
        </text:list-item>
        <text:list-item>
          <text:p text:style-name="P346">+1 TÉ = -2 VÉ, <text:s text:c="3"/>max +15 TÉ</text:p>
        </text:list-item>
        <text:list-item>
          <text:p text:style-name="P345">Védő taktika</text:p>
        </text:list-item>
        <text:list-item>
          <text:p text:style-name="P346">+1 VÉ = -2 TÉ, <text:s text:c="3"/>max +20 VÉ</text:p>
        </text:list-item>
        <text:list-item>
          <text:p text:style-name="P345">Kezdeményező taktika</text:p>
        </text:list-item>
        <text:list-item>
          <text:p text:style-name="P346">+1 KÉ → -2 VÉ <text:s text:c="2"/>(max +10 KÉ)</text:p>
        </text:list-item>
        <text:list-item>
          <text:p text:style-name="P345">Kiváró taktika</text:p>
        </text:list-item>
        <text:list-item>
          <text:p text:style-name="P346">Átengedett KÉ, cserébe első visszatámadásra +5 TÉ </text:p>
        </text:list-item>
        <text:list-item>
          <text:p text:style-name="P346">Támadó taktikával együtt mehet, Védővel nem, több ellenfeles harcban sem.</text:p>
        </text:list-item>
        <text:list-item>
          <text:p text:style-name="P345">Védekező harc</text:p>
        </text:list-item>
        <text:list-item>
          <text:p text:style-name="P346">+25 VÉ, hátrálás, nincs támadás, nem kombinálható más taktikával</text:p>
        </text:list-item>
        <text:list-item>
          <text:p text:style-name="P345">Fárasztás</text:p>
        </text:list-item>
        <text:list-item>
          <text:p text:style-name="P347">Nyert a Kezdeményezés szükséges</text:p>
        </text:list-item>
        <text:list-item>
          <text:p text:style-name="P348">VÉ csökkentésre: +2</text:p>
        </text:list-item>
        <text:list-item>
          <text:p text:style-name="P350">Sebzés helyett: további +10VÉ csökkentés</text:p>
        </text:list-item>
        <text:list-item>
          <text:p text:style-name="P345">Roham</text:p>
        </text:list-item>
        <text:list-item>
          <text:p text:style-name="P346">+20 TÉ és -40 VÉ <text:s/>(első oda-visszacsapáskor)</text:p>
        </text:list-item>
        <text:list-item>
          <text:p text:style-name="P349">VÉ csökkentés duplázódik, <text:s/>Sebzéshez: +5 SP</text:p>
        </text:list-item>
        <text:list-item>
          <text:p text:style-name="P345">Öngyilkos roham</text:p>
        </text:list-item>
        <text:list-item>
          <text:p text:style-name="P346">+25 TÉ és -50 VÉ <text:s/>(első oda-visszacsapáskor)</text:p>
        </text:list-item>
        <text:list-item>
          <text:p text:style-name="P349">VÉ csökkentés duplázódik, <text:s/>Sebzéshez: +7 SP</text:p>
        </text:list-item>
        <text:list-item>
          <text:p text:style-name="P349">TÉ büntetések (sérülésből) nem érvényesek, max 2x használható egy küzdelemben</text:p>
        </text:list-item>
        <text:list-item>
          <text:p text:style-name="P345">Belharci szituáció</text:p>
        </text:list-item>
        <text:list-item>
          <text:p text:style-name="P346">Bekerülni: „Belharcba kerülés” manőverrel</text:p>
        </text:list-item>
        <text:list-item>
          <text:p text:style-name="P346">Kijönni: „Kibontakozás” manőverrel</text:p>
        </text:list-item>
        <text:list-item>
          <text:p text:style-name="P346">Mindenki a saját Harcmodorának módosítóival küzd</text:p>
        </text:list-item>
        <text:list-item>
          <text:p text:style-name="P346">Belharc fortély bónuszai: +2 KÉ; +3 TÉ/VÉ fokonként. Csak Közelharc harcmodorban jár.</text:p>
        </text:list-item>
        <text:list-item>
          <text:p text:style-name="P346"><text:span text:style-name="T21">A 0,5 pengénél nagyobb fegyverek értékei: 0-ra esnek, sebzésük max: +1SP,</text:span> <text:line-break/>„Harcmodor-Sebesség” csökken 5-el. Erőbónusz és MF fortély bónuszai maradnak.</text:p>
        </text:list-item>
        <text:list-item>
          <text:p text:style-name="P346">Puszta kéz értékei 0-ra emelkednek</text:p>
        </text:list-item>
        <text:list-item>
          <text:p text:style-name="P352">Belharcban NEM lehet kétkezes harcot folytatni!</text:p>
        </text:list-item>
        <text:list-item text:start-value="1">
          <text:p text:style-name="P351">Támadás erőből</text:p>
        </text:list-item>
        <text:list-item>
          <text:p text:style-name="P347">Követelménye: "Támadás erőből" fortély (lásd a leírását)</text:p>
        </text:list-item>
        <text:list-item>
          <text:p text:style-name="P353">Leütés hátulról</text:p>
        </text:list-item>
        <text:list-item>
          <text:p text:style-name="P346">Követelmény: „Észrevétlen támadás” harci helyzet, Túlütés</text:p>
        </text:list-item>
        <text:list-item>
          <text:p text:style-name="P346">Ha <text:s/>Súlyos a seb (12 ÉP) <text:span text:style-name="T90">→ </text:span>Fájdalomtűrés (+Edzettség) próba (12). Ha nincs meg, elájul.</text:p>
        </text:list-item>
        <text:list-item>
          <text:p text:style-name="P346">Harci anatómiával könnyebb (lásd a leírást)</text:p>
        </text:list-item>
        <text:list-item>
          <text:p text:style-name="P345">Orvtámadás</text:p>
        </text:list-item>
        <text:list-item>
          <text:p text:style-name="P346"><text:soft-page-break/>Követelmény: „Észrevétlen támadás” harci helyzet</text:p>
        </text:list-item>
        <text:list-item>
          <text:p text:style-name="P346">Bónuszt ad: Harci anatómia fortély</text:p>
        </text:list-item>
      </text:list>
      <text:p text:style-name="P15"/>
      <text:p text:style-name="P15"/>
      <text:list xml:id="list121534090575889" text:continue-list="list2306455726" text:style-name="L45">
        <text:list-item text:start-value="1">
          <text:p text:style-name="P354">Érintő támadás <text:span text:style-name="T30">(X)</text:span></text:p>
        </text:list-item>
        <text:list-item>
          <text:p text:style-name="P347">KÉ: 0, TÉ: 0, VÉ: -10</text:p>
        </text:list-item>
        <text:list-item>
          <text:p text:style-name="P345">Csonkolás <text:span text:style-name="T30">(X)</text:span></text:p>
        </text:list-item>
        <text:list-item>
          <text:p text:style-name="P346">Kéz csonkolása: (áldozat max <text:span text:style-name="T84">ÉP / 3) (felfele kerekítve) sebzés szükséges</text:span></text:p>
        </text:list-item>
        <text:list-item>
          <text:p text:style-name="P355">Láb csonkolása: (áldozat max ÉP / 2) (felfele kerekítve) sebzés szükséges</text:p>
        </text:list-item>
        <text:list-item>
          <text:p text:style-name="P354">Kijelölt testrészre támadás <text:span text:style-name="T30">(X)</text:span></text:p>
        </text:list-item>
        <text:list-item>
          <text:p text:style-name="P346">Sebző támadás -20 TÉ-vel</text:p>
        </text:list-item>
        <text:list-item>
          <text:p text:style-name="P345">Pontok támadása harc közben <text:span text:style-name="T30">(X)</text:span></text:p>
        </text:list-item>
        <text:list-item>
          <text:p text:style-name="P346">Követelmény: Harci anatómia fortély – 2.fok</text:p>
        </text:list-item>
        <text:list-item>
          <text:p text:style-name="P346">Követelmény: Pontra támadás manőver</text:p>
        </text:list-item>
        <text:list-item>
          <text:p text:style-name="P345">Visszafogott csapás / Harc az ellenfél elfogásáért <text:span text:style-name="T30">(X)</text:span></text:p>
        </text:list-item>
        <text:list-item>
          <text:p text:style-name="P346">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1">+1-15-</text:span>ig növelheted meg ideiglenesen. Minden pont növelés után -2 Védő Érték módosítót kapsz.</text:p>
      <text:p text:style-name="Text_20_body">Tehát vállalásodtól függően például így módosíthatod harcértékeidet:</text:p>
      <text:list xml:id="list1577050945" text:style-name="L46">
        <text:list-item>
          <text:p text:style-name="P425">TÉ:+1, VÉ:-2</text:p>
        </text:list-item>
        <text:list-item>
          <text:p text:style-name="P425">TÉ:+5, VÉ:-10</text:p>
        </text:list-item>
        <text:list-item>
          <text:p text:style-name="P425">TÉ:+10, VÉ:-20</text:p>
        </text:list-item>
        <text:list-item>
          <text:p text:style-name="P425">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6">És Meglepetés szituációban?</text:p>
      <text:p text:style-name="Text_20_body"/>
      <text:h text:style-name="P334"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0">+1-20</text:span><text:span text:style-name="T21">-ig</text:span> növelheted meg ideiglenesen. Minden pont növelés után -2 Támadó Érték módosítót kapsz.</text:p>
      <text:p text:style-name="Text_20_body">Tehát vállalásodtól függően így módosíthatod harcértékeidet. Pl:</text:p>
      <text:list xml:id="list781914601" text:style-name="L47">
        <text:list-item>
          <text:p text:style-name="P426">VÉ:+1, TÉ:-2</text:p>
        </text:list-item>
        <text:list-item>
          <text:p text:style-name="P426">VÉ:+5, TÉ:-10</text:p>
        </text:list-item>
        <text:list-item>
          <text:p text:style-name="P426">VÉ:+10, TÉ:-20</text:p>
        </text:list-item>
        <text:list-item>
          <text:p text:style-name="P426">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7">10-el </text:span>de cserébe kétszer akkora Védő Érték csökkenést szenvedsz el <text:span text:style-name="T27">az ellenfél első támadásával szemben</text:span> (akár megnyerted így a kezdeményezést, akár nem)</text:p>
      <text:p text:style-name="P134">Tehát <text:span text:style-name="T27">+1KÉ </text:span><text:span text:style-name="T82">→</text:span><text:span text:style-name="T27"> -2VÉ</text:span> <text:s text:c="2"/>(max 10)</text:p>
      <text:p text:style-name="P134">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3">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3">Ha úgy döntesz, hogy a fenti feltételekkel lemondasz a kezdeményezésről, cserébe az adott körben <text:span text:style-name="T83">első visszatámadásodra</text:span> +5 TÉ módosítót kapsz.</text:p>
      <text:p text:style-name="P134">A Kiváró taktika alkalmazható Támadó taktikával együtt is, továbbá roham ellen is bevethető, de <text:span text:style-name="T23">nem</text:span> használható Védő Taktikával együtt, sőt több ellenféllel való harc esetén sem!</text:p>
      <text:p text:style-name="Text_20_body"/>
      <text:h text:style-name="P334" text:outline-level="4"><text:bookmark-start text:name="__RefHeading___Toc11884_3781431762"/>Védekező harc<text:bookmark-end text:name="__RefHeading___Toc11884_3781431762"/></text:h>
      <text:p text:style-name="Text_20_body"><text:span text:style-name="T68">→</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6">Aktualizálni, ha végleges a VÉ csökkentés!</text:p>
      <text:list xml:id="list1280910402" text:style-name="L48">
        <text:list-item>
          <text:p text:style-name="P427">Nyert kezdeményezés szükséges</text:p>
        </text:list-item>
        <text:list-item>
          <text:p text:style-name="P427">VÉ csökkentésre: +2</text:p>
        </text:list-item>
        <text:list-item>
          <text:p text:style-name="P427">Sebzés helyett: további +10 VÉ csökkentés (a többszörös túlütés nem növeli tovább)</text:p>
        </text:list-item>
        <text:list-item>
          <text:p text:style-name="P427">Hátrány: Az intenzív plusz mozgástól te is elszenvedsz konstans <text:span text:style-name="T27">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7">+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3">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3">Roham esetén az </text:span><text:span text:style-name="T84">első</text:span><text:span text:style-name="T63"> oda- és visszacsapás során a támadó +20 TÉ és</text:span><text:span text:style-name="T2"> -40 VÉ </text:span><text:span text:style-name="T63">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3">Roham alkalmazása során <text:span text:style-name="T23">nem</text:span> használhatóak a Támadó, Védő, Kezdeményező és Kiváró taktikák! Fontos viszont, hogy Rohamnál is számítanak a fegyverméret kategóriák, tehát egy pikás védekezőt megrohamozni nem mindig bölcs dolog...</text:p>
      <text:p text:style-name="P303">Rohamhoz legalább 5-10 méter nekifutás szükséges. Hogy pontosan mennyi, az szituáció-függő, a KM szava dönt a terepviszonyok és a felszerelés súlyának ismeretében.</text:p>
      <text:p text:style-name="P303">Módosítók az első oda-vissza csapásnál:</text:p>
      <text:list xml:id="list2001267457" text:style-name="L49">
        <text:list-item text:start-value="1">
          <text:p text:style-name="P429">+ 20 TÉ ; -40 VÉ</text:p>
        </text:list-item>
        <text:list-item>
          <text:p text:style-name="P430">VÉ csökkentés duplázódik</text:p>
        </text:list-item>
        <text:list-item>
          <text:p text:style-name="P430">Sebzés: +5 SP</text:p>
        </text:list-item>
      </text:list>
      <text:h text:style-name="Heading_20_4" text:outline-level="4"><text:bookmark-start text:name="__RefHeading___Toc11890_3781431762"/><text:soft-page-break/>Öngyilkos roham<text:bookmark-end text:name="__RefHeading___Toc11890_3781431762"/></text:h>
      <text:p text:style-name="P303">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3">Módosítók az első oda-vissza csapásnál:</text:p>
      <text:list xml:id="list121533492340021" text:continue-list="list2001267457" text:style-name="L49">
        <text:list-item text:start-value="1">
          <text:p text:style-name="P429">+ 25 TÉ <text:s/>; -50 VÉ</text:p>
        </text:list-item>
        <text:list-item>
          <text:p text:style-name="P430">VÉ csökkentés duplázódik</text:p>
        </text:list-item>
        <text:list-item>
          <text:p text:style-name="P428">Sebzés: +7 SP</text:p>
        </text:list-item>
      </text:list>
      <text:h text:style-name="Heading_20_4" text:outline-level="4"><text:bookmark-start text:name="__RefHeading___Toc11892_3781431762"/>Belharc, Belharci szituáció<text:bookmark-end text:name="__RefHeading___Toc11892_3781431762"/></text:h>
      <text:p text:style-name="P210">PROB_HARC_#46</text:p>
      <text:p text:style-name="Text_20_body">Ha a képzett harcosnak sikerül ellenfele fegyvere „mögé”, testközelébe kerülni, akkor ebből előnyt kovácsolhat.</text:p>
      <text:p text:style-name="P122"><text:span text:style-name="T24">Belharci szituáció</text:span>: bejutottál ellenfeled fegyverének fenyegető vége mögé, testközelbe, de nem szükségszerűen érintésbe. Ha az általad épp forgatott fegyverre van tanult <text:span text:style-name="T27">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7">Átnézni ezeket a fortélyokat. Belharc fortély is kell hozzájuk?</text:span> Továbbá pár manőver könnyebbé válik Belharci szituációban: Gáncsolás/lábsöprés (belharcban +2 Ellenpróbánál)</text:p>
      <text:p text:style-name="P122"><text:span text:style-name="T24">Belharcba kerülés manőver</text:span>: a Belharci szituációba kerüléshez ezt a manővert kell sikerrel végrehajtani. Nehézsége alapesetben 9-es, de fejleszthető (2 fokkal). <text:span text:style-name="T21"><text:s/></text:span><text:span text:style-name="T80">Csak Közelharc harcmodor alkalmazása közben lehet megpróbálni.</text:span><text:span text:style-name="T21"> </text:span>Bővebben lásd a manőver leírását.</text:p>
      <text:p text:style-name="P267"><text:span text:style-name="T24">Kibontakozás/Átsiklás manőver</text:span>: A Belharci szituációból kijövetelre ennek sikeres <text:span text:style-name="T57">végrehajtására van szükség. <text:line-break/>Nehézsége alapesetben 5-ös. Persze csak akkor kell a próba, ha valamelyik fél benn akarja tartani a másikat.</text:span></text:p>
      <text:list xml:id="list2755329404" text:style-name="L50">
        <text:list-item>
          <text:p text:style-name="P431">Ha az ellenfélnek Belharc fortélya van, akkor fokonként +2-vel nő a nehézség Ellenpróbánál</text:p>
        </text:list-item>
        <text:list-item>
          <text:p text:style-name="P431">Ha az alkalmazónak Belharc fortélya van, akkor dobására fokonként +2 pontot kap Ellenpróbánál</text:p>
        </text:list-item>
        <text:list-item>
          <text:p text:style-name="P431">Ha belharci szituációban a belharcos sebesülést szenved <text:span text:style-name="T67">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36">Sérülést bevállalva <text:span text:style-name="T27">mindenképpen</text:span> kijönni hogy lehessen?</text:p>
        </text:list-item>
      </text:list>
      <text:p text:style-name="P122"><text:span text:style-name="T24">Belharcos-fegyverek</text:span>: minden <text:span text:style-name="T21">0,5 pengés és annál kisebb méretű fegyver, kivéve ezek közül azokat a fegyvereket, melyek leírásánál külön meg van említve, hogy nem lehet velük belharcot folytatni (pl. rövidkard, csatabárd, …)</text:span></text:p>
      <text:p text:style-name="P122"><text:span text:style-name="T24">Belharc fortély</text:span>: Legfeljebb 2.fokon tanulható fortély, amelyet <text:span text:style-name="T27">egy konkrét, választott belharcos-fegyverre</text:span> lehet felvenni. Így többször is felvehető más-más fegyverekre. B<text:span text:style-name="T21">elharci szituációban az adott fegyvert forgatva </text:span><text:span text:style-name="T26">fokonként</text:span><text:span text:style-name="T21"> +2 KÉ, +3 TÉ/VÉ bónuszt ad. A bónuszok csak akkor élnek, ha az alkalmazó Belharci szituációban Közelharc harcmodort alkalmaz. </text:span>Bővebben lásd a Fortélyok fejezetet a Belharc fortély leírásánál.</text:p>
      <text:p text:style-name="P118"/>
      <text:p text:style-name="P116">Általános szabályok belharci szituációra:</text:p>
      <text:list xml:id="list121534903193385" text:continue-list="list2755329404" text:style-name="L50">
        <text:list-item text:start-value="1">
          <text:p text:style-name="P435"><text:soft-page-break/><text:span text:style-name="T21">Belharci szituációban a nem-belharcos fegyverek harcértékei 0-ra zuhannak, sebzésük +1 SP, </text:span><text:span text:style-name="T67">(ha alacsonyabb volt, akkor -5 SP)</text:span><text:span text:style-name="T21">, a forgató Harcmodor-Sebesség értéke 5-el csökken, továbbá Hátrányos szituációba kerül, a belharcos pedig Előnyösbe. A Mesterfegyver és az Erőbónusz értékei mindkét félnél megmaradnak.</text:span></text:p>
        </text:list-item>
        <text:list-item text:start-value="1">
          <text:p text:style-name="P435">A Puszta kéz értékei 0-ra emelkednek.</text:p>
        </text:list-item>
        <text:list-item text:start-value="1">
          <text:p text:style-name="P435">Belharcban NEM lehet kétkezes harcot folytatni!</text:p>
        </text:list-item>
        <text:list-item>
          <text:p text:style-name="P437">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2"><text:span text:style-name="T57">A Belharc 1:1 elleni szituációban használható leghatékonyabban, külső, harmadik fél ellen viszont kiszolgáltatottabb. </text:span>Ez még vitatható, mert Attila szerint olyan, mint harcolók közé lőni. <text:span text:style-name="T57">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7">: Sikeres „Leszorítás” (manőver) alkalmazása után, a leszorított áldozatot beforgathatja maga és a támadó közé, kvázi patthelyzetet okozva.</text:span></text:p>
        </text:list-item>
      </text:list>
      <text:p text:style-name="P126"/>
      <text:p text:style-name="P113">Átnézendő:</text:p>
      <text:list xml:id="list4107359829" text:style-name="L51">
        <text:list-item>
          <text:p text:style-name="P438">Manőverek, amik megkövetelik a belharci szitut (és amiket ezzel kapcsolatban át kell nézni):</text:p>
        </text:list-item>
        <text:list-item>
          <text:p text:style-name="P356"><text:span text:style-name="T58"><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39">Ezek natív végrehajtásához követelmény a Belharci szituáció. </text:p>
        </text:list-item>
      </text:list>
      <text:p text:style-name="P141"><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8">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6">Harci Anatómia adjon bónuszt? (<text:span text:style-name="T27">PROB_HARC_#59</text:span>)</text:p>
      <text:p text:style-name="Text_20_body">Ha küzdelem közben a harcos ellenfele egy konkrét testrészére kíván támadni, akkor ezt előre be kell jelentenie és utána sikeres, túlütő támadást kell dobnia<text:span text:style-name="T21"> </text:span><text:span text:style-name="T30">-20 TÉ</text:span><text:span text:style-name="T21"> mód</text:span>osítóval.</text:p>
      <text:list xml:id="list999211142" text:style-name="L52">
        <text:list-item>
          <text:p text:style-name="P441">Kijelölhető testrészek: fej, törzs, jobb/bal láb, jobb/bal kar.</text:p>
        </text:list-item>
        <text:list-item>
          <text:p text:style-name="P441">Ennél pontosabb találatot harc közben meghatározni csak a „Pontra támadás” manőverrel lehet.</text:p>
        </text:list-item>
        <text:list-item>
          <text:p text:style-name="P441">Találatkor sima sebzést dob a támadó</text:p>
        </text:list-item>
        <text:list-item>
          <text:p text:style-name="P441">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1">Lásd még alább: Csonkolás</text:p>
        </text:list-item>
      </text:list>
      <text:h text:style-name="P338" text:outline-level="4"><text:bookmark-start text:name="__RefHeading___Toc11898_3781431762"/>Támadás erőből<text:bookmark-end text:name="__RefHeading___Toc11898_3781431762"/></text:h>
      <text:p text:style-name="P144">A "Támadás erőből" fortélyt (lásd a leírását) használod. Anélkül értelmetlen.</text:p>
      <text:p text:style-name="P144">E taktika mellett más harci taktikát nem alkalmazhatsz.</text:p>
      <text:h text:style-name="P338" text:outline-level="4"><text:bookmark-start text:name="__RefHeading___Toc11900_3781431762"/><text:soft-page-break/>Csonkolás és törés<text:bookmark-end text:name="__RefHeading___Toc11900_3781431762"/></text:h>
      <text:p text:style-name="P144">Ha a harcos le kívánja vágni, vagy el akarja törni <text:s/>ellenfele valamely végtagját (kéz,fej), akkor:</text:p>
      <text:p text:style-name="Text_20_body">Sikeres Végtagra támadást kell végrehajtania, valamint megfelelő mennyiségű ÉP sebzést okoznia</text:p>
      <text:list xml:id="list1620241227" text:style-name="L53">
        <text:list-item>
          <text:p text:style-name="P442">Kéz csonkolása/törése: (áldozat max ÉP / 3) (felfele kerekítve) sebzés szükséges</text:p>
        </text:list-item>
        <text:list-item>
          <text:p text:style-name="P442">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4">Leütés hátulról (fejre/tarkóra)</text:span></text:span><text:bookmark-end text:name="__RefHeading___Toc11902_3781431762"/></text:h>
      <text:list xml:id="list3032729432" text:style-name="L54">
        <text:list-item>
          <text:list>
            <text:list-item text:start-value="1">
              <text:p text:style-name="P412">Követelmény: Észrevétlen támadás</text:p>
            </text:list-item>
            <text:list-item>
              <text:p text:style-name="P412">Célpont VÉ = 30 + mozgás jellegétől függő módosító (lásd Észrevétlen támadás)</text:p>
            </text:list-item>
          </text:list>
        </text:list-item>
      </text:list>
      <text:p text:style-name="P141">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833110502" text:style-name="L55">
        <text:list-item>
          <text:p text:style-name="P413">1: nincs ÉP seb</text:p>
        </text:list-item>
        <text:list-item>
          <text:p text:style-name="P413">2: sebzés fele bement ÉP-ben</text:p>
        </text:list-item>
        <text:list-item>
          <text:p text:style-name="P413">3: a teljes sebzés bement ÉP-ben</text:p>
        </text:list-item>
      </text:list>
      <text:p text:style-name="P148">Ez azért van, mert egy járatlan támadó nem tudja olyan jól megbecsülni a szükséges erő nagyságát, ha rosszul méri fel az erejét, könnyen komoly sebet okozhat.</text:p>
      <text:p text:style-name="P148"/>
      <text:p text:style-name="P148">„Harci anatómia” fortély minden foka</text:p>
      <text:list xml:id="list2527980345" text:style-name="L56">
        <text:list-item>
          <text:p text:style-name="P414">3-al emeli a Fájdalomtűrés célszámát</text:p>
        </text:list-item>
        <text:list-item>
          <text:p text:style-name="P414">1 seb kategóriával kevesebb kell <text:s/>(Pl. 2.fokon már csak 3 ÉP sebzés elég)</text:p>
        </text:list-item>
        <text:list-item>
          <text:p text:style-name="P414">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4">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5">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4">Pontok támadása harc közben</text:span></text:span><text:bookmark-end text:name="__RefHeading___Toc11906_3781431762"/></text:h>
      <text:p text:style-name="Text_20_body"><text:span text:style-name="_5b_RPG_5d_Kiemelt_20_kifejezés"><text:span text:style-name="T34">[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7">(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2">PROB_HARC_#51.</text:p>
      <text:p text:style-name="P149">TODO: bevezető, kifejtés, hatása, működése</text:p>
      <text:list xml:id="list2559607043" text:style-name="L57">
        <text:list-item>
          <text:list>
            <text:list-item>
              <text:p text:style-name="P415">Alkalmatlan fegyverrel</text:p>
              <text:list>
                <text:list-item>
                  <text:p text:style-name="P416">TÉ: -20</text:p>
                </text:list-item>
                <text:list-item>
                  <text:p text:style-name="P417">kardok, buzogányok, stb</text:p>
                </text:list-item>
              </text:list>
            </text:list-item>
            <text:list-item>
              <text:p text:style-name="P415">Félig alkalmas fegyverrel</text:p>
              <text:list>
                <text:list-item>
                  <text:p text:style-name="P416">TÉ: -10</text:p>
                </text:list-item>
              </text:list>
            </text:list-item>
            <text:list-item>
              <text:p text:style-name="P415">Alkalmas fegyverrel</text:p>
              <text:list>
                <text:list-item>
                  <text:p text:style-name="P415"><text:soft-page-break/>nincs levonás</text:p>
                </text:list-item>
                <text:list-item>
                  <text:p text:style-name="P418">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2">PROB_HARC_#51.</text:p>
      <text:p text:style-name="P285">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1886928895" text:style-name="L58">
        <text:list-item text:start-value="1">
          <text:p text:style-name="P444">Ha Manőver, a KM ne mondja el rögtön, hogy sikerült-e a próba. <text:span text:style-name="T80">Csak a kör ??? végén.</text:span></text:p>
        </text:list-item>
        <text:list-item>
          <text:p text:style-name="P446">Mennyi időbe telik a mögékerülés????</text:p>
        </text:list-item>
        <text:list-item>
          <text:p text:style-name="P444">Csak Manőver-próbából áll</text:p>
        </text:list-item>
        <text:list-item>
          <text:p text:style-name="P443">Hogyan férhet hozzá egy karakter a társ által takart ellenfélhez?</text:p>
        </text:list-item>
        <text:list-item>
          <text:p text:style-name="P445">Nyílt terepen?</text:p>
        </text:list-item>
        <text:list-item>
          <text:p text:style-name="P445">És folyósón?</text:p>
        </text:list-item>
        <text:list-item>
          <text:p text:style-name="P443">Hogyan tud a hátába kerülni?</text:p>
        </text:list-item>
        <text:list-item>
          <text:p text:style-name="P419">Folyton forognak az ellenfelek nem könnyű mögé kerülni főleg ha vigyáz rá az ellen, hogy a hátába kerüljenek (bár szerintem alapból vigyáz rá mindenki)</text:p>
        </text:list-item>
      </text:list>
      <text:p text:style-name="P285">Mással harcoló ellenfél hátába kerülni nem is olyan könnyű, hiszen a harc csupa forgás, nem egy helyben folyik. Ki tudja, hogy pár pillanattal később is arra mutatja -e a hátát, mint most.</text:p>
      <text:p text:style-name="P285">Ráadásul minden harcos igyekszik védeni a hátát, így amennyiben látja a további támadókat, nem fordít hátat nekik.</text:p>
      <text:p text:style-name="P285">A fenti okok miatt a Mögékerülésre nem adunk konkrét szabályt, döntsön a véletlen! Dobjunk k10-el minden körben!</text:p>
      <text:p text:style-name="P285">Ha az ellenfél tudja, hogy hol vagyunk, akkor a 9-es és 10-es dobás esetén kerül olyan pozícióba, hogy épp a hátát mutatja nekünk. Ekkor leadhatunk rá 1, azaz egy támadást a körben hátulról.</text:p>
      <text:p text:style-name="P285">Ha nem tud róla, akkor 6-10-es dobás esetén ismétlődnek meg a fentiek.</text:p>
      <text:p text:style-name="P141"><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2">PROB_HARC_#51.</text:p>
      <text:list xml:id="list1093918978" text:style-name="L59">
        <text:list-item>
          <text:p text:style-name="P447">Követelmény: Meglepetés, vagy Észrevétlen támadás kell hozzá (Sikeres Lopakodás)</text:p>
        </text:list-item>
        <text:list-item>
          <text:p text:style-name="P448">Tehát olyan, mint egy sikeres Manőver Előkészítés, ami után lehet dobni a Végrehajtást, azaz:</text:p>
        </text:list-item>
        <text:list-item>
          <text:p text:style-name="P449">sima sikeres (VÉ csökkentő) támadás. De az már túl könnyű! Mert a meglepetés is pluszt ad, meg hogy a sima támadás is elég, az is (-20).</text:p>
        </text:list-item>
        <text:list-item>
          <text:p text:style-name="P450"><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0"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0"><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0">TODO_HARC_#31.</text:p>
      <text:p text:style-name="Text_20_body"/>
      <text:p text:style-name="P262"/>
      <text:h text:style-name="P330" text:outline-level="3"><text:bookmark-start text:name="__RefHeading___Toc11920_3781431762"/>Harci alakzatok<text:bookmark-end text:name="__RefHeading___Toc11920_3781431762"/></text:h>
      <text:p text:style-name="P210">TODO_HARC_#62.</text:p>
      <text:p text:style-name="Text_20_body">Kráni harci ék, pajzsfal, falanx, stb.</text:p>
      <text:p text:style-name="Text_20_body">Kapcsolódik: "Alakzatharc" harci fortély.</text:p>
      <text:p text:style-name="Text_20_body"/>
      <text:h text:style-name="P330"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2"><text:s/></text:p>
      <text:p text:style-name="P12"><text:span text:style-name="T23">Manőver végrehajtása</text:span>: 3 fázisból állhat, de lehet kevesebb (az adott manővertől függ, mely lépések szükségesek a végrehajtásához)</text:p>
      <text:list xml:id="list1166894525" text:style-name="L60">
        <text:list-item>
          <text:p text:style-name="P451">Megakasztás (ha van): ellenfél teszi</text:p>
        </text:list-item>
        <text:list-item>
          <text:p text:style-name="P451">Végrehajtás (Sebző támadás szükséges, TÉ+20-al, (aktuális, fegyveres TÉ számít))</text:p>
        </text:list-item>
        <text:list-item>
          <text:p text:style-name="P451">Ellenpróba: <text:s text:c="5"/><text:span text:style-name="T27">Manőver pont <text:s text:c="2"/>vs <text:s text:c="2"/>Célszám</text:span></text:p>
        </text:list-item>
      </text:list>
      <text:p text:style-name="P65"><text:s/></text:p>
      <text:section text:style-name="Sect8"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632894895856">
              <table:table-cell table:style-name="Táblázat24.A1" office:value-type="string">
                <text:p text:style-name="P279">Módosító</text:p>
              </table:table-cell>
              <table:table-cell table:style-name="Táblázat24.B1" office:value-type="string">
                <text:p text:style-name="P279">Érték</text:p>
              </table:table-cell>
            </table:table-row>
          </table:table-header-rows>
          <table:table-row table:style-name="TableLine2632894890672">
            <table:table-cell table:style-name="Táblázat24.A2" office:value-type="string">
              <text:p text:style-name="P281">Harcmodor</text:p>
            </table:table-cell>
            <table:table-cell table:style-name="Táblázat24.B2" office:value-type="string">
              <text:p text:style-name="P281">Az aktuálisan használt harcmodor képzettség szintje</text:p>
            </table:table-cell>
          </table:table-row>
          <table:table-row table:style-name="TableLine2632894888944">
            <table:table-cell table:style-name="Táblázat24.A3" office:value-type="string">
              <text:p text:style-name="P281">„Manőver ismeret – <text:line-break/>(az adott manőverre)” <text:s/></text:p>
              <text:p text:style-name="P281">(ha van)</text:p>
            </table:table-cell>
            <table:table-cell table:style-name="Táblázat24.B3" office:value-type="string">
              <text:p text:style-name="P281"><text:bookmark-start text:name="DDE_LINK"/>Fokonként:<text:bookmark-end text:name="DDE_LINK"/><text:span text:style-name="T21"> +2</text:span></text:p>
            </table:table-cell>
          </table:table-row>
          <table:table-row table:style-name="TableLine2632894903920">
            <table:table-cell table:style-name="Táblázat24.A4" office:value-type="string">
              <text:p text:style-name="P281">Vállalás</text:p>
            </table:table-cell>
            <table:table-cell table:style-name="Táblázat24.B4" office:value-type="string">
              <text:p text:style-name="P281"><text:bookmark-start text:name="DDE_LINK2"/><text:span text:style-name="T21">+1 pont </text:span><text:span text:style-name="T88">→</text:span><text:span text:style-name="T21"> -15 VÉ</text:span><text:bookmark-end text:name="DDE_LINK2"/><text:line-break/><text:span text:style-name="T39">(</text:span><text:span text:style-name="T40">Maximum vállalás: </text:span><text:span text:style-name="T41">+ 3</text:span><text:span text:style-name="T40">)</text:span></text:p>
            </table:table-cell>
          </table:table-row>
          <table:table-row table:style-name="TableLine2632894889232">
            <table:table-cell table:style-name="Táblázat24.A4" office:value-type="string">
              <text:p text:style-name="P281">k10</text:p>
            </table:table-cell>
            <table:table-cell table:style-name="Táblázat24.B4" office:value-type="string">
              <text:p text:style-name="P281">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632894889520">
              <table:table-cell table:style-name="Táblázat41.A1" office:value-type="string">
                <text:p text:style-name="P279">Módosító</text:p>
              </table:table-cell>
              <table:table-cell table:style-name="Táblázat41.B1" office:value-type="string">
                <text:p text:style-name="P279">Érték</text:p>
              </table:table-cell>
            </table:table-row>
          </table:table-header-rows>
          <table:table-row table:style-name="TableLine2632894901904">
            <table:table-cell table:style-name="Táblázat41.A2" office:value-type="string">
              <text:p text:style-name="P281">Manőver Nehézség</text:p>
            </table:table-cell>
            <table:table-cell table:style-name="Táblázat41.B2" office:value-type="string">
              <text:p text:style-name="P281">Az adott Manőver alapnehézsége</text:p>
            </table:table-cell>
          </table:table-row>
          <table:table-row table:style-name="TableLine2632894902480">
            <table:table-cell table:style-name="Táblázat41.A3" office:value-type="string">
              <text:p text:style-name="P281">Harcmodor</text:p>
            </table:table-cell>
            <table:table-cell table:style-name="Táblázat41.B3" office:value-type="string">
              <text:p text:style-name="P281">Az ellenfél aktuálisan használt harcmodor képzettségének szintje</text:p>
            </table:table-cell>
          </table:table-row>
          <table:table-row table:style-name="TableLine2632894896720">
            <table:table-cell table:style-name="Táblázat41.A3" office:value-type="string">
              <text:p text:style-name="P281">„Manőver ismeret – (az adott manőverre)” <text:line-break/>(ha van)</text:p>
            </table:table-cell>
            <table:table-cell table:style-name="Táblázat41.B3" office:value-type="string">
              <text:p text:style-name="P281">Fokonként: +2</text:p>
            </table:table-cell>
          </table:table-row>
          <table:table-row table:style-name="TableLine2632894892400">
            <table:table-cell table:style-name="Táblázat41.A3" office:value-type="string">
              <text:p text:style-name="P281">Módosító körülmények</text:p>
            </table:table-cell>
            <table:table-cell table:style-name="Táblázat41.B3" office:value-type="string">
              <text:p text:style-name="P281">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7">végbevitel-követelményeket</text:span> teljesíti. Amennyiben nem teljesíti, akkor is nekifuthat, de az Ellenpróba dobásánál a célszám az ő számára <text:span text:style-name="T67">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58">Egy karakter összes nem-távolsági Harcmodor képzettségeinek minden 3. szintje után automatikusan kap egy-egy ún. „Manőverfejlesztő pontot” (MFP), amelyekből az említett „Fejleszthető” manőverekhez <text:span text:style-name="T27">Manőver-ismeret </text:span>fokokat lehet felvenni. <text:span text:style-name="T27">1 fok tanulása 1 MFP-be kerül</text:span>, továbbá a fokok tanulásának követelményeit is teljesíteni kell (lásd az adott manőverek leírásánál). </text:p>
      <text:p text:style-name="P258">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1">+2</text:span></text:span><text:span text:style-name="T21">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632894901040">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0">2</text:span><text:span text:style-name="T21">-vel </text:span>megemelkedik.</text:p>
      <text:p text:style-name="Text_20_body"><text:span text:style-name="_5b_RPG_5d_Kiemelt_20_kifejezés">2.fok:</text:span> Az 1.foknál kiválasztott 3 Manővert immár alaposabban ismered és azok ellen<text:span text:style-name="T21"> </text:span><text:span text:style-name="_5b_RPG_5d_Kiemelt_20_kifejezés"><text:span text:style-name="T21">+4</text:span></text:span><text:span text:style-name="T21"> járu</text:span>l az <text:span text:style-name="_5b_RPG_5d_Kiemelt_20_kifejezés">Ellenpróba</text:span> célszámához.</text:p>
      <text:p text:style-name="Text_20_body">A fortély többször is felvehető 3-as „manőver-csoportokra”. </text:p>
      <text:p text:style-name="Text_20_body"><text:span text:style-name="T23">Figyelem</text:span>: a fortély <text:span text:style-name="T23">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4">nem</text:span> adódnak össze!</text:p>
      <text:h text:style-name="P334" text:outline-level="4"><text:bookmark-start text:name="__RefHeading___Toc11930_3781431762"/>Manőver lista<text:bookmark-end text:name="__RefHeading___Toc11930_3781431762"/></text:h>
      <text:p text:style-name="Text_20_body">Az alábbiakban bemutatjuk a km100 által ismert manővereket. <text:span text:style-name="T21">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5">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7">Nehézség</text:p>
            </table:table-cell>
            <table:table-cell table:style-name="Táblázat13.A2" office:value-type="string">
              <text:p text:style-name="P109">Fázisok</text:p>
            </table:table-cell>
            <table:table-cell table:style-name="Táblázat13.D2" office:value-type="string">
              <text:p text:style-name="P90">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1">Végbevitel követelménye: <text:span text:style-name="T67">Közelharc – XX.szint</text:span><text:span text:style-name="T21"> ; </text:span><text:span text:style-name="T44">Belharci szituáció; </text:span><text:span text:style-name="T67">Belharc – x.fok</text:span></text:p>
              <text:p text:style-name="P96">Speciális:</text:p>
              <text:list xml:id="list839925047" text:style-name="L61">
                <text:list-item>
                  <text:p text:style-name="P482">Súlyos ellenfélnél: opcionális Erőpróba (KM dönt)</text:p>
                </text:list-item>
              </text:list>
              <text:p text:style-name="P91"><text:span text:style-name="T27">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5">M E</text:p>
            </table:table-cell>
            <table:table-cell table:style-name="Táblázat13.D4" office:value-type="string">
              <text:list xml:id="list169374561" text:style-name="L62">
                <text:list-header>
                  <text:p text:style-name="P484">??</text:p>
                </text:list-header>
                <text:list-item>
                  <text:p text:style-name="P494">Manőver-pontokhoz: Akrobatika 1/3-a hozzáadható (lefele kerekítve)</text:p>
                </text:list-item>
                <text:list-item>
                  <text:p text:style-name="P494"><text:span text:style-name="T23">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88">Erő különbség</text:p>
            </table:table-cell>
            <table:table-cell table:style-name="Táblázat13.A3" office:value-type="string">
              <text:p text:style-name="P235">E V</text:p>
            </table:table-cell>
            <table:table-cell table:style-name="Táblázat13.D3" office:value-type="string">
              <text:p text:style-name="P83">Végbevitel követelménye: Belharci szituáció ; <text:span text:style-name="T67">Közelharc – XX.szint,</text:span> , <text:span text:style-name="T67">Belharc – x.fok</text:span></text:p>
              <text:list xml:id="list2966966483" text:style-name="L63">
                <text:list-item>
                  <text:p text:style-name="P497">Belharcos fegyverrel együtt is lehet alkalmazni.</text:p>
                </text:list-item>
                <text:list-item>
                  <text:p text:style-name="P497">Kijövetelhez ezen kívül: sikeres Fájdalomtűrés próba 15-ös célszám ellen (körönként dobandó). Ha nincs meg, képtelen visszatámadni és mágiát, pszít használni</text:p>
                </text:list-item>
                <text:list-item>
                  <text:p text:style-name="P497">Amíg feszítve van, addig nem tud fegyverrel támadni és -25TÉ/VÉ (KÉ-t elveszíti automatikusan)</text:p>
                </text:list-item>
              </text:list>
              <text:p text:style-name="P83"><text:span text:style-name="T23">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list xml:id="list121534947997531" text:continue-list="list2966966483" text:style-name="L63">
                <text:list-item text:start-value="1">
                  <text:p text:style-name="P357"><text:span text:style-name="T38">Végbevitel követelménye</text:span>: <text:span text:style-name="T44">Belharci szituáció ;</text:span> <text:span text:style-name="T67">Közelharc – XX.szint; </text:span><text:span text:style-name="T21"><text:s text:c="2"/></text:span><text:span text:style-name="T67">Belharc – x.fok</text:span></text:p>
                </text:list-item>
              </text:list>
              <text:p text:style-name="P91"><text:span text:style-name="T23">Hatás</text:span>: <text:span text:style-name="T38">kitörted ellenfeled kezét, </text:span><text:span text:style-name="T42">5 ÉP</text:span><text:span text:style-name="T38">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5">E V</text:p>
            </table:table-cell>
            <table:table-cell table:style-name="Táblázat13.D7" office:value-type="string">
              <text:p text:style-name="P91"><text:span text:style-name="T38">Végbevitel követelménye</text:span>: <text:span text:style-name="T38">Közelharc – </text:span><text:span text:style-name="T45">4.szint,</text:span><text:span text:style-name="T38"> Forgatott fegyverre: Mesterfegyver – 1.fok</text:span></text:p>
              <text:p text:style-name="P91"><text:span text:style-name="T23">Hatás</text:span>: <text:span text:style-name="T67">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3">+1</text:span><text:span text:style-name="T67">.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5">E V</text:p>
            </table:table-cell>
            <table:table-cell table:style-name="Táblázat13.D3" office:value-type="string">
              <text:p text:style-name="P91">Végbevitel követelménye: b<text:span text:style-name="T38">elharci szituáció, </text:span><text:span text:style-name="T67">Belharc – x.fok</text:span></text:p>
              <text:p text:style-name="P91"><text:span text:style-name="T23">Hatás</text:span>: <text:span text:style-name="T38">kitörted ellenfeled lábát, </text:span><text:span text:style-name="T42">6 ÉP </text:span><text:span text:style-name="T38">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5">E V</text:p>
            </table:table-cell>
            <table:table-cell table:style-name="Táblázat13.D3" office:value-type="string">
              <text:list xml:id="list121534101028372" text:continue-list="list121534947997531" text:style-name="L63">
                <text:list-item text:start-value="1">
                  <text:p text:style-name="P358">Lefeszített ellenfél ellen a nehézség csak 4</text:p>
                </text:list-item>
                <text:list-item>
                  <text:p text:style-name="P360">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5">E V</text:p>
            </table:table-cell>
            <table:table-cell table:style-name="Táblázat13.D3" office:value-type="string">
              <text:p text:style-name="P97">Végbevitel követelménye: Harci anatómia - 2.fok</text:p>
              <text:p text:style-name="P94"><text:span text:style-name="T23">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1">sa/levágása, akkor siker esetén sebzésed Közepes és megszabadítottad ellenfeledet egy fent leírt testrésztől.</text:span></text:p>
              <text:p text:style-name="P97">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5">E V</text:p>
            </table:table-cell>
            <table:table-cell table:style-name="Táblázat13.D3" office:value-type="string">
              <text:p text:style-name="P96">Végbevitel követelménye:</text:p>
              <text:list xml:id="list1833834428" text:style-name="L64">
                <text:list-item>
                  <text:p text:style-name="P359">Belharci szituáció</text:p>
                </text:list-item>
                <text:list-item>
                  <text:p text:style-name="P499">Belharc – x.fok</text:p>
                </text:list-item>
              </text:list>
              <text:list xml:id="list146880808" text:style-name="L65">
                <text:list-item>
                  <text:p text:style-name="P501">Harci anatóma – 1.fok</text:p>
                </text:list-item>
              </text:list>
            </table:table-cell>
          </table:table-row>
          <table:table-row table:style-name="Táblázat13.12">
            <table:table-cell table:style-name="Táblázat13.A7" office:value-type="string">
              <text:p text:style-name="P48">Öklelés</text:p>
            </table:table-cell>
            <table:table-cell table:style-name="Táblázat13.A7" office:value-type="string">
              <text:p text:style-name="P39">?</text:p>
            </table:table-cell>
            <table:table-cell table:style-name="Táblázat13.A7" office:value-type="string">
              <text:p text:style-name="P235"><text:span text:style-name="T67">M</text:span> EV</text:p>
            </table:table-cell>
            <table:table-cell table:style-name="Táblázat13.D7" office:value-type="string">
              <text:p text:style-name="P95">???</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5">E V</text:p>
            </table:table-cell>
            <table:table-cell table:style-name="Táblázat13.D3" office:value-type="string">
              <text:p text:style-name="P96">Végbevitel követelménye:</text:p>
              <text:list xml:id="list1460691975" text:style-name="L66">
                <text:list-item>
                  <text:p text:style-name="P502">Pajzshasználat – 2.fok (<text:span text:style-name="T64">+2</text:span><text:span text:style-name="T63"> <text:s/>pontot ad az Ellenpróbánál (ellenfélnek is!</text:span>)</text:p>
                </text:list-item>
                <text:list-item>
                  <text:p text:style-name="P502">Nagy és Közepes pajzzsal lehet csak</text:p>
                </text:list-item>
                <text:list-item>
                  <text:p text:style-name="P485">Ellenfél méretétől függő Erő követelmény</text:p>
                </text:list-item>
              </text:list>
              <text:p text:style-name="P96"><text:span text:style-name="T23">Hatás</text:span>: <text:span text:style-name="T44">Pajzsoddal sikeresen feldöntötted ellenfeled, aki ettől kezdve (míg fel nem képes állni) a „Harc földön fekve” helyzet módosítóival harcol.</text:span></text:p>
            </table:table-cell>
          </table:table-row>
        </table:table>
        <text:p text:style-name="P67"><text:s/></text:p>
        <text:p text:style-name="P176"/>
        <text:p text:style-name="P176"/>
        <text:p text:style-name="P17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5">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7">Nehézség</text:p>
            </table:table-cell>
            <table:table-cell table:style-name="Táblázat18.A2" office:value-type="string">
              <text:p text:style-name="P109">Fázisok</text:p>
            </table:table-cell>
            <table:table-cell table:style-name="Táblázat18.A2" office:value-type="string">
              <text:p text:style-name="P87">Fejleszthető fok?</text:p>
              <text:p text:style-name="P289"><text:span text:style-name="T21">(+2 </text:span>pont fokonként)</text:p>
            </table:table-cell>
            <table:table-cell table:style-name="Táblázat18.E2" office:value-type="string">
              <text:p text:style-name="P90">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5">M E</text:p>
            </table:table-cell>
            <table:table-cell table:style-name="Táblázat18.A3" office:value-type="string">
              <text:p text:style-name="P37">2 fok</text:p>
            </table:table-cell>
            <table:table-cell table:style-name="Táblázat18.E3" office:value-type="string">
              <text:p text:style-name="P91"><text:span text:style-name="T27">Végbevitel követelmény</text:span>: Belharcos fegyver használata, Közelharc harcmodor</text:p>
              <text:p text:style-name="P91"><text:span text:style-name="T27">1. fok követelmény</text:span>: Belharc fortély - 1.fok (az épp forgatott fegyverre)</text:p>
              <text:p text:style-name="P91"><text:span text:style-name="T27">2. fok követelmény</text:span>: Belharc fortély - 1.fok (az épp forgatott fegyverre)</text:p>
              <text:p text:style-name="P96">Speciális:</text:p>
              <text:list xml:id="list553375262" text:style-name="L67">
                <text:list-item>
                  <text:p text:style-name="P486">4-el túldobott célszám esetén (Ellenpróbánál) sebző Megakasztás támadást elszenvedve is bekerülhet a karakter.</text:p>
                </text:list-item>
                <text:list-item>
                  <text:p text:style-name="P487">Ellenfél háttal áll: célszámra (- 4)</text:p>
                </text:list-item>
                <text:list-item>
                  <text:p text:style-name="P487"><text:span text:style-name="T120">A fegyver-méretek eltérése is kiemelten érvényesül!! </text:span><text:span text:style-name="T67">(TODO: mennyi legyen kategóriánként?)</text:span></text:p>
                </text:list-item>
              </text:list>
              <text:p text:style-name="P259"><text:span text:style-name="T43">Hatás</text:span><text:span text:style-name="T38">: Sikeresen bekerültél belharcba, megkapod a Belharci szituációnál leírt módosítókat.</text:span></text:p>
              <text:p text:style-name="P259"><text:span text:style-name="T43">Kijövetel</text:span><text:span text:style-name="T38">: Sikeres Kibontakozás/Átsiklás manőver. Lásd ott.</text:span></text:p>
              <text:p text:style-name="P259"><text:span text:style-name="T43">Megjegyezés</text:span><text:span text:style-name="T38">: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1">-</text:p>
            </table:table-cell>
            <table:table-cell table:style-name="Táblázat18.A3" office:value-type="string">
              <text:p text:style-name="P37">-</text:p>
            </table:table-cell>
            <table:table-cell table:style-name="Táblázat18.E3" office:value-type="string">
              <text:p text:style-name="P91">Lásd: Kibontakozás/Átsiklás</text:p>
            </table:table-cell>
          </table:table-row>
          <table:table-row table:style-name="Táblázat18.1">
            <table:table-cell table:style-name="Táblázat18.A3" office:value-type="string">
              <text:p text:style-name="P51">Első vágás</text:p>
              <text:p text:style-name="P51">(Legyen..?)</text:p>
            </table:table-cell>
            <table:table-cell table:style-name="Táblázat18.A3" office:value-type="string">
              <text:p text:style-name="P37">8</text:p>
            </table:table-cell>
            <table:table-cell table:style-name="Táblázat18.A3" office:value-type="string">
              <text:p text:style-name="P235">E V</text:p>
            </table:table-cell>
            <table:table-cell table:style-name="Táblázat18.A3" office:value-type="string">
              <text:p text:style-name="P99">2 fok</text:p>
            </table:table-cell>
            <table:table-cell table:style-name="Táblázat18.E3" office:value-type="string">
              <text:p text:style-name="P91"><text:span text:style-name="T27">1. fok </text:span>követelmény: használt fegyverre Mesterfegyver – 2.fok</text:p>
              <text:p text:style-name="P91"><text:span text:style-name="T27">2. fok</text:span> követelmény: <text:span text:style-name="T67">todo</text:span></text:p>
              <text:p text:style-name="P94">Leírás: Külön gyakorolhatsz, hogy a <text:span text:style-name="T23">harc kezdetén első</text:span> <text:s/>csapásod váratlan, szokatlan és teljességgel megdöbbentő legyen. Tehát <text:span text:style-name="T23">csak </text:span>harc elején alkalmazható, a legelső támadásodnál.</text:p>
              <text:p text:style-name="P96">Speciális:</text:p>
              <text:list xml:id="list121533504237195" text:continue-list="list553375262" text:style-name="L67">
                <text:list-item text:start-value="1">
                  <text:p text:style-name="P487">Fegyverméret különbség itt is számít!</text:p>
                </text:list-item>
                <text:list-item>
                  <text:p text:style-name="P500">Fegyverrántással együtt alkalmazható. Lásd a Fegyverrántás szituáció leírását.</text:p>
                </text:list-item>
                <text:list-item>
                  <text:p text:style-name="P487">KM dönt, hogy az adott szituációban használhatod-e és milyen módosítót kapsz </text:p>
                </text:list-item>
                <text:list-item>
                  <text:p text:style-name="P487">Csak humanoid ellenfelekkel szemben használható</text:p>
                </text:list-item>
              </text:list>
              <text:p text:style-name="P94"><text:span text:style-name="T23">Hatás</text:span>: Rendes sebzés</text:p>
            </table:table-cell>
          </table:table-row>
          <table:table-row table:style-name="Táblázat18.1">
            <table:table-cell table:style-name="Táblázat18.A3" office:value-type="string">
              <text:p text:style-name="P47">Gáncsolás / Lábsöprés</text:p>
              <text:p text:style-name="P98">(lábbal)</text:p>
            </table:table-cell>
            <table:table-cell table:style-name="Táblázat18.A3" office:value-type="string">
              <text:p text:style-name="P46">8/5*</text:p>
            </table:table-cell>
            <table:table-cell table:style-name="Táblázat18.A3" office:value-type="string">
              <text:p text:style-name="P238">E V</text:p>
            </table:table-cell>
            <table:table-cell table:style-name="Táblázat18.A3" office:value-type="string">
              <text:p text:style-name="P46">1 fok</text:p>
            </table:table-cell>
            <table:table-cell table:style-name="Táblázat18.E3" office:value-type="string">
              <text:p text:style-name="P96"><text:span text:style-name="T27">1. fok </text:span>követelmény: Közelharc - 5.szint, Aktuális harcmodor: - 5.szint</text:p>
              <text:p text:style-name="P96">Speciális:</text:p>
              <text:list xml:id="list121534437910777" text:continue-list="list169374561" text:style-name="L62">
                <text:list-item text:start-value="1">
                  <text:p text:style-name="P503">Belharci szituációban a nehézség csak 5</text:p>
                </text:list-item>
                <text:list-item>
                  <text:p text:style-name="P503">Súlyos ellenfélnél: opcionális Erőpróba (KM dönt). Gondoljunk a nagy, páncélos ellenfelekre!</text:p>
                </text:list-item>
                <text:list-item>
                  <text:p text:style-name="P503">Csak kétlábú ellenfelek ellen alkalmazható, több lábbal rendelkező ellenfélnél Ökleléssel kell próbálkoznod.</text:p>
                </text:list-item>
              </text:list>
              <text:p text:style-name="P96"><text:span text:style-name="T23">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5">E M</text:p>
            </table:table-cell>
            <table:table-cell table:style-name="Táblázat18.A3" office:value-type="string">
              <text:p text:style-name="P37">2 fok</text:p>
            </table:table-cell>
            <table:table-cell table:style-name="Táblázat18.E3" office:value-type="string">
              <text:p text:style-name="P112">Ez speciális manőver, mert itt először dobjuk az Ellenpróbát, <text:span text:style-name="T23">csak aztán</text:span> a Megakasztás(oka)t.</text:p>
              <text:p text:style-name="P94"><text:span text:style-name="T27">1.fok követelménye</text:span>: Ügyesség: 0</text:p>
              <text:p text:style-name="P94"><text:span text:style-name="T27">2.fok követelménye:</text:span> Ügyesség: +1</text:p>
              <text:p text:style-name="P94"><text:span text:style-name="T36">Végbevitel követelménye</text:span>: nincs</text:p>
              <text:p text:style-name="P100"><text:span text:style-name="T23">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0"><text:span text:style-name="T23">Fontos</text:span>: a Gyorsaság ellenpróbánál a résztvevők dobott eredményeiből levonódik az aktuális MGT értékük!! Páncélban, pajzzsal futkározni nehezebb, nem igaz...?</text:p>
              <text:p text:style-name="P94"><text:span text:style-name="T23">Speciális</text:span>:</text:p>
              <text:list xml:id="list825088163" text:style-name="L68">
                <text:list-item>
                  <text:p text:style-name="P488">A harcolók fegyver-méret különbsége számít! KM dönt, hogy mennyivel nő/csökken a célszám.</text:p>
                </text:list-item>
                <text:list-item>
                  <text:p text:style-name="P488">Ha Ellenpróbánál a dobás 2-vel meghaladja a célszámot, akkor egy ellenfél nem jogosult Megakasztásra. Ez további +2-enként további egy ellenfélre igaz. </text:p>
                </text:list-item>
                <text:list-item>
                  <text:p text:style-name="P488">Kibontakozásnál nem folytatható Védekező harc, de Védő taktika igen.</text:p>
                </text:list-item>
              </text:list>
              <text:p text:style-name="P91"><text:span text:style-name="T23">Több támadó</text:span>:</text:p>
              <text:list xml:id="list121534987133060" text:continue-list="list121534101028372" text:style-name="L63">
                <text:list-item text:start-value="1">
                  <text:p text:style-name="P498">A célszámba a legmagasabb ellenfél-harcmodor-szint számít be</text:p>
                </text:list-item>
                <text:list-item>
                  <text:p text:style-name="P498">Minden további ellenfél után +2 járul a célszámhoz.</text:p>
                </text:list-item>
                <text:list-item>
                  <text:p text:style-name="P498">A fegyverméret kategória különbségnél is a legnagyobb fegyverű ellenfél fegyveréhez kell viszonyítani.</text:p>
                </text:list-item>
                <text:list-item>
                  <text:p text:style-name="P498">Belharcból kibontakozáshoz is ezt kell használni</text:p>
                </text:list-item>
                <text:list-item>
                  <text:p text:style-name="P498">Képzett belharcos ellen nehezebb? +2..</text:p>
                </text:list-item>
              </text:list>
              <text:p text:style-name="P100"><text:span text:style-name="T23">Kibontakozás belharcból</text:span><text:span text:style-name="T34">: </text:span></text:p>
              <text:list xml:id="list121533689947911" text:continue-list="list121534987133060" text:style-name="L63">
                <text:list-item text:start-value="1">
                  <text:p text:style-name="P504">Ugyanúgy dobandó, mint ha harcból akarnánk kibontakozni.</text:p>
                </text:list-item>
                <text:list-item>
                  <text:p text:style-name="P504">Ha az ellenfélnek Belharc fortélya van, akkor fokonként +2-vel nő a nehézség Ellenpróbánál</text:p>
                </text:list-item>
                <text:list-item>
                  <text:p text:style-name="P504">Ha az alkalmazónak Belharc fortélya van, akkor dobására fokonként +2 pontot kap Ellenpróbánál</text:p>
                </text:list-item>
                <text:list-item>
                  <text:p text:style-name="P505">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05">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39">(szálfegyverrel)</text:span></text:p>
            </table:table-cell>
            <table:table-cell table:style-name="Táblázat18.A3" office:value-type="string">
              <text:p text:style-name="P37">6</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p text:style-name="P96"><text:span text:style-name="T27">1.fok </text:span>követelménye: Lándzsavívás – 6.szint</text:p>
              <text:p text:style-name="P96"><text:span text:style-name="T27">Végbevitel követelménye</text:span>: szálfegyver használata</text:p>
              <text:p text:style-name="P96">Speciális:</text:p>
              <text:list xml:id="list121533460282885" text:continue-list="list121534437910777" text:style-name="L62">
                <text:list-item text:start-value="1">
                  <text:p text:style-name="P483">Kifejezetten lábkirántásra alkalmas fegyverre: +2 Manőver Pont</text:p>
                </text:list-item>
                <text:list-item>
                  <text:p text:style-name="P503">Súlyos ellenfélnél: opcionális Erőpróba (KM dönt). Gondoljunk a nagy, páncélos ellenfelekre! Ez a tényező kevésbé hangsúlyos, mint a sima Gáncsolásnál.</text:p>
                </text:list-item>
                <text:list-item>
                  <text:p text:style-name="P503">Csak kétlábú ellenfelek ellen alkalmazható, több lábbal rendelkező ellenfélnél Ökleléssel kell próbálkoznod.</text:p>
                </text:list-item>
              </text:list>
              <text:p text:style-name="P96"><text:span text:style-name="T23">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91"><text:span text:style-name="T27">Végbevitel követelménye</text:span>:</text:p>
              <text:list xml:id="list3734067533" text:style-name="L69">
                <text:list-item>
                  <text:p text:style-name="P489">a balkezes fegyvernek láncnak, vagy lánccal felszereltnek kell lennie</text:p>
                </text:list-item>
                <text:list-item>
                  <text:p text:style-name="P489">az alkalmazó kétkezes harcot folytat</text:p>
                </text:list-item>
                <text:list-item>
                  <text:p text:style-name="P489">az ellenfél fegyvere csak egykezes lehet</text:p>
                </text:list-item>
              </text:list>
              <text:p text:style-name="P169"><text:s/></text:p>
              <text:p text:style-name="P91"><text:span text:style-name="T27">1.fok követelménye</text:span>: <text:span text:style-name="T21">Kétkezes harc – 2.fok, Láncos fegyverre: Mesterfegyver fortély – 1.fok</text:span></text:p>
              <text:p text:style-name="P91"><text:span text:style-name="T30">2.fok követelménye</text:span><text:span text:style-name="T21">: Kétkezes harc – 2.fok, Láncos fegyverre: Mesterfegyver fortély – 2.fok</text:span></text:p>
              <text:p text:style-name="P91"><text:span text:style-name="T36">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1">(0,5 pengénél kisebb fegyver tartása esetén kötelezően kézben marad).<text:line-break/>Ha kézben tartja, akkor az ellenfelet <text:span text:style-name="T27">Harc helyhez kötve</text:span> módosítói sújtják, elveszít minden bónuszt az adott fegyverre (Mf, stb), kétkezes harc esetén a továbbiakban a másik kezében tartott fegyver harcértékeivel küzd. Ha másik keze üres, akkor sújtják a <text:span text:style-name="T27">Harc puszta kézzel</text:span> fejezetben leírt levonások is, melyek minden pusztakezes harcosra vonatkoznak. </text:p>
              <text:p text:style-name="P91"><text:span text:style-name="T36">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5">E V</text:p>
            </table:table-cell>
            <table:table-cell table:style-name="Táblázat18.A3" office:value-type="string">
              <text:p text:style-name="P37">3 fok</text:p>
            </table:table-cell>
            <table:table-cell table:style-name="Táblázat18.E3" office:value-type="string">
              <text:p text:style-name="P97"><text:span text:style-name="T27">Leírás:</text:span><text:span text:style-name="T18"> Ha meg akarod fosztani ellenfeledet fegyverétől, vagy kiütve kezéből, vagy annak eltörésével, akkor lefegyverezés manővert kell alkalmaznod.</text:span></text:p>
              <text:p text:style-name="P97"><text:span text:style-name="T27">Hatás</text:span><text:span text:style-name="T18">: A lefegyverzés sikeres. Ellenfeled kezéből kihullik a fegyver, vagy eltörik.</text:span></text:p>
              <text:p text:style-name="P172"><text:s/></text:p>
              <text:p text:style-name="P97"><text:span text:style-name="T27">Fortélyban tanulható (3 fok)</text:span><text:span text:style-name="T18"> – </text:span><text:span text:style-name="T25">egy konkrét választott harcmodorra</text:span></text:p>
              <text:p text:style-name="P102"><text:span text:style-name="T27">1.fok</text:span>: Követelmény: Harcmodor képzettség – 5.szint</text:p>
              <text:p text:style-name="P102">Ha bármely más harcmodorban eléri az 5.szintet, akkor onnantól kezdve abban a harcmodorban is jár a bónusz, nem szükséges újra pontot költeni a manőverre.</text:p>
              <text:p text:style-name="P103"><text:span text:style-name="T27">2.fok</text:span>: Követelmény: 1.fok megléte, Harcmodor képzettség – 7.szint <text:s/>és <text:line-break/>Mesterfegyver fortély (választott fegyver) – 1.fok</text:p>
              <text:p text:style-name="P102">Amint egy újabb fegyverre felveszi a Mesterfegyver fortélyt <text:span text:style-name="T136">(az adott harcmodorra) </text:span>legalább 1.fokon, akkor onnan kezdve arra is tudja használni a 2.fokú lefegyverzést.</text:p>
              <text:p text:style-name="P102"><text:span text:style-name="T27">3.fok</text:span>: Követelmény: 2.fok megléte, Harcmodor képzettség – 9.szint <text:s/><text:span text:style-name="T127">és</text:span></text:p>
              <text:p text:style-name="P104">Mesterfegyver fortély (választott fegyver) – <text:span text:style-name="T126">2</text:span>.fok</text:p>
              <text:p text:style-name="P173"><text:s/></text:p>
              <text:p text:style-name="P94"><text:span text:style-name="T27">Plusz módosító</text:span>: </text:p>
              <text:list xml:id="list203614651" text:style-name="L70">
                <text:list-item>
                  <text:p text:style-name="P490">a használt fegyver mennyire alkalmas a másik fegyver elvételére. A KM dönt: [-2;+4] (Kétkezes harc sok esetben megkönnyíti a lefegyverzést)</text:p>
                </text:list-item>
              </text:list>
              <text:p text:style-name="P91"><text:span text:style-name="T27">Speciális</text:span>:</text:p>
              <text:list xml:id="list121533895301143" text:continue-list="list203614651" text:style-name="L70">
                <text:list-item text:start-value="1">
                  <text:p text:style-name="P490">Hogy fegyvercsellel, végtagsebzéssel, vagy fegyvertöréssel fosztja meg ellenfelét a karakter, arról a KM dönt és az esetleges módosítókat is ő határozza meg.</text:p>
                </text:list-item>
                <text:list-item>
                  <text:p text:style-name="P490">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7">(Belharcot előbb!)</text:span></text:p>
            </table:table-cell>
            <table:table-cell table:style-name="Táblázat18.A3" office:value-type="string">
              <text:p text:style-name="P37">8/5</text:p>
            </table:table-cell>
            <table:table-cell table:style-name="Táblázat18.A3" office:value-type="string">
              <text:p text:style-name="P235">E V</text:p>
            </table:table-cell>
            <table:table-cell table:style-name="Táblázat18.A3" office:value-type="string">
              <text:p text:style-name="P37">1 fok</text:p>
            </table:table-cell>
            <table:table-cell table:style-name="Táblázat18.E3" office:value-type="string">
              <text:list xml:id="list121533632350332" text:continue-list="list121533689947911" text:style-name="L63">
                <text:list-item text:start-value="1">
                  <text:p text:style-name="P506">Belharcban a nehézség csak 5</text:p>
                </text:list-item>
              </text:list>
              <text:list xml:id="list180177653" text:style-name="L71">
                <text:list-item>
                  <text:p text:style-name="P491">Nem szükséges Belharc fortély</text:p>
                </text:list-item>
                <text:list-item>
                  <text:p text:style-name="P492">Ellenfél képzett belharcos: lásd leírás</text:p>
                </text:list-item>
                <text:list-item>
                  <text:p text:style-name="P492">TODO: állatoknak általában <text:s/>van Belharcuk! <text:s/>(KM dönt)</text:p>
                </text:list-item>
              </text:list>
            </table:table-cell>
          </table:table-row>
          <table:table-row table:style-name="Táblázat18.1">
            <table:table-cell table:style-name="Táblázat18.A3" office:value-type="string">
              <text:p text:style-name="P47">Mesterjel</text:p>
            </table:table-cell>
            <table:table-cell table:style-name="Táblázat18.A3" office:value-type="string">
              <text:p text:style-name="P46">10-12*</text:p>
            </table:table-cell>
            <table:table-cell table:style-name="Táblázat18.A3" office:value-type="string">
              <text:p text:style-name="P238">E V</text:p>
            </table:table-cell>
            <table:table-cell table:style-name="Táblázat18.A3" office:value-type="string">
              <text:p text:style-name="P46">2 fok</text:p>
            </table:table-cell>
            <table:table-cell table:style-name="Táblázat18.E3" office:value-type="string">
              <text:p text:style-name="P96"><text:span text:style-name="T27">1.fok </text:span>követelmény: Mesterfegyver – 2.fok</text:p>
              <text:p text:style-name="P96"><text:span text:style-name="T27">2.fok </text:span>követelmény: Mesterfegyver – 3.fok</text:p>
              <text:p text:style-name="P96">Speciális követelmény: A használt fegyver csak valamilyen (legfeljebb 1 penge hosszú) hegyes szúrófegyver lehet</text:p>
              <text:p text:style-name="P96"><text:span text:style-name="T23">Hatás</text:span>: Sikeres manőver esetén képes vagy mesterjeledet belekarcolni ellenfeled ruhájába/bőrébe.</text:p>
              <text:p text:style-name="P96"><text:span text:style-name="T27">*</text:span> A nehézség a jel bonyolultságától függ</text:p>
            </table:table-cell>
          </table:table-row>
          <table:table-row table:style-name="Táblázat18.1">
            <table:table-cell table:style-name="Táblázat18.A3" office:value-type="string">
              <text:p text:style-name="P47">Pajzstámadás</text:p>
            </table:table-cell>
            <table:table-cell table:style-name="Táblázat18.A3" office:value-type="string">
              <text:p text:style-name="P46">6</text:p>
            </table:table-cell>
            <table:table-cell table:style-name="Táblázat18.A3" office:value-type="string">
              <text:p text:style-name="P238">E V</text:p>
            </table:table-cell>
            <table:table-cell table:style-name="Táblázat18.A3" office:value-type="string">
              <text:p text:style-name="P139">1.fok</text:p>
            </table:table-cell>
            <table:table-cell table:style-name="Táblázat18.E3" office:value-type="string">
              <text:p text:style-name="P91"><text:span text:style-name="T27">Végbevitel követelmény</text:span><text:span text:style-name="T18">:</text:span><text:span text:style-name="T17"> Aktuális harcmodor - 4.szint</text:span></text:p>
              <text:p text:style-name="P91"><text:span text:style-name="T27">1. fok </text:span>követelmény: Aktuális harcmodor - 6.szint, Erő: +1</text:p>
              <text:p text:style-name="P108"/>
              <text:p text:style-name="P96"><text:span text:style-name="T27">Speciális</text:span>: Ez ellen a manőver ellen nem számít a pajzs adta Védő Érték!</text:p>
              <text:p text:style-name="P96"><text:span text:style-name="T27">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5">E V</text:p>
            </table:table-cell>
            <table:table-cell table:style-name="Táblázat18.A3" office:value-type="string">
              <text:p text:style-name="P37">2 fok</text:p>
            </table:table-cell>
            <table:table-cell table:style-name="Táblázat18.E3" office:value-type="string">
              <text:p text:style-name="P100"><text:span text:style-name="T30">Nehézség</text:span><text:span text:style-name="T21">: vért </text:span><text:span text:style-name="T80">lefedésétől függ %-ban</text:span><text:span text:style-name="T21">: 1-10 <text:s text:c="2"/>(példa: Mellvért: 5, teljes vért: 10)</text:span></text:p>
              <text:p text:style-name="P100"><text:span text:style-name="T30">Speciális</text:span><text:span text:style-name="T21">:</text:span></text:p>
              <text:list xml:id="list121535040845245" text:continue-list="list121533632350332" text:style-name="L63">
                <text:list-item text:start-value="1">
                  <text:p text:style-name="P495"><text:span text:style-name="T21">Végrehajtás (támadás) során </text:span><text:span text:style-name="T30">nem kapja meg a +20 TÉ módosítót</text:span><text:span text:style-name="T21">! Nem elég a sima találat!</text:span></text:p>
                </text:list-item>
                <text:list-item>
                  <text:p text:style-name="P496">Meglepetés esetén is kell Ellenpróbát dobni</text:p>
                </text:list-item>
              </text:list>
              <text:p text:style-name="P96"><text:span text:style-name="T27">Végbevitel követelménye</text:span>:</text:p>
              <text:list xml:id="list121533674481268" text:continue-list="list121535040845245" text:style-name="L63">
                <text:list-item text:start-value="1">
                  <text:p text:style-name="P496">Erre alkalmas fegyver (KM dönt), melynek pengéje befér az ellenfél páncéljának illesztékei közé</text:p>
                </text:list-item>
                <text:list-item>
                  <text:p text:style-name="P496">Csak Közelharc vagy Kardvívás harcmodorban használható</text:p>
                </text:list-item>
              </text:list>
              <text:p text:style-name="P91"><text:span text:style-name="T30">1. fok </text:span><text:span text:style-name="T21">követelménye: Aktuális harcmodor - 6.szint</text:span></text:p>
              <text:p text:style-name="P91"><text:span text:style-name="T30">2. fok</text:span><text:span text:style-name="T21"> követelménye: Aktuális harcmodor - 9.szint</text:span></text:p>
              <text:p text:style-name="P91"/>
              <text:p text:style-name="P91"><text:span text:style-name="T23">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1">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5">M E</text:p>
            </table:table-cell>
            <table:table-cell table:style-name="Táblázat18.A3" office:value-type="string">
              <text:p text:style-name="P107">TODO</text:p>
            </table:table-cell>
            <table:table-cell table:style-name="Táblázat18.E3" office:value-type="string">
              <text:p text:style-name="P101">Nem támadsz, hanem <text:span text:style-name="T67">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49">8*</text:p>
            </table:table-cell>
            <table:table-cell table:style-name="Táblázat18.A3" office:value-type="string">
              <text:p text:style-name="P236">E</text:p>
            </table:table-cell>
            <table:table-cell table:style-name="Táblázat18.A3" office:value-type="string">
              <text:p text:style-name="P43">1 fok</text:p>
            </table:table-cell>
            <table:table-cell table:style-name="Táblázat18.E3" office:value-type="string">
              <text:p text:style-name="P93"><text:span text:style-name="T27">Végbevitel követelménye:</text:span> Aktuális harcmodor - 6.szint</text:p>
              <text:p text:style-name="P92"><text:span text:style-name="T27">1.fok követelménye:</text:span> Aktuális harcmodor - <text:span text:style-name="T22">6.szint</text:span></text:p>
              <text:p text:style-name="P92"/>
              <text:p text:style-name="P92"><text:span text:style-name="T27">Speciális</text:span>:</text:p>
              <text:list xml:id="list121534499501697" text:continue-list="list121533674481268" text:style-name="L63">
                <text:list-item text:start-value="1">
                  <text:p text:style-name="P493">Alkalmazható egyszerre, csoportosan is.</text:p>
                </text:list-item>
                <text:list-item>
                  <text:p text:style-name="P493">Csoportot terelni nehezebb. Ilyenkor emelkedik a a nehézség (KM dönt).</text:p>
                </text:list-item>
              </text:list>
              <text:p text:style-name="P93"><text:span text:style-name="T27">Nehézség:</text:span><text:span text:style-name="T18"> Harci alakzatban használva jelentősen csökkenthetik a nehézséget. Az alakzatok jellemzőit ismerve a KM dönt [-4;+2]. Ez csökkenheti a végbevitel harcmodor követelményét is.</text:span></text:p>
              <text:p text:style-name="P92"><text:span text:style-name="T27">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3213594557" text:style-name="L72">
        <text:list-item>
          <text:p text:style-name="P452"><text:span text:style-name="T21">Egy Manőver végrehajtása 1 támadást emészt fel, </text:span>nem szükséges hozzá nyert kezdeményezés</text:p>
        </text:list-item>
        <text:list-item text:start-value="1">
          <text:p text:style-name="P452">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2">Ha minden kötelező fázisa (MEV) sikeres, akkor az adott Manőver „Hatás” részénél leírtak következnek be</text:p>
        </text:list-item>
        <text:list-item>
          <text:p text:style-name="P452">Végrehajtás fázisa <text:span text:style-name="T23">aktuális</text:span> <text:s/>fegyveres TÉ-vel történik <text:span text:style-name="T47">(kivéve, ha más szerepel a Manőver leírásában.)</text:span></text:p>
        </text:list-item>
        <text:list-item>
          <text:p text:style-name="P452">Meglepett, készületlen ellenfél esetén kimarad a Megakasztás és az Ellenpróba fázis</text:p>
        </text:list-item>
        <text:list-item>
          <text:p text:style-name="P452">Manővereknek lehet:</text:p>
        </text:list-item>
      </text:list>
      <text:list xml:id="list97757187" text:style-name="L73">
        <text:list-item>
          <text:p text:style-name="P455">speciális könnyítő/n<text:span text:style-name="T57">ehezítő körülményei (+/- módosítók a nehézségre)</text:span></text:p>
        </text:list-item>
        <text:list-item>
          <text:p text:style-name="P440">extra végbeviteli követelményei: Ezek nélkül a KM dönt, hogy végrehajtható -e és <text:s/>ha igen, mekkora plusz célszám büntetéssel</text:p>
        </text:list-item>
      </text:list>
      <text:list xml:id="list121533647954725" text:continue-list="list3213594557" text:style-name="L72">
        <text:list-item text:start-value="1">
          <text:p text:style-name="P453">Manőver alkalmazásakor nem folytatható Védekező harc, de Támadó/Védő harci taktika igen</text:p>
        </text:list-item>
        <text:list-item>
          <text:p text:style-name="P454">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0" text:name="Szakasz3">
        <table:table table:name="Táblázat45" table:style-name="Táblázat45">
          <table:table-column table:style-name="Táblázat45.A"/>
          <table:table-column table:style-name="Táblázat45.B"/>
          <table:table-header-rows>
            <table:table-row table:style-name="TableLine2632894906800">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632894916880">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632894905936">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632894917744">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63289490622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63289491486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4"><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632894907952">
          <table:table-cell table:style-name="Táblázat22.A1" office:value-type="string">
            <text:p text:style-name="P8"><text:span text:style-name="T27">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07">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07">Egy Manőver alkalmazása – jellegétől függően – <text:span text:style-name="T23">legfeljebb</text:span> az alábbi három (de nem kötelezően az összes!) alapfázisból állhat. Mindegyik opcionális, hogy melyikre van szükség, azt az adott Manőver leírásánál, (lásd összefoglaló táblázat) találjuk. Végrehajtásuk sorrendjében:</text:p>
      <text:list xml:id="list1980520723" text:style-name="L74">
        <text:list-item>
          <text:p text:style-name="P456"><text:span text:style-name="_5b_RPG_5d_Kiemelt_20_kifejezés">Megakasztás<text:tab/>(ellenfél teszi)</text:span></text:p>
        </text:list-item>
        <text:list-item>
          <text:p text:style-name="P456"><text:span text:style-name="_5b_RPG_5d_Kiemelt_20_kifejezés">Végrehajtás<text:tab/>(manővert végző teszi) </text:span><text:span text:style-name="_5b_RPG_5d_Kiemelt_20_kifejezés"><text:span text:style-name="T89">→</text:span></text:span><text:span text:style-name="_5b_RPG_5d_Kiemelt_20_kifejezés"><text:span text:style-name="T48"> mindig ezt dobjuk előbb, mert ez ad leggyorsabban eredményt</text:span></text:span></text:p>
        </text:list-item>
        <text:list-item>
          <text:p text:style-name="P383">Ellenpróba<text:tab/>(manővert végző teszi)</text:p>
        </text:list-item>
      </text:list>
      <text:p text:style-name="P307">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3">összesen egy</text:span><text:span text:style-name="T34"> </text:span>„sima” támadást „emésztenek fel”.</text:p>
      <text:p text:style-name="P307"/>
      <text:h text:style-name="Heading_20_5" text:outline-level="5" text:is-list-header="true"><text:bookmark-start text:name="__RefHeading___Toc11938_3781431762"/><text:span text:style-name="_5b_RPG_5d_Kiemelt_20_kifejezés"><text:span text:style-name="T27">Megakasztás (M)</text:span></text:span><text:bookmark-end text:name="__RefHeading___Toc11938_3781431762"/></text:h>
      <text:p text:style-name="Text_20_body">Megelőző támadási forma, melyre az <text:span text:style-name="T23">ellenfél</text:span> jogosult <text:span text:style-name="T23">teljes</text:span>, fegyveres TÉ-jével (soron kívüli extra támadás), ha az adott típusú manőver követelményei között ez szerepel (M). <text:span text:style-name="T74">(Lásd </text:span><text:span text:style-name="T70">táblázat)</text:span></text:p>
      <text:p text:style-name="P10">A Megakasztás az első fázis a Manőver végrehajtása során. Ha az így érkező támadás sebző, akkor a Manőver nem sikerült. <text:span text:style-name="T47">(Tipikus példa, a harcból való </text:span><text:span text:style-name="T49">Kibontakozás</text:span><text:span text:style-name="T47">, vagy a </text:span><text:span text:style-name="_5b_RPG_5d_Kiemelt_20_kifejezés"><text:span text:style-name="T47">Belharcba kerülés</text:span></text:span><text:span text:style-name="T47">.)</text:span></text:p>
      <text:p text:style-name="Text_20_body"><text:span text:style-name="_5b_RPG_5d_Kiemelt_20_kifejezés"><text:span text:style-name="T27"/></text:span></text:p>
      <text:h text:style-name="P340" text:outline-level="5"><text:bookmark-start text:name="__RefHeading___Toc11940_3781431762"/><text:span text:style-name="_5b_RPG_5d_Kiemelt_20_kifejezés"><text:span text:style-name="T27">Végrehajtás (V)</text:span></text:span><text:bookmark-end text:name="__RefHeading___Toc11940_3781431762"/></text:h>
      <text:p text:style-name="Text_20_body">Nem más, mint egy támadás az <text:span text:style-name="T23">aktuális</text:span><text:span text:style-name="T34">, </text:span>fegyveres TÉ értékkel, melyhez +20 TÉ módosító járul. Ha ez a támadás sikeres, akkor a Végrehajtás is sikeres (sebzés nincs). <text:span text:style-name="T47">(TÉ-be beleszámít a több támadás levonása is!)</text:span></text:p>
      <text:p text:style-name="Text_20_body">Ha a <text:span text:style-name="_5b_RPG_5d_Kiemelt_20_kifejezés">Végrehajtás</text:span> sikertelen, akkor a helyzet megvolt, de nem sikerült kihasznál<text:span text:style-name="T21">ni. A </text:span><text:span text:style-name="_5b_RPG_5d_Kiemelt_20_kifejezés"><text:span text:style-name="T21">Végrehajtás</text:span></text:span><text:span text:style-name="_5b_RPG_5d_Kiemelt_20_kifejezés"><text:span text:style-name="T17"> dobása</text:span></text:span><text:span text:style-name="T21"> után – ha sikeres volt, ha nem – az ellenfél legközelebb már számít az ilyen jellegű támadásra, ezért amennyiben ismét ezt a Manővert kísérli meg a karakter, akkor az </text:span><text:span text:style-name="_5b_RPG_5d_Kiemelt_20_kifejezés"><text:span text:style-name="T21">Ellenpróba</text:span></text:span><text:span text:style-name="T21"> során a célszám már </text:span><text:span text:style-name="T13">+2-vel</text:span><text:span text:style-name="T14"> </text:span><text:span text:style-name="T21">nőni fog (lásd: Ellenpróba) (nem halmozódik). Ilyen lehet még az is, ha a játékos az ellenfelét már látta korábban küzdeni és egy konkrét manővert gyakran alkalmazni.</text:span></text:p>
      <text:h text:style-name="P341" text:outline-level="5"><text:bookmark-start text:name="__RefHeading___Toc11942_3781431762"/>Ellenpróba (E)<text:bookmark-end text:name="__RefHeading___Toc11942_3781431762"/></text:h>
      <text:p text:style-name="P66"><text:span text:style-name="_5b_RPG_5d_Kiemelt_20_kifejezés"><text:span text:style-name="T56">Manőver pont + k10 <text:s text:c="3"/>vs. <text:s text:c="3"/>Manőver célszáma</text:span></text:span></text:p>
      <text:section text:style-name="Sect8"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632894910544">
              <table:table-cell table:style-name="Táblázat16.A1" office:value-type="string">
                <text:p text:style-name="P279">Módosító</text:p>
              </table:table-cell>
              <table:table-cell table:style-name="Táblázat16.B1" office:value-type="string">
                <text:p text:style-name="P279">Érték</text:p>
              </table:table-cell>
            </table:table-row>
          </table:table-header-rows>
          <table:table-row table:style-name="TableLine2632894909392">
            <table:table-cell table:style-name="Táblázat16.A2" office:value-type="string">
              <text:p text:style-name="P281">Harcmodor</text:p>
            </table:table-cell>
            <table:table-cell table:style-name="Táblázat16.B2" office:value-type="string">
              <text:p text:style-name="P281">Az aktuálisan használt harcmodor képzettség szintje</text:p>
            </table:table-cell>
          </table:table-row>
          <table:table-row table:style-name="TableLine2632896112192">
            <table:table-cell table:style-name="Táblázat16.A3" office:value-type="string">
              <text:p text:style-name="P281">„Manőver ismeret– <text:line-break/>(az adott manőverre)” <text:s/></text:p>
              <text:p text:style-name="P281">(ha van)</text:p>
            </table:table-cell>
            <table:table-cell table:style-name="Táblázat16.B3" office:value-type="string">
              <text:p text:style-name="P281">Fokonként: +2</text:p>
            </table:table-cell>
          </table:table-row>
          <table:table-row table:style-name="TableLine2632896119680">
            <table:table-cell table:style-name="Táblázat16.A4" office:value-type="string">
              <text:p text:style-name="P281">Vállalás</text:p>
            </table:table-cell>
            <table:table-cell table:style-name="Táblázat16.B4" office:value-type="string">
              <text:p text:style-name="P281">+1 pont <text:span text:style-name="T87">→</text:span> <text:span text:style-name="T21">-15 VÉ</text:span><text:line-break/><text:span text:style-name="T39">(</text:span><text:span text:style-name="T40">Maximum vállalás: </text:span><text:span text:style-name="T41">+ 2</text:span><text:span text:style-name="T40">)</text:span></text:p>
            </table:table-cell>
          </table:table-row>
          <table:table-row table:style-name="TableLine2632896122560">
            <table:table-cell table:style-name="Táblázat16.A4" office:value-type="string">
              <text:p text:style-name="P281">+ k10</text:p>
            </table:table-cell>
            <table:table-cell table:style-name="Táblázat16.B4" office:value-type="string">
              <text:p text:style-name="P281">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632896128320">
              <table:table-cell table:style-name="Táblázat17.A1" office:value-type="string">
                <text:p text:style-name="P279">Módosító</text:p>
              </table:table-cell>
              <table:table-cell table:style-name="Táblázat17.B1" office:value-type="string">
                <text:p text:style-name="P279">Érték</text:p>
              </table:table-cell>
            </table:table-row>
          </table:table-header-rows>
          <table:table-row table:style-name="TableLine2632896114496">
            <table:table-cell table:style-name="Táblázat17.A2" office:value-type="string">
              <text:p text:style-name="P281">Manőver Nehézség</text:p>
            </table:table-cell>
            <table:table-cell table:style-name="Táblázat17.B2" office:value-type="string">
              <text:p text:style-name="P281">Az adott Manőver alapnehézsége</text:p>
            </table:table-cell>
          </table:table-row>
          <table:table-row table:style-name="TableLine2632896128608">
            <table:table-cell table:style-name="Táblázat17.A3" office:value-type="string">
              <text:p text:style-name="P281">Harcmodor</text:p>
            </table:table-cell>
            <table:table-cell table:style-name="Táblázat17.B3" office:value-type="string">
              <text:p text:style-name="P281">Az ellenfél aktuálisan használt harcmodor képzettségének szintje</text:p>
            </table:table-cell>
          </table:table-row>
          <table:table-row table:style-name="TableLine2632896127744">
            <table:table-cell table:style-name="Táblázat17.A3" office:value-type="string">
              <text:p text:style-name="P281">„Manőver ismeret – (az adott manőverre)”<text:line-break/><text:span text:style-name="T39">(ha van)</text:span></text:p>
            </table:table-cell>
            <table:table-cell table:style-name="Táblázat17.B3" office:value-type="string">
              <text:p text:style-name="P281">Fokonként: +2</text:p>
            </table:table-cell>
          </table:table-row>
          <table:table-row table:style-name="TableLine2632896124864">
            <table:table-cell table:style-name="Táblázat17.A3" office:value-type="string">
              <text:p text:style-name="P281">Módosító körülmények</text:p>
            </table:table-cell>
            <table:table-cell table:style-name="Táblázat17.B3" office:value-type="string">
              <text:p text:style-name="P57">[-5;+5] <text:s/>Tetszőleges KM által megadott +/- érték. Körülmény függő nehezítés ill. könnyítés. (Pl. eltérő fegyverméretek, bódulat, stb.)</text:p>
            </table:table-cell>
          </table:table-row>
        </table:table>
        <text:p text:style-name="Standard"/>
      </text:section>
      <text:p text:style-name="P307"><text:span text:style-name="T21">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1">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1541801708" text:style-name="L75">
        <text:list-item>
          <text:p text:style-name="P457"><text:span text:style-name="T21">Ha a körben a manőver az ut</text:span>olsó „támadás”, akkor rontott Végrehajtás esetén Vállalásának VÉ levonása „átcsúszik” a következő körre</text:p>
        </text:list-item>
      </text:list>
      <text:list xml:id="list551228967" text:style-name="L76">
        <text:list-item>
          <text:p text:style-name="P458">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07"><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821564627" text:style-name="L77">
        <text:list-item>
          <text:p text:style-name="P459"><text:span text:style-name="T18">A Vállalás legfeljebb </text:span><text:span text:style-name="_5b_RPG_5d_Kiemelt_20_kifejezés"><text:span text:style-name="T30">+2</text:span></text:span><text:span text:style-name="T18"> lehet. Minden pont </text:span><text:span text:style-name="T27">-15 VÉ</text:span><text:span text:style-name="T18">-t </text:span><text:span text:style-name="T35">ideiglenes </text:span><text:span text:style-name="T18">levonást okoz (1 visszatámadás)</text:span></text:p>
        </text:list-item>
      </text:list>
      <text:list xml:id="list121534372184511" text:continue-list="list551228967" text:style-name="L76">
        <text:list-item text:start-value="1">
          <text:p text:style-name="P460">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jobb kicsivel jobb vívó, és MFP-ből fejlesztette a Lefegyverzés/Fegyvertörés manővert 1.fokra.</text:p>
      <text:p text:style-name="P307">Rühes értékei:</text:p>
      <text:list xml:id="list2825966713" text:style-name="L78">
        <text:list-item>
          <text:p text:style-name="P462">Kardvívás: 7.szint</text:p>
        </text:list-item>
        <text:list-item>
          <text:p text:style-name="P462">KÉ: 15</text:p>
        </text:list-item>
        <text:list-item>
          <text:p text:style-name="P462"><text:soft-page-break/>TÉ: 55 / 45</text:p>
        </text:list-item>
        <text:list-item>
          <text:p text:style-name="P462">VÉ: 125</text:p>
        </text:list-item>
        <text:list-item>
          <text:p text:style-name="P462">Lefegyverzés/Fegyvertörés manőver - 1.fok</text:p>
        </text:list-item>
      </text:list>
      <text:p text:style-name="P223">Ellenfelének értékei:</text:p>
      <text:list xml:id="list121533379589522" text:continue-list="list2825966713" text:style-name="L78">
        <text:list-item text:start-value="1">
          <text:p text:style-name="P462">Kardvívás: 6.szint</text:p>
        </text:list-item>
        <text:list-item>
          <text:p text:style-name="P462">VÉ: 115</text:p>
        </text:list-item>
      </text:list>
      <text:p text:style-name="P12"/>
      <text:list xml:id="list2772371946" text:style-name="L79">
        <text:list-item>
          <text:p text:style-name="P463">A Lefegyverzés manőver nehézsége: 10</text:p>
        </text:list-item>
        <text:list-item>
          <text:p text:style-name="P463">A Lefegyverezés fázisai: sikeres Végrehajtás (V) és Ellenpró<text:span text:style-name="T93">ba (E) szükséges.</text:span></text:p>
        </text:list-item>
      </text:list>
      <text:p text:style-name="P261"/>
      <text:list xml:id="list2012636024" text:style-name="L80">
        <text:list-item>
          <text:p text:style-name="P464">Végrehajtás: Rühes +20-al leadja támadását: 55+20+k100 = 132, ez nagyobb mint ellenfele VÉ-je<text:line-break/><text:span text:style-name="T90">→ Sikeres Végrehajtás</text:span></text:p>
        </text:list-item>
        <text:list-item>
          <text:p text:style-name="P466">Ellenpróba</text:p>
        </text:list-item>
      </text:list>
      <text:list xml:id="list3727291784" text:style-name="L81">
        <text:list-item>
          <text:p text:style-name="P467">Tetves dobása: 7 (<text:span text:style-name="T47">kardvívás)</text:span> + 2 <text:span text:style-name="T47">(Lefegyverzés-1.fok)</text:span> + k10</text:p>
        </text:list-item>
        <text:list-item>
          <text:p text:style-name="P467">Célszám: 6 +10=16 (ellenfél kardvívása + Lefegyverzés nehézsége)</text:p>
        </text:list-item>
      </text:list>
      <table:table table:name="Táblázat35" table:style-name="Táblázat35">
        <table:table-column table:style-name="Táblázat35.A"/>
        <table:table-header-rows>
          <table:table-row table:style-name="TableLine2632896119392">
            <table:table-cell table:style-name="Táblázat35.A1" office:value-type="string">
              <text:p text:style-name="P221">A próbadobás így: <text:line-break/><text:span text:style-name="T27">(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6">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07">Tetves értékei:</text:p>
      <text:list xml:id="list121534872248435" text:continue-list="list121533379589522" text:style-name="L78">
        <text:list-item text:start-value="1">
          <text:p text:style-name="P462">Közelharc: 7.szint</text:p>
        </text:list-item>
        <text:list-item>
          <text:p text:style-name="P462">KÉ: 15</text:p>
        </text:list-item>
        <text:list-item>
          <text:p text:style-name="P462">TÉ: 55</text:p>
        </text:list-item>
        <text:list-item>
          <text:p text:style-name="P462">VÉ: 125 ; A Vállalás miatt csak: 105</text:p>
        </text:list-item>
        <text:list-item>
          <text:p text:style-name="P462">Manőver ismeret – Gáncsolás – 1.fok</text:p>
        </text:list-item>
      </text:list>
      <text:p text:style-name="P223">Ellenfelének értékei:</text:p>
      <text:list xml:id="list121534617154575" text:continue-list="list121534872248435" text:style-name="L78">
        <text:list-item text:start-value="1">
          <text:p text:style-name="P462">Kardvívás: 6.szint</text:p>
        </text:list-item>
        <text:list-item>
          <text:p text:style-name="P462">VÉ: 140</text:p>
        </text:list-item>
        <text:list-item>
          <text:p text:style-name="P461"><text:span text:style-name="T23">Nincs</text:span> „Gáncsolás” Manőver ismerete</text:p>
        </text:list-item>
      </text:list>
      <text:p text:style-name="Text_20_body"/>
      <text:list xml:id="list121535402104129" text:continue-list="list2772371946" text:style-name="L79">
        <text:list-item text:start-value="1">
          <text:p text:style-name="P463">A Gáncsolás manőver nehézsége: 8 <text:s/><text:span text:style-name="T47">(belharcban 5 lenne, de ez most nem áll fenn)</text:span></text:p>
        </text:list-item>
        <text:list-item>
          <text:p text:style-name="P463">Gáncsolás fázisai: sikeres Végrehajtás (V) és Ellenpró<text:span text:style-name="T93">ba (E) szükséges.</text:span></text:p>
        </text:list-item>
      </text:list>
      <text:p text:style-name="P261"/>
      <text:list xml:id="list843408669" text:style-name="L82">
        <text:list-item>
          <text:p text:style-name="P465">Végrehajtás: Tetves leadja támadását. 55+20+k100 = 142, ez nagyobb mint ellenfele VÉ-je <text:line-break/><text:span text:style-name="T90">→ Sikeres Végrehajtás</text:span></text:p>
        </text:list-item>
        <text:list-item>
          <text:p text:style-name="P468">Ellenpróba</text:p>
        </text:list-item>
      </text:list>
      <text:list xml:id="list423785881" text:style-name="L83">
        <text:list-item>
          <text:p text:style-name="P469">Tetves manőver pontjai: 7+2+2 = 11 <text:s/><text:line-break/><text:span text:style-name="T47">(közelharc + „Gáncsolás” manőver ismeret bónusza + vállalás)</text:span></text:p>
        </text:list-item>
        <text:list-item>
          <text:p text:style-name="P469"><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632896116512">
            <table:table-cell table:style-name="Táblázat25.A1" office:value-type="string">
              <text:p text:style-name="P221">A próbadobás így: <text:line-break/>(<text:span text:style-name="T27">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330" text:outline-level="3"><text:bookmark-start text:name="__RefHeading___Toc11950_3781431762"/>Példaharc<text:bookmark-end text:name="__RefHeading___Toc11950_3781431762"/></text:h>
      <text:p text:style-name="P114">TODO: <text:s/>Ha a VÉ csökkentés végleges lesz, megint aktualizálni!</text:p>
      <text:p text:style-name="Text_20_body">Lássunk egy konkrét összecsapást, hiszen egy példa többet ér több oldal szabályleírásnál is!</text:p>
      <text:section text:style-name="Sect11"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7">(Erőbónuszzal együtt)</text:span></text:p>
        <text:p text:style-name="Text_20_body">ÉP: 18 </text:p>
        <text:p text:style-name="Text_20_body">Fájdalomtűrés (8) + Önuralom (1) =<text:span text:style-name="T116"> </text:span>9</text:p>
        <text:p text:style-name="Text_20_body">Vért: Láncing <text:span text:style-name="T47">(torzó, felkarok, lábak befedve: 80%)</text:span></text:p>
        <text:p text:style-name="Text_20_body">SFÉ: 10 / 7 / 3 <text:s text:c="4"/><text:span text:style-name="T74">MGT: </text:span><text:span text:style-name="T70">5 </text:span><text:span text:style-name="T47">(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77">Életerő Pontok</text:p>
              </table:table-cell>
              <table:covered-table-cell/>
              <table:covered-table-cell/>
              <table:covered-table-cell/>
            </table:table-row>
          </table:table-header-rows>
          <table:table-row table:style-name="TableLine2632896117952">
            <table:table-cell table:style-name="Táblázat11.A2" office:value-type="string">
              <text:p text:style-name="P277">S1</text:p>
            </table:table-cell>
            <table:table-cell table:style-name="Táblázat11.A2" office:value-type="string">
              <text:p text:style-name="P277">S2</text:p>
            </table:table-cell>
            <table:table-cell table:style-name="Táblázat11.A2" office:value-type="string">
              <text:p text:style-name="P277">S3</text:p>
            </table:table-cell>
            <table:table-cell table:style-name="Táblázat11.D2" office:value-type="string">
              <text:p text:style-name="P277">S4</text:p>
            </table:table-cell>
          </table:table-row>
          <table:table-row table:style-name="TableLine2632896120256">
            <table:table-cell table:style-name="Táblázat11.A7" office:value-type="string">
              <text:p text:style-name="P78">1</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5" office:value-type="string">
              <text:p text:style-name="P78">3</text:p>
            </table:table-cell>
          </table:table-row>
          <table:table-row table:style-name="TableLine2632896126016">
            <table:table-cell table:style-name="Táblázat11.A7" office:value-type="string">
              <text:p text:style-name="P78">1</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5" office:value-type="string">
              <text:p text:style-name="P78"/>
            </table:table-cell>
          </table:table-row>
          <table:table-row table:style-name="TableLine2632896112768">
            <table:table-cell table:style-name="Táblázat11.A7" office:value-type="string">
              <text:p text:style-name="P78">1</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5" office:value-type="string">
              <text:p text:style-name="P78"/>
            </table:table-cell>
          </table:table-row>
          <table:table-row table:style-name="TableLine2632896124000">
            <table:table-cell table:style-name="Táblázat11.A7" office:value-type="string">
              <text:p text:style-name="P78">2</text:p>
            </table:table-cell>
            <table:table-cell table:style-name="Táblázat11.A7" office:value-type="string">
              <text:p text:style-name="P78">2</text:p>
            </table:table-cell>
            <table:table-cell table:style-name="Táblázat11.A7" office:value-type="string">
              <text:p text:style-name="P78">3</text:p>
            </table:table-cell>
            <table:table-cell table:style-name="Táblázat11.D6" office:value-type="string">
              <text:p text:style-name="P78"/>
            </table:table-cell>
          </table:table-row>
          <table:table-row table:style-name="TableLine2632896113344">
            <table:table-cell table:style-name="Táblázat11.A7" office:value-type="string">
              <text:p text:style-name="P78">2</text:p>
            </table:table-cell>
            <table:table-cell table:style-name="Táblázat11.B7" office:value-type="string">
              <text:p text:style-name="P78">3</text:p>
            </table:table-cell>
            <table:table-cell table:style-name="Táblázat11.C7" office:value-type="string">
              <text:p text:style-name="P78"/>
            </table:table-cell>
            <table:table-cell table:style-name="Táblázat11.D7" office:value-type="string">
              <text:p text:style-name="P78"/>
            </table:table-cell>
          </table:table-row>
        </table:table>
        <text:p text:style-name="P31"><text:s/><text:span text:style-name="T114"><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77">Harcérték levonások<text:span text:style-name="T37"> </text:span><text:span text:style-name="T51">*</text:span><text:span text:style-name="T37"><text:line-break/>(KÉ,TÉ,VÉ, támadás)</text:span></text:p>
              </table:table-cell>
              <table:covered-table-cell/>
              <table:covered-table-cell/>
              <table:covered-table-cell/>
            </table:table-row>
          </table:table-header-rows>
          <table:table-row table:style-name="TableLine2632896111040">
            <table:table-cell table:style-name="Táblázat12.A2" office:value-type="string">
              <text:p text:style-name="P271">-</text:p>
            </table:table-cell>
            <table:table-cell table:style-name="Táblázat12.A2" office:value-type="string">
              <text:p text:style-name="P79">-1 TÉ</text:p>
            </table:table-cell>
            <table:table-cell table:style-name="Táblázat12.A2" office:value-type="string">
              <text:p text:style-name="P79">-11 TÉ</text:p>
            </table:table-cell>
            <table:table-cell table:style-name="Táblázat12.D2" office:value-type="string">
              <text:p text:style-name="P79">-21 TÉ</text:p>
            </table:table-cell>
          </table:table-row>
        </table:table>
        <text:p text:style-name="P154"/>
      </text:section>
      <text:p text:style-name="_5b_RPG_5d__20_Szövegtörzs_20_-_20_példaleírás"/>
      <text:section text:style-name="Sect11"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77">Életerő Pontok</text:p>
              </table:table-cell>
              <table:covered-table-cell/>
              <table:covered-table-cell/>
              <table:covered-table-cell/>
            </table:table-row>
          </table:table-header-rows>
          <table:table-row table:style-name="TableLine2632896121984">
            <table:table-cell table:style-name="Táblázat26.A2" office:value-type="string">
              <text:p text:style-name="P277">S1</text:p>
            </table:table-cell>
            <table:table-cell table:style-name="Táblázat26.A2" office:value-type="string">
              <text:p text:style-name="P277">S2</text:p>
            </table:table-cell>
            <table:table-cell table:style-name="Táblázat26.A2" office:value-type="string">
              <text:p text:style-name="P277">S3</text:p>
            </table:table-cell>
            <table:table-cell table:style-name="Táblázat26.D2" office:value-type="string">
              <text:p text:style-name="P277">S4</text:p>
            </table:table-cell>
          </table:table-row>
          <table:table-row table:style-name="TableLine2632896115360">
            <table:table-cell table:style-name="Táblázat26.C5" office:value-type="string">
              <text:p text:style-name="P78">1</text:p>
            </table:table-cell>
            <table:table-cell table:style-name="Táblázat26.C5" office:value-type="string">
              <text:p text:style-name="P78">1</text:p>
            </table:table-cell>
            <table:table-cell table:style-name="Táblázat26.C5" office:value-type="string">
              <text:p text:style-name="P78">1</text:p>
            </table:table-cell>
            <table:table-cell table:style-name="Táblázat26.D4" office:value-type="string">
              <text:p text:style-name="P78">1</text:p>
            </table:table-cell>
          </table:table-row>
          <table:table-row table:style-name="TableLine2632896116224">
            <table:table-cell table:style-name="Táblázat26.C5" office:value-type="string">
              <text:p text:style-name="P78">1</text:p>
            </table:table-cell>
            <table:table-cell table:style-name="Táblázat26.C5" office:value-type="string">
              <text:p text:style-name="P78">1</text:p>
            </table:table-cell>
            <table:table-cell table:style-name="Táblázat26.C5" office:value-type="string">
              <text:p text:style-name="P78">1</text:p>
            </table:table-cell>
            <table:table-cell table:style-name="Táblázat26.D4" office:value-type="string">
              <text:p text:style-name="P78">1</text:p>
            </table:table-cell>
          </table:table-row>
          <table:table-row table:style-name="TableLine2632896117088">
            <table:table-cell table:style-name="Táblázat26.C5" office:value-type="string">
              <text:p text:style-name="P78">1</text:p>
            </table:table-cell>
            <table:table-cell table:style-name="Táblázat26.C5" office:value-type="string">
              <text:p text:style-name="P78">1</text:p>
            </table:table-cell>
            <table:table-cell table:style-name="Táblázat26.C5" office:value-type="string">
              <text:p text:style-name="P78">1</text:p>
            </table:table-cell>
            <table:table-cell table:style-name="Táblázat26.D5" office:value-type="string">
              <text:p text:style-name="P78"/>
            </table:table-cell>
          </table:table-row>
          <table:table-row table:style-name="TableLine2632896130048">
            <table:table-cell table:style-name="Táblázat26.A6" office:value-type="string">
              <text:p text:style-name="P80">1</text:p>
            </table:table-cell>
            <table:table-cell table:style-name="Táblázat26.A6" office:value-type="string">
              <text:p text:style-name="P80">1</text:p>
            </table:table-cell>
            <table:table-cell table:style-name="Táblázat26.C6" office:value-type="string">
              <text:p text:style-name="P81"/>
            </table:table-cell>
            <table:table-cell table:style-name="Táblázat26.D6" office:value-type="string">
              <text:p text:style-name="P81"/>
            </table:table-cell>
          </table:table-row>
          <table:table-row table:style-name="TableLine2632896134656">
            <table:table-cell table:style-name="Táblázat26.C6" office:value-type="string">
              <text:p text:style-name="P81"/>
            </table:table-cell>
            <table:table-cell table:style-name="Táblázat26.C6" office:value-type="string">
              <text:p text:style-name="P81"/>
            </table:table-cell>
            <table:table-cell table:style-name="Táblázat26.C6" office:value-type="string">
              <text:p text:style-name="P81"/>
            </table:table-cell>
            <table:table-cell table:style-name="Táblázat26.D6" office:value-type="string">
              <text:p text:style-name="P81"/>
            </table:table-cell>
          </table:table-row>
        </table:table>
        <text:p text:style-name="P31"><text:s/><text:span text:style-name="T114"><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77">Harcérték levonások<text:span text:style-name="T37"> </text:span><text:span text:style-name="T51">*</text:span><text:span text:style-name="T37"><text:line-break/>(KÉ,TÉ,VÉ, támadás)</text:span></text:p>
              </table:table-cell>
              <table:covered-table-cell/>
              <table:covered-table-cell/>
              <table:covered-table-cell/>
            </table:table-row>
          </table:table-header-rows>
          <table:table-row table:style-name="TableLine2632896132640">
            <table:table-cell table:style-name="Táblázat37.A2" office:value-type="string">
              <text:p text:style-name="P271">-</text:p>
            </table:table-cell>
            <table:table-cell table:style-name="Táblázat37.A2" office:value-type="string">
              <text:p text:style-name="P79">-4 TÉ</text:p>
            </table:table-cell>
            <table:table-cell table:style-name="Táblázat37.A2" office:value-type="string">
              <text:p text:style-name="P79">-14 TÉ</text:p>
            </table:table-cell>
            <table:table-cell table:style-name="Táblázat37.D2" office:value-type="string">
              <text:p text:style-name="P79">-24 TÉ</text:p>
            </table:table-cell>
          </table:table-row>
        </table:table>
        <text:p text:style-name="P154"/>
      </text:section>
      <text:p text:style-name="Text_20_body">Lord Gustav elmélázva sétál ki a könyvtárból, mikor Tetves, a bérgyilkos veti rá magát. Jó pénzt ígértek neki a lovag haláláért. Gustav szerencsére időben <text:span text:style-name="T50">észbe kap </text:span><text:span text:style-name="T16">(Lopakodás/rejtőzés vs. Észlelés próbát a lovag nyeri)</text:span> így Tetves csak a meglepetés +20 TÉ bónuszát kapja meg. </text:p>
      <text:p text:style-name="Text_20_body"><text:span text:style-name="T23">Megjegyzés</text:span>: mivel kettőjük fegyverének mérete közt nincs meg az 1 penge méretkülönbség, ezért mindketten Előnyös helyzetben vannak, tehát sikertelen (nem sebző) támadások esetén a támadó k100 <text:span text:style-name="T67">kisebbik</text:span> kockájával csökkentik egymás Védő Értékét.</text:p>
      <text:p text:style-name="P10">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308"><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0">64+97=151! <text:s/>Ez is többszörös (+1x) túlütés (+3 SP). Sebzés: Gustav 11-et dob k20-on. <text:line-break/>Σ: 11+5+3=19 SP</text:p>
      <text:p text:style-name="P260">Tetvesnek nincs vértje, ezért a 19 SP 1:1-ben számít <text:span text:style-name="T118">→ </text:span>12 ÉP és (-25 VÉ). Tetvesnek 1 ÉP-je marad, majdnem kettészelték! <text:span text:style-name="T86">(Ájulás ellen fájdalomtűrés próba lesz?)</text:span></text:p>
      <text:p text:style-name="Text_20_body">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Text_20_body">A lovag <text:span text:style-name="T50">kín keservesen</text:span> feltápászkodik, hite, bátorsága és a láncing megmentette az életét. A háttérben vasalt csizmák csattogása hallatszik, az őrjárat érkezik futva, de sok dolguk már nem akad...</text:p>
      <text:p text:style-name="Text_20_body"/>
      <text:h text:style-name="P328" text:outline-level="2"><text:bookmark-start text:name="__RefHeading___Toc11952_3781431762"/>Fegyverek<text:bookmark-end text:name="__RefHeading___Toc11952_3781431762"/></text:h>
      <text:p text:style-name="P11"><text:span text:style-name="T33">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2">Kategóriánként</text:p>
          </table:table-cell>
          <table:covered-table-cell/>
          <table:covered-table-cell/>
          <table:table-cell table:style-name="Táblázat56.D1" office:value-type="string">
            <text:p text:style-name="P192">KÉ</text:p>
          </table:table-cell>
          <table:table-cell table:style-name="Táblázat56.D1" office:value-type="string">
            <text:p text:style-name="P192">TÉ</text:p>
          </table:table-cell>
          <table:table-cell table:style-name="Táblázat56.F1" office:value-type="string">
            <text:p text:style-name="P192">VÉ</text:p>
          </table:table-cell>
        </table:table-row>
        <table:table-row table:style-name="Táblázat56.2">
          <table:covered-table-cell table:style-name="Táblázat56.A1"/>
          <table:covered-table-cell/>
          <table:covered-table-cell/>
          <table:table-cell table:style-name="Táblázat56.D2" office:value-type="string">
            <text:p text:style-name="P192">2</text:p>
          </table:table-cell>
          <table:table-cell table:style-name="Táblázat56.D2" office:value-type="string">
            <text:p text:style-name="P192">4</text:p>
          </table:table-cell>
          <table:table-cell table:style-name="Táblázat56.F2" office:value-type="string">
            <text:p text:style-name="P192">4</text:p>
          </table:table-cell>
        </table:table-row>
        <table:table-row table:style-name="Táblázat56.3">
          <table:table-cell table:style-name="Táblázat56.F2" table:number-columns-spanned="6" office:value-type="string">
            <text:p text:style-name="P192"/>
          </table:table-cell>
          <table:covered-table-cell/>
          <table:covered-table-cell/>
          <table:covered-table-cell/>
          <table:covered-table-cell/>
          <table:covered-table-cell/>
        </table:table-row>
        <table:table-row table:style-name="Táblázat56.1">
          <table:table-cell table:style-name="Táblázat56.D2" office:value-type="string">
            <text:p text:style-name="P192">Fegyver példa</text:p>
          </table:table-cell>
          <table:table-cell table:style-name="Táblázat56.D2" office:value-type="string">
            <text:p text:style-name="P192">Kategória</text:p>
          </table:table-cell>
          <table:table-cell table:style-name="Táblázat56.D2" office:value-type="string">
            <text:p text:style-name="P212">Sorszám</text:p>
          </table:table-cell>
          <table:table-cell table:style-name="Táblázat56.D2" office:value-type="string">
            <text:p text:style-name="P192">KÉ</text:p>
          </table:table-cell>
          <table:table-cell table:style-name="Táblázat56.D2" office:value-type="string">
            <text:p text:style-name="P192">TÉ</text:p>
          </table:table-cell>
          <table:table-cell table:style-name="Táblázat56.F2" office:value-type="string">
            <text:p text:style-name="P192">VÉ</text:p>
          </table:table-cell>
        </table:table-row>
        <table:table-row table:style-name="Táblázat56.1">
          <table:table-cell table:style-name="Táblázat56.D2" office:value-type="string">
            <text:p text:style-name="P177"><text:s/>tőr</text:p>
          </table:table-cell>
          <table:table-cell table:style-name="Táblázat56.D2" office:value-type="string">
            <text:p text:style-name="P184">rövid</text:p>
          </table:table-cell>
          <table:table-cell table:style-name="Táblázat56.D2" office:value-type="string">
            <text:p text:style-name="P213">1</text:p>
          </table:table-cell>
          <table:table-cell table:style-name="Táblázat56.D2" office:value-type="string">
            <text:p text:style-name="P184">2</text:p>
          </table:table-cell>
          <table:table-cell table:style-name="Táblázat56.D2" office:value-type="string">
            <text:p text:style-name="P184">4</text:p>
          </table:table-cell>
          <table:table-cell table:style-name="Táblázat56.F2" office:value-type="string">
            <text:p text:style-name="P184">4</text:p>
          </table:table-cell>
        </table:table-row>
        <table:table-row table:style-name="Táblázat56.1">
          <table:table-cell table:style-name="Táblázat56.D2" office:value-type="string">
            <text:p text:style-name="P177"><text:s/>rövid kard</text:p>
          </table:table-cell>
          <table:table-cell table:style-name="Táblázat56.D2" office:value-type="string">
            <text:p text:style-name="P184">fél penge</text:p>
          </table:table-cell>
          <table:table-cell table:style-name="Táblázat56.D2" office:value-type="string">
            <text:p text:style-name="P213">2</text:p>
          </table:table-cell>
          <table:table-cell table:style-name="Táblázat56.D2" office:value-type="string">
            <text:p text:style-name="P184">4</text:p>
          </table:table-cell>
          <table:table-cell table:style-name="Táblázat56.D2" office:value-type="string">
            <text:p text:style-name="P184">8</text:p>
          </table:table-cell>
          <table:table-cell table:style-name="Táblázat56.F2" office:value-type="string">
            <text:p text:style-name="P184">8</text:p>
          </table:table-cell>
        </table:table-row>
        <table:table-row table:style-name="Táblázat56.1">
          <table:table-cell table:style-name="Táblázat56.D2" office:value-type="string">
            <text:p text:style-name="P177"><text:s/>hosszú kard</text:p>
          </table:table-cell>
          <table:table-cell table:style-name="Táblázat56.D2" office:value-type="string">
            <text:p text:style-name="P184">1 penge</text:p>
          </table:table-cell>
          <table:table-cell table:style-name="Táblázat56.D2" office:value-type="string">
            <text:p text:style-name="P213">3</text:p>
          </table:table-cell>
          <table:table-cell table:style-name="Táblázat56.D2" office:value-type="string">
            <text:p text:style-name="P184">6</text:p>
          </table:table-cell>
          <table:table-cell table:style-name="Táblázat56.D2" office:value-type="string">
            <text:p text:style-name="P184">12</text:p>
          </table:table-cell>
          <table:table-cell table:style-name="Táblázat56.F2" office:value-type="string">
            <text:p text:style-name="P184">12</text:p>
          </table:table-cell>
        </table:table-row>
        <table:table-row table:style-name="Táblázat56.1">
          <table:table-cell table:style-name="Táblázat56.D2" office:value-type="string">
            <text:p text:style-name="P177"><text:s/>másfélkezes kard</text:p>
          </table:table-cell>
          <table:table-cell table:style-name="Táblázat56.D2" office:value-type="string">
            <text:p text:style-name="P184">1,5 penge</text:p>
          </table:table-cell>
          <table:table-cell table:style-name="Táblázat56.D2" office:value-type="string">
            <text:p text:style-name="P213">4</text:p>
          </table:table-cell>
          <table:table-cell table:style-name="Táblázat56.D2" office:value-type="string">
            <text:p text:style-name="P184">8</text:p>
          </table:table-cell>
          <table:table-cell table:style-name="Táblázat56.D2" office:value-type="string">
            <text:p text:style-name="P184">16</text:p>
          </table:table-cell>
          <table:table-cell table:style-name="Táblázat56.F2" office:value-type="string">
            <text:p text:style-name="P184">16</text:p>
          </table:table-cell>
        </table:table-row>
        <table:table-row table:style-name="Táblázat56.1">
          <table:table-cell table:style-name="Táblázat56.D2" office:value-type="string">
            <text:p text:style-name="P177"><text:s/>kétkezes kard</text:p>
          </table:table-cell>
          <table:table-cell table:style-name="Táblázat56.D2" office:value-type="string">
            <text:p text:style-name="P184">2 penge</text:p>
          </table:table-cell>
          <table:table-cell table:style-name="Táblázat56.D2" office:value-type="string">
            <text:p text:style-name="P213">5</text:p>
          </table:table-cell>
          <table:table-cell table:style-name="Táblázat56.D2" office:value-type="string">
            <text:p text:style-name="P184">10</text:p>
          </table:table-cell>
          <table:table-cell table:style-name="Táblázat56.D2" office:value-type="string">
            <text:p text:style-name="P184">20</text:p>
          </table:table-cell>
          <table:table-cell table:style-name="Táblázat56.F2" office:value-type="string">
            <text:p text:style-name="P184">20</text:p>
          </table:table-cell>
        </table:table-row>
        <table:table-row table:style-name="Táblázat56.1">
          <table:table-cell table:style-name="Táblázat56.D2" office:value-type="string">
            <text:p text:style-name="P177"><text:s/>lándzsa</text:p>
          </table:table-cell>
          <table:table-cell table:style-name="Táblázat56.D2" office:value-type="string">
            <text:p text:style-name="P184">szálfegyver</text:p>
          </table:table-cell>
          <table:table-cell table:style-name="Táblázat56.D2" office:value-type="string">
            <text:p text:style-name="P213">6</text:p>
          </table:table-cell>
          <table:table-cell table:style-name="Táblázat56.D2" office:value-type="string">
            <text:p text:style-name="P184">12</text:p>
          </table:table-cell>
          <table:table-cell table:style-name="Táblázat56.D2" office:value-type="string">
            <text:p text:style-name="P184">24</text:p>
          </table:table-cell>
          <table:table-cell table:style-name="Táblázat56.F2" office:value-type="string">
            <text:p text:style-name="P184">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7">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1">knál. Azok a fegyverek számítanak „Speciálisnak”, amelyek komment mezőjében szerepel a „KT” jelölés.</text:span></text:p>
      <text:h text:style-name="P330"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632896141280">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632896136096">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0">TODO_HARC_#27.</text:p>
      <text:p text:style-name="Text_20_body">Kapcsolódó fortély: „<text:span text:style-name="T27">Hárítófegyver-használat</text:span>”</text:p>
      <text:list xml:id="list4148352173" text:style-name="L84">
        <text:list-item>
          <text:p text:style-name="P470">Alkarvédő </text:p>
        </text:list-item>
        <text:list-item>
          <text:p text:style-name="P471">közelharci fegyverek ellen +10 VÉ, egykezes, pengefegyverek ellen +5 VÉ. Ennél nagyobb fegyverek ellen nem véd. (Ha mindkét karon van, akkor is csak a fenti harcértékek az irányadóak, további bónusz nem jár)</text:p>
        </text:list-item>
        <text:list-item>
          <text:p text:style-name="P472">Köpeny</text:p>
        </text:list-item>
        <text:list-item>
          <text:p text:style-name="P399">TODO</text:p>
        </text:list-item>
        <text:list-item>
          <text:p text:style-name="P472">Csatakesztyű</text:p>
        </text:list-item>
        <text:list-item>
          <text:p text:style-name="P399">TODO</text:p>
        </text:list-item>
        <text:list-item>
          <text:p text:style-name="P433">Tonfa: értékeit lásd a „Közelharci fegyverek harcértékei” fejezetben</text:p>
        </text:list-item>
        <text:list-item>
          <text:p text:style-name="P434">spec: <text:span text:style-name="T67">TODO</text:span></text:p>
        </text:list-item>
        <text:list-item>
          <text:p text:style-name="P433">Fejvadászkard: értékeit lásd a „Közelharci fegyverek harcértékei” fejezetben</text:p>
        </text:list-item>
        <text:list-item>
          <text:p text:style-name="P434">spec: <text:span text:style-name="T67">TODO</text:span></text:p>
        </text:list-item>
      </text:list>
      <text:p text:style-name="Text_20_body"/>
      <text:p text:style-name="Text_20_body"/>
      <text:h text:style-name="P330" text:outline-level="3"><text:bookmark-start text:name="__RefHeading___Toc11966_3781431762"/>Közelharci fegyverek <text:bookmark-end text:name="__RefHeading___Toc11966_3781431762"/></text:h>
      <text:p text:style-name="Text_20_body">(<text:span text:style-name="T27">IV</text:span>) Általános szabály íves fegyverekre:</text:p>
      <text:list xml:id="list3641394834" text:style-name="L85">
        <text:list-item>
          <text:p text:style-name="P473">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3">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0">Fegyver</text:p>
            </table:table-cell>
            <table:table-cell table:style-name="Táblázat31.B2" office:value-type="string">
              <text:p text:style-name="P294">Forgatás módja</text:p>
            </table:table-cell>
            <table:table-cell table:style-name="Táblázat31.A2" office:value-type="string">
              <text:p text:style-name="P294">SP</text:p>
            </table:table-cell>
            <table:table-cell table:style-name="Táblázat31.A2" office:value-type="string">
              <text:p text:style-name="P294">Sebzés módja</text:p>
            </table:table-cell>
            <table:table-cell table:style-name="Táblázat31.A2" office:value-type="string">
              <text:p text:style-name="P110">Átütés</text:p>
            </table:table-cell>
            <table:table-cell table:style-name="Táblázat31.A2" office:value-type="string">
              <text:p text:style-name="P110">Pengehossz</text:p>
            </table:table-cell>
            <table:table-cell table:style-name="Táblázat31.A2" office:value-type="string">
              <text:p text:style-name="P110">KÉ</text:p>
            </table:table-cell>
            <table:table-cell table:style-name="Táblázat31.A2" office:value-type="string">
              <text:p text:style-name="P110">TÉ</text:p>
            </table:table-cell>
            <table:table-cell table:style-name="Táblázat31.A2" office:value-type="string">
              <text:p text:style-name="P110">VÉ</text:p>
            </table:table-cell>
            <table:table-cell table:style-name="Táblázat31.A2" office:value-type="string">
              <text:p text:style-name="P292">Sebesség</text:p>
            </table:table-cell>
            <table:table-cell table:style-name="Táblázat31.K2" office:value-type="string">
              <text:p text:style-name="P110">Speciális</text:p>
            </table:table-cell>
          </table:table-row>
          <table:table-row table:style-name="Táblázat31.1">
            <table:table-cell table:style-name="Táblázat31.A20" office:value-type="string">
              <text:p text:style-name="P176">Puszta kéz</text:p>
            </table:table-cell>
            <table:table-cell table:style-name="Táblázat31.B2" office:value-type="string">
              <text:p text:style-name="P182">egykezes</text:p>
            </table:table-cell>
            <table:table-cell table:style-name="Táblázat31.I19" office:value-type="string">
              <text:p text:style-name="P182">-5</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10</text:p>
            </table:table-cell>
            <table:table-cell table:style-name="Táblázat31.H19" office:value-type="string">
              <text:p text:style-name="P182">-10</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6">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Béltépő</text:p>
            </table:table-cell>
            <table:table-cell table:style-name="Táblázat31.B2" office:value-type="string">
              <text:p text:style-name="P182">egykezes</text:p>
            </table:table-cell>
            <table:table-cell table:style-name="Táblázat31.E3" office:value-type="string">
              <text:p text:style-name="P182">+1</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list xml:id="list1696381070" text:style-name="L86">
                <text:list-item>
                  <text:p text:style-name="P361">Ha minimum 11 SP lett a sebződobás, akkor +5 SP jár.</text:p>
                </text:list-item>
                <text:list-item>
                  <text:p text:style-name="P361">Páncélos ellenfélnél minden esetben elakad, <text:s/>ha átment rajta a sebzés.</text:p>
                </text:list-item>
                <text:list-item>
                  <text:p text:style-name="P361">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6">Dzsambia</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V/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E3" office:value-type="string">
              <text:p text:style-name="P182">2</text:p>
            </table:table-cell>
            <table:table-cell table:style-name="Táblázat31.E3" office:value-type="string">
              <text:p text:style-name="P182">4</text:p>
            </table:table-cell>
            <table:table-cell table:style-name="Táblázat31.E3" office:value-type="string">
              <text:p text:style-name="P182">4</text:p>
            </table:table-cell>
            <table:table-cell table:style-name="Táblázat31.E3" office:value-type="string">
              <text:p text:style-name="P182">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6">Garott</text:p>
            </table:table-cell>
            <table:table-cell table:style-name="Táblázat31.B2" office:value-type="string">
              <text:p text:style-name="P182">egykezes</text:p>
            </table:table-cell>
            <table:table-cell table:style-name="Táblázat31.E3" office:value-type="string">
              <text:p text:style-name="P33">+8 / +4</text:p>
            </table:table-cell>
            <table:table-cell table:style-name="Táblázat31.E3" office:value-type="string">
              <text:p text:style-name="P182">V</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0*</text:p>
            </table:table-cell>
            <table:table-cell table:style-name="Táblázat31.H19" office:value-type="string">
              <text:p text:style-name="P182">0*</text:p>
            </table:table-cell>
            <table:table-cell table:style-name="Táblázat31.I19" office:value-type="string">
              <text:p text:style-name="P182">0*</text:p>
            </table:table-cell>
            <table:table-cell table:style-name="Táblázat31.E3" office:value-type="string">
              <text:p text:style-name="P182">-</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6">Kés</text:p>
            </table:table-cell>
            <table:table-cell table:style-name="Táblázat31.B2" office:value-type="string">
              <text:p text:style-name="P182">egykezes</text:p>
            </table:table-cell>
            <table:table-cell table:style-name="Táblázat31.I19" office:value-type="string">
              <text:p text:style-name="P182">+0<text:bookmark text:name="DDE_LINK3"/></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3</text:p>
            </table:table-cell>
            <table:table-cell table:style-name="Táblázat31.I19" office:value-type="string">
              <text:p text:style-name="P182">1</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Kriszkés</text:p>
            </table:table-cell>
            <table:table-cell table:style-name="Táblázat31.B2" office:value-type="string">
              <text:p text:style-name="P182">egykezes</text:p>
            </table:table-cell>
            <table:table-cell table:style-name="Táblázat31.I19" office:value-type="string">
              <text:p text:style-name="P182">+3/0</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4</text:p>
            </table:table-cell>
            <table:table-cell table:style-name="Táblázat31.H19" office:value-type="string">
              <text:p text:style-name="P182">5</text:p>
            </table:table-cell>
            <table:table-cell table:style-name="Táblázat31.I19" office:value-type="string">
              <text:p text:style-name="P182">2</text:p>
            </table:table-cell>
            <table:table-cell table:style-name="Táblázat31.E3" office:value-type="string">
              <text:p text:style-name="P182">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6">Levéltőr</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text:p>
            </table:table-cell>
          </table:table-row>
          <table:table-row table:style-name="Táblázat31.1">
            <table:table-cell table:style-name="Táblázat31.A20" office:value-type="string">
              <text:p text:style-name="P176">Markolatgomb</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I19" office:value-type="string">
              <text:p text:style-name="P182">-7</text:p>
            </table:table-cell>
            <table:table-cell table:style-name="Táblázat31.H19" office:value-type="string">
              <text:p text:style-name="P182">-7</text:p>
            </table:table-cell>
            <table:table-cell table:style-name="Táblázat31.I19" office:value-type="string">
              <text:p text:style-name="P182">-7</text:p>
            </table:table-cell>
            <table:table-cell table:style-name="Táblázat31.E3" office:value-type="string">
              <text:p text:style-name="P182">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6">Méregfog</text:p>
            </table:table-cell>
            <table:table-cell table:style-name="Táblázat31.B2" office:value-type="string">
              <text:p text:style-name="P182">egykezes</text:p>
            </table:table-cell>
            <table:table-cell table:style-name="Táblázat31.I19" office:value-type="string">
              <text:p text:style-name="P182">+0</text:p>
            </table:table-cell>
            <table:table-cell table:style-name="Táblázat31.D14"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1</text:p>
            </table:table-cell>
            <table:table-cell table:style-name="Táblázat31.H19" office:value-type="string">
              <text:p text:style-name="P182">3</text:p>
            </table:table-cell>
            <table:table-cell table:style-name="Táblázat31.I19" office:value-type="string">
              <text:p text:style-name="P182">3</text:p>
            </table:table-cell>
            <table:table-cell table:style-name="Táblázat31.E3" office:value-type="string">
              <text:p text:style-name="P182"/>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6">Pugoss</text:p>
            </table:table-cell>
            <table:table-cell table:style-name="Táblázat31.B2" office:value-type="string">
              <text:p text:style-name="P182">egykezes</text:p>
            </table:table-cell>
            <table:table-cell table:style-name="Táblázat31.I19" office:value-type="string">
              <text:p text:style-name="P182">+1</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5</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6">Ramiera</text:p>
            </table:table-cell>
            <table:table-cell table:style-name="Táblázat31.B2" office:value-type="string">
              <text:p text:style-name="P182">egykezes</text:p>
            </table:table-cell>
            <table:table-cell table:style-name="Táblázat31.I19" office:value-type="string">
              <text:p text:style-name="P182">+2</text:p>
            </table:table-cell>
            <table:table-cell table:style-name="Táblázat31.D14"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3</text:p>
            </table:table-cell>
            <table:table-cell table:style-name="Táblázat31.H19" office:value-type="string">
              <text:p text:style-name="P182">5</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6">Tőr, hárító</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10</text:p>
            </table:table-cell>
            <table:table-cell table:style-name="Táblázat31.E3" office:value-type="string">
              <text:p text:style-name="P182">5</text:p>
            </table:table-cell>
            <table:table-cell table:style-name="Táblázat31.K3" office:value-type="string">
              <text:p text:style-name="P32"><text:span text:style-name="T23">Nagyon</text:span> drága!</text:p>
            </table:table-cell>
          </table:table-row>
          <table:table-row table:style-name="Táblázat31.1">
            <table:table-cell table:style-name="Táblázat31.A20" office:value-type="string">
              <text:p text:style-name="P176">Tőr, kígyó</text:p>
            </table:table-cell>
            <table:table-cell table:style-name="Táblázat31.B2" office:value-type="string">
              <text:p text:style-name="P182">egykezes</text:p>
            </table:table-cell>
            <table:table-cell table:style-name="Táblázat31.E3" office:value-type="string">
              <text:p text:style-name="P182">+2</text:p>
            </table:table-cell>
            <table:table-cell table:style-name="Táblázat31.E3" office:value-type="string">
              <text:p text:style-name="P182">S/V</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2</text:p>
            </table:table-cell>
            <table:table-cell table:style-name="Táblázat31.H19" office:value-type="string">
              <text:p text:style-name="P182">4</text:p>
            </table:table-cell>
            <table:table-cell table:style-name="Táblázat31.I19" office:value-type="string">
              <text:p text:style-name="P182">4</text:p>
            </table:table-cell>
            <table:table-cell table:style-name="Táblázat31.E3" office:value-type="string">
              <text:p text:style-name="P182">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6">Tőr, ököl</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S</text:p>
            </table:table-cell>
            <table:table-cell table:style-name="Táblázat31.E3" office:value-type="string">
              <text:p text:style-name="P182">0</text:p>
            </table:table-cell>
            <table:table-cell table:style-name="Táblázat31.E3" office:value-type="string">
              <text:p text:style-name="P182">rövid</text:p>
            </table:table-cell>
            <table:table-cell table:style-name="Táblázat31.I19" office:value-type="string">
              <text:p text:style-name="P182">-5</text:p>
            </table:table-cell>
            <table:table-cell table:style-name="Táblázat31.H19" office:value-type="string">
              <text:p text:style-name="P182">0</text:p>
            </table:table-cell>
            <table:table-cell table:style-name="Táblázat31.I19" office:value-type="string">
              <text:p text:style-name="P182">-5</text:p>
            </table:table-cell>
            <table:table-cell table:style-name="Táblázat31.E3" office:value-type="string">
              <text:p text:style-name="P182">5</text:p>
            </table:table-cell>
            <table:table-cell table:style-name="Táblázat31.K3" office:value-type="string">
              <text:p text:style-name="P32"/>
            </table:table-cell>
          </table:table-row>
          <table:table-row table:style-name="Táblázat31.1">
            <table:table-cell table:style-name="Táblázat31.A18" office:value-type="string">
              <text:p text:style-name="P176">Tőr, páncélszúró</text:p>
            </table:table-cell>
            <table:table-cell table:style-name="Táblázat31.B2" office:value-type="string">
              <text:p text:style-name="P182">egykezes</text:p>
            </table:table-cell>
            <table:table-cell table:style-name="Táblázat31.A18" office:value-type="string">
              <text:p text:style-name="P182">+1</text:p>
            </table:table-cell>
            <table:table-cell table:style-name="Táblázat31.A18" office:value-type="string">
              <text:p text:style-name="P182">S</text:p>
            </table:table-cell>
            <table:table-cell table:style-name="Táblázat31.A18" office:value-type="string">
              <text:p text:style-name="P182">8</text:p>
            </table:table-cell>
            <table:table-cell table:style-name="Táblázat31.A18" office:value-type="string">
              <text:p text:style-name="P182">1 penge</text:p>
            </table:table-cell>
            <table:table-cell table:style-name="Táblázat31.A18" office:value-type="string">
              <text:p text:style-name="P182">4</text:p>
            </table:table-cell>
            <table:table-cell table:style-name="Táblázat31.A18" office:value-type="string">
              <text:p text:style-name="P182">8</text:p>
            </table:table-cell>
            <table:table-cell table:style-name="Táblázat31.A18" office:value-type="string">
              <text:p text:style-name="P182">4</text:p>
            </table:table-cell>
            <table:table-cell table:style-name="Táblázat31.A18" office:value-type="string">
              <text:p text:style-name="P182"/>
            </table:table-cell>
            <table:table-cell table:style-name="Táblázat31.K18" office:value-type="string">
              <text:p text:style-name="P32">-</text:p>
            </table:table-cell>
          </table:table-row>
          <table:table-row table:style-name="Táblázat31.1">
            <table:table-cell table:style-name="Táblázat31.A20" office:value-type="string">
              <text:p text:style-name="P176">Tőr, Slan</text:p>
            </table:table-cell>
            <table:table-cell table:style-name="Táblázat31.B2" office:value-type="string">
              <text:p text:style-name="P182">egykezes</text:p>
            </table:table-cell>
            <table:table-cell table:style-name="Táblázat31.E3" office:value-type="string">
              <text:p text:style-name="P195">+2</text:p>
            </table:table-cell>
            <table:table-cell table:style-name="Táblázat31.E3" office:value-type="string">
              <text:p text:style-name="P195">S/V</text:p>
            </table:table-cell>
            <table:table-cell table:style-name="Táblázat31.E3" office:value-type="string">
              <text:p text:style-name="P195">0</text:p>
            </table:table-cell>
            <table:table-cell table:style-name="Táblázat31.E3" office:value-type="string">
              <text:p text:style-name="P195">rövid</text:p>
            </table:table-cell>
            <table:table-cell table:style-name="Táblázat31.I19" office:value-type="string">
              <text:p text:style-name="P195">0</text:p>
            </table:table-cell>
            <table:table-cell table:style-name="Táblázat31.H19" office:value-type="string">
              <text:p text:style-name="P195">6</text:p>
            </table:table-cell>
            <table:table-cell table:style-name="Táblázat31.I19" office:value-type="string">
              <text:p text:style-name="P195">2</text:p>
            </table:table-cell>
            <table:table-cell table:style-name="Táblázat31.E3" office:value-type="string">
              <text:p text:style-name="P195">5</text:p>
            </table:table-cell>
            <table:table-cell table:style-name="Táblázat31.K3" office:value-type="string">
              <text:p text:style-name="P45"/>
            </table:table-cell>
          </table:table-row>
          <text:soft-page-break/>
          <table:table-row table:style-name="Táblázat31.1">
            <table:table-cell table:style-name="Táblázat31.A20" office:value-type="string">
              <text:p text:style-name="P176">Vasököl / páncélkesztyű</text:p>
            </table:table-cell>
            <table:table-cell table:style-name="Táblázat31.B2" office:value-type="string">
              <text:p text:style-name="P182">egykezes</text:p>
            </table:table-cell>
            <table:table-cell table:style-name="Táblázat31.E3" office:value-type="string">
              <text:p text:style-name="P182">+0</text:p>
            </table:table-cell>
            <table:table-cell table:style-name="Táblázat31.E3" office:value-type="string">
              <text:p text:style-name="P182">Z</text:p>
            </table:table-cell>
            <table:table-cell table:style-name="Táblázat31.E3" office:value-type="string">
              <text:p text:style-name="P182">0</text:p>
            </table:table-cell>
            <table:table-cell table:style-name="Táblázat31.E3" office:value-type="string">
              <text:p text:style-name="P182">0</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7</text:p>
            </table:table-cell>
            <table:table-cell table:style-name="Táblázat31.E3" office:value-type="string">
              <text:p text:style-name="P182">5</text:p>
            </table:table-cell>
            <table:table-cell table:style-name="Táblázat31.K3" office:value-type="string">
              <text:p text:style-name="P32">Erőbónusz: 0 feletti rész 1:1-ben számít be.</text:p>
            </table:table-cell>
          </table:table-row>
        </table:table>
        <text:p text:style-name="P170"><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7">MK</text:span>) Általános szabály Másfélkezes fegyverekre, ha egy kézzel forgatják őket: </text:p>
      <text:list xml:id="list121534827984893" text:continue-list="list3641394834" text:style-name="L85">
        <text:list-item text:start-value="1">
          <text:p text:style-name="P473">-3 KÉ, -5 TÉ, -5 VÉ</text:p>
        </text:list-item>
        <text:list-item>
          <text:p text:style-name="P473">Átütés megszűnik (ha volt)</text:p>
        </text:list-item>
        <text:list-item>
          <text:p text:style-name="P473">Erőbónusz csak +2 Erő felett jár (tehát Erőbónusz = +2 feletti rész fele, lefele kerekítve)</text:p>
        </text:list-item>
        <text:list-item>
          <text:p text:style-name="P473">Sebesség, Sebzés marad</text:p>
        </text:list-item>
      </text:list>
      <text:p text:style-name="Text_20_body"/>
      <text:p text:style-name="Text_20_body">(<text:span text:style-name="T27">IV</text:span>) Általános szabály íves fegyverekre:</text:p>
      <text:list xml:id="list121533489812623" text:continue-list="list121534827984893" text:style-name="L85">
        <text:list-item text:start-value="1">
          <text:p text:style-name="P473">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6">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5">Fegyver</text:p>
            </table:table-cell>
            <table:table-cell table:style-name="Táblázat58.B2" office:value-type="string">
              <text:p text:style-name="P294">Forgatás módja</text:p>
            </table:table-cell>
            <table:table-cell table:style-name="Táblázat58.A2" office:value-type="string">
              <text:p text:style-name="P294">SP</text:p>
            </table:table-cell>
            <table:table-cell table:style-name="Táblázat58.A2" office:value-type="string">
              <text:p text:style-name="P294">Sebzés módja</text:p>
            </table:table-cell>
            <table:table-cell table:style-name="Táblázat58.A2" office:value-type="string">
              <text:p text:style-name="P294">Átütés</text:p>
            </table:table-cell>
            <table:table-cell table:style-name="Táblázat58.A2" office:value-type="string">
              <text:p text:style-name="P294">Pengehossz</text:p>
            </table:table-cell>
            <table:table-cell table:style-name="Táblázat58.A2" office:value-type="string">
              <text:p text:style-name="P294">KÉ</text:p>
            </table:table-cell>
            <table:table-cell table:style-name="Táblázat58.A2" office:value-type="string">
              <text:p text:style-name="P294">TÉ</text:p>
            </table:table-cell>
            <table:table-cell table:style-name="Táblázat58.A2" office:value-type="string">
              <text:p text:style-name="P294">VÉ</text:p>
            </table:table-cell>
            <table:table-cell table:style-name="Táblázat58.A2" office:value-type="string">
              <text:p text:style-name="P297">Sebesség</text:p>
            </table:table-cell>
            <table:table-cell table:style-name="Táblázat58.K2" office:value-type="string">
              <text:p text:style-name="P294">Speciális</text:p>
            </table:table-cell>
          </table:table-row>
          <table:table-row table:style-name="Táblázat58.1">
            <table:table-cell table:style-name="Táblázat58.A27" office:value-type="string">
              <text:p text:style-name="P176">Kard, dzsenn szablya</text:p>
            </table:table-cell>
            <table:table-cell table:style-name="Táblázat58.B2" office:value-type="string">
              <text:p text:style-name="P182">egykezes</text:p>
            </table:table-cell>
            <table:table-cell table:style-name="Táblázat58.C3" office:value-type="string">
              <text:p text:style-name="P182">+4</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8</text:p>
            </table:table-cell>
            <table:table-cell table:style-name="Táblázat58.C3" office:value-type="string">
              <text:p text:style-name="P182">15</text:p>
            </table:table-cell>
            <table:table-cell table:style-name="Táblázat58.C3" office:value-type="string">
              <text:p text:style-name="P182">15</text:p>
            </table:table-cell>
            <table:table-cell table:style-name="Táblázat58.C3" office:value-type="string">
              <text:p text:style-name="P182">5</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emrelin</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7</text:p>
            </table:table-cell>
            <table:table-cell table:style-name="Táblázat58.H22" office:value-type="string">
              <text:p text:style-name="P182">13</text:p>
            </table:table-cell>
            <table:table-cell table:style-name="Táblázat58.H22" office:value-type="string">
              <text:p text:style-name="P182">13</text:p>
            </table:table-cell>
            <table:table-cell table:style-name="Táblázat58.C3" office:value-type="string">
              <text:p text:style-name="P182">6</text:p>
            </table:table-cell>
            <table:table-cell table:style-name="Táblázat58.K3" office:value-type="string">
              <text:p text:style-name="P32"/>
            </table:table-cell>
          </table:table-row>
          <table:table-row table:style-name="Táblázat58.1">
            <table:table-cell table:style-name="Táblázat58.A27" office:value-type="string">
              <text:p text:style-name="P176">Kard, fejvadász</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9</text:p>
            </table:table-cell>
            <table:table-cell table:style-name="Táblázat58.H22" office:value-type="string">
              <text:p text:style-name="P182">11</text:p>
            </table:table-cell>
            <table:table-cell table:style-name="Táblázat58.J5" office:value-type="string">
              <text:p text:style-name="P182">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6">Kard, handzsá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3</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52">(IV)<text:span text:style-name="T18"> fegyver</text:span></text:p>
              <text:p text:style-name="P32">Erő követelmény: +2</text:p>
            </table:table-cell>
          </table:table-row>
          <table:table-row table:style-name="Táblázat58.1">
            <table:table-cell table:style-name="Táblázat58.A27" office:value-type="string">
              <text:p text:style-name="P176">Kard, hiequar</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S/V</text:p>
            </table:table-cell>
            <table:table-cell table:style-name="Táblázat58.E22" office:value-type="string">
              <text:p text:style-name="P182">2</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2</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hosszú</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H22" office:value-type="string">
              <text:p text:style-name="P182">12</text:p>
            </table:table-cell>
            <table:table-cell table:style-name="Táblázat58.C3" office:value-type="string">
              <text:p text:style-name="P182">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6">Kard, jatagán</text:p>
            </table:table-cell>
            <table:table-cell table:style-name="Táblázat58.B2" office:value-type="string">
              <text:p text:style-name="P182">egykezes</text:p>
            </table:table-cell>
            <table:table-cell table:style-name="Táblázat58.C22" office:value-type="string">
              <text:p text:style-name="P182">+1</text:p>
            </table:table-cell>
            <table:table-cell table:style-name="Táblázat58.D22" office:value-type="string">
              <text:p text:style-name="P182"><text:s/>V/S</text:p>
            </table:table-cell>
            <table:table-cell table:style-name="Táblázat58.E22" office:value-type="string">
              <text:p text:style-name="P182">0</text:p>
            </table:table-cell>
            <table:table-cell table:style-name="Táblázat58.F22" office:value-type="string">
              <text:p text:style-name="P197">1 penge</text:p>
              <text:p text:style-name="P197">vagy 0,5 penge?</text:p>
              <text:p text:style-name="P197">(Márk)</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52">(IV)<text:span text:style-name="T18"> fegyver</text:span></text:p>
            </table:table-cell>
          </table:table-row>
          <table:table-row table:style-name="Táblázat58.1">
            <table:table-cell table:style-name="Táblázat58.A27" office:value-type="string">
              <text:p text:style-name="P176">Kard, kétkezes</text:p>
            </table:table-cell>
            <table:table-cell table:style-name="Táblázat58.B2" office:value-type="string">
              <text:p text:style-name="P182">kétkezes</text:p>
            </table:table-cell>
            <table:table-cell table:style-name="Táblázat58.C22" office:value-type="string">
              <text:p text:style-name="P182">+8</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2 penge</text:p>
            </table:table-cell>
            <table:table-cell table:style-name="Táblázat58.H22" office:value-type="string">
              <text:p text:style-name="P182">10</text:p>
            </table:table-cell>
            <table:table-cell table:style-name="Táblázat58.H22" office:value-type="string">
              <text:p text:style-name="P182">20</text:p>
            </table:table-cell>
            <table:table-cell table:style-name="Táblázat58.H22" office:value-type="string">
              <text:p text:style-name="P182">15</text:p>
            </table:table-cell>
            <table:table-cell table:style-name="Táblázat58.C3" office:value-type="string">
              <text:p text:style-name="P182">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6">Kard, khossas</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4</text:p>
            </table:table-cell>
            <table:table-cell table:style-name="Táblázat58.H22" office:value-type="string">
              <text:p text:style-name="P182">11</text:p>
            </table:table-cell>
            <table:table-cell table:style-name="Táblázat58.H22" office:value-type="string">
              <text:p text:style-name="P182">10</text:p>
            </table:table-cell>
            <table:table-cell table:style-name="Táblázat58.C3" office:value-type="string">
              <text:p text:style-name="P182">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6">Kard, kígyó</text:p>
            </table:table-cell>
            <table:table-cell table:style-name="Táblázat58.B2" office:value-type="string">
              <text:p text:style-name="P182">egykezes</text:p>
            </table:table-cell>
            <table:table-cell table:style-name="Táblázat58.C3" office:value-type="string">
              <text:p text:style-name="P182">+3</text:p>
            </table:table-cell>
            <table:table-cell table:style-name="Táblázat58.C3" office:value-type="string">
              <text:p text:style-name="P182"><text:s/>V/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5</text:p>
            </table:table-cell>
            <table:table-cell table:style-name="Táblázat58.C3" office:value-type="string">
              <text:p text:style-name="P182">11</text:p>
            </table:table-cell>
            <table:table-cell table:style-name="Táblázat58.C3" office:value-type="string">
              <text:p text:style-name="P182">11</text:p>
            </table:table-cell>
            <table:table-cell table:style-name="Táblázat58.C3" office:value-type="string">
              <text:p text:style-name="P182">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6">Kard, La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6">Kard, lovag</text:p>
            </table:table-cell>
            <table:table-cell table:style-name="Táblázat58.B2" office:value-type="string">
              <text:p text:style-name="P182">egykezes</text:p>
            </table:table-cell>
            <table:table-cell table:style-name="Táblázat58.C3" office:value-type="string">
              <text:p text:style-name="P182">+6</text:p>
            </table:table-cell>
            <table:table-cell table:style-name="Táblázat58.C3" office:value-type="string">
              <text:p text:style-name="P182">V/S</text:p>
            </table:table-cell>
            <table:table-cell table:style-name="Táblázat58.C3" office:value-type="string">
              <text:p text:style-name="P182">1</text:p>
            </table:table-cell>
            <table:table-cell table:style-name="Táblázat58.C3" office:value-type="string">
              <text:p text:style-name="P182">1 penge</text:p>
            </table:table-cell>
            <table:table-cell table:style-name="Táblázat58.C3" office:value-type="string">
              <text:p text:style-name="P182">7</text:p>
            </table:table-cell>
            <table:table-cell table:style-name="Táblázat58.C3" office:value-type="string">
              <text:p text:style-name="P182">15</text:p>
            </table:table-cell>
            <table:table-cell table:style-name="Táblázat58.C3" office:value-type="string">
              <text:p text:style-name="P182">12</text:p>
            </table:table-cell>
            <table:table-cell table:style-name="Táblázat58.C3" office:value-type="string">
              <text:p text:style-name="P182">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6">Kard, másfélkezes</text:p>
            </table:table-cell>
            <table:table-cell table:style-name="Táblázat58.B2" office:value-type="string">
              <text:p text:style-name="P182">kétkezes</text:p>
            </table:table-cell>
            <table:table-cell table:style-name="Táblázat58.C22" office:value-type="string">
              <text:p text:style-name="P182">+5</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5 penge</text:p>
            </table:table-cell>
            <table:table-cell table:style-name="Táblázat58.H22" office:value-type="string">
              <text:p text:style-name="P182">8</text:p>
            </table:table-cell>
            <table:table-cell table:style-name="Táblázat58.H22" office:value-type="string">
              <text:p text:style-name="P182">16</text:p>
            </table:table-cell>
            <table:table-cell table:style-name="Táblázat58.H22" office:value-type="string">
              <text:p text:style-name="P182">16</text:p>
            </table:table-cell>
            <table:table-cell table:style-name="Táblázat58.C3" office:value-type="string">
              <text:p text:style-name="P182">7</text:p>
            </table:table-cell>
            <table:table-cell table:style-name="Táblázat58.K3" office:value-type="string">
              <text:p text:style-name="P32">(MK), továbbá:</text:p>
              <text:list xml:id="list3316156722" text:style-name="L87">
                <text:list-item>
                  <text:p text:style-name="P362">2 kézre fogva az Erő +1 feletti része </text:p>
                </text:list-item>
                <text:list-item>
                  <text:p text:style-name="P362">+1-es Erő alatt forgatva:</text:p>
                </text:list-item>
                <text:list-item>
                  <text:p text:style-name="P362">1 pontonként -20 minden harcértékre</text:p>
                </text:list-item>
                <text:list-item>
                  <text:p text:style-name="P362">1:1 levonás SP-ből</text:p>
                </text:list-item>
              </text:list>
            </table:table-cell>
          </table:table-row>
          <table:table-row table:style-name="Táblázat58.1">
            <table:table-cell table:style-name="Táblázat58.A27" office:value-type="string">
              <text:p text:style-name="P176">Kard, mesterkard</text:p>
            </table:table-cell>
            <table:table-cell table:style-name="Táblázat58.B2" office:value-type="string">
              <text:p text:style-name="P182">kétkezes</text:p>
            </table:table-cell>
            <table:table-cell table:style-name="Táblázat58.C3" office:value-type="string">
              <text:p text:style-name="P182">+5</text:p>
            </table:table-cell>
            <table:table-cell table:style-name="Táblázat58.C3" office:value-type="string">
              <text:p text:style-name="P182">V/S</text:p>
            </table:table-cell>
            <table:table-cell table:style-name="Táblázat58.C3" office:value-type="string">
              <text:p text:style-name="P182">0</text:p>
            </table:table-cell>
            <table:table-cell table:style-name="Táblázat58.C3" office:value-type="string">
              <text:p text:style-name="P182">1,5 penge</text:p>
            </table:table-cell>
            <table:table-cell table:style-name="Táblázat58.C3" office:value-type="string">
              <text:p text:style-name="P182">9</text:p>
            </table:table-cell>
            <table:table-cell table:style-name="Táblázat58.C3" office:value-type="string">
              <text:p text:style-name="P182">18</text:p>
            </table:table-cell>
            <table:table-cell table:style-name="Táblázat58.C3"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text:p>
              <text:p text:style-name="P50">TODO</text:p>
            </table:table-cell>
          </table:table-row>
          <table:table-row table:style-name="Táblázat58.1">
            <table:table-cell table:style-name="Táblázat58.A27" office:value-type="string">
              <text:p text:style-name="P176">Kard, Pugoss</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3" office:value-type="string">
              <text:p text:style-name="P182">0,5 penge</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KF)</text:p>
            </table:table-cell>
          </table:table-row>
          <table:table-row table:style-name="Táblázat58.1">
            <table:table-cell table:style-name="Táblázat58.A27" office:value-type="string">
              <text:p text:style-name="P176">Kard, rövid</text:p>
            </table:table-cell>
            <table:table-cell table:style-name="Táblázat58.B2" office:value-type="string">
              <text:p text:style-name="P182">egykezes</text:p>
            </table:table-cell>
            <table:table-cell table:style-name="Táblázat58.C22" office:value-type="string">
              <text:p text:style-name="P182">+2</text:p>
            </table:table-cell>
            <table:table-cell table:style-name="Táblázat58.D22" office:value-type="string">
              <text:p text:style-name="P182">S/V</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4</text:p>
            </table:table-cell>
            <table:table-cell table:style-name="Táblázat58.H22" office:value-type="string">
              <text:p text:style-name="P182">8</text:p>
            </table:table-cell>
            <table:table-cell table:style-name="Táblázat58.H22" office:value-type="string">
              <text:p text:style-name="P182">8</text:p>
            </table:table-cell>
            <table:table-cell table:style-name="Táblázat58.C3" office:value-type="string">
              <text:p text:style-name="P182">6</text:p>
            </table:table-cell>
            <table:table-cell table:style-name="Táblázat58.K3" office:value-type="string">
              <text:p text:style-name="P32">-</text:p>
            </table:table-cell>
          </table:table-row>
          <table:table-row table:style-name="Táblázat58.1">
            <table:table-cell table:style-name="Táblázat58.A27" office:value-type="string">
              <text:p text:style-name="P176">Kard, Slan</text:p>
            </table:table-cell>
            <table:table-cell table:style-name="Táblázat58.B2" office:value-type="string">
              <text:p text:style-name="P182">kétkezes</text:p>
            </table:table-cell>
            <table:table-cell table:style-name="Táblázat58.C22" office:value-type="string">
              <text:p text:style-name="P182">+6</text:p>
            </table:table-cell>
            <table:table-cell table:style-name="Táblázat58.D22" office:value-type="string">
              <text:p text:style-name="P182">V/S</text:p>
            </table:table-cell>
            <table:table-cell table:style-name="Táblázat58.E22" office:value-type="string">
              <text:p text:style-name="P182">2</text:p>
            </table:table-cell>
            <table:table-cell table:style-name="Táblázat58.F22" office:value-type="string">
              <text:p text:style-name="P182">1,5 penge</text:p>
            </table:table-cell>
            <table:table-cell table:style-name="Táblázat58.H22" office:value-type="string">
              <text:p text:style-name="P182">9</text:p>
            </table:table-cell>
            <table:table-cell table:style-name="Táblázat58.H22" office:value-type="string">
              <text:p text:style-name="P182">19</text:p>
            </table:table-cell>
            <table:table-cell table:style-name="Táblázat58.H22" office:value-type="string">
              <text:p text:style-name="P182">13</text:p>
            </table:table-cell>
            <table:table-cell table:style-name="Táblázat58.C3" office:value-type="string">
              <text:p text:style-name="P182">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6">Kard, Slan rövid</text:p>
            </table:table-cell>
            <table:table-cell table:style-name="Táblázat58.B2" office:value-type="string">
              <text:p text:style-name="P182">egykezes</text:p>
            </table:table-cell>
            <table:table-cell table:style-name="Táblázat58.C22" office:value-type="string">
              <text:p text:style-name="P182">+4</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0,5 penge</text:p>
            </table:table-cell>
            <table:table-cell table:style-name="Táblázat58.H22" office:value-type="string">
              <text:p text:style-name="P182">5</text:p>
            </table:table-cell>
            <table:table-cell table:style-name="Táblázat58.H22" office:value-type="string">
              <text:p text:style-name="P182">11</text:p>
            </table:table-cell>
            <table:table-cell table:style-name="Táblázat58.H22" office:value-type="string">
              <text:p text:style-name="P182">5</text:p>
            </table:table-cell>
            <table:table-cell table:style-name="Táblázat58.C3" office:value-type="string">
              <text:p text:style-name="P182">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6">Kard, Slan csatakard</text:p>
            </table:table-cell>
            <table:table-cell table:style-name="Táblázat58.B2" office:value-type="string">
              <text:p text:style-name="P182">kétkezes</text:p>
            </table:table-cell>
            <table:table-cell table:style-name="Táblázat58.C3" office:value-type="string">
              <text:p text:style-name="P182">+9</text:p>
            </table:table-cell>
            <table:table-cell table:style-name="Táblázat58.C3" office:value-type="string">
              <text:p text:style-name="P182">V/S</text:p>
            </table:table-cell>
            <table:table-cell table:style-name="Táblázat58.C3" office:value-type="string">
              <text:p text:style-name="P182">2</text:p>
            </table:table-cell>
            <table:table-cell table:style-name="Táblázat58.C3" office:value-type="string">
              <text:p text:style-name="P182">2 penge</text:p>
            </table:table-cell>
            <table:table-cell table:style-name="Táblázat58.C3" office:value-type="string">
              <text:p text:style-name="P182">9</text:p>
            </table:table-cell>
            <table:table-cell table:style-name="Táblázat58.C3" office:value-type="string">
              <text:p text:style-name="P182">23</text:p>
            </table:table-cell>
            <table:table-cell table:style-name="Táblázat58.C3" office:value-type="string">
              <text:p text:style-name="P182">17</text:p>
            </table:table-cell>
            <table:table-cell table:style-name="Táblázat58.C3" office:value-type="string">
              <text:p text:style-name="P182">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6">Kard, szablya</text:p>
            </table:table-cell>
            <table:table-cell table:style-name="Táblázat58.B2" office:value-type="string">
              <text:p text:style-name="P182">egykezes</text:p>
            </table:table-cell>
            <table:table-cell table:style-name="Táblázat58.C22" office:value-type="string">
              <text:p text:style-name="P182">+3</text:p>
            </table:table-cell>
            <table:table-cell table:style-name="Táblázat58.D22" office:value-type="string">
              <text:p text:style-name="P182">V/S</text:p>
            </table:table-cell>
            <table:table-cell table:style-name="Táblázat58.E22" office:value-type="string">
              <text:p text:style-name="P182">0</text:p>
            </table:table-cell>
            <table:table-cell table:style-name="Táblázat58.F22" office:value-type="string">
              <text:p text:style-name="P182">1 penge</text:p>
            </table:table-cell>
            <table:table-cell table:style-name="Táblázat58.H22" office:value-type="string">
              <text:p text:style-name="P182">6</text:p>
            </table:table-cell>
            <table:table-cell table:style-name="Táblázat58.H22" office:value-type="string">
              <text:p text:style-name="P182">12</text:p>
            </table:table-cell>
            <table:table-cell table:style-name="Táblázat58.C3" office:value-type="string">
              <text:p text:style-name="P182">12</text:p>
            </table:table-cell>
            <table:table-cell table:style-name="Táblázat58.C3" office:value-type="string">
              <text:p text:style-name="P182">6</text:p>
            </table:table-cell>
            <table:table-cell table:style-name="Táblázat58.K3" office:value-type="string">
              <text:p text:style-name="P52">(IV)<text:span text:style-name="T18"> fegyver</text:span></text:p>
            </table:table-cell>
          </table:table-row>
          <text:soft-page-break/>
          <table:table-row table:style-name="Táblázat58.1">
            <table:table-cell table:style-name="Táblázat58.A27" office:value-type="string">
              <text:p text:style-name="P176">Mara-sequor</text:p>
            </table:table-cell>
            <table:table-cell table:style-name="Táblázat58.B2" office:value-type="string">
              <text:p text:style-name="P182">két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6">Meneth</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Predoci egyeneskard</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32"/>
            </table:table-cell>
          </table:table-row>
          <table:table-row table:style-name="Táblázat58.1">
            <table:table-cell table:style-name="Táblázat58.A27" office:value-type="string">
              <text:p text:style-name="P176">Sequor</text:p>
            </table:table-cell>
            <table:table-cell table:style-name="Táblázat58.B2" office:value-type="string">
              <text:p text:style-name="P182">egykezes</text:p>
            </table:table-cell>
            <table:table-cell table:style-name="Táblázat58.C13" office:value-type="string">
              <text:p text:style-name="P182"/>
            </table:table-cell>
            <table:table-cell table:style-name="Táblázat58.C13" office:value-type="string">
              <text:p text:style-name="P182"/>
            </table:table-cell>
            <table:table-cell table:style-name="Táblázat58.C3" office:value-type="string">
              <text:p text:style-name="P182">0</text:p>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C13" office:value-type="string">
              <text:p text:style-name="P182"/>
            </table:table-cell>
            <table:table-cell table:style-name="Táblázat58.K17" office:value-type="string">
              <text:p text:style-name="P176">(KF):</text:p>
            </table:table-cell>
          </table:table-row>
          <table:table-row table:style-name="Táblázat58.1">
            <table:table-cell table:style-name="Táblázat58.A27" office:value-type="string">
              <text:p text:style-name="P176">Tőrkard</text:p>
            </table:table-cell>
            <table:table-cell table:style-name="Táblázat58.B2" office:value-type="string">
              <text:p text:style-name="P182">egykezes</text:p>
            </table:table-cell>
            <table:table-cell table:style-name="Táblázat58.C3" office:value-type="string">
              <text:p text:style-name="P182">+2</text:p>
            </table:table-cell>
            <table:table-cell table:style-name="Táblázat58.C3" office:value-type="string">
              <text:p text:style-name="P182">S</text:p>
            </table:table-cell>
            <table:table-cell table:style-name="Táblázat58.C3" office:value-type="string">
              <text:p text:style-name="P182">0</text:p>
            </table:table-cell>
            <table:table-cell table:style-name="Táblázat58.C3" office:value-type="string">
              <text:p text:style-name="P182">1 penge</text:p>
            </table:table-cell>
            <table:table-cell table:style-name="Táblázat58.C3" office:value-type="string">
              <text:p text:style-name="P182">6</text:p>
            </table:table-cell>
            <table:table-cell table:style-name="Táblázat58.C3" office:value-type="string">
              <text:p text:style-name="P182">12</text:p>
            </table:table-cell>
            <table:table-cell table:style-name="Táblázat58.C3" office:value-type="string">
              <text:p text:style-name="P182">12</text:p>
            </table:table-cell>
            <table:table-cell table:style-name="Táblázat58.C3" office:value-type="string">
              <text:p text:style-name="P182">5</text:p>
            </table:table-cell>
            <table:table-cell table:style-name="Táblázat58.K3" office:value-type="string">
              <text:list xml:id="list3696779329" text:style-name="L88">
                <text:list-item>
                  <text:p text:style-name="P363">Az áldozat páncéldobás során -1 büntetést szenved el</text:p>
                </text:list-item>
                <text:list-item>
                  <text:p text:style-name="P363">Pontra támadás manővernél: a manőver nehézsége 1-el csökken</text:p>
                </text:list-item>
                <text:list-item>
                  <text:p text:style-name="P363">Ha az ellenfél is tőrkarddal harcol, mindketten kapnak +10 VÉ bónuszt.</text:p>
                </text:list-item>
              </text:list>
            </table:table-cell>
          </table:table-row>
        </table:table>
        <text:p text:style-name="Text_20_body"/>
      </text:section>
      <text:p text:style-name="P258"/>
      <text:p text:style-name="Text_20_body"/>
      <text:h text:style-name="P330"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3">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0">Fegyver</text:p>
            </table:table-cell>
            <table:table-cell table:style-name="Táblázat15.B2" office:value-type="string">
              <text:p text:style-name="P294">Forgatás módja</text:p>
            </table:table-cell>
            <table:table-cell table:style-name="Táblázat15.A2" office:value-type="string">
              <text:p text:style-name="P110">SP</text:p>
            </table:table-cell>
            <table:table-cell table:style-name="Táblázat15.A2" office:value-type="string">
              <text:p text:style-name="P294">Sebzés módja</text:p>
            </table:table-cell>
            <table:table-cell table:style-name="Táblázat15.A2" office:value-type="string">
              <text:p text:style-name="P110">Átütés</text:p>
            </table:table-cell>
            <table:table-cell table:style-name="Táblázat15.A2" office:value-type="string">
              <text:p text:style-name="P110">Pengehossz</text:p>
            </table:table-cell>
            <table:table-cell table:style-name="Táblázat15.A2" office:value-type="string">
              <text:p text:style-name="P110">KÉ</text:p>
            </table:table-cell>
            <table:table-cell table:style-name="Táblázat15.A2" office:value-type="string">
              <text:p text:style-name="P110">TÉ</text:p>
            </table:table-cell>
            <table:table-cell table:style-name="Táblázat15.A2" office:value-type="string">
              <text:p text:style-name="P110">VÉ</text:p>
            </table:table-cell>
            <table:table-cell table:style-name="Táblázat15.A2" office:value-type="string">
              <text:p text:style-name="P292">Sebesség</text:p>
            </table:table-cell>
            <table:table-cell table:style-name="Táblázat15.K2" office:value-type="string">
              <text:p text:style-name="P110">Speciális</text:p>
            </table:table-cell>
          </table:table-row>
          <table:table-row table:style-name="Táblázat15.1">
            <table:table-cell table:style-name="Táblázat15.A16" office:value-type="string">
              <text:p text:style-name="P176">Balta</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rövid</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ot, furkó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egykezes</text:p>
            </table:table-cell>
            <table:table-cell table:style-name="Táblázat15.B6" office:value-type="string">
              <text:p text:style-name="P182">egykezes</text:p>
            </table:table-cell>
            <table:table-cell table:style-name="Táblázat15.B6" office:value-type="string">
              <text:p text:style-name="P187">5</text:p>
            </table:table-cell>
            <table:table-cell table:style-name="Táblázat15.B6" office:value-type="string">
              <text:p text:style-name="P187">Z</text:p>
            </table:table-cell>
            <table:table-cell table:style-name="Táblázat15.B6" office:value-type="string">
              <text:p text:style-name="P182">0</text:p>
            </table:table-cell>
            <table:table-cell table:style-name="Táblázat15.B6" office:value-type="string">
              <text:p text:style-name="P187">1 penge</text:p>
            </table:table-cell>
            <table:table-cell table:style-name="Táblázat15.B6" office:value-type="string">
              <text:p text:style-name="P187">4</text:p>
            </table:table-cell>
            <table:table-cell table:style-name="Táblázat15.B6" office:value-type="string">
              <text:p text:style-name="P187">12</text:p>
            </table:table-cell>
            <table:table-cell table:style-name="Táblázat15.B6" office:value-type="string">
              <text:p text:style-name="P187">8</text:p>
            </table:table-cell>
            <table:table-cell table:style-name="Táblázat15.B6" office:value-type="string">
              <text:p text:style-name="P187">7</text:p>
            </table:table-cell>
            <table:table-cell table:style-name="Táblázat15.K3" office:value-type="string">
              <text:p text:style-name="P32"/>
            </table:table-cell>
          </table:table-row>
          <table:table-row table:style-name="Táblázat15.1">
            <table:table-cell table:style-name="Táblázat15.A16" office:value-type="string">
              <text:p text:style-name="P176">Buzogány, kétkezes</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lánco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6">Buzogány, shadleki</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ollas</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Buzogány, tüskés<text:line-break/>_csatacsillag_?</text:p>
            </table:table-cell>
            <table:table-cell table:style-name="Táblázat15.B2" office:value-type="string">
              <text:p text:style-name="P182">egy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egykezes</text:p>
            </table:table-cell>
            <table:table-cell table:style-name="Táblázat15.B2" office:value-type="string">
              <text:p text:style-name="P182">egykezes</text:p>
            </table:table-cell>
            <table:table-cell table:style-name="Táblázat15.C14" office:value-type="string">
              <text:p text:style-name="P182">+4</text:p>
            </table:table-cell>
            <table:table-cell table:style-name="Táblázat15.D14" office:value-type="string">
              <text:p text:style-name="P182">V<text:line-break/><text:span text:style-name="T37">(néha szúrás)</text:span></text:p>
            </table:table-cell>
            <table:table-cell table:style-name="Táblázat15.E14" office:value-type="string">
              <text:p text:style-name="P182">??</text:p>
            </table:table-cell>
            <table:table-cell table:style-name="Táblázat15.F14" office:value-type="string">
              <text:p text:style-name="P182">0,5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3" office:value-type="string">
              <text:p text:style-name="P32"/>
            </table:table-cell>
          </table:table-row>
          <table:table-row table:style-name="Táblázat15.1">
            <table:table-cell table:style-name="Táblázat15.A16" office:value-type="string">
              <text:p text:style-name="P176">Csatabárd, kétkezes</text:p>
            </table:table-cell>
            <table:table-cell table:style-name="Táblázat15.B2" office:value-type="string">
              <text:p text:style-name="P182">kétkezes</text:p>
            </table:table-cell>
            <table:table-cell table:style-name="Táblázat15.C14" office:value-type="string">
              <text:p text:style-name="P182">+8</text:p>
            </table:table-cell>
            <table:table-cell table:style-name="Táblázat15.D14" office:value-type="string">
              <text:p text:style-name="P182">??</text:p>
            </table:table-cell>
            <table:table-cell table:style-name="Táblázat15.E14" office:value-type="string">
              <text:p text:style-name="P182">??</text:p>
            </table:table-cell>
            <table:table-cell table:style-name="Táblázat15.F14" office:value-type="string">
              <text:p text:style-name="P182">1,5 penge</text:p>
            </table:table-cell>
            <table:table-cell table:style-name="Táblázat15.I14" office:value-type="string">
              <text:p text:style-name="P182">8</text:p>
            </table:table-cell>
            <table:table-cell table:style-name="Táblázat15.I14" office:value-type="string">
              <text:p text:style-name="P182">16</text:p>
            </table:table-cell>
            <table:table-cell table:style-name="Táblázat15.I14" office:value-type="string">
              <text:p text:style-name="P182">16</text:p>
            </table:table-cell>
            <table:table-cell table:style-name="Táblázat15.J14" office:value-type="string">
              <text:p text:style-name="P182"/>
            </table:table-cell>
            <table:table-cell table:style-name="Táblázat15.K14" office:value-type="string">
              <text:p text:style-name="P32"/>
            </table:table-cell>
          </table:table-row>
          <table:table-row table:style-name="Táblázat15.1">
            <table:table-cell table:style-name="Táblázat15.A16" office:value-type="string">
              <text:p text:style-name="P176">Csatacsákány</text:p>
            </table:table-cell>
            <table:table-cell table:style-name="Táblázat15.B2" office:value-type="string">
              <text:p text:style-name="P182">egykezes</text:p>
            </table:table-cell>
            <table:table-cell table:style-name="Táblázat15.C14" office:value-type="string">
              <text:p text:style-name="P182">+3</text:p>
            </table:table-cell>
            <table:table-cell table:style-name="Táblázat15.D14" office:value-type="string">
              <text:p text:style-name="P182">S?</text:p>
            </table:table-cell>
            <table:table-cell table:style-name="Táblázat15.E14" office:value-type="string">
              <text:p text:style-name="P182">10 !</text:p>
            </table:table-cell>
            <table:table-cell table:style-name="Táblázat15.F14" office:value-type="string">
              <text:p text:style-name="P182">1 penge</text:p>
            </table:table-cell>
            <table:table-cell table:style-name="Táblázat15.I14" office:value-type="string">
              <text:p text:style-name="P182">4</text:p>
            </table:table-cell>
            <table:table-cell table:style-name="Táblázat15.I14" office:value-type="string">
              <text:p text:style-name="P182">8</text:p>
            </table:table-cell>
            <table:table-cell table:style-name="Táblázat15.I14" office:value-type="string">
              <text:p text:style-name="P182">8</text:p>
            </table:table-cell>
            <table:table-cell table:style-name="Táblázat15.J14" office:value-type="string">
              <text:p text:style-name="P182"/>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6">Cséphadaró</text:p>
            </table:table-cell>
            <table:table-cell table:style-name="Táblázat15.B2" office:value-type="string">
              <text:p text:style-name="P182">kétkezes</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0</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6">Harci kalapács</text:p>
            </table:table-cell>
            <table:table-cell table:style-name="Táblázat15.B2" office:value-type="string">
              <text:p text:style-name="P197">??</text:p>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C3" office:value-type="string">
              <text:p text:style-name="P182"/>
            </table:table-cell>
            <table:table-cell table:style-name="Táblázat15.K3" office:value-type="string">
              <text:p text:style-name="P32"/>
            </table:table-cell>
          </table:table-row>
        </table:table>
        <text:p text:style-name="Text_20_body"><text:s/></text:p>
      </text:section>
      <text:p text:style-name="Text_20_body"/>
      <text:h text:style-name="P330"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632897810832">
          <table:table-cell table:style-name="Táblázat30.A1" office:value-type="string">
            <text:p text:style-name="P242">Hegy</text:p>
          </table:table-cell>
          <table:table-cell table:style-name="Táblázat30.A1" office:value-type="string">
            <text:p text:style-name="P242">SP</text:p>
          </table:table-cell>
          <table:table-cell table:style-name="Táblázat30.A1" office:value-type="string">
            <text:p text:style-name="P242">Sebzés módja</text:p>
          </table:table-cell>
          <table:table-cell table:style-name="Táblázat30.A1" office:value-type="string">
            <text:p text:style-name="P242">Átütés</text:p>
          </table:table-cell>
          <table:table-cell table:style-name="Táblázat30.E1" office:value-type="string">
            <text:p text:style-name="P242">Speciális</text:p>
          </table:table-cell>
        </table:table-row>
        <table:table-row table:style-name="TableLine2632897809968">
          <table:table-cell table:style-name="Táblázat30.A2" office:value-type="string">
            <text:p text:style-name="P239">Keskeny hegyű</text:p>
          </table:table-cell>
          <table:table-cell table:style-name="Táblázat30.D4" office:value-type="string">
            <text:p text:style-name="P239">+2</text:p>
          </table:table-cell>
          <table:table-cell table:style-name="Táblázat30.D4" office:value-type="string">
            <text:p text:style-name="P239">S</text:p>
          </table:table-cell>
          <table:table-cell table:style-name="Táblázat30.D4" office:value-type="string">
            <text:p text:style-name="P239">4</text:p>
          </table:table-cell>
          <table:table-cell table:style-name="Táblázat30.E4" office:value-type="string">
            <text:p text:style-name="P240">Kis területet roncsol, de páncélokat jól üti át</text:p>
          </table:table-cell>
        </table:table-row>
        <table:table-row table:style-name="TableLine2632897810256">
          <table:table-cell table:style-name="Táblázat30.A2" office:value-type="string">
            <text:p text:style-name="P239">Széles hegyű</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p text:style-name="P240">Nagy területet roncsol, de nehezebben megy át a páncélokon</text:p>
          </table:table-cell>
        </table:table-row>
        <table:table-row table:style-name="TableLine2632897811984">
          <table:table-cell table:style-name="Táblázat30.A2" office:value-type="string">
            <text:p text:style-name="P239">Szigony</text:p>
          </table:table-cell>
          <table:table-cell table:style-name="Táblázat30.D4" office:value-type="string">
            <text:p text:style-name="P239">+4</text:p>
          </table:table-cell>
          <table:table-cell table:style-name="Táblázat30.D4" office:value-type="string">
            <text:p text:style-name="P239">S</text:p>
          </table:table-cell>
          <table:table-cell table:style-name="Táblázat30.D4" office:value-type="string">
            <text:p text:style-name="P239">0</text:p>
          </table:table-cell>
          <table:table-cell table:style-name="Táblázat30.E4" office:value-type="string">
            <text:list xml:id="list121534076891575" text:continue-list="list1696381070" text:style-name="L86">
              <text:list-item text:start-value="1">
                <text:p text:style-name="P364">Ha minimum 11 SP lett a sebződobás (SFÉ lejön!), akkor +5 SP jár.</text:p>
              </text:list-item>
              <text:list-item>
                <text:p text:style-name="P364">Páncélos ellenfélnél: K6 dobás: <text:line-break/>1-3 értéknél a fegyver elakad a testben, ha átment rajta a sebzés.</text:p>
              </text:list-item>
              <text:list-item>
                <text:p text:style-name="P364">Páncéltalan esetén: K6 dobás: <text:line-break/>1-es értéknél a fegyver elakad a testben, ha átment rajta a sebzés.</text:p>
              </text:list-item>
            </text:list>
          </table:table-cell>
        </table:table-row>
        <table:table-row table:style-name="TableLine2632897813712">
          <table:table-cell table:style-name="Táblázat30.A2" office:value-type="string">
            <text:p text:style-name="P239">Alabárd fej</text:p>
          </table:table-cell>
          <table:table-cell table:style-name="Táblázat30.B5" office:value-type="string">
            <text:p text:style-name="P239"/>
          </table:table-cell>
          <table:table-cell table:style-name="Táblázat30.B5" office:value-type="string">
            <text:p text:style-name="P239"/>
          </table:table-cell>
          <table:table-cell table:style-name="Táblázat30.B5" office:value-type="string">
            <text:p text:style-name="P239"/>
          </table:table-cell>
          <table:table-cell table:style-name="Táblázat30.E5" office:value-type="string">
            <text:p text:style-name="P243"/>
          </table:table-cell>
        </table:table-row>
      </table:table>
      <text:p text:style-name="Text_20_body"/>
      <text:p text:style-name="P264">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3">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0">Fegyver</text:p>
          </table:table-cell>
          <table:table-cell table:style-name="Táblázat69.B2" office:value-type="string">
            <text:p text:style-name="P294">Forgatás módja</text:p>
          </table:table-cell>
          <table:table-cell table:style-name="Táblázat69.A2" office:value-type="string">
            <text:p text:style-name="P110">SP</text:p>
          </table:table-cell>
          <table:table-cell table:style-name="Táblázat69.A2" office:value-type="string">
            <text:p text:style-name="P294">Sebzés módja</text:p>
          </table:table-cell>
          <table:table-cell table:style-name="Táblázat69.A2" office:value-type="string">
            <text:p text:style-name="P110">Átütés</text:p>
          </table:table-cell>
          <table:table-cell table:style-name="Táblázat69.A2" office:value-type="string">
            <text:p text:style-name="P110">Pengehossz</text:p>
          </table:table-cell>
          <table:table-cell table:style-name="Táblázat69.A2" office:value-type="string">
            <text:p text:style-name="P110">KÉ</text:p>
          </table:table-cell>
          <table:table-cell table:style-name="Táblázat69.A2" office:value-type="string">
            <text:p text:style-name="P110">TÉ</text:p>
          </table:table-cell>
          <table:table-cell table:style-name="Táblázat69.A2" office:value-type="string">
            <text:p text:style-name="P110">VÉ</text:p>
          </table:table-cell>
          <table:table-cell table:style-name="Táblázat69.A2" office:value-type="string">
            <text:p text:style-name="P292">Sebesség</text:p>
          </table:table-cell>
          <table:table-cell table:style-name="Táblázat69.K2" office:value-type="string">
            <text:p text:style-name="P110">Speciális</text:p>
          </table:table-cell>
        </table:table-row>
        <table:table-row table:style-name="Táblázat69.1">
          <table:table-cell table:style-name="Táblázat69.A8" office:value-type="string">
            <text:p text:style-name="P176">Alabárd</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Talán a legjobb a páncélok ellen</text:p>
          </table:table-cell>
        </table:table-row>
        <table:table-row table:style-name="Táblázat69.1">
          <table:table-cell table:style-name="Táblázat69.A8" office:value-type="string">
            <text:p text:style-name="P176">Bot, hosszú</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D4" office:value-type="string">
            <text:p text:style-name="P182">Z</text:p>
          </table:table-cell>
          <table:table-cell table:style-name="Táblázat69.D4" office:value-type="string">
            <text:p text:style-name="P182">0</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Lándzsa</text:p>
          </table:table-cell>
          <table:table-cell table:style-name="Táblázat69.B2" office:value-type="string">
            <text:p text:style-name="P182">kétkezes</text:p>
          </table:table-cell>
          <table:table-cell table:style-name="Táblázat69.D4" office:value-type="string">
            <text:p text:style-name="P182"/>
          </table:table-cell>
          <table:table-cell table:style-name="Táblázat69.D4" office:value-type="string">
            <text:p text:style-name="P182">S</text:p>
          </table:table-cell>
          <table:table-cell table:style-name="Táblázat69.C3" office:value-type="string">
            <text:p text:style-name="P182"/>
          </table:table-cell>
          <table:table-cell table:style-name="Táblázat69.D4" office:value-type="string">
            <text:p text:style-name="P182">3 penge</text:p>
          </table:table-cell>
          <table:table-cell table:style-name="Táblázat69.D4" office:value-type="string">
            <text:p text:style-name="P182">12</text:p>
          </table:table-cell>
          <table:table-cell table:style-name="Táblázat69.D4" office:value-type="string">
            <text:p text:style-name="P182">24</text:p>
          </table:table-cell>
          <table:table-cell table:style-name="Táblázat69.D4" office:value-type="string">
            <text:p text:style-name="P182">24</text:p>
          </table:table-cell>
          <table:table-cell table:style-name="Táblázat69.D4" office:value-type="string">
            <text:p text:style-name="P182"/>
          </table:table-cell>
          <table:table-cell table:style-name="Táblázat69.K5" office:value-type="string">
            <text:p text:style-name="P176"/>
          </table:table-cell>
        </table:table-row>
        <table:table-row table:style-name="Táblázat69.1">
          <table:table-cell table:style-name="Táblázat69.A8" office:value-type="string">
            <text:p text:style-name="P176">Pika</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egykezes</text:p>
          </table:table-cell>
          <table:table-cell table:style-name="Táblázat69.B2" office:value-type="string">
            <text:p text:style-name="P182">egy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row table:style-name="Táblázat69.1">
          <table:table-cell table:style-name="Táblázat69.A8" office:value-type="string">
            <text:p text:style-name="P176">Szigony, kétkezes</text:p>
          </table:table-cell>
          <table:table-cell table:style-name="Táblázat69.B2" office:value-type="string">
            <text:p text:style-name="P182">kétkezes</text:p>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C3" office:value-type="string">
            <text:p text:style-name="P182"/>
          </table:table-cell>
          <table:table-cell table:style-name="Táblázat69.K3" office:value-type="string">
            <text:p text:style-name="P176"/>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3">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0">Fegyver</text:p>
          </table:table-cell>
          <table:table-cell table:style-name="Táblázat59.B2" office:value-type="string">
            <text:p text:style-name="P294">Forgatás módja</text:p>
          </table:table-cell>
          <table:table-cell table:style-name="Táblázat59.A2" office:value-type="string">
            <text:p text:style-name="P110">SP</text:p>
          </table:table-cell>
          <table:table-cell table:style-name="Táblázat59.A2" office:value-type="string">
            <text:p text:style-name="P294">Sebzés módja</text:p>
          </table:table-cell>
          <table:table-cell table:style-name="Táblázat59.A2" office:value-type="string">
            <text:p text:style-name="P110">Átütés</text:p>
          </table:table-cell>
          <table:table-cell table:style-name="Táblázat59.A2" office:value-type="string">
            <text:p text:style-name="P110">Pengehossz</text:p>
          </table:table-cell>
          <table:table-cell table:style-name="Táblázat59.A2" office:value-type="string">
            <text:p text:style-name="P110">KÉ</text:p>
          </table:table-cell>
          <table:table-cell table:style-name="Táblázat59.A2" office:value-type="string">
            <text:p text:style-name="P110">TÉ</text:p>
          </table:table-cell>
          <table:table-cell table:style-name="Táblázat59.A2" office:value-type="string">
            <text:p text:style-name="P110">VÉ</text:p>
          </table:table-cell>
          <table:table-cell table:style-name="Táblázat59.A2" office:value-type="string">
            <text:p text:style-name="P292">Sebesség</text:p>
          </table:table-cell>
          <table:table-cell table:style-name="Táblázat59.K2" office:value-type="string">
            <text:p text:style-name="P110">Speciális</text:p>
          </table:table-cell>
        </table:table-row>
        <table:table-row table:style-name="Táblázat59.1">
          <table:table-cell table:style-name="Táblázat59.A5" office:value-type="string">
            <text:p text:style-name="P176">??? Kopja, könnyű</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row table:style-name="Táblázat59.1">
          <table:table-cell table:style-name="Táblázat59.A5" office:value-type="string">
            <text:p text:style-name="P176">??? Kopja,, nehézlovas</text:p>
          </table:table-cell>
          <table:table-cell table:style-name="Táblázat59.B2"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C3" office:value-type="string">
            <text:p text:style-name="P140"/>
          </table:table-cell>
          <table:table-cell table:style-name="Táblázat59.K3" office:value-type="string">
            <text:p text:style-name="P140"/>
          </table:table-cell>
        </table:table-row>
      </table:table>
      <text:p text:style-name="Standard"/>
      <text:section text:style-name="Sect12" text:name="lándzsavívó_fegyverek">
        <text:p text:style-name="Standard"/>
        <text:p text:style-name="Standard"/>
      </text:section>
      <text:h text:style-name="P330" text:outline-level="3"><text:bookmark-start text:name="__RefHeading___Toc11976_3781431762"/>Hajítófegyverek harcértékei<text:bookmark-end text:name="__RefHeading___Toc11976_3781431762"/></text:h>
      <text:list xml:id="list2326826802" text:style-name="L89">
        <text:list-item>
          <text:p text:style-name="P474">A Hajítófegyverek sebzése általánosságban <text:span text:style-name="T65">Szúró</text:span><text:span text:style-name="T33">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632897830416">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843376">
            <table:table-cell table:style-name="Táblázat63.A2" office:value-type="string">
              <text:p text:style-name="P89">Fegyver</text:p>
            </table:table-cell>
            <table:table-cell table:style-name="Táblázat63.B2" office:value-type="string">
              <text:p text:style-name="P294">Forgatás módja</text:p>
            </table:table-cell>
            <table:table-cell table:style-name="Táblázat63.A2" office:value-type="string">
              <text:p text:style-name="P89">SP</text:p>
            </table:table-cell>
            <table:table-cell table:style-name="Táblázat63.A2" office:value-type="string">
              <text:p text:style-name="P294">Sebzés módja</text:p>
            </table:table-cell>
            <table:table-cell table:style-name="Táblázat63.A2" office:value-type="string">
              <text:p text:style-name="P89">Átütés</text:p>
            </table:table-cell>
            <table:table-cell table:style-name="Táblázat63.A2" office:value-type="string">
              <text:p text:style-name="P89">KÉ</text:p>
            </table:table-cell>
            <table:table-cell table:style-name="Táblázat63.A2" office:value-type="string">
              <text:p text:style-name="P89">CÉ </text:p>
            </table:table-cell>
            <table:table-cell table:style-name="Táblázat63.A2" office:value-type="string">
              <text:p text:style-name="P89">Osztó</text:p>
            </table:table-cell>
            <table:table-cell table:style-name="Táblázat63.A2" office:value-type="string">
              <text:p text:style-name="P89">Hatótáv</text:p>
            </table:table-cell>
            <table:table-cell table:style-name="Táblázat63.A2" office:value-type="string">
              <text:p text:style-name="P290">Sebesség</text:p>
            </table:table-cell>
            <table:table-cell table:style-name="Táblázat63.K2" office:value-type="string">
              <text:p text:style-name="P89">Speciális / Megjegyzés</text:p>
            </table:table-cell>
          </table:table-row>
          <table:table-row table:style-name="TableLine2632897835600">
            <table:table-cell table:style-name="Táblázat63.A5" office:value-type="string">
              <text:p text:style-name="P273">Könnyű kopja</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3</text:p>
            </table:table-cell>
          </table:table-row>
          <table:table-row table:style-name="TableLine2632897832720">
            <table:table-cell table:style-name="Táblázat63.A5" office:value-type="string">
              <text:p text:style-name="P273">Lándzsa _?_</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1</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2</text:p>
            </table:table-cell>
          </table:table-row>
          <table:table-row table:style-name="TableLine2632897840784">
            <table:table-cell table:style-name="Táblázat63.A5" office:value-type="string">
              <text:p text:style-name="P273">Dárda, hajító</text:p>
            </table:table-cell>
            <table:table-cell table:style-name="Táblázat63.B2"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3"/>
            </table:table-cell>
            <table:table-cell table:style-name="Táblázat63.C3" office:value-type="string">
              <text:p text:style-name="P274"/>
            </table:table-cell>
            <table:table-cell table:style-name="Táblázat63.H3" office:value-type="string">
              <text:p text:style-name="P273">2</text:p>
            </table:table-cell>
            <table:table-cell table:style-name="Táblázat63.I3" office:value-type="string">
              <text:p text:style-name="P273">60m</text:p>
            </table:table-cell>
            <table:table-cell table:style-name="Táblázat63.J5" office:value-type="string">
              <text:p text:style-name="P76"/>
            </table:table-cell>
            <table:table-cell table:style-name="Táblázat63.K5" office:value-type="string">
              <text:p text:style-name="P76">Követelmény: Erő +0</text:p>
              <text:p text:style-name="P76">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632897841072">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844528">
            <table:table-cell table:style-name="Táblázat72.A2" office:value-type="string">
              <text:p text:style-name="P89">Fegyver</text:p>
            </table:table-cell>
            <table:table-cell table:style-name="Táblázat72.B2" office:value-type="string">
              <text:p text:style-name="P294">Forgatás módja</text:p>
            </table:table-cell>
            <table:table-cell table:style-name="Táblázat72.A2" office:value-type="string">
              <text:p text:style-name="P89">SP</text:p>
            </table:table-cell>
            <table:table-cell table:style-name="Táblázat72.A2" office:value-type="string">
              <text:p text:style-name="P294">Sebzés módja</text:p>
            </table:table-cell>
            <table:table-cell table:style-name="Táblázat72.A2" office:value-type="string">
              <text:p text:style-name="P89">Átütés</text:p>
            </table:table-cell>
            <table:table-cell table:style-name="Táblázat72.A2" office:value-type="string">
              <text:p text:style-name="P89">KÉ</text:p>
            </table:table-cell>
            <table:table-cell table:style-name="Táblázat72.A2" office:value-type="string">
              <text:p text:style-name="P89">CÉ </text:p>
            </table:table-cell>
            <table:table-cell table:style-name="Táblázat72.A2" office:value-type="string">
              <text:p text:style-name="P89">Osztó</text:p>
            </table:table-cell>
            <table:table-cell table:style-name="Táblázat72.A2" office:value-type="string">
              <text:p text:style-name="P89">Hatótáv</text:p>
            </table:table-cell>
            <table:table-cell table:style-name="Táblázat72.A2" office:value-type="string">
              <text:p text:style-name="P290">Sebesség</text:p>
            </table:table-cell>
            <table:table-cell table:style-name="Táblázat72.K2" office:value-type="string">
              <text:p text:style-name="P89">Speciális / Megjegyzés</text:p>
            </table:table-cell>
          </table:table-row>
          <table:table-row table:style-name="TableLine2632897854320">
            <table:table-cell table:style-name="Táblázat72.A10" office:value-type="string">
              <text:p text:style-name="P298">Bol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632897851152">
            <table:table-cell table:style-name="Táblázat72.A10" office:value-type="string">
              <text:p text:style-name="P273">Hajítóbárd</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1</text:p>
            </table:table-cell>
            <table:table-cell table:style-name="Táblázat72.I3" office:value-type="string">
              <text:p text:style-name="P275">20m*</text:p>
            </table:table-cell>
            <table:table-cell table:style-name="Táblázat72.J10" office:value-type="string">
              <text:p text:style-name="P76"/>
            </table:table-cell>
            <table:table-cell table:style-name="Táblázat72.K10" office:value-type="string">
              <text:p text:style-name="P76">Maximális hatótávolsága: <text:line-break/>20+(Erő x 4) méterben</text:p>
              <text:p text:style-name="P76">Pajzsba dobva csökkenti annak Védő Értékét a dobott SP értékkel</text:p>
            </table:table-cell>
          </table:table-row>
          <table:table-row table:style-name="TableLine2632897846544">
            <table:table-cell table:style-name="Táblázat72.A10" office:value-type="string">
              <text:p text:style-name="P273">Hajítótőr</text:p>
            </table:table-cell>
            <table:table-cell table:style-name="Táblázat72.B2" office:value-type="string">
              <text:p text:style-name="P273">egykezes</text:p>
            </table:table-cell>
            <table:table-cell table:style-name="Táblázat72.H3" office:value-type="string">
              <text:p text:style-name="P273">+0</text:p>
            </table:table-cell>
            <table:table-cell table:style-name="Táblázat72.H3" office:value-type="string">
              <text:p text:style-name="P273">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Automatikusan jár rá a Közeli lövés fortélynál leírt +10CÉ bónusz ha a célpont Cellaszáma 1.</text:p>
              <text:p text:style-name="P76">Erőbónusz: Erő 1:1-ben beszámít</text:p>
              <text:p text:style-name="P74"><text:s/>SFÉ bónusz még ellene esetleg.. (dupla SFÉ?)</text:p>
            </table:table-cell>
          </table:table-row>
          <table:table-row table:style-name="TableLine2632897852592">
            <table:table-cell table:style-name="Táblázat72.A10" office:value-type="string">
              <text:p text:style-name="P273">kő, alm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0</text:p>
            </table:table-cell>
            <table:table-cell table:style-name="Táblázat72.H3" office:value-type="string">
              <text:p text:style-name="P273">1</text:p>
            </table:table-cell>
            <table:table-cell table:style-name="Táblázat72.I3" office:value-type="string">
              <text:p text:style-name="P273">20m*</text:p>
            </table:table-cell>
            <table:table-cell table:style-name="Táblázat72.J10" office:value-type="string">
              <text:p text:style-name="P76"/>
            </table:table-cell>
            <table:table-cell table:style-name="Táblázat72.K10" office:value-type="string">
              <text:p text:style-name="P76">Maximális hatótávolsága: <text:line-break/>20+(Erő x 5) méterben</text:p>
            </table:table-cell>
          </table:table-row>
          <table:table-row table:style-name="TableLine2632897852304">
            <table:table-cell table:style-name="Táblázat72.A10" office:value-type="string">
              <text:p text:style-name="P273">Parittya</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4</text:p>
            </table:table-cell>
            <table:table-cell table:style-name="Táblázat72.H3" office:value-type="string">
              <text:p text:style-name="P273">2</text:p>
            </table:table-cell>
            <table:table-cell table:style-name="Táblázat72.I3" office:value-type="string">
              <text:p text:style-name="P273">70m</text:p>
            </table:table-cell>
            <table:table-cell table:style-name="Táblázat72.J10" office:value-type="string">
              <text:p text:style-name="P76"/>
            </table:table-cell>
            <table:table-cell table:style-name="Táblázat72.K10" office:value-type="string">
              <text:p text:style-name="P75">Lehet nagy sebzése, de az SFÉ duplán számítson ellene (vagy SFÉ bónusz)</text:p>
            </table:table-cell>
          </table:table-row>
          <table:table-row table:style-name="TableLine2632897850864">
            <table:table-cell table:style-name="Táblázat72.A10" office:value-type="string">
              <text:p text:style-name="P298">Ramiera _?_</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1</text:p>
            </table:table-cell>
            <table:table-cell table:style-name="Táblázat72.H3" office:value-type="string">
              <text:p text:style-name="P273">1</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632897854896">
            <table:table-cell table:style-name="Táblázat72.A10" office:value-type="string">
              <text:p text:style-name="P273"><text:span text:style-name="T50">Slan</text:span> csillag</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3</text:p>
            </table:table-cell>
            <table:table-cell table:style-name="Táblázat72.H3" office:value-type="string">
              <text:p text:style-name="P273">1</text:p>
            </table:table-cell>
            <table:table-cell table:style-name="Táblázat72.I3" office:value-type="string">
              <text:p text:style-name="P273">15m</text:p>
            </table:table-cell>
            <table:table-cell table:style-name="Táblázat72.J10" office:value-type="string">
              <text:p text:style-name="P76"/>
            </table:table-cell>
            <table:table-cell table:style-name="Táblázat72.K10" office:value-type="string">
              <text:p text:style-name="P76"/>
            </table:table-cell>
          </table:table-row>
          <table:table-row table:style-name="TableLine2632897845680">
            <table:table-cell table:style-name="Táblázat72.A10" office:value-type="string">
              <text:p text:style-name="P273">Tőr</text:p>
            </table:table-cell>
            <table:table-cell table:style-name="Táblázat72.B2" office:value-type="string">
              <text:p text:style-name="P273">egykezes</text:p>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3"/>
            </table:table-cell>
            <table:table-cell table:style-name="Táblázat72.C3" office:value-type="string">
              <text:p text:style-name="P274">+2</text:p>
            </table:table-cell>
            <table:table-cell table:style-name="Táblázat72.H3" office:value-type="string">
              <text:p text:style-name="P273">2</text:p>
            </table:table-cell>
            <table:table-cell table:style-name="Táblázat72.I3" office:value-type="string">
              <text:p text:style-name="P273">10m</text:p>
            </table:table-cell>
            <table:table-cell table:style-name="Táblázat72.J10" office:value-type="string">
              <text:p text:style-name="P76"/>
            </table:table-cell>
            <table:table-cell table:style-name="Táblázat72.K10" office:value-type="string">
              <text:p text:style-name="P76"/>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632897852016">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853744">
            <table:table-cell table:style-name="Táblázat60.A2" office:value-type="string">
              <text:p text:style-name="P89">Fegyver</text:p>
            </table:table-cell>
            <table:table-cell table:style-name="Táblázat60.B2" office:value-type="string">
              <text:p text:style-name="P294">Forgatás módja</text:p>
            </table:table-cell>
            <table:table-cell table:style-name="Táblázat60.A2" office:value-type="string">
              <text:p text:style-name="P89">SP</text:p>
            </table:table-cell>
            <table:table-cell table:style-name="Táblázat60.A2" office:value-type="string">
              <text:p text:style-name="P294">Sebzés módja</text:p>
            </table:table-cell>
            <table:table-cell table:style-name="Táblázat60.A2" office:value-type="string">
              <text:p text:style-name="P89">Átütés</text:p>
            </table:table-cell>
            <table:table-cell table:style-name="Táblázat60.A2" office:value-type="string">
              <text:p text:style-name="P89">KÉ</text:p>
            </table:table-cell>
            <table:table-cell table:style-name="Táblázat60.A2" office:value-type="string">
              <text:p text:style-name="P89">CÉ </text:p>
            </table:table-cell>
            <table:table-cell table:style-name="Táblázat60.A2" office:value-type="string">
              <text:p text:style-name="P89">Osztó</text:p>
            </table:table-cell>
            <table:table-cell table:style-name="Táblázat60.A2" office:value-type="string">
              <text:p text:style-name="P89">Hatótáv</text:p>
            </table:table-cell>
            <table:table-cell table:style-name="Táblázat60.A2" office:value-type="string">
              <text:p text:style-name="P290">Sebesség</text:p>
            </table:table-cell>
            <table:table-cell table:style-name="Táblázat60.K2" office:value-type="string">
              <text:p text:style-name="P89">Speciális / Megjegyzés</text:p>
            </table:table-cell>
          </table:table-row>
          <table:table-row table:style-name="TableLine2632897848272">
            <table:table-cell table:style-name="Táblázat60.A5" office:value-type="string">
              <text:p text:style-name="P273">Dobóháló</text:p>
            </table:table-cell>
            <table:table-cell table:style-name="Táblázat60.B2"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Maximális hatótávolsága: 4+Erő méterben</text:p>
            </table:table-cell>
          </table:table-row>
          <table:table-row table:style-name="TableLine2632897805648">
            <table:table-cell table:style-name="Táblázat60.A5" office:value-type="string">
              <text:p text:style-name="P273">Köpeny</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4m</text:p>
            </table:table-cell>
            <table:table-cell table:style-name="Táblázat60.J5" office:value-type="string">
              <text:p text:style-name="P76"/>
            </table:table-cell>
            <table:table-cell table:style-name="Táblázat60.K5" office:value-type="string">
              <text:p text:style-name="P76"/>
            </table:table-cell>
          </table:table-row>
          <table:table-row table:style-name="TableLine2632897801616">
            <table:table-cell table:style-name="Táblázat60.A5" office:value-type="string">
              <text:p text:style-name="P273">Lasszó</text:p>
            </table:table-cell>
            <table:table-cell table:style-name="Táblázat60.B2" office:value-type="string">
              <text:p text:style-name="P273">egykezes</text:p>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3"/>
            </table:table-cell>
            <table:table-cell table:style-name="Táblázat60.C3" office:value-type="string">
              <text:p text:style-name="P274">+0</text:p>
            </table:table-cell>
            <table:table-cell table:style-name="Táblázat60.H3" office:value-type="string">
              <text:p text:style-name="P273">1</text:p>
            </table:table-cell>
            <table:table-cell table:style-name="Táblázat60.I3" office:value-type="string">
              <text:p text:style-name="P273">10m</text:p>
            </table:table-cell>
            <table:table-cell table:style-name="Táblázat60.J5" office:value-type="string">
              <text:p text:style-name="P76"/>
            </table:table-cell>
            <table:table-cell table:style-name="Táblázat60.K5" office:value-type="string">
              <text:p text:style-name="P76"/>
            </table:table-cell>
          </table:table-row>
        </table:table>
        <text:p text:style-name="Standard"/>
      </text:section>
      <text:p text:style-name="Standard"/>
      <text:h text:style-name="P330" text:outline-level="3"><text:bookmark-start text:name="__RefHeading___Toc11978_3781431762"/>Lőfegyverek harcértékei<text:bookmark-end text:name="__RefHeading___Toc11978_3781431762"/></text:h>
      <text:p text:style-name="P210">TODO_HARC_#36.</text:p>
      <text:list xml:id="list121534942081768" text:continue-list="list2326826802" text:style-name="L89">
        <text:list-item text:start-value="1">
          <text:p text:style-name="P474">A Lőfegyverek sebzése általánosságban <text:span text:style-name="T64">Szúró</text:span><text:span text:style-name="T27"> </text:span>jellegű. Ahol ez másként van, ott az adott fegyver leírásánál a „Speciális/Megjegyzés” oszlopban ezt külön feltüntetjük.</text:p>
        </text:list-item>
        <text:list-item>
          <text:p text:style-name="P474"><text:span text:style-name="T35">A </text:span>Sebzést és Átütést a nyílhegy is meghatározza! <text:span text:style-name="T67">TODO</text:span></text:p>
        </text:list-item>
        <text:list-item>
          <text:p text:style-name="P420">1 helyen rögzített „lengő” anyagok könnyen megfoghatják a lövedékeket (pl. száradó ruha).</text:p>
        </text:list-item>
      </text:list>
      <text:p text:style-name="P258"/>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632897799024">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804496">
          <table:table-cell table:style-name="Táblázat64.A2" office:value-type="string">
            <text:p text:style-name="P89">Fegyver</text:p>
          </table:table-cell>
          <table:table-cell table:style-name="Táblázat64.B2" office:value-type="string">
            <text:p text:style-name="P294">Forgatás módja</text:p>
          </table:table-cell>
          <table:table-cell table:style-name="Táblázat64.A2" office:value-type="string">
            <text:p text:style-name="P89">SP</text:p>
          </table:table-cell>
          <table:table-cell table:style-name="Táblázat64.A2" office:value-type="string">
            <text:p text:style-name="P294">Sebzés módja</text:p>
          </table:table-cell>
          <table:table-cell table:style-name="Táblázat64.A2" office:value-type="string">
            <text:p text:style-name="P89">Átütés</text:p>
          </table:table-cell>
          <table:table-cell table:style-name="Táblázat64.A2" office:value-type="string">
            <text:p text:style-name="P89">KÉ</text:p>
          </table:table-cell>
          <table:table-cell table:style-name="Táblázat64.A2" office:value-type="string">
            <text:p text:style-name="P89">CÉ </text:p>
          </table:table-cell>
          <table:table-cell table:style-name="Táblázat64.A2" office:value-type="string">
            <text:p text:style-name="P89">Osztó</text:p>
          </table:table-cell>
          <table:table-cell table:style-name="Táblázat64.A2" office:value-type="string">
            <text:p text:style-name="P89">Hatótáv</text:p>
          </table:table-cell>
          <table:table-cell table:style-name="Táblázat64.A2" office:value-type="string">
            <text:p text:style-name="P290">Sebesség</text:p>
          </table:table-cell>
          <table:table-cell table:style-name="Táblázat64.K2" office:value-type="string">
            <text:p text:style-name="P89">Speciális / Megjegyzés</text:p>
          </table:table-cell>
        </table:table-row>
        <table:table-row table:style-name="TableLine2632897794704">
          <table:table-cell table:style-name="Táblázat64.A8" office:value-type="string">
            <text:p text:style-name="P273">Rövid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2</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632897807952">
          <table:table-cell table:style-name="Táblázat64.A8" office:value-type="string">
            <text:p text:style-name="P273">Hosszú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2</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632897800464">
          <table:table-cell table:style-name="Táblázat64.A8" office:value-type="string">
            <text:p text:style-name="P273">Visszacsapó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3</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Az Erőbónusz csak akkor számít ha az íj erre az Erő értékre lett tervezve!</text:p>
          </table:table-cell>
        </table:table-row>
        <table:table-row table:style-name="TableLine2632897797008">
          <table:table-cell table:style-name="Táblázat64.A8" office:value-type="string">
            <text:p text:style-name="P273"><text:span text:style-name="T50">Elf</text:span> íj</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3</text:p>
          </table:table-cell>
          <table:table-cell table:style-name="Táblázat64.H3" office:value-type="string">
            <text:p text:style-name="P273">3(4*)</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Csak a készítője (és egyben birtokosa) kezében, egyébként hagyományos íjként működik. Osztója: 3.</text:p>
          </table:table-cell>
        </table:table-row>
        <table:table-row table:style-name="TableLine2632897801328">
          <table:table-cell table:style-name="Táblázat64.A8" office:value-type="string">
            <text:p text:style-name="P273">Fúvócső, kicsi</text:p>
          </table:table-cell>
          <table:table-cell table:style-name="Táblázat64.B2" office:value-type="string">
            <text:p text:style-name="P273">egy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8</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k20 dobásnál: 20-as dobás: 1 ÉP, különben 0 ÉP</text:p>
          </table:table-cell>
        </table:table-row>
        <table:table-row table:style-name="TableLine2632897794128">
          <table:table-cell table:style-name="Táblázat64.A8" office:value-type="string">
            <text:p text:style-name="P273">Fúvócső, vadász</text:p>
          </table:table-cell>
          <table:table-cell table:style-name="Táblázat64.B2" office:value-type="string">
            <text:p text:style-name="P273">kétkezes</text:p>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
          </table:table-cell>
          <table:table-cell table:style-name="Táblázat64.C3" office:value-type="string">
            <text:p text:style-name="P273">+10</text:p>
          </table:table-cell>
          <table:table-cell table:style-name="Táblázat64.H3" office:value-type="string">
            <text:p text:style-name="P273">1</text:p>
          </table:table-cell>
          <table:table-cell table:style-name="Táblázat64.I3" office:value-type="string">
            <text:p text:style-name="P273"/>
          </table:table-cell>
          <table:table-cell table:style-name="Táblázat64.J8" office:value-type="string">
            <text:p text:style-name="P76"/>
          </table:table-cell>
          <table:table-cell table:style-name="Táblázat64.K8" office:value-type="string">
            <text:p text:style-name="P76"/>
          </table:table-cell>
        </table:table-row>
      </table:table>
      <text:p text:style-name="Standard"/>
      <text:section text:style-name="Sect12" text:name="íjász_lőfegyverek">
        <text:p text:style-name="Text_20_body"><text:s/></text:p>
        <text:p text:style-name="P10"/>
      </text:section>
      <text:h text:style-name="P334"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632897801904">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32897790672">
          <table:table-cell table:style-name="Táblázat65.A2" office:value-type="string">
            <text:p text:style-name="P89">Fegyver</text:p>
          </table:table-cell>
          <table:table-cell table:style-name="Táblázat65.B2" office:value-type="string">
            <text:p text:style-name="P294">Forgatás módja</text:p>
          </table:table-cell>
          <table:table-cell table:style-name="Táblázat65.A2" office:value-type="string">
            <text:p text:style-name="P89">SP</text:p>
          </table:table-cell>
          <table:table-cell table:style-name="Táblázat65.A2" office:value-type="string">
            <text:p text:style-name="P294">Sebzés módja</text:p>
          </table:table-cell>
          <table:table-cell table:style-name="Táblázat65.A2" office:value-type="string">
            <text:p text:style-name="P89">Átütés</text:p>
          </table:table-cell>
          <table:table-cell table:style-name="Táblázat65.A2" office:value-type="string">
            <text:p text:style-name="P89">KÉ</text:p>
          </table:table-cell>
          <table:table-cell table:style-name="Táblázat65.A2" office:value-type="string">
            <text:p text:style-name="P89">CÉ </text:p>
          </table:table-cell>
          <table:table-cell table:style-name="Táblázat65.A2" office:value-type="string">
            <text:p text:style-name="P89">Osztó</text:p>
          </table:table-cell>
          <table:table-cell table:style-name="Táblázat65.A2" office:value-type="string">
            <text:p text:style-name="P89">Hatótáv</text:p>
          </table:table-cell>
          <table:table-cell table:style-name="Táblázat65.A2" office:value-type="string">
            <text:p text:style-name="P290">Sebesség</text:p>
          </table:table-cell>
          <table:table-cell table:style-name="Táblázat65.K2" office:value-type="string">
            <text:p text:style-name="P89">Speciális / Megjegyzés</text:p>
          </table:table-cell>
        </table:table-row>
        <table:table-row table:style-name="TableLine2632897796144">
          <table:table-cell table:style-name="Táblázat65.A7" office:value-type="string">
            <text:p text:style-name="P273">Kézi nyílpuska</text:p>
          </table:table-cell>
          <table:table-cell table:style-name="Táblázat65.B2" office:value-type="string">
            <text:p text:style-name="P273">egy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0*</text:p>
          </table:table-cell>
          <table:table-cell table:style-name="Táblázat65.C3" office:value-type="string">
            <text:p text:style-name="P273">3</text:p>
          </table:table-cell>
          <table:table-cell table:style-name="Táblázat65.I3" office:value-type="string">
            <text:p text:style-name="P273">20m</text:p>
          </table:table-cell>
          <table:table-cell table:style-name="Táblázat65.J7" office:value-type="string">
            <text:p text:style-name="P76"/>
          </table:table-cell>
          <table:table-cell table:style-name="Táblázat65.K7" office:value-type="string">
            <text:p text:style-name="P76">* A kézi nyílpuska kevésbé pontos fegyver kis mérete miatt.</text:p>
          </table:table-cell>
        </table:table-row>
        <table:table-row table:style-name="TableLine2632897803344">
          <table:table-cell table:style-name="Táblázat65.A7" office:value-type="string">
            <text:p text:style-name="P273">Nyílpuska</text:p>
          </table:table-cell>
          <table:table-cell table:style-name="Táblázat65.B2" office:value-type="string">
            <text:p text:style-name="P273">kétkezes</text:p>
          </table:table-cell>
          <table:table-cell table:style-name="Táblázat65.C3" office:value-type="string">
            <text:p text:style-name="P273">+6</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7">Nem páncéltörő ?? A nehézvértet átviszi, vagy nem?</text:p>
            <text:p text:style-name="P77">Távolság-függő Átütés.</text:p>
          </table:table-cell>
        </table:table-row>
        <table:table-row table:style-name="TableLine2632897803632">
          <table:table-cell table:style-name="Táblázat65.A7" office:value-type="string">
            <text:p text:style-name="P273">Nehéz nyílpuska</text:p>
          </table:table-cell>
          <table:table-cell table:style-name="Táblázat65.B2" office:value-type="string">
            <text:p text:style-name="P273">kétkezes</text:p>
          </table:table-cell>
          <table:table-cell table:style-name="Táblázat65.C3" office:value-type="string">
            <text:p text:style-name="P273">+14</text:p>
          </table:table-cell>
          <table:table-cell table:style-name="Táblázat65.C3" office:value-type="string">
            <text:p text:style-name="P273">S</text:p>
          </table:table-cell>
          <table:table-cell table:style-name="Táblázat65.E4" office:value-type="string">
            <text:p text:style-name="P273">10</text:p>
          </table:table-cell>
          <table:table-cell table:style-name="Táblázat65.C3" office:value-type="string">
            <text:p text:style-name="P273"/>
          </table:table-cell>
          <table:table-cell table:style-name="Táblázat65.C3" office:value-type="string">
            <text:p text:style-name="P273">+16</text:p>
          </table:table-cell>
          <table:table-cell table:style-name="Táblázat65.C3" office:value-type="string">
            <text:p text:style-name="P273">4</text:p>
          </table:table-cell>
          <table:table-cell table:style-name="Táblázat65.I3" office:value-type="string">
            <text:p text:style-name="P273">80m</text:p>
          </table:table-cell>
          <table:table-cell table:style-name="Táblázat65.J7" office:value-type="string">
            <text:p text:style-name="P76"/>
          </table:table-cell>
          <table:table-cell table:style-name="Táblázat65.K7" office:value-type="string">
            <text:p text:style-name="P76">Páncéltörő <text:s/>Ez átviszi a nehézvértet is!</text:p>
          </table:table-cell>
        </table:table-row>
        <table:table-row table:style-name="TableLine2632898366496">
          <table:table-cell table:style-name="Táblázat65.A7" office:value-type="string">
            <text:p text:style-name="P273"><text:span text:style-name="T50">Shad.</text:span> páncéltörő</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Z</text:p>
          </table:table-cell>
          <table:table-cell table:style-name="Táblázat65.C3" office:value-type="string">
            <text:p text:style-name="P273">??</text:p>
          </table:table-cell>
          <table:table-cell table:style-name="Táblázat65.C3" office:value-type="string">
            <text:p text:style-name="P273"/>
          </table:table-cell>
          <table:table-cell table:style-name="Táblázat65.C3" office:value-type="string">
            <text:p text:style-name="P273">+4</text:p>
          </table:table-cell>
          <table:table-cell table:style-name="Táblázat65.C3" office:value-type="string">
            <text:p text:style-name="P273">4</text:p>
          </table:table-cell>
          <table:table-cell table:style-name="Táblázat65.I3" office:value-type="string">
            <text:p text:style-name="P276">120m</text:p>
          </table:table-cell>
          <table:table-cell table:style-name="Táblázat65.J7" office:value-type="string">
            <text:p text:style-name="P76"/>
          </table:table-cell>
          <table:table-cell table:style-name="Táblázat65.K7" office:value-type="string">
            <text:p text:style-name="P76">* Újratöltés: 1 emberrel: 3 kör, 2 emberrel: 1 kör</text:p>
            <text:p text:style-name="P76">** Páncéltörő</text:p>
          </table:table-cell>
        </table:table-row>
        <table:table-row table:style-name="TableLine2632898378592">
          <table:table-cell table:style-name="Táblázat65.A7" office:value-type="string">
            <text:p text:style-name="P273">Khar. nyílpuska</text:p>
          </table:table-cell>
          <table:table-cell table:style-name="Táblázat65.B2" office:value-type="string">
            <text:p text:style-name="P273">kétkezes</text:p>
          </table:table-cell>
          <table:table-cell table:style-name="Táblázat65.C3" office:value-type="string">
            <text:p text:style-name="P273"/>
          </table:table-cell>
          <table:table-cell table:style-name="Táblázat65.C3" office:value-type="string">
            <text:p text:style-name="P273">S</text:p>
          </table:table-cell>
          <table:table-cell table:style-name="Táblázat65.C3" office:value-type="string">
            <text:p text:style-name="P273"/>
          </table:table-cell>
          <table:table-cell table:style-name="Táblázat65.C3" office:value-type="string">
            <text:p text:style-name="P273"/>
          </table:table-cell>
          <table:table-cell table:style-name="Táblázat65.C3" office:value-type="string">
            <text:p text:style-name="P273">+14</text:p>
          </table:table-cell>
          <table:table-cell table:style-name="Táblázat65.C3" office:value-type="string">
            <text:p text:style-name="P273">4</text:p>
          </table:table-cell>
          <table:table-cell table:style-name="Táblázat65.I3" office:value-type="string">
            <text:p text:style-name="P273">50m</text:p>
          </table:table-cell>
          <table:table-cell table:style-name="Táblázat65.J7" office:value-type="string">
            <text:p text:style-name="P76"/>
          </table:table-cell>
          <table:table-cell table:style-name="Táblázat65.K7" office:value-type="string">
            <text:p text:style-name="P76">* Míg ki nem fogy a tár. Újratöltés: 1 kör</text:p>
          </table:table-cell>
        </table:table-row>
      </table:table>
      <text:p text:style-name="Standard"/>
      <text:section text:style-name="Sect12" text:name="lövész_lőfegyverek">
        <text:p text:style-name="Text_20_body"/>
        <text:h text:style-name="P328" text:outline-level="2"><text:bookmark-start text:name="__RefHeading___Toc11984_3781431762"/>Pajzsok, hárítófegyverek<text:bookmark-end text:name="__RefHeading___Toc11984_3781431762"/></text:h>
        <text:p text:style-name="Text_20_body">Lásd: <text:span text:style-name="T32">Pajzsok, Alkarvédők <text:s/>– TODO_HARC_#15.</text:span></text:p>
        <text:p text:style-name="P215"/>
      </text:section>
      <text:h text:style-name="Heading_20_2" text:outline-level="2"><text:bookmark-start text:name="__RefHeading___Toc11986_3781431762"/>Vértek, Páncélok<text:bookmark-end text:name="__RefHeading___Toc11986_3781431762"/></text:h>
      <text:p text:style-name="P269">Szinkronizálva a külső doksiban fejlesztett Vért fejezettel (pancelok_draft.odt): 20<text:span text:style-name="T133">13</text:span>-0<text:span text:style-name="T133">8</text:span>-<text:span text:style-name="T133">30</text:span></text:p>
      <text:p text:style-name="P269"/>
      <text:h text:style-name="P329" text:outline-level="2"><text:bookmark-start text:name="__RefHeading___Toc11988_3781431762"/>Vértek, Páncélok<text:bookmark-end text:name="__RefHeading___Toc11988_3781431762"/></text:h>
      <text:p text:style-name="P270"><text:span text:style-name="T139">Utolsó szinkronizálás a </text:span><text:span text:style-name="T143">pancelok_draft.odt</text:span><text:span text:style-name="T139"> doksival:</text:span> 20<text:span text:style-name="T143">22</text:span>-0<text:span text:style-name="T143">8</text:span><text:span text:style-name="T140">-</text:span><text:span text:style-name="T143">07</text:span></text:p>
      <text:p text:style-name="P321"/>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632898379168">
          <table:table-cell table:style-name="SFÉ_5f_summa.A1" table:number-columns-spanned="4" office:value-type="string">
            <text:p text:style-name="P208">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632898370528">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632898362176">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632898370816">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row table:style-name="TableLine2632898378880">
          <table:table-cell table:style-name="SFÉ_5f_summa.A2" office:value-type="string">
            <text:p text:style-name="P316"/>
          </table:table-cell>
          <table:table-cell table:style-name="SFÉ_5f_summa.A2" office:value-type="string">
            <text:p text:style-name="P316"/>
          </table:table-cell>
          <table:table-cell table:style-name="SFÉ_5f_summa.A2" office:value-type="string">
            <text:p text:style-name="P316"/>
          </table:table-cell>
          <table:table-cell table:style-name="SFÉ_5f_summa.D2" office:value-type="string">
            <text:p text:style-name="P316"/>
          </table:table-cell>
        </table:table-row>
      </table:table>
      <text:p text:style-name="P321"/>
      <text:p text:style-name="P317"/>
      <text:p text:style-name="P317">A páncélok értékeit az alábbi tényezők befolyásolják:</text:p>
      <text:list xml:id="list3413922013" text:style-name="L90">
        <text:list-item>
          <text:p text:style-name="P475">választott struktúra (bőr, sodrony, stb)<text:tab/><text:span text:style-name="T121">→</text:span> SFÉ-re, Alap-MGT-re hat</text:p>
        </text:list-item>
        <text:list-item>
          <text:p text:style-name="P475">anyagminőség (fém vérteknél)<text:tab/><text:span text:style-name="T121">→ </text:span>SFÉ-re hat</text:p>
        </text:list-item>
        <text:list-item>
          <text:p text:style-name="P475">alapanyag típus (acél, abbit, mithrill)<text:tab/><text:span text:style-name="T121">→</text:span> SFÉ-re, Alap-MGT-re hat</text:p>
        </text:list-item>
        <text:list-item>
          <text:p text:style-name="P475">kidolgozottság minősége (illesztések)<text:tab/><text:span text:style-name="T121">→ </text:span>MGT-re hat</text:p>
        </text:list-item>
        <text:list-item>
          <text:p text:style-name="P475">mennyire passzol a vértviselő testére<text:tab/><text:span text:style-name="T121">→ </text:span>MGT-re hat</text:p>
        </text:list-item>
        <text:list-item>
          <text:p text:style-name="P475">csatolt elemek száma <text:tab/><text:span text:style-name="T121">→ </text:span>MGT-re és védett területre hat</text:p>
        </text:list-item>
      </text:list>
      <text:h text:style-name="P331" text:outline-level="3"><text:bookmark-start text:name="__RefHeading___Toc11990_3781431762"/>Sebzésfelfogó Érték (SFÉ)<text:bookmark-end text:name="__RefHeading___Toc11990_3781431762"/></text:h>
      <text:p text:style-name="P268">Minden páncél rendelkezik <text:span text:style-name="T27">három</text:span> úgynevezett Sebzés Felfogó Értékkel (<text:span text:style-name="T27">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68">Megkülönböztetünk </text:p>
      <text:list xml:id="list3803090040" text:style-name="L91">
        <text:list-item>
          <text:p text:style-name="P476">páncél struktúrát (szerkezeti felépítést határozza meg). Például: lánc, sodrony, lemez.</text:p>
        </text:list-item>
        <text:list-item>
          <text:p text:style-name="P476">alapanyag típust. Például: acél, bronz, abbitacél, ...</text:p>
        </text:list-item>
        <text:list-item>
          <text:p text:style-name="P476">védett területet. Mekkora területen véd a páncél (csatolt elemektől függ)</text:p>
        </text:list-item>
      </text:list>
      <text:p text:style-name="P268">Látható tehát, hogy az SFÉ független attól, hogy csak egy mellvért-darab, vagy teljes páncélzat borítja testünket – amennyiben azonos anyagból készültek.</text:p>
      <text:p text:style-name="P317">Kapcsolódó harci fortély: <text:span text:style-name="T27">Vértviselet</text:span></text:p>
      <text:h text:style-name="P331" text:outline-level="3"><text:bookmark-start text:name="__RefHeading___Toc11992_3781431762"/><text:s/>Páncél struktúrák, alapanyag minősége<text:bookmark-end text:name="__RefHeading___Toc11992_3781431762"/></text:h>
      <text:p text:style-name="P268">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17">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4"/>
      <table:table table:name="Table1" table:style-name="Table1">
        <table:table-column table:style-name="Table1.A"/>
        <table:table-column table:style-name="Table1.B" table:number-columns-repeated="3"/>
        <table:table-column table:style-name="Table1.E"/>
        <table:table-row table:style-name="TableLine2632898363328">
          <table:table-cell table:style-name="Table1.A1" office:value-type="string">
            <text:p text:style-name="P194">Páncél <text:span text:style-name="T141">struktúra</text:span></text:p>
          </table:table-cell>
          <table:table-cell table:style-name="Table1.A1" office:value-type="string">
            <text:p text:style-name="P54">Szúró SFÉ</text:p>
          </table:table-cell>
          <table:table-cell table:style-name="Table1.A1" office:value-type="string">
            <text:p text:style-name="P54">Vágó SFÉ</text:p>
          </table:table-cell>
          <table:table-cell table:style-name="Table1.A1" office:value-type="string">
            <text:p text:style-name="P54">Zúzó SFÉ</text:p>
          </table:table-cell>
          <table:table-cell table:style-name="Table1.E1" office:value-type="string">
            <text:p text:style-name="P194">Ár</text:p>
          </table:table-cell>
        </table:table-row>
        <table:table-row table:style-name="TableLine2632898372256">
          <table:table-cell table:style-name="Table1.A9" office:value-type="string">
            <text:p text:style-name="P229">Posztó/Bunda</text:p>
          </table:table-cell>
          <table:table-cell table:style-name="Table1.D9" office:value-type="string">
            <text:p text:style-name="P228">0</text:p>
          </table:table-cell>
          <table:table-cell table:style-name="Table1.D9" office:value-type="string">
            <text:p text:style-name="P228">2</text:p>
          </table:table-cell>
          <table:table-cell table:style-name="Table1.D9" office:value-type="string">
            <text:p text:style-name="P228">2</text:p>
          </table:table-cell>
          <table:table-cell table:style-name="Table1.E2" office:value-type="string">
            <text:p text:style-name="P228">?%</text:p>
          </table:table-cell>
        </table:table-row>
        <table:table-row table:style-name="TableLine2632898373120">
          <table:table-cell table:style-name="Table1.A9" office:value-type="string">
            <text:p text:style-name="P230">Bőr</text:p>
          </table:table-cell>
          <table:table-cell table:style-name="Table1.B3" office:value-type="string">
            <text:p text:style-name="P232">2</text:p>
          </table:table-cell>
          <table:table-cell table:style-name="Table1.B3" office:value-type="string">
            <text:p text:style-name="P232">4</text:p>
          </table:table-cell>
          <table:table-cell table:style-name="Table1.B3" office:value-type="string">
            <text:p text:style-name="P232">2</text:p>
          </table:table-cell>
          <table:table-cell table:style-name="Table1.E2" office:value-type="string">
            <text:p text:style-name="P228">?%</text:p>
          </table:table-cell>
        </table:table-row>
        <table:table-row table:style-name="TableLine2632898375136">
          <table:table-cell table:style-name="Table1.A9" office:value-type="string">
            <text:p text:style-name="P230">Keményített bőr</text:p>
          </table:table-cell>
          <table:table-cell table:style-name="Table1.D9" office:value-type="string">
            <text:p text:style-name="P228">3</text:p>
          </table:table-cell>
          <table:table-cell table:style-name="Table1.D9" office:value-type="string">
            <text:p text:style-name="P228">5</text:p>
          </table:table-cell>
          <table:table-cell table:style-name="Table1.D9" office:value-type="string">
            <text:p text:style-name="P228">3</text:p>
          </table:table-cell>
          <table:table-cell table:style-name="Table1.E2" office:value-type="string">
            <text:p text:style-name="P228">?%</text:p>
          </table:table-cell>
        </table:table-row>
        <table:table-row table:style-name="TableLine2632898362464">
          <table:table-cell table:style-name="Table1.A9" office:value-type="string">
            <text:p text:style-name="P230">Brigantin</text:p>
          </table:table-cell>
          <table:table-cell table:style-name="Table1.B5" office:value-type="string">
            <text:p text:style-name="P228"/>
          </table:table-cell>
          <table:table-cell table:style-name="Table1.B5" office:value-type="string">
            <text:p text:style-name="P228"/>
          </table:table-cell>
          <table:table-cell table:style-name="Table1.B5" office:value-type="string">
            <text:p text:style-name="P228"/>
          </table:table-cell>
          <table:table-cell table:style-name="Table1.E2" office:value-type="string">
            <text:p text:style-name="P228">?%</text:p>
          </table:table-cell>
        </table:table-row>
        <table:table-row table:style-name="TableLine2632898366784">
          <table:table-cell table:style-name="Table1.A9" office:value-type="string">
            <text:p text:style-name="P230">Lánc</text:p>
          </table:table-cell>
          <table:table-cell table:style-name="Table1.D9" office:value-type="string">
            <text:p text:style-name="P228">8-10-12</text:p>
          </table:table-cell>
          <table:table-cell table:style-name="Table1.D9" office:value-type="string">
            <text:p text:style-name="P228">5-7-9</text:p>
          </table:table-cell>
          <table:table-cell table:style-name="Table1.D9" office:value-type="string">
            <text:p text:style-name="P228">2-3-4</text:p>
          </table:table-cell>
          <table:table-cell table:style-name="Table1.E9" office:value-type="string">
            <text:p text:style-name="P228"><text:span text:style-name="T125">?</text:span>% - 60% - <text:span text:style-name="T125">?</text:span>%</text:p>
          </table:table-cell>
        </table:table-row>
        <table:table-row table:style-name="TableLine2632898365632">
          <table:table-cell table:style-name="Table1.A9" office:value-type="string">
            <text:p text:style-name="P230">Sodrony</text:p>
          </table:table-cell>
          <table:table-cell table:style-name="Table1.B5" office:value-type="string">
            <text:p text:style-name="P228">10-12-14</text:p>
          </table:table-cell>
          <table:table-cell table:style-name="Table1.D9" office:value-type="string">
            <text:p text:style-name="P228">7-9-11</text:p>
          </table:table-cell>
          <table:table-cell table:style-name="Table1.D9" office:value-type="string">
            <text:p text:style-name="P228">3-4-5</text:p>
          </table:table-cell>
          <table:table-cell table:style-name="Table1.E9" office:value-type="string">
            <text:p text:style-name="P228"><text:span text:style-name="T125">?</text:span>% - 100% - <text:span text:style-name="T125">?</text:span>%</text:p>
          </table:table-cell>
        </table:table-row>
        <table:table-row table:style-name="TableLine2632898369376">
          <table:table-cell table:style-name="Table1.A9" office:value-type="string">
            <text:p text:style-name="P229">Pikkelypáncél</text:p>
          </table:table-cell>
          <table:table-cell table:style-name="Table1.B5" office:value-type="string">
            <text:p text:style-name="P228">10-12-14</text:p>
          </table:table-cell>
          <table:table-cell table:style-name="Table1.D9" office:value-type="string">
            <text:p text:style-name="P228">11-13-15</text:p>
          </table:table-cell>
          <table:table-cell table:style-name="Table1.D9" office:value-type="string">
            <text:p text:style-name="P228">4-6-8</text:p>
          </table:table-cell>
          <table:table-cell table:style-name="Table1.E9" office:value-type="string">
            <text:p text:style-name="P228"><text:span text:style-name="T125">?</text:span>% - ?% - <text:span text:style-name="T125">?</text:span>%</text:p>
          </table:table-cell>
        </table:table-row>
        <table:table-row table:style-name="TableLine2632898364480">
          <table:table-cell table:style-name="Table1.A9" office:value-type="string">
            <text:p text:style-name="P230">Lemezpáncél</text:p>
          </table:table-cell>
          <table:table-cell table:style-name="Table1.B5" office:value-type="string">
            <text:p text:style-name="P228">10-12-14</text:p>
          </table:table-cell>
          <table:table-cell table:style-name="Table1.D9" office:value-type="string">
            <text:p text:style-name="P228">12-14-16</text:p>
          </table:table-cell>
          <table:table-cell table:style-name="Table1.D9" office:value-type="string">
            <text:p text:style-name="P228">7-9-11</text:p>
          </table:table-cell>
          <table:table-cell table:style-name="Table1.E9" office:value-type="string">
            <text:p text:style-name="P228">70% - 160% - 250%</text:p>
          </table:table-cell>
        </table:table-row>
      </table:table>
      <text:p text:style-name="P315"/>
      <text:h text:style-name="P331"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632898367936">
          <table:table-cell table:style-name="Table2.A1" office:value-type="string">
            <text:p text:style-name="P194">Páncél tag</text:p>
          </table:table-cell>
          <table:table-cell table:style-name="Table2.A1" office:value-type="string">
            <text:p text:style-name="P54">Véd</text:p>
          </table:table-cell>
          <table:table-cell table:style-name="Table2.C1" office:value-type="string">
            <text:p text:style-name="P54">Tulajdonságok, védett helyek</text:p>
          </table:table-cell>
        </table:table-row>
        <table:table-row table:style-name="TableLine2632898368800">
          <table:table-cell table:style-name="Table2.A4" office:value-type="string">
            <text:p text:style-name="P178">Mellvért</text:p>
          </table:table-cell>
          <table:table-cell table:style-name="Table2.B4" office:value-type="string">
            <text:p text:style-name="P186">50%</text:p>
          </table:table-cell>
          <table:table-cell table:style-name="Table2.C4" office:value-type="string">
            <text:p text:style-name="P180">Csak a torzót védi elöl, hátul, oldalt.</text:p>
          </table:table-cell>
        </table:table-row>
        <table:table-row table:style-name="TableLine2632898361312">
          <table:table-cell table:style-name="Table2.A4" office:value-type="string">
            <text:p text:style-name="P178"><text:s text:c="2"/>+ Sisak</text:p>
          </table:table-cell>
          <table:table-cell table:style-name="Table2.B4" office:value-type="string">
            <text:p text:style-name="P186">+10%</text:p>
          </table:table-cell>
          <table:table-cell table:style-name="Table2.C4" office:value-type="string">
            <text:p text:style-name="P180">A fejet védi</text:p>
          </table:table-cell>
        </table:table-row>
        <table:table-row table:style-name="TableLine2632898371104">
          <table:table-cell table:style-name="Table2.A4" office:value-type="string">
            <text:p text:style-name="P179">Felkarok / alkarok /</text:p>
            <text:p text:style-name="P179">combok / lábszárak</text:p>
          </table:table-cell>
          <table:table-cell table:style-name="Table2.B4" office:value-type="string">
            <text:p text:style-name="P186">+10%*</text:p>
          </table:table-cell>
          <table:table-cell table:style-name="Table2.C4" office:value-type="string">
            <text:p text:style-name="P180">Tagonként értendő a +10%.</text:p>
          </table:table-cell>
        </table:table-row>
      </table:table>
      <text:h text:style-name="P331" text:outline-level="3"><text:bookmark-start text:name="__RefHeading___Toc11996_3781431762"/>Páncéldobás <text:bookmark-end text:name="__RefHeading___Toc11996_3781431762"/></text:h>
      <text:p text:style-name="P317">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17">Például: torzót, felkart és alkart védő páncél a test 70%-át védi (50+10+10). Így k10-en az 1-7-es dobás esetén véd a páncél, 7-10-es esetén nem, mert a csapás fedetlen részt talált el.</text:p>
      <text:p text:style-name="P315"/>
      <text:h text:style-name="P331" text:outline-level="3"><text:bookmark-start text:name="__RefHeading___Toc11998_3781431762"/>Mozgásgátló Tényező (MGT)<text:bookmark-end text:name="__RefHeading___Toc11998_3781431762"/></text:h>
      <text:p text:style-name="P317"><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3612652609" text:style-name="L92">
        <text:list-item>
          <text:p text:style-name="P477">1 MGT → -0,5 KÉ, -1 TÉ,VÉ</text:p>
        </text:list-item>
        <text:list-item>
          <text:p text:style-name="P477">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39" text:outline-level="4"><text:bookmark-start text:name="__RefHeading___Toc12000_3781431762"/>Alap (mellvért) MGT<text:bookmark-end text:name="__RefHeading___Toc12000_3781431762"/></text:h>
      <text:p text:style-name="P317">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632898373984">
          <table:table-cell table:style-name="Table3.A1" office:value-type="string">
            <text:p text:style-name="P117">Struktúra</text:p>
          </table:table-cell>
          <table:table-cell table:style-name="Table3.B1" office:value-type="string">
            <text:p text:style-name="P117">Mellvért MGT alap</text:p>
          </table:table-cell>
        </table:table-row>
        <table:table-row table:style-name="TableLine2632898371968">
          <table:table-cell table:style-name="Table3.A2" office:value-type="string">
            <text:p text:style-name="P120">Posztó</text:p>
          </table:table-cell>
          <table:table-cell table:style-name="Table3.B2" office:value-type="string">
            <text:p text:style-name="P120">3</text:p>
          </table:table-cell>
        </table:table-row>
        <table:table-row table:style-name="TableLine2632898378016">
          <table:table-cell table:style-name="Table3.A2" office:value-type="string">
            <text:p text:style-name="P120">Bőr</text:p>
          </table:table-cell>
          <table:table-cell table:style-name="Table3.B2" office:value-type="string">
            <text:p text:style-name="P120">6</text:p>
          </table:table-cell>
        </table:table-row>
        <table:table-row table:style-name="TableLine2632898371680">
          <table:table-cell table:style-name="Table3.A2" office:value-type="string">
            <text:p text:style-name="P120">Keményített bőr</text:p>
          </table:table-cell>
          <table:table-cell table:style-name="Table3.B2" office:value-type="string">
            <text:p text:style-name="P120">9</text:p>
          </table:table-cell>
        </table:table-row>
        <table:table-row table:style-name="TableLine2632898363040">
          <table:table-cell table:style-name="Table3.A2" office:value-type="string">
            <text:p text:style-name="P120">Brigantin</text:p>
          </table:table-cell>
          <table:table-cell table:style-name="Table3.B2" office:value-type="string">
            <text:p text:style-name="P121">?</text:p>
          </table:table-cell>
        </table:table-row>
        <table:table-row table:style-name="TableLine2632898374272">
          <table:table-cell table:style-name="Table3.A2" office:value-type="string">
            <text:p text:style-name="P120">Lánc</text:p>
          </table:table-cell>
          <table:table-cell table:style-name="Table3.B2" office:value-type="string">
            <text:p text:style-name="P120">12</text:p>
          </table:table-cell>
        </table:table-row>
        <table:table-row table:style-name="TableLine2632898374560">
          <table:table-cell table:style-name="Table3.A2" office:value-type="string">
            <text:p text:style-name="P120">Sodrony</text:p>
          </table:table-cell>
          <table:table-cell table:style-name="Table3.B2" office:value-type="string">
            <text:p text:style-name="P120">15</text:p>
          </table:table-cell>
        </table:table-row>
        <table:table-row table:style-name="TableLine2632898375712">
          <table:table-cell table:style-name="Table3.A2" office:value-type="string">
            <text:p text:style-name="P120">Pikkely</text:p>
          </table:table-cell>
          <table:table-cell table:style-name="Table3.B2" office:value-type="string">
            <text:p text:style-name="P121"><text:span text:style-name="T135">17</text:span>?</text:p>
          </table:table-cell>
        </table:table-row>
        <table:table-row table:style-name="TableLine2632898374848">
          <table:table-cell table:style-name="Table3.A2" office:value-type="string">
            <text:p text:style-name="P120">Lemez</text:p>
          </table:table-cell>
          <table:table-cell table:style-name="Table3.B2" office:value-type="string">
            <text:p text:style-name="P120">18</text:p>
          </table:table-cell>
        </table:table-row>
      </table:table>
      <text:p text:style-name="P171"/>
      <table:table table:name="Table4" table:style-name="Table4">
        <table:table-column table:style-name="Table4.A"/>
        <table:table-column table:style-name="Table4.B"/>
        <table:table-row table:style-name="TableLine2632898376000">
          <table:table-cell table:style-name="Table4.A1" office:value-type="string">
            <text:p text:style-name="P181">+ egy érzékeny pont jobb védelme</text:p>
          </table:table-cell>
          <table:table-cell table:style-name="Table4.B1" office:value-type="string">
            <text:p text:style-name="P181">Egy tenyérnyi pontra erősített extra védelem. Anyagfüggő +SFÉ. <text:s/>+MGT: <text:span text:style-name="T67">3-6</text:span></text:p>
          </table:table-cell>
        </table:table-row>
      </table:table>
      <text:p text:style-name="P317"/>
      <text:h text:style-name="P339" text:outline-level="4"><text:bookmark-start text:name="__RefHeading___Toc12002_3781431762"/>Vért kidolgozottsága, csatolt elemek száma<text:bookmark-end text:name="__RefHeading___Toc12002_3781431762"/></text:h>
      <text:p text:style-name="P268">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17">Minden csatolt elem után a táblázatból kinézett MGT érték adódik hozzá az MGT alaphoz.</text:p>
      <text:p text:style-name="P317">Ezt a számértéket a <text:span text:style-name="T66">Kidolgozottság</text:span> elnevezéssel illetjük.</text:p>
      <text:p text:style-name="P317"><text:span text:style-name="T27">Figyelem: maga a Mellvért-darab is beleszámít az elemek számába!</text:span><text:span text:style-name="T18"> (így ha csak mellvért-darabot visel a karakter, a minőségi különbség akkor is megjelenik). Ha nincs mellvért-darab, akkor az Alap MGT-t </text:span><text:span text:style-name="T27">nem</text:span><text:span text:style-name="T18"> kell beszámítani, csak a lenti kikeresett számot kell a kapcsolt tagok számával szorozni.</text:span></text:p>
      <text:p text:style-name="P317"><text:span text:style-name="T27">Csatolható tagok</text:span><text:span text:style-name="T18">: mellvért, <text:s/>felkar-tagok, alkar-tagok, comb-tagok, lábszár-tagok, </text:span><text:span text:style-name="T20">sisak</text:span> (6 db)</text:p>
      <text:p text:style-name="P198"><text:span text:style-name="T27">Megjegyzés</text:span>: A páros tagok pl, „felkar-tagok” a számolásban <text:span text:style-name="T23">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632898363616">
          <table:table-cell table:style-name="Table5.A1" table:number-columns-spanned="7" office:value-type="string">
            <text:p text:style-name="P256">+MGT csatolt elemenként – Kidolgozottság függő</text:p>
          </table:table-cell>
          <table:covered-table-cell/>
          <table:covered-table-cell/>
          <table:covered-table-cell/>
          <table:covered-table-cell/>
          <table:covered-table-cell/>
          <table:covered-table-cell/>
        </table:table-row>
        <table:table-row table:style-name="TableLine2632898397888">
          <table:table-cell table:style-name="Table5.A2" office:value-type="string">
            <text:p text:style-name="P230">Kat</text:p>
          </table:table-cell>
          <table:table-cell table:style-name="Table5.B2" office:value-type="string">
            <text:p text:style-name="P254">Struktúra</text:p>
          </table:table-cell>
          <table:table-cell table:style-name="Table5.A2" office:value-type="string">
            <text:p text:style-name="P249">Pocsék</text:p>
          </table:table-cell>
          <table:table-cell table:style-name="Table5.A2" office:value-type="string">
            <text:p text:style-name="P233">Gyenge munka</text:p>
          </table:table-cell>
          <table:table-cell table:style-name="Table5.A2" office:value-type="string">
            <text:p text:style-name="P249">Átlagos</text:p>
          </table:table-cell>
          <table:table-cell table:style-name="Table5.A2" office:value-type="string">
            <text:p text:style-name="P249">Jó munka</text:p>
          </table:table-cell>
          <table:table-cell table:style-name="Table5.G5" office:value-type="string">
            <text:p text:style-name="P237">Mestermunka</text:p>
          </table:table-cell>
        </table:table-row>
        <table:table-row table:style-name="TableLine2632898380320">
          <table:table-cell table:style-name="Table5.A2" office:value-type="string">
            <text:p text:style-name="P254">I.</text:p>
          </table:table-cell>
          <table:table-cell table:style-name="Table5.B3" office:value-type="string">
            <text:p text:style-name="P254">Nem merev, nem fém</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A2" office:value-type="string">
            <text:p text:style-name="P252">0,5</text:p>
          </table:table-cell>
          <table:table-cell table:style-name="Table5.G5" office:value-type="string">
            <text:p text:style-name="P252">-</text:p>
          </table:table-cell>
        </table:table-row>
        <table:table-row table:style-name="TableLine2632898389824">
          <table:table-cell table:style-name="Table5.A2" office:value-type="string">
            <text:p text:style-name="P254">II.</text:p>
          </table:table-cell>
          <table:table-cell table:style-name="Table5.B3" office:value-type="string">
            <text:p text:style-name="P254">Nem merev, fém</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A2" office:value-type="string">
            <text:p text:style-name="P252">1</text:p>
          </table:table-cell>
          <table:table-cell table:style-name="Table5.G5" office:value-type="string">
            <text:p text:style-name="P252">0,5</text:p>
          </table:table-cell>
        </table:table-row>
        <table:table-row table:style-name="TableLine2632898395584">
          <table:table-cell table:style-name="Table5.A2" office:value-type="string">
            <text:p text:style-name="P254">III.</text:p>
          </table:table-cell>
          <table:table-cell table:style-name="Table5.B3" office:value-type="string">
            <text:p text:style-name="P254">Merev, fém</text:p>
          </table:table-cell>
          <table:table-cell table:style-name="Table5.A2" office:value-type="string">
            <text:p text:style-name="P252">5</text:p>
          </table:table-cell>
          <table:table-cell table:style-name="Table5.A2" office:value-type="string">
            <text:p text:style-name="P252">4</text:p>
          </table:table-cell>
          <table:table-cell table:style-name="Table5.A2" office:value-type="string">
            <text:p text:style-name="P252">3</text:p>
          </table:table-cell>
          <table:table-cell table:style-name="Table5.A2" office:value-type="string">
            <text:p text:style-name="P252">2</text:p>
          </table:table-cell>
          <table:table-cell table:style-name="Table5.G5" office:value-type="string">
            <text:p text:style-name="P252">1</text:p>
          </table:table-cell>
        </table:table-row>
      </table:table>
      <text:p text:style-name="P293"/>
      <table:table table:name="Table6" table:style-name="Table6">
        <table:table-column table:style-name="Table6.A"/>
        <table:table-column table:style-name="Table6.B"/>
        <table:table-column table:style-name="Table6.C" table:number-columns-repeated="4"/>
        <table:table-column table:style-name="Table6.G"/>
        <table:table-row table:style-name="TableLine2632898380608">
          <table:table-cell table:style-name="Table6.A1" office:value-type="string">
            <text:p text:style-name="P254"/>
          </table:table-cell>
          <table:table-cell table:style-name="Table6.B1" office:value-type="string">
            <text:p text:style-name="P251">Ár szorzó (kidolgozottság)</text:p>
          </table:table-cell>
          <table:table-cell table:style-name="Table6.A1" office:value-type="string">
            <text:p text:style-name="P249">x 0,1</text:p>
          </table:table-cell>
          <table:table-cell table:style-name="Table6.A1" office:value-type="string">
            <text:p text:style-name="P249">X 0,5</text:p>
          </table:table-cell>
          <table:table-cell table:style-name="Table6.A1" office:value-type="string">
            <text:p text:style-name="P249">-</text:p>
          </table:table-cell>
          <table:table-cell table:style-name="Table6.A1" office:value-type="string">
            <text:p text:style-name="P249">x 10</text:p>
          </table:table-cell>
          <table:table-cell table:style-name="Table6.G1" office:value-type="string">
            <text:p text:style-name="P249">x 100</text:p>
          </table:table-cell>
        </table:table-row>
      </table:table>
      <text:p text:style-name="P317"/>
      <text:p text:style-name="P317"/>
      <text:h text:style-name="P333" text:outline-level="3"/>
      <text:h text:style-name="P332" text:outline-level="3"><text:bookmark-start text:name="__RefHeading___Toc12004_3781431762"/>Fém vértek alapanyagai<text:bookmark-end text:name="__RefHeading___Toc12004_3781431762"/></text:h>
      <text:p text:style-name="P317">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632898396160">
          <table:table-cell table:style-name="Table7.A1" office:value-type="string">
            <text:p text:style-name="P255"/>
          </table:table-cell>
          <table:table-cell table:style-name="Table7.A1" office:value-type="string">
            <text:p text:style-name="P253">SFÉ</text:p>
          </table:table-cell>
          <table:table-cell table:style-name="Table7.A1" office:value-type="string">
            <text:p text:style-name="P253">Alap MGT</text:p>
          </table:table-cell>
          <table:table-cell table:style-name="Table7.D1" office:value-type="string">
            <text:p text:style-name="P253">Ár </text:p>
            <text:p text:style-name="P250">(anyag-szorzó)</text:p>
          </table:table-cell>
        </table:table-row>
        <table:table-row table:style-name="TableLine2632898386656">
          <table:table-cell table:style-name="Table7.A2" office:value-type="string">
            <text:p text:style-name="P255">Acél</text:p>
          </table:table-cell>
          <table:table-cell table:style-name="Table7.A2" office:value-type="string">
            <text:p text:style-name="P253">+0</text:p>
          </table:table-cell>
          <table:table-cell table:style-name="Table7.A2" office:value-type="string">
            <text:p text:style-name="P253">+0</text:p>
          </table:table-cell>
          <table:table-cell table:style-name="Table7.D2" office:value-type="string">
            <text:p text:style-name="P253">1x</text:p>
          </table:table-cell>
        </table:table-row>
        <table:table-row table:style-name="TableLine2632898392992">
          <table:table-cell table:style-name="Table7.A2" office:value-type="string">
            <text:p text:style-name="P255">Bronz</text:p>
          </table:table-cell>
          <table:table-cell table:style-name="Table7.B3" office:value-type="string">
            <text:p text:style-name="P253">-3</text:p>
          </table:table-cell>
          <table:table-cell table:style-name="Table7.B3" office:value-type="string">
            <text:p text:style-name="P253">+6</text:p>
          </table:table-cell>
          <table:table-cell table:style-name="Table7.D3" office:value-type="string">
            <text:p text:style-name="P253">0,5x</text:p>
          </table:table-cell>
        </table:table-row>
        <table:table-row table:style-name="TableLine2632898393856">
          <table:table-cell table:style-name="Table7.A2" office:value-type="string">
            <text:p text:style-name="P255">Abbitacél</text:p>
          </table:table-cell>
          <table:table-cell table:style-name="Table7.A2" office:value-type="string">
            <text:p text:style-name="P253">+2</text:p>
          </table:table-cell>
          <table:table-cell table:style-name="Table7.B3" office:value-type="string">
            <text:p text:style-name="P253">- ?</text:p>
          </table:table-cell>
          <table:table-cell table:style-name="Table7.D2" office:value-type="string">
            <text:p text:style-name="P253">10x</text:p>
          </table:table-cell>
        </table:table-row>
        <table:table-row table:style-name="TableLine2632898397312">
          <table:table-cell table:style-name="Table7.A2" office:value-type="string">
            <text:p text:style-name="P255">Mithrill</text:p>
          </table:table-cell>
          <table:table-cell table:style-name="Table7.A2" office:value-type="string">
            <text:p text:style-name="P253">+5</text:p>
          </table:table-cell>
          <table:table-cell table:style-name="Table7.B3" office:value-type="string">
            <text:p text:style-name="P253">-?</text:p>
          </table:table-cell>
          <table:table-cell table:style-name="Table7.D2" office:value-type="string">
            <text:p text:style-name="P253">100x</text:p>
          </table:table-cell>
        </table:table-row>
        <table:table-row table:style-name="TableLine2632898390400">
          <table:table-cell table:style-name="Table7.A2" office:value-type="string">
            <text:p text:style-name="P255">Lunír</text:p>
          </table:table-cell>
          <table:table-cell table:style-name="Table7.A2" office:value-type="string">
            <text:p text:style-name="P253">+ ?</text:p>
          </table:table-cell>
          <table:table-cell table:style-name="Table7.B3" office:value-type="string">
            <text:p text:style-name="P253">- ?</text:p>
          </table:table-cell>
          <table:table-cell table:style-name="Table7.D2" office:value-type="string">
            <text:p text:style-name="P253">?</text:p>
          </table:table-cell>
        </table:table-row>
      </table:table>
      <text:h text:style-name="P331" text:outline-level="3"><text:bookmark-start text:name="__RefHeading___Toc12006_3781431762"/>Páncél Ára<text:bookmark-end text:name="__RefHeading___Toc12006_3781431762"/></text:h>
      <text:p text:style-name="P317">A páncél teljes árát a következőképpen kaphatjuk meg: </text:p>
      <text:p text:style-name="P209">Teljes ár = (Mellvért ár) + (Csatolt tagok ára)</text:p>
      <text:p text:style-name="P317"><text:span text:style-name="T27">Mellvért ár</text:span> <text:s/>= (mellvért alapára <text:s/><text:span text:style-name="T27">x</text:span> <text:s/>kidolgozottság-szorzó <text:s/><text:span text:style-name="T27">x </text:span><text:s/>anyag-szorzó)</text:p>
      <text:list xml:id="list4189742978" text:style-name="L93">
        <text:list-item>
          <text:p text:style-name="P478">a mellvért-darab árát az SFÉ táblázatban találjuk (%). Anyagminőségtől is függ.</text:p>
        </text:list-item>
        <text:list-item>
          <text:p text:style-name="P478">a kidolgozottságból adódó szorzót az előző táblázat tartalmazza. Ha jobb a kidolgozottság, drágább a páncél – ez érthető.</text:p>
        </text:list-item>
        <text:list-item>
          <text:p text:style-name="P478">Ha fém vértről beszélünk és a vért nem hagyományosan acélból készült, akkor a „Fém vértek alapanyagai” táblázatban található <text:span text:style-name="T27">anyag-szorzó</text:span> értéket is be kell vonni. (az Acél szorzója: 1) Pl. abbitacél esetén az értéket 10-el kell szorozni.</text:p>
        </text:list-item>
      </text:list>
      <text:p text:style-name="P209">Csatolt tagok ára</text:p>
      <text:p text:style-name="P317">A plusz csatolt tagok egyenként a mellvért-darab 1/5-ét érik, azaz egy teljes vért a mellvért-darab árának pont a kétszerese. <text:s text:c="2"/><text:span text:style-name="T27">Csatolt tagok ára = 1/5 <text:s/>x (Mellvért ár) x (Csatolt tagok db)</text:span></text:p>
      <text:p text:style-name="P27">(a „Csatolt tagok db”-ba itt nem számít bele a Mellvért-darab!)</text:p>
      <text:h text:style-name="P339" text:outline-level="4"><text:bookmark-start text:name="__RefHeading___Toc12008_3781431762"/>Miért százalék érték az „Ár”?<text:bookmark-end text:name="__RefHeading___Toc12008_3781431762"/></text:h>
      <text:p text:style-name="P317">Az SFÉ táblázatban nem véletlenül <text:span text:style-name="T63">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1" text:outline-level="3"><text:bookmark-start text:name="__RefHeading___Toc12010_3781431762"/>Példa egy páncél leírására<text:bookmark-end text:name="__RefHeading___Toc12010_3781431762"/></text:h>
      <text:p text:style-name="P317">JK: „Milyen a páncélja?”</text:p>
      <text:p text:style-name="P317">KM: „Ez egy Sodrony páncél. Anyaga acél, anyagminősége (-1)-es (SFÉ-re), kidolgozottsága Gyenge. Három tagot látsz: mellvért-darabot, felkar-tagot, alkar-tagot. Méretben passzol rád, nem kapsz büntetést.”</text:p>
      <text:h text:style-name="P331" text:outline-level="3"><text:bookmark-start text:name="__RefHeading___Toc12012_3781431762"/>Erő bónusz MGT-re<text:bookmark-end text:name="__RefHeading___Toc12012_3781431762"/></text:h>
      <text:p text:style-name="P225">Aki erősebb, azt kevésbé korlátozza egy nehezebb páncél.</text:p>
      <table:table table:name="Table8" table:style-name="Table8">
        <table:table-column table:style-name="Table8.A"/>
        <table:table-row table:style-name="TableLine2632898391552">
          <table:table-cell table:style-name="Table8.A1" office:value-type="string">
            <text:p text:style-name="P222">A hordott páncél MGT-je a karakter Erő tulajdonságának kétszeresével csökken</text:p>
            <text:p text:style-name="P26">(ha az Erő 0 alatti, akkor értelemszerűen nő az MGT)</text:p>
          </table:table-cell>
        </table:table-row>
      </table:table>
      <text:p text:style-name="P317"><text:soft-page-break/></text:p>
      <text:h text:style-name="P331" text:outline-level="3"><text:bookmark-start text:name="__RefHeading___Toc12014_3781431762"/>Erő követelmény MGT-re<text:bookmark-end text:name="__RefHeading___Toc12014_3781431762"/></text:h>
      <text:p text:style-name="P317">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632898386080">
          <table:table-cell table:style-name="Table9.A1" office:value-type="string">
            <text:p text:style-name="P120">Full MGT</text:p>
          </table:table-cell>
          <table:table-cell table:style-name="Table9.B1" office:value-type="string">
            <text:p text:style-name="P120">Erő követelmény</text:p>
          </table:table-cell>
        </table:table-row>
        <table:table-row table:style-name="TableLine2632898383200">
          <table:table-cell table:style-name="Table9.A5" office:value-type="string">
            <text:p text:style-name="P120">10-20</text:p>
          </table:table-cell>
          <table:table-cell table:style-name="Table9.B5" office:value-type="string">
            <text:p text:style-name="P120">+1</text:p>
          </table:table-cell>
        </table:table-row>
        <table:table-row table:style-name="TableLine2632898394144">
          <table:table-cell table:style-name="Table9.A5" office:value-type="string">
            <text:p text:style-name="P120">21-30</text:p>
          </table:table-cell>
          <table:table-cell table:style-name="Table9.B5" office:value-type="string">
            <text:p text:style-name="P120">+2</text:p>
          </table:table-cell>
        </table:table-row>
        <table:table-row table:style-name="TableLine2632898386944">
          <table:table-cell table:style-name="Table9.A5" office:value-type="string">
            <text:p text:style-name="P120">31-40</text:p>
          </table:table-cell>
          <table:table-cell table:style-name="Table9.B5" office:value-type="string">
            <text:p text:style-name="P120">+3</text:p>
          </table:table-cell>
        </table:table-row>
        <table:table-row table:style-name="TableLine2632898379744">
          <table:table-cell table:style-name="Table9.A5" office:value-type="string">
            <text:p text:style-name="P120">41-50</text:p>
          </table:table-cell>
          <table:table-cell table:style-name="Table9.B5" office:value-type="string">
            <text:p text:style-name="P120">+4</text:p>
          </table:table-cell>
        </table:table-row>
      </table:table>
      <text:h text:style-name="P331" text:outline-level="3"><text:bookmark-start text:name="__RefHeading___Toc12016_3781431762"/>Rossz méretű vért viselése<text:bookmark-end text:name="__RefHeading___Toc12016_3781431762"/></text:h>
      <text:p text:style-name="P317">Néha előfordul, hogy a szükség ráviszi a hősöket is, hogy legyőzött ellenfeleik páncéljait tulajdonítsák el, ha épp megszorulnak.</text:p>
      <text:p text:style-name="P317">Az ilyen vért azonban sokszor nem passzol új tulajdonosának testalkatához. Túl nagy, túl szűk, nem ott forog el, ahol kényelmes lenne... stb, stb.</text:p>
      <text:p text:style-name="P317">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17">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1" text:outline-level="3"><text:bookmark-start text:name="__RefHeading___Toc12018_3781431762"/>Egydarabos tag viselése<text:bookmark-end text:name="__RefHeading___Toc12018_3781431762"/></text:h>
      <text:p text:style-name="P317">Jellemzően az alkarvédőkre gondolunk itt, melyek nem kapcsolódnak más tagokhoz.</text:p>
      <text:p text:style-name="P216">TODO: külön értékük legyen (anyagfüggő!!), vagy használjuk erre is a táblázatot simán?</text:p>
      <text:p text:style-name="P211">Vértviselet fortély nem mérsékli MGT hatásukat!</text:p>
      <text:p text:style-name="P317">Használatukról a „Hárítófegyver használat” fortély ad útmutatást.</text:p>
      <text:h text:style-name="P331" text:outline-level="3"><text:bookmark-start text:name="__RefHeading___Toc12020_3781431762"/>Sérült vért javítása és MGT módosító hatása<text:bookmark-end text:name="__RefHeading___Toc12020_3781431762"/></text:h>
      <text:p text:style-name="P317">Ha megsérül a vért, azt bizony javítani kell és ez bizony nem olcsó mulatság fém vértek esetén.</text:p>
      <text:p text:style-name="P317">Az elszenvedett csapások alapján a KM meghatároz egy <text:span text:style-name="T27">az egész vértre</text:span> vonatkoztatott sérülés százalékot (<text:span text:style-name="T27">Sérülés jellemző</text:span>). A javítás a vért teljes árának annyi százaléka, amennyi a Sérülés értéke.</text:p>
      <text:p text:style-name="P317">Ha megsérül a vért, az bizony előbb-utóbb akadályozni fog a mozgásban.</text:p>
      <text:p text:style-name="P318"><text:span text:style-name="T64">Opcionális szabály</text:span>: az <text:span text:style-name="T27">MGT</text:span> az eredetihez képest annyi százalékkal nő, amennyi a vért Sérülés jellemzője.</text:p>
      <text:h text:style-name="P331" text:outline-level="3"><text:bookmark-start text:name="__RefHeading___Toc12022_3781431762"/>Példa átlagos páncélra<text:bookmark-end text:name="__RefHeading___Toc12022_3781431762"/></text:h>
      <text:p text:style-name="P128">MGT</text:p>
      <text:p text:style-name="P130"><text:span text:style-name="T121">→ </text:span>Sodronying, gyenge kidolgozottságú (nem az alapanyag, az elkészítés gyenge!)</text:p>
      <text:p text:style-name="P130"><text:span text:style-name="T121">→ </text:span>Védett terület: mellkas, felkar, alkarok, combok (összesen: 4 tag).</text:p>
      <text:p text:style-name="P130"><text:span text:style-name="T121">→ </text:span>Alap MGT: 15 (Sodrony)</text:p>
      <text:p text:style-name="P130"><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0"><text:span text:style-name="T121">→ </text:span>Karakter Erő tulajdonsága legyen: +2 <text:s/><text:span text:style-name="T121">→ </text:span>(2 x 2 = 4 jön le)</text:p>
      <text:p text:style-name="P130">Összesen tehát: 15 + (4 x 3) <text:s/>- (2 x 2) = 23 MGT</text:p>
      <text:p text:style-name="P131">SFÉ</text:p>
      <text:p text:style-name="P130"><text:span text:style-name="T121">→ </text:span>Alapanyag minősége átlagos (nincs SFÉ módosulás)</text:p>
      <text:p text:style-name="P132"><text:span text:style-name="T121">→</text:span> Acélból van: (nincs SFÉ módosulás)</text:p>
      <text:p text:style-name="P130"><text:span text:style-name="T122">→ </text:span><text:span text:style-name="T35">Alap SFÉ: 12 / 9 / 4</text:span></text:p>
      <text:p text:style-name="P130"><text:span text:style-name="T121">→</text:span> Összesen: 12 / 9 / 4 SFÉ</text:p>
      <text:p text:style-name="P131">Ár</text:p>
      <text:p text:style-name="P130"><text:span text:style-name="T121">→ </text:span>Alap: 100% (sodrony, átlagos anyag), de a kidolgozottság „gyenge” (0,5x) <text:s/><text:span text:style-name="T121">→</text:span> Mellvért ár : 50% <text:s/></text:p>
      <text:p text:style-name="P130"><text:span text:style-name="T121">→ </text:span>Így 1db tag ára: (50/ 5) = 10%</text:p>
      <text:p text:style-name="P123"><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1" text:outline-level="3"><text:bookmark-start text:name="__RefHeading___Toc12024_3781431762"/>Példa egy vértre, amiben a lehető legnehezebb mozogni...<text:bookmark-end text:name="__RefHeading___Toc12024_3781431762"/></text:h>
      <text:p text:style-name="P124">… és még az anyagminősége is a legvacakabb.</text:p>
      <text:p text:style-name="P128">MGT</text:p>
      <text:p text:style-name="P125"><text:span text:style-name="T121">→ L</text:span>emezvért, pocsék kidolgozottságú, anyaga: bronz</text:p>
      <text:p text:style-name="P125"><text:span text:style-name="T121">→ </text:span>Alap MGT: 18 (lemez) + 6 (bronz)</text:p>
      <text:p text:style-name="P125"><text:span text:style-name="T121">→ </text:span>Merev, fém (III.kat) / Pocsék munka <text:bookmark-start text:name="DDE_LINK11"/><text:span text:style-name="T121">→</text:span><text:bookmark-end text:name="DDE_LINK11"/><text:span text:style-name="T106"> </text:span><text:s/>+5 MGT / tag <text:s text:c="2"/>(<text:span text:style-name="T63">Kidolgozottság</text:span>)</text:p>
      <text:p text:style-name="P125"><text:span text:style-name="T121">→ </text:span>Védett terület: mellkas, felkar, alkarok, combok, lábszárak, fej (összesen: 6 tag).</text:p>
      <text:p text:style-name="P125"><text:span text:style-name="T121">→ </text:span>Karakter Erő tulajdonsága legyen: +1 <text:s/><text:span text:style-name="T121">→ </text:span>(2 x 1 = 2 jön le)</text:p>
      <text:p text:style-name="P125">Összesen tehát: 18 + 6 + (6 x 5) – (2 x 1) = 52 MGT</text:p>
      <text:p text:style-name="P128">SFÉ</text:p>
      <text:p text:style-name="P129"><text:span text:style-name="T121">→ </text:span>Alapanyag minősége: leggyengébb (-2 SFÉ)</text:p>
      <text:p text:style-name="P129"><text:span text:style-name="T121">→</text:span> Bronzból van: (-3 SFÉ) <text:s/>= -5 SFÉ</text:p>
      <text:p text:style-name="P125"><text:span text:style-name="T122">→ </text:span><text:span text:style-name="T35">Alap SFÉ: 12 / 14 / 9</text:span></text:p>
      <text:p text:style-name="P125"><text:span text:style-name="T121">→</text:span> Összesen: 7 / 9 / 4 SFÉ</text:p>
      <text:p text:style-name="P128">Ár</text:p>
      <text:p text:style-name="P125"><text:span text:style-name="T121">→ </text:span>Alap: 70% (lemez, vacak anyag), a kidolgozottság is „vacak” (0,1x) <text:s/>és bronzból van: (0,5x)</text:p>
      <text:p text:style-name="P125"><text:s text:c="4"/><text:span text:style-name="T121">→ </text:span>Mellvért ár: 70% x 0,1 x 0,5 = 3,5% </text:p>
      <text:p text:style-name="P125"><text:span text:style-name="T121">→ </text:span>Így 1db tag ára: (3,5% / 5) = 0,7 %</text:p>
      <text:p text:style-name="P319"><text:span text:style-name="T124">→ </text:span><text:span text:style-name="T57">Végleges ár: <text:s/>3,5% + (5 x 0,7%) = <text:s/>7 % <text:s text:c="2"/>, </text:span><text:span text:style-name="T59">azaz egy átlagos acél mellvért darab 80%-ába kerül a fenti teljes </text:span><text:span text:style-name="T60">gyatra </text:span><text:span text:style-name="T59">páncél-kombó. <text:s/></text:span><text:span text:style-name="T57">(csak 5 taggal szoroztunk mert a mellvért-darabot már beleszámoltuk!)</text:span></text:p>
      <text:h text:style-name="P331" text:outline-level="3"><text:bookmark-start text:name="__RefHeading___Toc12026_3781431762"/>Vértviselet fortély<text:bookmark-end text:name="__RefHeading___Toc12026_3781431762"/></text:h>
      <text:p text:style-name="P317">Ennek a fortélynak az ismerete csökkenti az MGT okozta levonások hatását.</text:p>
      <text:p text:style-name="P317"><text:span text:style-name="T27">1.fok:</text:span> -15 MGT</text:p>
      <text:p text:style-name="P317"><text:span text:style-name="T27">2.fok:</text:span> -30 MGT</text:p>
      <text:p text:style-name="P317"><text:span text:style-name="T27">3.fok:</text:span> -<text:span text:style-name="T134">3</text:span>5 MGT</text:p>
      <text:list xml:id="list2248089115" text:style-name="L94">
        <text:list-item>
          <text:p text:style-name="P479">Mellvértnél: +5 VÉ</text:p>
        </text:list-item>
        <text:list-item>
          <text:p text:style-name="P479"><text:soft-page-break/>Full vértnél: +10 VÉ</text:p>
        </text:list-item>
      </text:list>
      <text:p text:style-name="P216">A Tulajdonság- és Képzettségpróbáknál is csökkenjen a büntetés? </text:p>
      <text:p text:style-name="P320"/>
      <text:h text:style-name="P328" text:outline-level="2"><text:bookmark-start text:name="__RefHeading___Toc12028_3781431762"/>Távolsági harc<text:bookmark-end text:name="__RefHeading___Toc12028_3781431762"/></text:h>
      <text:p text:style-name="Text_20_body">Kitéve külön doksiba. Ha kész, visszatenni.</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Text_20_body"/>
      <text:p text:style-name="P69"/>
      <text:p text:style-name="P71">--</text:p>
      <text:p text:style-name="P72">Creative Commons License</text:p>
      <text:p text:style-name="P84"><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4"><text:span text:style-name="_5b_RPG_5d__20_Áthúzott"><text:span text:style-name="T109">Ailtas, 2008 </text:span></text:span></text:p>
      <text:p text:style-name="P84"><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4"><text:span text:style-name="_5b_RPG_5d__20_Áthúzott"><text:span text:style-name="T109">--</text:span></text:span></text:p>
      <text:p text:style-name="P70"><text:span text:style-name="_5b_RPG_5d__20_Áthúzott"><text:span text:style-name="T61"/></text:span></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3</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39</meta:editing-cycles>
    <meta:editing-duration>PT6H44M54S</meta:editing-duration>
    <dc:date>2023-11-08T12:15:32.900000000</dc:date>
    <meta:document-statistic meta:table-count="72" meta:image-count="1" meta:object-count="0" meta:page-count="83" meta:paragraph-count="3036" meta:word-count="19951" meta:character-count="133436" meta:non-whitespace-character-count="116354"/>
    <meta:user-defined meta:name="Info 1"/>
    <meta:user-defined meta:name="Info 2"/>
    <meta:user-defined meta:name="Info 3"/>
    <meta:user-defined meta:name="Info 4"/>
  </office:meta>
</office:document-meta>
</file>